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gradient" draw:fill-gradient-name="Gradient_20_1v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gradient" draw:fill-gradient-name="Gradient_20_1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gradient" draw:fill-gradient-name="Gradient_20_1vi" draw:textarea-horizontal-align="justify" draw:textarea-vertical-align="middle" draw:auto-grow-height="false" draw:shadow-offset-x="0.203cm" draw:shadow-offset-y="0.203cm"/>
    </style:style>
    <style:style style:name="gr6" style:family="graphic" style:parent-style-name="objectwithoutfill">
      <style:graphic-properties draw:stroke="solid" svg:stroke-width="0.102cm" svg:stroke-color="#cccccc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draw:stroke="solid" svg:stroke-width="0.102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draw:stroke="solid" svg:stroke-width="0.102cm" svg:stroke-color="#666666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solid" svg:stroke-width="0.102cm" svg:stroke-color="#999999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family="'Courier 10 Pitch'" style:font-pitch="fixed" fo:font-size="6pt" style:font-size-asian="6pt" style:font-size-complex="6pt"/>
    </style:style>
    <style:style style:name="T1" style:family="text">
      <style:text-properties fo:font-family="'Courier 10 Pitch'" style:font-pitch="fixed" fo:font-size="6pt" style:font-size-asian="6pt" style:font-size-complex="6pt"/>
    </style:style>
    <style:style style:name="T2" style:family="text">
      <style:text-properties fo:font-family="'Courier 10 Pitch'" style:font-pitch="fixed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053cm" svg:height="0.162cm" svg:x="7.196cm" svg:y="8.5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7.196cm" svg:y="8.9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7.196cm" svg:y="8.39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7.196cm" svg:y="9.08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7.312cm" svg:y="8.5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7.312cm" svg:y="8.9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7.312cm" svg:y="8.39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7.312cm" svg:y="9.08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7.352cm 8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7.05cm 8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7.529cm 8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6.873cm 8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7.352cm 8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7.052cm 8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7.531cm 8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6.871cm 8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189cm" svg:y1="8.395cm" svg:x2="7.189cm" svg:y2="8.726cm">
                  <text:p/>
                </draw:line>
                <draw:line draw:style-name="gr2" draw:text-style-name="P1" draw:layer="layout" svg:x1="7.192cm" svg:y1="8.724cm" svg:x2="6.875cm" svg:y2="8.724cm">
                  <text:p/>
                </draw:line>
              </draw:g>
              <draw:g>
                <draw:line draw:style-name="gr2" draw:text-style-name="P1" draw:layer="layout" svg:x1="7.192cm" svg:y1="9.25cm" svg:x2="7.192cm" svg:y2="8.912cm">
                  <text:p/>
                </draw:line>
                <draw:line draw:style-name="gr2" draw:text-style-name="P1" draw:layer="layout" svg:x1="7.194cm" svg:y1="8.915cm" svg:x2="6.875cm" svg:y2="8.915cm">
                  <text:p/>
                </draw:line>
              </draw:g>
              <draw:g>
                <draw:line draw:style-name="gr2" draw:text-style-name="P1" draw:layer="layout" svg:x1="7.38cm" svg:y1="8.394cm" svg:x2="7.38cm" svg:y2="8.725cm">
                  <text:p/>
                </draw:line>
                <draw:line draw:style-name="gr2" draw:text-style-name="P1" draw:layer="layout" svg:x1="7.377cm" svg:y1="8.723cm" svg:x2="7.694cm" svg:y2="8.723cm">
                  <text:p/>
                </draw:line>
              </draw:g>
              <draw:g>
                <draw:line draw:style-name="gr2" draw:text-style-name="P1" draw:layer="layout" svg:x1="7.377cm" svg:y1="9.25cm" svg:x2="7.377cm" svg:y2="8.912cm">
                  <text:p/>
                </draw:line>
                <draw:line draw:style-name="gr2" draw:text-style-name="P1" draw:layer="layout" svg:x1="7.374cm" svg:y1="8.914cm" svg:x2="7.693cm" svg:y2="8.914cm">
                  <text:p/>
                </draw:line>
              </draw:g>
            </draw:g>
          </draw:g>
          <draw:g>
            <draw:custom-shape draw:style-name="gr1" draw:text-style-name="P1" draw:layer="layout" svg:width="0.053cm" svg:height="0.162cm" svg:x="8.008cm" svg:y="8.5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008cm" svg:y="8.9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008cm" svg:y="8.39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008cm" svg:y="9.08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124cm" svg:y="8.5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124cm" svg:y="8.9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124cm" svg:y="8.39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124cm" svg:y="9.08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8.164cm 8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7.862cm 8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8.341cm 8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7.685cm 8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8.164cm 8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7.86cm 8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8.343cm 8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7.683cm 8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001cm" svg:y1="8.395cm" svg:x2="8.001cm" svg:y2="8.726cm">
                  <text:p/>
                </draw:line>
                <draw:line draw:style-name="gr2" draw:text-style-name="P1" draw:layer="layout" svg:x1="8.004cm" svg:y1="8.724cm" svg:x2="7.687cm" svg:y2="8.724cm">
                  <text:p/>
                </draw:line>
              </draw:g>
              <draw:g>
                <draw:line draw:style-name="gr2" draw:text-style-name="P1" draw:layer="layout" svg:x1="8.004cm" svg:y1="9.25cm" svg:x2="8.004cm" svg:y2="8.912cm">
                  <text:p/>
                </draw:line>
                <draw:line draw:style-name="gr2" draw:text-style-name="P1" draw:layer="layout" svg:x1="8.006cm" svg:y1="8.915cm" svg:x2="7.687cm" svg:y2="8.915cm">
                  <text:p/>
                </draw:line>
              </draw:g>
              <draw:g>
                <draw:line draw:style-name="gr2" draw:text-style-name="P1" draw:layer="layout" svg:x1="8.191cm" svg:y1="8.394cm" svg:x2="8.191cm" svg:y2="8.725cm">
                  <text:p/>
                </draw:line>
                <draw:line draw:style-name="gr2" draw:text-style-name="P1" draw:layer="layout" svg:x1="8.189cm" svg:y1="8.723cm" svg:x2="8.506cm" svg:y2="8.723cm">
                  <text:p/>
                </draw:line>
              </draw:g>
              <draw:g>
                <draw:line draw:style-name="gr2" draw:text-style-name="P1" draw:layer="layout" svg:x1="8.189cm" svg:y1="9.25cm" svg:x2="8.189cm" svg:y2="8.912cm">
                  <text:p/>
                </draw:line>
                <draw:line draw:style-name="gr2" draw:text-style-name="P1" draw:layer="layout" svg:x1="8.186cm" svg:y1="8.914cm" svg:x2="8.505cm" svg:y2="8.914cm">
                  <text:p/>
                </draw:line>
              </draw:g>
            </draw:g>
          </draw:g>
          <draw:g>
            <draw:custom-shape draw:style-name="gr1" draw:text-style-name="P1" draw:layer="layout" svg:width="0.053cm" svg:height="0.162cm" svg:x="8.82cm" svg:y="8.5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82cm" svg:y="8.9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82cm" svg:y="8.39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82cm" svg:y="9.08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936cm" svg:y="8.5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936cm" svg:y="8.9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936cm" svg:y="8.39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936cm" svg:y="9.08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8.976cm 8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8.674cm 8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9.153cm 8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8.494cm 8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8.976cm 8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8.672cm 8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151cm 8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8.498cm 8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813cm" svg:y1="8.395cm" svg:x2="8.813cm" svg:y2="8.726cm">
                  <text:p/>
                </draw:line>
                <draw:line draw:style-name="gr2" draw:text-style-name="P1" draw:layer="layout" svg:x1="8.815cm" svg:y1="8.724cm" svg:x2="8.498cm" svg:y2="8.724cm">
                  <text:p/>
                </draw:line>
              </draw:g>
              <draw:g>
                <draw:line draw:style-name="gr2" draw:text-style-name="P1" draw:layer="layout" svg:x1="8.816cm" svg:y1="9.25cm" svg:x2="8.816cm" svg:y2="8.912cm">
                  <text:p/>
                </draw:line>
                <draw:line draw:style-name="gr2" draw:text-style-name="P1" draw:layer="layout" svg:x1="8.818cm" svg:y1="8.915cm" svg:x2="8.499cm" svg:y2="8.915cm">
                  <text:p/>
                </draw:line>
              </draw:g>
              <draw:g>
                <draw:line draw:style-name="gr2" draw:text-style-name="P1" draw:layer="layout" svg:x1="9.003cm" svg:y1="8.394cm" svg:x2="9.003cm" svg:y2="8.725cm">
                  <text:p/>
                </draw:line>
                <draw:line draw:style-name="gr2" draw:text-style-name="P1" draw:layer="layout" svg:x1="9.001cm" svg:y1="8.723cm" svg:x2="9.318cm" svg:y2="8.723cm">
                  <text:p/>
                </draw:line>
              </draw:g>
              <draw:g>
                <draw:line draw:style-name="gr2" draw:text-style-name="P1" draw:layer="layout" svg:x1="9.001cm" svg:y1="9.25cm" svg:x2="9.001cm" svg:y2="8.912cm">
                  <text:p/>
                </draw:line>
                <draw:line draw:style-name="gr2" draw:text-style-name="P1" draw:layer="layout" svg:x1="8.998cm" svg:y1="8.914cm" svg:x2="9.317cm" svg:y2="8.914cm">
                  <text:p/>
                </draw:line>
              </draw:g>
            </draw:g>
          </draw:g>
          <draw:g>
            <draw:custom-shape draw:style-name="gr1" draw:text-style-name="P1" draw:layer="layout" svg:width="0.053cm" svg:height="0.162cm" svg:x="9.632cm" svg:y="8.5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9.632cm" svg:y="8.9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9.632cm" svg:y="8.39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9.632cm" svg:y="9.08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9.748cm" svg:y="8.5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9.748cm" svg:y="8.9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9.748cm" svg:y="8.39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9.748cm" svg:y="9.08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9.788cm 8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9.486cm 8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9.965cm 8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306cm 8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785cm 8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484cm 8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963cm 8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9.31cm 8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625cm" svg:y1="8.395cm" svg:x2="9.625cm" svg:y2="8.726cm">
                  <text:p/>
                </draw:line>
                <draw:line draw:style-name="gr2" draw:text-style-name="P1" draw:layer="layout" svg:x1="9.627cm" svg:y1="8.724cm" svg:x2="9.31cm" svg:y2="8.724cm">
                  <text:p/>
                </draw:line>
              </draw:g>
              <draw:g>
                <draw:line draw:style-name="gr2" draw:text-style-name="P1" draw:layer="layout" svg:x1="9.628cm" svg:y1="9.25cm" svg:x2="9.628cm" svg:y2="8.912cm">
                  <text:p/>
                </draw:line>
                <draw:line draw:style-name="gr2" draw:text-style-name="P1" draw:layer="layout" svg:x1="9.63cm" svg:y1="8.915cm" svg:x2="9.311cm" svg:y2="8.915cm">
                  <text:p/>
                </draw:line>
              </draw:g>
              <draw:g>
                <draw:line draw:style-name="gr2" draw:text-style-name="P1" draw:layer="layout" svg:x1="9.815cm" svg:y1="8.394cm" svg:x2="9.815cm" svg:y2="8.725cm">
                  <text:p/>
                </draw:line>
                <draw:line draw:style-name="gr2" draw:text-style-name="P1" draw:layer="layout" svg:x1="9.813cm" svg:y1="8.723cm" svg:x2="10.13cm" svg:y2="8.723cm">
                  <text:p/>
                </draw:line>
              </draw:g>
              <draw:g>
                <draw:line draw:style-name="gr2" draw:text-style-name="P1" draw:layer="layout" svg:x1="9.812cm" svg:y1="9.25cm" svg:x2="9.812cm" svg:y2="8.912cm">
                  <text:p/>
                </draw:line>
                <draw:line draw:style-name="gr2" draw:text-style-name="P1" draw:layer="layout" svg:x1="9.81cm" svg:y1="8.914cm" svg:x2="10.129cm" svg:y2="8.914cm">
                  <text:p/>
                </draw:line>
              </draw:g>
            </draw:g>
          </draw:g>
          <draw:g>
            <draw:custom-shape draw:style-name="gr1" draw:text-style-name="P1" draw:layer="layout" svg:width="0.053cm" svg:height="0.162cm" svg:x="7.196cm" svg:y="9.42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7.196cm" svg:y="9.76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7.196cm" svg:y="9.25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7.196cm" svg:y="9.94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7.312cm" svg:y="9.42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7.312cm" svg:y="9.76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7.312cm" svg:y="9.25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7.312cm" svg:y="9.94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7.352cm 9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7.05cm 9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7.529cm 9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6.873cm 9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7.352cm 9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7.052cm 9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7.531cm 9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6.871cm 9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189cm" svg:y1="9.253cm" svg:x2="7.189cm" svg:y2="9.584cm">
                  <text:p/>
                </draw:line>
                <draw:line draw:style-name="gr2" draw:text-style-name="P1" draw:layer="layout" svg:x1="7.192cm" svg:y1="9.582cm" svg:x2="6.875cm" svg:y2="9.582cm">
                  <text:p/>
                </draw:line>
              </draw:g>
              <draw:g>
                <draw:line draw:style-name="gr2" draw:text-style-name="P1" draw:layer="layout" svg:x1="7.192cm" svg:y1="10.108cm" svg:x2="7.192cm" svg:y2="9.77cm">
                  <text:p/>
                </draw:line>
                <draw:line draw:style-name="gr2" draw:text-style-name="P1" draw:layer="layout" svg:x1="7.194cm" svg:y1="9.773cm" svg:x2="6.875cm" svg:y2="9.773cm">
                  <text:p/>
                </draw:line>
              </draw:g>
              <draw:g>
                <draw:line draw:style-name="gr2" draw:text-style-name="P1" draw:layer="layout" svg:x1="7.38cm" svg:y1="9.252cm" svg:x2="7.38cm" svg:y2="9.583cm">
                  <text:p/>
                </draw:line>
                <draw:line draw:style-name="gr2" draw:text-style-name="P1" draw:layer="layout" svg:x1="7.377cm" svg:y1="9.581cm" svg:x2="7.694cm" svg:y2="9.581cm">
                  <text:p/>
                </draw:line>
              </draw:g>
              <draw:g>
                <draw:line draw:style-name="gr2" draw:text-style-name="P1" draw:layer="layout" svg:x1="7.377cm" svg:y1="10.107cm" svg:x2="7.377cm" svg:y2="9.769cm">
                  <text:p/>
                </draw:line>
                <draw:line draw:style-name="gr2" draw:text-style-name="P1" draw:layer="layout" svg:x1="7.374cm" svg:y1="9.772cm" svg:x2="7.693cm" svg:y2="9.772cm">
                  <text:p/>
                </draw:line>
              </draw:g>
            </draw:g>
          </draw:g>
          <draw:g>
            <draw:custom-shape draw:style-name="gr1" draw:text-style-name="P1" draw:layer="layout" svg:width="0.053cm" svg:height="0.162cm" svg:x="8.008cm" svg:y="9.42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008cm" svg:y="9.76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008cm" svg:y="9.25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008cm" svg:y="9.94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124cm" svg:y="9.42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124cm" svg:y="9.76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124cm" svg:y="9.25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124cm" svg:y="9.94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8.164cm 9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7.862cm 9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8.341cm 9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7.685cm 9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8.164cm 9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7.86cm 9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8.343cm 9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7.683cm 9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001cm" svg:y1="9.253cm" svg:x2="8.001cm" svg:y2="9.584cm">
                  <text:p/>
                </draw:line>
                <draw:line draw:style-name="gr2" draw:text-style-name="P1" draw:layer="layout" svg:x1="8.004cm" svg:y1="9.582cm" svg:x2="7.687cm" svg:y2="9.582cm">
                  <text:p/>
                </draw:line>
              </draw:g>
              <draw:g>
                <draw:line draw:style-name="gr2" draw:text-style-name="P1" draw:layer="layout" svg:x1="8.004cm" svg:y1="10.108cm" svg:x2="8.004cm" svg:y2="9.77cm">
                  <text:p/>
                </draw:line>
                <draw:line draw:style-name="gr2" draw:text-style-name="P1" draw:layer="layout" svg:x1="8.006cm" svg:y1="9.773cm" svg:x2="7.687cm" svg:y2="9.773cm">
                  <text:p/>
                </draw:line>
              </draw:g>
              <draw:g>
                <draw:line draw:style-name="gr2" draw:text-style-name="P1" draw:layer="layout" svg:x1="8.191cm" svg:y1="9.252cm" svg:x2="8.191cm" svg:y2="9.583cm">
                  <text:p/>
                </draw:line>
                <draw:line draw:style-name="gr2" draw:text-style-name="P1" draw:layer="layout" svg:x1="8.189cm" svg:y1="9.581cm" svg:x2="8.506cm" svg:y2="9.581cm">
                  <text:p/>
                </draw:line>
              </draw:g>
              <draw:g>
                <draw:line draw:style-name="gr2" draw:text-style-name="P1" draw:layer="layout" svg:x1="8.189cm" svg:y1="10.107cm" svg:x2="8.189cm" svg:y2="9.769cm">
                  <text:p/>
                </draw:line>
                <draw:line draw:style-name="gr2" draw:text-style-name="P1" draw:layer="layout" svg:x1="8.186cm" svg:y1="9.772cm" svg:x2="8.505cm" svg:y2="9.772cm">
                  <text:p/>
                </draw:line>
              </draw:g>
            </draw:g>
          </draw:g>
          <draw:g>
            <draw:custom-shape draw:style-name="gr1" draw:text-style-name="P1" draw:layer="layout" svg:width="0.053cm" svg:height="0.162cm" svg:x="8.82cm" svg:y="9.42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82cm" svg:y="9.76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82cm" svg:y="9.25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82cm" svg:y="9.94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936cm" svg:y="9.42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936cm" svg:y="9.76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936cm" svg:y="9.25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936cm" svg:y="9.94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8.976cm 9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8.674cm 9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9.153cm 9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8.494cm 9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8.976cm 9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8.672cm 9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151cm 9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8.498cm 9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813cm" svg:y1="9.253cm" svg:x2="8.813cm" svg:y2="9.584cm">
                  <text:p/>
                </draw:line>
                <draw:line draw:style-name="gr2" draw:text-style-name="P1" draw:layer="layout" svg:x1="8.815cm" svg:y1="9.582cm" svg:x2="8.498cm" svg:y2="9.582cm">
                  <text:p/>
                </draw:line>
              </draw:g>
              <draw:g>
                <draw:line draw:style-name="gr2" draw:text-style-name="P1" draw:layer="layout" svg:x1="8.816cm" svg:y1="10.108cm" svg:x2="8.816cm" svg:y2="9.77cm">
                  <text:p/>
                </draw:line>
                <draw:line draw:style-name="gr2" draw:text-style-name="P1" draw:layer="layout" svg:x1="8.818cm" svg:y1="9.773cm" svg:x2="8.499cm" svg:y2="9.773cm">
                  <text:p/>
                </draw:line>
              </draw:g>
              <draw:g>
                <draw:line draw:style-name="gr2" draw:text-style-name="P1" draw:layer="layout" svg:x1="9.003cm" svg:y1="9.252cm" svg:x2="9.003cm" svg:y2="9.583cm">
                  <text:p/>
                </draw:line>
                <draw:line draw:style-name="gr2" draw:text-style-name="P1" draw:layer="layout" svg:x1="9.001cm" svg:y1="9.581cm" svg:x2="9.318cm" svg:y2="9.581cm">
                  <text:p/>
                </draw:line>
              </draw:g>
              <draw:g>
                <draw:line draw:style-name="gr2" draw:text-style-name="P1" draw:layer="layout" svg:x1="9.001cm" svg:y1="10.107cm" svg:x2="9.001cm" svg:y2="9.769cm">
                  <text:p/>
                </draw:line>
                <draw:line draw:style-name="gr2" draw:text-style-name="P1" draw:layer="layout" svg:x1="8.998cm" svg:y1="9.772cm" svg:x2="9.317cm" svg:y2="9.772cm">
                  <text:p/>
                </draw:line>
              </draw:g>
            </draw:g>
          </draw:g>
          <draw:g>
            <draw:custom-shape draw:style-name="gr1" draw:text-style-name="P1" draw:layer="layout" svg:width="0.053cm" svg:height="0.162cm" svg:x="9.632cm" svg:y="9.42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9.632cm" svg:y="9.76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9.632cm" svg:y="9.25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9.632cm" svg:y="9.94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9.748cm" svg:y="9.42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9.748cm" svg:y="9.76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9.748cm" svg:y="9.25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9.748cm" svg:y="9.94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9.788cm 9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9.486cm 9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9.965cm 9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306cm 9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785cm 9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484cm 9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963cm 9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9.31cm 9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625cm" svg:y1="9.253cm" svg:x2="9.625cm" svg:y2="9.584cm">
                  <text:p/>
                </draw:line>
                <draw:line draw:style-name="gr2" draw:text-style-name="P1" draw:layer="layout" svg:x1="9.627cm" svg:y1="9.582cm" svg:x2="9.31cm" svg:y2="9.582cm">
                  <text:p/>
                </draw:line>
              </draw:g>
              <draw:g>
                <draw:line draw:style-name="gr2" draw:text-style-name="P1" draw:layer="layout" svg:x1="9.628cm" svg:y1="10.108cm" svg:x2="9.628cm" svg:y2="9.77cm">
                  <text:p/>
                </draw:line>
                <draw:line draw:style-name="gr2" draw:text-style-name="P1" draw:layer="layout" svg:x1="9.63cm" svg:y1="9.773cm" svg:x2="9.311cm" svg:y2="9.773cm">
                  <text:p/>
                </draw:line>
              </draw:g>
              <draw:g>
                <draw:line draw:style-name="gr2" draw:text-style-name="P1" draw:layer="layout" svg:x1="9.815cm" svg:y1="9.252cm" svg:x2="9.815cm" svg:y2="9.583cm">
                  <text:p/>
                </draw:line>
                <draw:line draw:style-name="gr2" draw:text-style-name="P1" draw:layer="layout" svg:x1="9.813cm" svg:y1="9.581cm" svg:x2="10.13cm" svg:y2="9.581cm">
                  <text:p/>
                </draw:line>
              </draw:g>
              <draw:g>
                <draw:line draw:style-name="gr2" draw:text-style-name="P1" draw:layer="layout" svg:x1="9.812cm" svg:y1="10.107cm" svg:x2="9.812cm" svg:y2="9.769cm">
                  <text:p/>
                </draw:line>
                <draw:line draw:style-name="gr2" draw:text-style-name="P1" draw:layer="layout" svg:x1="9.81cm" svg:y1="9.772cm" svg:x2="10.129cm" svg:y2="9.772cm">
                  <text:p/>
                </draw:line>
              </draw:g>
            </draw:g>
          </draw:g>
          <draw:g>
            <draw:custom-shape draw:style-name="gr1" draw:text-style-name="P1" draw:layer="layout" svg:width="0.053cm" svg:height="0.162cm" svg:x="7.196cm" svg:y="6.85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7.196cm" svg:y="7.19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7.196cm" svg:y="6.67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7.196cm" svg:y="7.3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7.312cm" svg:y="6.85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7.312cm" svg:y="7.19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7.312cm" svg:y="6.67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7.312cm" svg:y="7.3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7.352cm 7.0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7.05cm 7.0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7.529cm 7.0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6.873cm 7.0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7.352cm 7.1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7.052cm 7.1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7.531cm 7.1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6.871cm 7.1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189cm" svg:y1="6.678cm" svg:x2="7.189cm" svg:y2="7.009cm">
                  <text:p/>
                </draw:line>
                <draw:line draw:style-name="gr2" draw:text-style-name="P1" draw:layer="layout" svg:x1="7.192cm" svg:y1="7.007cm" svg:x2="6.875cm" svg:y2="7.007cm">
                  <text:p/>
                </draw:line>
              </draw:g>
              <draw:g>
                <draw:line draw:style-name="gr2" draw:text-style-name="P1" draw:layer="layout" svg:x1="7.192cm" svg:y1="7.533cm" svg:x2="7.192cm" svg:y2="7.195cm">
                  <text:p/>
                </draw:line>
                <draw:line draw:style-name="gr2" draw:text-style-name="P1" draw:layer="layout" svg:x1="7.194cm" svg:y1="7.198cm" svg:x2="6.875cm" svg:y2="7.198cm">
                  <text:p/>
                </draw:line>
              </draw:g>
              <draw:g>
                <draw:line draw:style-name="gr2" draw:text-style-name="P1" draw:layer="layout" svg:x1="7.38cm" svg:y1="6.677cm" svg:x2="7.38cm" svg:y2="7.008cm">
                  <text:p/>
                </draw:line>
                <draw:line draw:style-name="gr2" draw:text-style-name="P1" draw:layer="layout" svg:x1="7.377cm" svg:y1="7.006cm" svg:x2="7.694cm" svg:y2="7.006cm">
                  <text:p/>
                </draw:line>
              </draw:g>
              <draw:g>
                <draw:line draw:style-name="gr2" draw:text-style-name="P1" draw:layer="layout" svg:x1="7.377cm" svg:y1="7.532cm" svg:x2="7.377cm" svg:y2="7.194cm">
                  <text:p/>
                </draw:line>
                <draw:line draw:style-name="gr2" draw:text-style-name="P1" draw:layer="layout" svg:x1="7.374cm" svg:y1="7.197cm" svg:x2="7.693cm" svg:y2="7.197cm">
                  <text:p/>
                </draw:line>
              </draw:g>
            </draw:g>
          </draw:g>
          <draw:g>
            <draw:custom-shape draw:style-name="gr1" draw:text-style-name="P1" draw:layer="layout" svg:width="0.053cm" svg:height="0.162cm" svg:x="8.008cm" svg:y="6.85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008cm" svg:y="7.19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008cm" svg:y="6.67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008cm" svg:y="7.3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124cm" svg:y="6.85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124cm" svg:y="7.19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124cm" svg:y="6.67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124cm" svg:y="7.3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8.164cm 7.0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7.862cm 7.0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8.341cm 7.0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7.685cm 7.0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8.164cm 7.1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7.86cm 7.1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8.343cm 7.1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7.683cm 7.1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001cm" svg:y1="6.678cm" svg:x2="8.001cm" svg:y2="7.009cm">
                  <text:p/>
                </draw:line>
                <draw:line draw:style-name="gr2" draw:text-style-name="P1" draw:layer="layout" svg:x1="8.004cm" svg:y1="7.007cm" svg:x2="7.687cm" svg:y2="7.007cm">
                  <text:p/>
                </draw:line>
              </draw:g>
              <draw:g>
                <draw:line draw:style-name="gr2" draw:text-style-name="P1" draw:layer="layout" svg:x1="8.004cm" svg:y1="7.533cm" svg:x2="8.004cm" svg:y2="7.195cm">
                  <text:p/>
                </draw:line>
                <draw:line draw:style-name="gr2" draw:text-style-name="P1" draw:layer="layout" svg:x1="8.006cm" svg:y1="7.198cm" svg:x2="7.687cm" svg:y2="7.198cm">
                  <text:p/>
                </draw:line>
              </draw:g>
              <draw:g>
                <draw:line draw:style-name="gr2" draw:text-style-name="P1" draw:layer="layout" svg:x1="8.191cm" svg:y1="6.677cm" svg:x2="8.191cm" svg:y2="7.008cm">
                  <text:p/>
                </draw:line>
                <draw:line draw:style-name="gr2" draw:text-style-name="P1" draw:layer="layout" svg:x1="8.189cm" svg:y1="7.006cm" svg:x2="8.506cm" svg:y2="7.006cm">
                  <text:p/>
                </draw:line>
              </draw:g>
              <draw:g>
                <draw:line draw:style-name="gr2" draw:text-style-name="P1" draw:layer="layout" svg:x1="8.189cm" svg:y1="7.532cm" svg:x2="8.189cm" svg:y2="7.194cm">
                  <text:p/>
                </draw:line>
                <draw:line draw:style-name="gr2" draw:text-style-name="P1" draw:layer="layout" svg:x1="8.186cm" svg:y1="7.197cm" svg:x2="8.505cm" svg:y2="7.197cm">
                  <text:p/>
                </draw:line>
              </draw:g>
            </draw:g>
          </draw:g>
          <draw:g>
            <draw:custom-shape draw:style-name="gr1" draw:text-style-name="P1" draw:layer="layout" svg:width="0.053cm" svg:height="0.162cm" svg:x="8.82cm" svg:y="6.85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82cm" svg:y="7.19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82cm" svg:y="6.67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82cm" svg:y="7.3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936cm" svg:y="6.85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936cm" svg:y="7.19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936cm" svg:y="6.67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936cm" svg:y="7.3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8.976cm 7.0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8.674cm 7.0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9.153cm 7.0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8.494cm 7.0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8.976cm 7.1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8.672cm 7.1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151cm 7.1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8.498cm 7.1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813cm" svg:y1="6.678cm" svg:x2="8.813cm" svg:y2="7.009cm">
                  <text:p/>
                </draw:line>
                <draw:line draw:style-name="gr2" draw:text-style-name="P1" draw:layer="layout" svg:x1="8.815cm" svg:y1="7.007cm" svg:x2="8.498cm" svg:y2="7.007cm">
                  <text:p/>
                </draw:line>
              </draw:g>
              <draw:g>
                <draw:line draw:style-name="gr2" draw:text-style-name="P1" draw:layer="layout" svg:x1="8.816cm" svg:y1="7.533cm" svg:x2="8.816cm" svg:y2="7.195cm">
                  <text:p/>
                </draw:line>
                <draw:line draw:style-name="gr2" draw:text-style-name="P1" draw:layer="layout" svg:x1="8.818cm" svg:y1="7.198cm" svg:x2="8.499cm" svg:y2="7.198cm">
                  <text:p/>
                </draw:line>
              </draw:g>
              <draw:g>
                <draw:line draw:style-name="gr2" draw:text-style-name="P1" draw:layer="layout" svg:x1="9.003cm" svg:y1="6.677cm" svg:x2="9.003cm" svg:y2="7.008cm">
                  <text:p/>
                </draw:line>
                <draw:line draw:style-name="gr2" draw:text-style-name="P1" draw:layer="layout" svg:x1="9.001cm" svg:y1="7.006cm" svg:x2="9.318cm" svg:y2="7.006cm">
                  <text:p/>
                </draw:line>
              </draw:g>
              <draw:g>
                <draw:line draw:style-name="gr2" draw:text-style-name="P1" draw:layer="layout" svg:x1="9.001cm" svg:y1="7.532cm" svg:x2="9.001cm" svg:y2="7.194cm">
                  <text:p/>
                </draw:line>
                <draw:line draw:style-name="gr2" draw:text-style-name="P1" draw:layer="layout" svg:x1="8.998cm" svg:y1="7.197cm" svg:x2="9.317cm" svg:y2="7.197cm">
                  <text:p/>
                </draw:line>
              </draw:g>
            </draw:g>
          </draw:g>
          <draw:g>
            <draw:custom-shape draw:style-name="gr1" draw:text-style-name="P1" draw:layer="layout" svg:width="0.053cm" svg:height="0.162cm" svg:x="9.632cm" svg:y="6.85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9.632cm" svg:y="7.19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9.632cm" svg:y="6.67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9.632cm" svg:y="7.3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9.748cm" svg:y="6.85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9.748cm" svg:y="7.19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9.748cm" svg:y="6.67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9.748cm" svg:y="7.3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9.788cm 7.0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9.486cm 7.0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9.965cm 7.0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306cm 7.0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785cm 7.1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484cm 7.1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963cm 7.1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9.31cm 7.1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625cm" svg:y1="6.678cm" svg:x2="9.625cm" svg:y2="7.009cm">
                  <text:p/>
                </draw:line>
                <draw:line draw:style-name="gr2" draw:text-style-name="P1" draw:layer="layout" svg:x1="9.627cm" svg:y1="7.007cm" svg:x2="9.31cm" svg:y2="7.007cm">
                  <text:p/>
                </draw:line>
              </draw:g>
              <draw:g>
                <draw:line draw:style-name="gr2" draw:text-style-name="P1" draw:layer="layout" svg:x1="9.628cm" svg:y1="7.533cm" svg:x2="9.628cm" svg:y2="7.195cm">
                  <text:p/>
                </draw:line>
                <draw:line draw:style-name="gr2" draw:text-style-name="P1" draw:layer="layout" svg:x1="9.63cm" svg:y1="7.198cm" svg:x2="9.311cm" svg:y2="7.198cm">
                  <text:p/>
                </draw:line>
              </draw:g>
              <draw:g>
                <draw:line draw:style-name="gr2" draw:text-style-name="P1" draw:layer="layout" svg:x1="9.815cm" svg:y1="6.677cm" svg:x2="9.815cm" svg:y2="7.008cm">
                  <text:p/>
                </draw:line>
                <draw:line draw:style-name="gr2" draw:text-style-name="P1" draw:layer="layout" svg:x1="9.813cm" svg:y1="7.006cm" svg:x2="10.13cm" svg:y2="7.006cm">
                  <text:p/>
                </draw:line>
              </draw:g>
              <draw:g>
                <draw:line draw:style-name="gr2" draw:text-style-name="P1" draw:layer="layout" svg:x1="9.812cm" svg:y1="7.532cm" svg:x2="9.812cm" svg:y2="7.194cm">
                  <text:p/>
                </draw:line>
                <draw:line draw:style-name="gr2" draw:text-style-name="P1" draw:layer="layout" svg:x1="9.81cm" svg:y1="7.197cm" svg:x2="10.129cm" svg:y2="7.197cm">
                  <text:p/>
                </draw:line>
              </draw:g>
            </draw:g>
          </draw:g>
          <draw:g>
            <draw:custom-shape draw:style-name="gr1" draw:text-style-name="P1" draw:layer="layout" svg:width="0.053cm" svg:height="0.162cm" svg:x="7.196cm" svg:y="7.71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7.196cm" svg:y="8.05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7.196cm" svg:y="7.53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7.196cm" svg:y="8.22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7.312cm" svg:y="7.71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7.312cm" svg:y="8.05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7.312cm" svg:y="7.53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7.312cm" svg:y="8.22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2cm" svg:height="0.162cm" draw:transform="rotate (1.5707963267949) translate (7.352cm 7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2cm" svg:height="0.164cm" draw:transform="rotate (1.5707963267949) translate (7.05cm 7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2cm" svg:height="0.164cm" draw:transform="rotate (1.5707963267949) translate (7.529cm 7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2cm" svg:height="0.164cm" draw:transform="rotate (1.5707963267949) translate (6.873cm 7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7.352cm 8.0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7.052cm 8.0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7.531cm 8.0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6.871cm 8.0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189cm" svg:y1="7.536cm" svg:x2="7.189cm" svg:y2="7.867cm">
                  <text:p/>
                </draw:line>
                <draw:line draw:style-name="gr2" draw:text-style-name="P1" draw:layer="layout" svg:x1="7.192cm" svg:y1="7.865cm" svg:x2="6.875cm" svg:y2="7.865cm">
                  <text:p/>
                </draw:line>
              </draw:g>
              <draw:g>
                <draw:line draw:style-name="gr2" draw:text-style-name="P1" draw:layer="layout" svg:x1="7.192cm" svg:y1="8.391cm" svg:x2="7.192cm" svg:y2="8.053cm">
                  <text:p/>
                </draw:line>
                <draw:line draw:style-name="gr2" draw:text-style-name="P1" draw:layer="layout" svg:x1="7.194cm" svg:y1="8.056cm" svg:x2="6.875cm" svg:y2="8.056cm">
                  <text:p/>
                </draw:line>
              </draw:g>
              <draw:g>
                <draw:line draw:style-name="gr2" draw:text-style-name="P1" draw:layer="layout" svg:x1="7.38cm" svg:y1="7.535cm" svg:x2="7.38cm" svg:y2="7.866cm">
                  <text:p/>
                </draw:line>
                <draw:line draw:style-name="gr2" draw:text-style-name="P1" draw:layer="layout" svg:x1="7.377cm" svg:y1="7.864cm" svg:x2="7.694cm" svg:y2="7.864cm">
                  <text:p/>
                </draw:line>
              </draw:g>
              <draw:g>
                <draw:line draw:style-name="gr2" draw:text-style-name="P1" draw:layer="layout" svg:x1="7.377cm" svg:y1="8.39cm" svg:x2="7.377cm" svg:y2="8.052cm">
                  <text:p/>
                </draw:line>
                <draw:line draw:style-name="gr2" draw:text-style-name="P1" draw:layer="layout" svg:x1="7.374cm" svg:y1="8.055cm" svg:x2="7.693cm" svg:y2="8.055cm">
                  <text:p/>
                </draw:line>
              </draw:g>
            </draw:g>
          </draw:g>
          <draw:g>
            <draw:custom-shape draw:style-name="gr1" draw:text-style-name="P1" draw:layer="layout" svg:width="0.053cm" svg:height="0.162cm" svg:x="8.008cm" svg:y="7.71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008cm" svg:y="8.05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008cm" svg:y="7.53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008cm" svg:y="8.22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124cm" svg:y="7.71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124cm" svg:y="8.05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124cm" svg:y="7.53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124cm" svg:y="8.22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2cm" svg:height="0.162cm" draw:transform="rotate (1.5707963267949) translate (8.164cm 7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2cm" svg:height="0.164cm" draw:transform="rotate (1.5707963267949) translate (7.862cm 7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2cm" svg:height="0.164cm" draw:transform="rotate (1.5707963267949) translate (8.341cm 7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2cm" svg:height="0.164cm" draw:transform="rotate (1.5707963267949) translate (7.685cm 7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8.164cm 8.0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7.86cm 8.0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8.343cm 8.0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7.683cm 8.0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001cm" svg:y1="7.536cm" svg:x2="8.001cm" svg:y2="7.867cm">
                  <text:p/>
                </draw:line>
                <draw:line draw:style-name="gr2" draw:text-style-name="P1" draw:layer="layout" svg:x1="8.004cm" svg:y1="7.865cm" svg:x2="7.687cm" svg:y2="7.865cm">
                  <text:p/>
                </draw:line>
              </draw:g>
              <draw:g>
                <draw:line draw:style-name="gr2" draw:text-style-name="P1" draw:layer="layout" svg:x1="8.004cm" svg:y1="8.391cm" svg:x2="8.004cm" svg:y2="8.053cm">
                  <text:p/>
                </draw:line>
                <draw:line draw:style-name="gr2" draw:text-style-name="P1" draw:layer="layout" svg:x1="8.006cm" svg:y1="8.056cm" svg:x2="7.687cm" svg:y2="8.056cm">
                  <text:p/>
                </draw:line>
              </draw:g>
              <draw:g>
                <draw:line draw:style-name="gr2" draw:text-style-name="P1" draw:layer="layout" svg:x1="8.191cm" svg:y1="7.535cm" svg:x2="8.191cm" svg:y2="7.866cm">
                  <text:p/>
                </draw:line>
                <draw:line draw:style-name="gr2" draw:text-style-name="P1" draw:layer="layout" svg:x1="8.189cm" svg:y1="7.864cm" svg:x2="8.506cm" svg:y2="7.864cm">
                  <text:p/>
                </draw:line>
              </draw:g>
              <draw:g>
                <draw:line draw:style-name="gr2" draw:text-style-name="P1" draw:layer="layout" svg:x1="8.189cm" svg:y1="8.39cm" svg:x2="8.189cm" svg:y2="8.052cm">
                  <text:p/>
                </draw:line>
                <draw:line draw:style-name="gr2" draw:text-style-name="P1" draw:layer="layout" svg:x1="8.186cm" svg:y1="8.055cm" svg:x2="8.505cm" svg:y2="8.055cm">
                  <text:p/>
                </draw:line>
              </draw:g>
            </draw:g>
          </draw:g>
          <draw:g>
            <draw:custom-shape draw:style-name="gr1" draw:text-style-name="P1" draw:layer="layout" svg:width="0.053cm" svg:height="0.162cm" svg:x="8.82cm" svg:y="7.71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82cm" svg:y="8.05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82cm" svg:y="7.53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82cm" svg:y="8.22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8.936cm" svg:y="7.71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936cm" svg:y="8.05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936cm" svg:y="7.53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8.936cm" svg:y="8.22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2cm" svg:height="0.162cm" draw:transform="rotate (1.5707963267949) translate (8.976cm 7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2cm" svg:height="0.164cm" draw:transform="rotate (1.5707963267949) translate (8.674cm 7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2cm" svg:height="0.164cm" draw:transform="rotate (1.5707963267949) translate (9.153cm 7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2cm" svg:height="0.163cm" draw:transform="rotate (1.5707963267949) translate (8.494cm 7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4cm" draw:transform="rotate (1.5707963267949) translate (8.976cm 8.0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8.672cm 8.0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151cm 8.0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8.498cm 8.0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813cm" svg:y1="7.536cm" svg:x2="8.813cm" svg:y2="7.867cm">
                  <text:p/>
                </draw:line>
                <draw:line draw:style-name="gr2" draw:text-style-name="P1" draw:layer="layout" svg:x1="8.815cm" svg:y1="7.865cm" svg:x2="8.498cm" svg:y2="7.865cm">
                  <text:p/>
                </draw:line>
              </draw:g>
              <draw:g>
                <draw:line draw:style-name="gr2" draw:text-style-name="P1" draw:layer="layout" svg:x1="8.816cm" svg:y1="8.391cm" svg:x2="8.816cm" svg:y2="8.053cm">
                  <text:p/>
                </draw:line>
                <draw:line draw:style-name="gr2" draw:text-style-name="P1" draw:layer="layout" svg:x1="8.818cm" svg:y1="8.056cm" svg:x2="8.499cm" svg:y2="8.056cm">
                  <text:p/>
                </draw:line>
              </draw:g>
              <draw:g>
                <draw:line draw:style-name="gr2" draw:text-style-name="P1" draw:layer="layout" svg:x1="9.003cm" svg:y1="7.535cm" svg:x2="9.003cm" svg:y2="7.866cm">
                  <text:p/>
                </draw:line>
                <draw:line draw:style-name="gr2" draw:text-style-name="P1" draw:layer="layout" svg:x1="9.001cm" svg:y1="7.864cm" svg:x2="9.318cm" svg:y2="7.864cm">
                  <text:p/>
                </draw:line>
              </draw:g>
              <draw:g>
                <draw:line draw:style-name="gr2" draw:text-style-name="P1" draw:layer="layout" svg:x1="9.001cm" svg:y1="8.39cm" svg:x2="9.001cm" svg:y2="8.052cm">
                  <text:p/>
                </draw:line>
                <draw:line draw:style-name="gr2" draw:text-style-name="P1" draw:layer="layout" svg:x1="8.998cm" svg:y1="8.055cm" svg:x2="9.317cm" svg:y2="8.055cm">
                  <text:p/>
                </draw:line>
              </draw:g>
            </draw:g>
          </draw:g>
          <draw:g>
            <draw:custom-shape draw:style-name="gr1" draw:text-style-name="P1" draw:layer="layout" svg:width="0.053cm" svg:height="0.162cm" svg:x="9.632cm" svg:y="7.71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9.632cm" svg:y="8.05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9.632cm" svg:y="7.53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9.632cm" svg:y="8.22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2cm" svg:x="9.748cm" svg:y="7.71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9.748cm" svg:y="8.05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9.748cm" svg:y="7.53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3cm" svg:height="0.163cm" svg:x="9.748cm" svg:y="8.22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52cm" svg:height="0.162cm" draw:transform="rotate (1.5707963267949) translate (9.788cm 7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2cm" svg:height="0.164cm" draw:transform="rotate (1.5707963267949) translate (9.486cm 7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2cm" svg:height="0.164cm" draw:transform="rotate (1.5707963267949) translate (9.965cm 7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2cm" svg:height="0.163cm" draw:transform="rotate (1.5707963267949) translate (9.306cm 7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785cm 8.0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484cm 8.0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3cm" draw:transform="rotate (1.5707963267949) translate (9.963cm 8.0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53cm" svg:height="0.162cm" draw:transform="rotate (1.5707963267949) translate (9.31cm 8.0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625cm" svg:y1="7.536cm" svg:x2="9.625cm" svg:y2="7.867cm">
                  <text:p/>
                </draw:line>
                <draw:line draw:style-name="gr2" draw:text-style-name="P1" draw:layer="layout" svg:x1="9.627cm" svg:y1="7.865cm" svg:x2="9.31cm" svg:y2="7.865cm">
                  <text:p/>
                </draw:line>
              </draw:g>
              <draw:g>
                <draw:line draw:style-name="gr2" draw:text-style-name="P1" draw:layer="layout" svg:x1="9.628cm" svg:y1="8.391cm" svg:x2="9.628cm" svg:y2="8.053cm">
                  <text:p/>
                </draw:line>
                <draw:line draw:style-name="gr2" draw:text-style-name="P1" draw:layer="layout" svg:x1="9.63cm" svg:y1="8.056cm" svg:x2="9.311cm" svg:y2="8.056cm">
                  <text:p/>
                </draw:line>
              </draw:g>
              <draw:g>
                <draw:line draw:style-name="gr2" draw:text-style-name="P1" draw:layer="layout" svg:x1="9.815cm" svg:y1="7.535cm" svg:x2="9.815cm" svg:y2="7.866cm">
                  <text:p/>
                </draw:line>
                <draw:line draw:style-name="gr2" draw:text-style-name="P1" draw:layer="layout" svg:x1="9.813cm" svg:y1="7.864cm" svg:x2="10.13cm" svg:y2="7.864cm">
                  <text:p/>
                </draw:line>
              </draw:g>
              <draw:g>
                <draw:line draw:style-name="gr2" draw:text-style-name="P1" draw:layer="layout" svg:x1="9.812cm" svg:y1="8.39cm" svg:x2="9.812cm" svg:y2="8.052cm">
                  <text:p/>
                </draw:line>
                <draw:line draw:style-name="gr2" draw:text-style-name="P1" draw:layer="layout" svg:x1="9.81cm" svg:y1="8.055cm" svg:x2="10.129cm" svg:y2="8.055cm">
                  <text:p/>
                </draw:line>
              </draw:g>
            </draw:g>
          </draw:g>
        </draw:g>
        <draw:custom-shape draw:style-name="gr3" draw:text-style-name="P1" draw:layer="layout" svg:width="1.143cm" svg:height="1.778cm" draw:transform="rotate (1.5707963267949) translate (2.246cm 5.818cm)">
          <text:p/>
          <draw:enhanced-geometry svg:viewBox="0 0 21600 21600" draw:mirror-vertical="true" draw:text-areas="0 ?f0 ?f5 ?f2" draw:type="right-arrow" draw:modifiers="6634.91204330176 2391.905564924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143cm" svg:height="1.778cm" svg:x="5.464cm" svg:y="7.534cm">
          <text:p/>
          <draw:enhanced-geometry svg:viewBox="0 0 21600 21600" draw:text-areas="0 ?f0 ?f5 ?f2" draw:type="right-arrow" draw:modifiers="6634.91204330176 2391.905564924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143cm" svg:height="1.778cm" draw:transform="rotate (1.5707963267949) translate (7.704cm 5.835cm)">
          <text:p/>
          <draw:enhanced-geometry svg:viewBox="0 0 21600 21600" draw:text-areas="0 ?f0 ?f5 ?f2" draw:type="right-arrow" draw:modifiers="6634.91204330176 2391.905564924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path draw:style-name="gr6" draw:text-style-name="P1" draw:layer="layout" svg:width="0.794cm" svg:height="0.179cm" draw:transform="rotate (-0.2157226955465) translate (4.07891624328564cm 1.2871856680567cm)" svg:viewBox="0 0 795 180" svg:d="m0 129c195-45 373 86 569 41l146-75 80-95">
            <text:p/>
          </draw:path>
          <draw:path draw:style-name="gr7" draw:text-style-name="P1" draw:layer="layout" svg:width="0.531cm" svg:height="0.185cm" draw:transform="rotate (-0.42202061313223) translate (2.48381184809892cm 3.4391513366073cm)" svg:viewBox="0 0 532 186" svg:d="m0 131c177-109 455 245 509-102l23-29">
            <text:p/>
          </draw:path>
          <draw:path draw:style-name="gr6" draw:text-style-name="P1" draw:layer="layout" svg:width="0.526cm" svg:height="0.164cm" draw:transform="rotate (-0.115191730631627) translate (2.83928131836124cm 3.3029258889866cm)" svg:viewBox="0 0 527 165" svg:d="m0 11c208-62 328 157 527 154v0">
            <text:p/>
          </draw:path>
          <draw:path draw:style-name="gr8" draw:text-style-name="P1" draw:layer="layout" svg:width="0.49cm" svg:height="0.112cm" draw:transform="skewX (0.100705497840073) rotate (1.13516214549711) translate (3.7066790911112cm 3.6264562219887cm)" svg:viewBox="0 0 491 113" svg:d="m0 6c172-32 318 65 476 101l15 6">
            <text:p/>
          </draw:path>
          <draw:path draw:style-name="gr7" draw:text-style-name="P1" draw:layer="layout" svg:width="0.548cm" svg:height="0.408cm" draw:transform="skewX (0.217293491873294) rotate (-1.21911248251804) translate (4.66591410467209cm 3.5296923531492cm)" svg:viewBox="0 0 549 409" svg:d="m0 308c170-193 477 444 470-180l79-128">
            <text:p/>
          </draw:path>
          <draw:path draw:style-name="gr9" draw:text-style-name="P1" draw:layer="layout" svg:width="0.746cm" svg:height="0.155cm" draw:transform="rotate (-0.727976831006835) translate (4.42634674402455cm 2.8209744547717cm)" svg:viewBox="0 0 747 156" svg:d="m0 119c199-93 388 130 579-12l133-97 35-10">
            <text:p/>
          </draw:path>
          <draw:path draw:style-name="gr9" draw:text-style-name="P1" draw:layer="layout" svg:width="0.449cm" svg:height="0.26cm" draw:transform="rotate (-0.115191730631627) translate (3.24449540381171cm 2.04814736012cm)" svg:viewBox="0 0 450 261" svg:d="m0 39c287-173 163 289 436 213l14-18">
            <text:p/>
          </draw:path>
          <draw:path draw:style-name="gr8" draw:text-style-name="P1" draw:layer="layout" svg:width="0.716cm" svg:height="0.264cm" draw:transform="rotate (0.108384946548848) translate (3.22949969136257cm 3.8702118382481cm)" svg:viewBox="0 0 717 265" svg:d="m0 14c239-83 273 230 482 249l165 2 70-41">
            <text:p/>
          </draw:path>
          <draw:path draw:style-name="gr8" draw:text-style-name="P1" draw:layer="layout" svg:width="0.63cm" svg:height="0.258cm" draw:transform="rotate (0.422020613132229) translate (3.79808831720316cm 1.9505151587661cm)" svg:viewBox="0 0 631 259" svg:d="m0 7c173-34 343 59 454 185l149 67 28-22">
            <text:p/>
          </draw:path>
          <draw:path draw:style-name="gr7" draw:text-style-name="P1" draw:layer="layout" svg:width="0.603cm" svg:height="0.175cm" draw:transform="rotate (-1.5707963267949) translate (4.516cm 2.14cm)" svg:viewBox="0 0 604 176" svg:d="m0 163c190 62 325-113 490-163h114">
            <text:p/>
          </draw:path>
          <draw:path draw:style-name="gr8" draw:text-style-name="P1" draw:layer="layout" svg:width="0.552cm" svg:height="0.021cm" draw:transform="rotate (0.321664181142555) translate (2.44258621865438cm 2.8677557066049cm)" svg:viewBox="0 0 553 22" svg:d="m0 11c178 28 358-8 537-11l16 5">
            <text:p/>
          </draw:path>
          <draw:path draw:style-name="gr6" draw:text-style-name="P1" draw:layer="layout" svg:width="0.526cm" svg:height="0.164cm" draw:transform="rotate (-0.115191730631627) translate (1.38828131836124cm 2.2519258889866cm)" svg:viewBox="0 0 527 165" svg:d="m0 11c208-62 328 157 527 154v0">
            <text:p/>
          </draw:path>
          <draw:path draw:style-name="gr8" draw:text-style-name="P1" draw:layer="layout" svg:width="0.502cm" svg:height="0.124cm" draw:transform="rotate (1.08734012399247) translate (2.2160319953235cm 2.2754862647517cm)" svg:viewBox="0 0 503 125" svg:d="m0 7c176-35 325 71 487 111l16 7">
            <text:p/>
          </draw:path>
          <draw:path draw:style-name="gr9" draw:text-style-name="P1" draw:layer="layout" svg:width="0.449cm" svg:height="0.26cm" draw:transform="rotate (-0.115191730631627) translate (1.69349540381171cm 1.59714736012cm)" svg:viewBox="0 0 450 261" svg:d="m0 39c287-173 163 289 436 213l14-18">
            <text:p/>
          </draw:path>
          <draw:path draw:style-name="gr8" draw:text-style-name="P1" draw:layer="layout" svg:width="0.716cm" svg:height="0.264cm" draw:transform="rotate (0.108384946548848) translate (1.87549969136257cm 3.0002118382481cm)" svg:viewBox="0 0 717 265" svg:d="m0 14c239-83 273 230 482 249l165 2 70-41">
            <text:p/>
          </draw:path>
          <draw:path draw:style-name="gr8" draw:text-style-name="P1" draw:layer="layout" svg:width="0.63cm" svg:height="0.258cm" draw:transform="rotate (0.422020613132229) translate (1.74708831720316cm 1.2995151587661cm)" svg:viewBox="0 0 631 259" svg:d="m0 7c173-34 343 59 454 185l149 67 28-22">
            <text:p/>
          </draw:path>
          <draw:path draw:style-name="gr7" draw:text-style-name="P1" draw:layer="layout" svg:width="0.603cm" svg:height="0.175cm" draw:transform="rotate (-1.5707963267949) translate (3.465cm 1.089cm)" svg:viewBox="0 0 604 176" svg:d="m0 163c190 62 325-113 490-163h114">
            <text:p/>
          </draw:path>
          <draw:path draw:style-name="gr6" draw:text-style-name="P1" draw:layer="layout" svg:width="0.505cm" svg:height="0.216cm" draw:transform="rotate (-3.14159265358979) translate (1.793cm 3.4151976665708cm)" svg:viewBox="0 0 506 217" svg:d="m506 4c-214-38-308 194-506 213v0">
            <text:p/>
          </draw:path>
          <draw:path draw:style-name="gr8" draw:text-style-name="P1" draw:layer="layout" svg:width="0.337cm" svg:height="0.389cm" draw:transform="rotate (-3.14159265358979) translate (2.46057855936448cm 3.7853461343459cm)" svg:viewBox="0 0 338 390" svg:d="m338 390c-50-172-214-255-325-380-4-3-9-7-13-10">
            <text:p/>
          </draw:path>
          <draw:path draw:style-name="gr9" draw:text-style-name="P1" draw:layer="layout" svg:width="0.424cm" svg:height="0.291cm" draw:transform="rotate (-3.14159265358979) translate (4.347cm 3.6990060922935cm)" svg:viewBox="0 0 425 292" svg:d="m425 27c-305-139-129 306-409 262-5-6-11-11-16-17">
            <text:p/>
          </draw:path>
          <draw:path draw:style-name="gr6" draw:text-style-name="P1" draw:layer="layout" svg:width="0.211cm" svg:height="0.44cm" draw:transform="rotate (-3.14159265358979) translate (3.797cm 3.251cm)" svg:viewBox="0 0 212 441" svg:d="m212 0c0 358-212 138-212 441">
            <text:p/>
          </draw:path>
          <draw:path draw:style-name="gr7" draw:text-style-name="P1" draw:layer="layout" svg:width="0.261cm" svg:height="0.407cm" draw:transform="rotate (-3.14159265358979) translate (2.074cm 3.923cm)" svg:viewBox="0 0 262 408" svg:d="m262 0c-133 115 149 439-180 359-27 16-55 33-82 49">
            <text:p/>
          </draw:path>
          <draw:path draw:style-name="gr8" draw:text-style-name="P1" draw:layer="layout" svg:width="0.49cm" svg:height="0.112cm" draw:transform="skewX (-0.0996583002888763) rotate (-1.13394041502072) translate (4.14075701288165cm 2.2307394506342cm)" svg:viewBox="0 0 491 113" svg:d="m491 6c-172-32-318 65-476 100l-15 7">
            <text:p/>
          </draw:path>
          <draw:path draw:style-name="gr9" draw:text-style-name="P1" draw:layer="layout" svg:width="0.746cm" svg:height="0.154cm" draw:transform="rotate (0.727627765156436) translate (2.411cm 2.629cm)" svg:viewBox="0 0 747 155" svg:d="m747 119c-199-93-388 129-579-13l-133-96-35-10">
            <text:p/>
          </draw:path>
          <draw:path draw:style-name="gr7" draw:text-style-name="P1" draw:layer="layout" svg:width="0.454cm" svg:height="0.221cm" draw:transform="rotate (0.168773338667852) translate (3.23560984011265cm 2.6828736850747cm)" svg:viewBox="0 0 455 222" svg:d="m455 167c-141-105-396 241-389-98l-66-69">
            <text:p/>
          </draw:path>
        </draw:g>
        <draw:g>
          <draw:custom-shape draw:style-name="gr1" draw:text-style-name="P1" draw:layer="layout" svg:width="0.041cm" svg:height="0.127cm" svg:x="4.727cm" svg:y="9.4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svg:x="4.727cm" svg:y="9.76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svg:x="4.727cm" svg:y="9.3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svg:x="4.727cm" svg:y="9.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svg:x="4.636cm" svg:y="9.4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svg:x="4.636cm" svg:y="9.76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svg:x="4.636cm" svg:y="9.3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svg:x="4.636cm" svg:y="9.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8cm" draw:transform="rotate (1.5707963267949) translate (4.521cm 9.6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5707963267949) translate (4.757cm 9.6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5707963267949) translate (4.383cm 9.6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5707963267949) translate (4.895cm 9.6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5707963267949) translate (4.521cm 9.7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5707963267949) translate (4.756cm 9.7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5707963267949) translate (4.382cm 9.7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5707963267949) translate (4.895cm 9.7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" draw:text-style-name="P1" draw:layer="layout" svg:x1="4.775cm" svg:y1="9.359cm" svg:x2="4.775cm" svg:y2="9.618cm">
              <text:p/>
            </draw:line>
            <draw:line draw:style-name="gr2" draw:text-style-name="P1" draw:layer="layout" svg:x1="4.774cm" svg:y1="9.615cm" svg:x2="5.022cm" svg:y2="9.615cm">
              <text:p/>
            </draw:line>
          </draw:g>
          <draw:g>
            <draw:line draw:style-name="gr2" draw:text-style-name="P1" draw:layer="layout" svg:x1="4.773cm" svg:y1="10.027cm" svg:x2="4.773cm" svg:y2="9.763cm">
              <text:p/>
            </draw:line>
            <draw:line draw:style-name="gr2" draw:text-style-name="P1" draw:layer="layout" svg:x1="4.771cm" svg:y1="9.764cm" svg:x2="5.02cm" svg:y2="9.764cm">
              <text:p/>
            </draw:line>
          </draw:g>
          <draw:g>
            <draw:line draw:style-name="gr2" draw:text-style-name="P1" draw:layer="layout" svg:x1="4.627cm" svg:y1="9.358cm" svg:x2="4.627cm" svg:y2="9.617cm">
              <text:p/>
            </draw:line>
            <draw:line draw:style-name="gr2" draw:text-style-name="P1" draw:layer="layout" svg:x1="4.629cm" svg:y1="9.615cm" svg:x2="4.381cm" svg:y2="9.615cm">
              <text:p/>
            </draw:line>
          </draw:g>
          <draw:g>
            <draw:line draw:style-name="gr2" draw:text-style-name="P1" draw:layer="layout" svg:x1="4.629cm" svg:y1="10.026cm" svg:x2="4.629cm" svg:y2="9.762cm">
              <text:p/>
            </draw:line>
            <draw:line draw:style-name="gr2" draw:text-style-name="P1" draw:layer="layout" svg:x1="4.631cm" svg:y1="9.764cm" svg:x2="4.382cm" svg:y2="9.764cm">
              <text:p/>
            </draw:line>
          </draw:g>
        </draw:g>
        <draw:g>
          <draw:custom-shape draw:style-name="gr1" draw:text-style-name="P1" draw:layer="layout" svg:width="0.041cm" svg:height="0.127cm" draw:transform="rotate (0.464432113955691) translate (3.903cm 9.9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0.464432113955691) translate (4.022cm 10.1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0.464432113955691) translate (3.841cm 9.83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0.464432113955691) translate (4.084cm 10.32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0.464432113955691) translate (3.822cm 10.00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0.464432113955691) translate (3.941cm 10.23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0.464432113955691) translate (3.76cm 9.87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0.464432113955691) translate (4.003cm 10.36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8cm" draw:transform="rotate (2.03522844075059) translate (3.795cm 10.2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2.03522844075059) translate (4.006cm 10.0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2.03522844075059) translate (3.672cm 10.2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2.03522844075059) translate (4.13cm 10.0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2.03522844075059) translate (3.836cm 10.2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2.03522844075059) translate (4.046cm 10.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2.03522844075059) translate (3.712cm 10.3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2.03522844075059) translate (4.171cm 10.1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" draw:text-style-name="P1" draw:layer="layout" svg:x1="3.885cm" svg:y1="9.815cm" svg:x2="4.001cm" svg:y2="10.046cm">
              <text:p/>
            </draw:line>
            <draw:line draw:style-name="gr2" draw:text-style-name="P1" draw:layer="layout" svg:x1="3.999cm" svg:y1="10.046cm" svg:x2="4.22cm" svg:y2="9.935cm">
              <text:p/>
            </draw:line>
          </draw:g>
          <draw:g>
            <draw:line draw:style-name="gr2" draw:text-style-name="P1" draw:layer="layout" svg:x1="4.182cm" svg:y1="10.414cm" svg:x2="4.064cm" svg:y2="10.178cm">
              <text:p/>
            </draw:line>
            <draw:line draw:style-name="gr2" draw:text-style-name="P1" draw:layer="layout" svg:x1="4.063cm" svg:y1="10.181cm" svg:x2="4.286cm" svg:y2="10.069cm">
              <text:p/>
            </draw:line>
          </draw:g>
          <draw:g>
            <draw:line draw:style-name="gr2" draw:text-style-name="P1" draw:layer="layout" svg:x1="3.752cm" svg:y1="9.881cm" svg:x2="3.868cm" svg:y2="10.112cm">
              <text:p/>
            </draw:line>
            <draw:line draw:style-name="gr2" draw:text-style-name="P1" draw:layer="layout" svg:x1="3.869cm" svg:y1="10.11cm" svg:x2="3.648cm" svg:y2="10.221cm">
              <text:p/>
            </draw:line>
          </draw:g>
          <draw:g>
            <draw:line draw:style-name="gr2" draw:text-style-name="P1" draw:layer="layout" svg:x1="4.053cm" svg:y1="10.478cm" svg:x2="3.935cm" svg:y2="10.242cm">
              <text:p/>
            </draw:line>
            <draw:line draw:style-name="gr2" draw:text-style-name="P1" draw:layer="layout" svg:x1="3.938cm" svg:y1="10.242cm" svg:x2="3.715cm" svg:y2="10.354cm">
              <text:p/>
            </draw:line>
          </draw:g>
        </draw:g>
        <draw:g>
          <draw:custom-shape draw:style-name="gr1" draw:text-style-name="P1" draw:layer="layout" svg:width="0.041cm" svg:height="0.127cm" draw:transform="rotate (-0.196524073774561) translate (2.443cm 9.84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2.391cm 10.10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2.47cm 9.70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2.364cm 10.23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2.354cm 9.82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2.302cm 10.08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2.381cm 9.68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2.275cm 10.22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8cm" draw:transform="rotate (1.37427225302034) translate (2.208cm 9.9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37427225302034) translate (2.439cm 10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37427225302034) translate (2.072cm 9.9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37427225302034) translate (2.574cm 10.0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37427225302034) translate (2.19cm 10.0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37427225302034) translate (2.42cm 10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37427225302034) translate (2.053cm 10.0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37427225302034) translate (2.557cm 10.1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" draw:text-style-name="P1" draw:layer="layout" svg:x1="2.518cm" svg:y1="9.717cm" svg:x2="2.467cm" svg:y2="9.971cm">
              <text:p/>
            </draw:line>
            <draw:line draw:style-name="gr2" draw:text-style-name="P1" draw:layer="layout" svg:x1="2.465cm" svg:y1="9.968cm" svg:x2="2.708cm" svg:y2="10.016cm">
              <text:p/>
            </draw:line>
          </draw:g>
          <draw:g>
            <draw:line draw:style-name="gr2" draw:text-style-name="P1" draw:layer="layout" svg:x1="2.385cm" svg:y1="10.372cm" svg:x2="2.437cm" svg:y2="10.113cm">
              <text:p/>
            </draw:line>
            <draw:line draw:style-name="gr2" draw:text-style-name="P1" draw:layer="layout" svg:x1="2.434cm" svg:y1="10.114cm" svg:x2="2.679cm" svg:y2="10.163cm">
              <text:p/>
            </draw:line>
          </draw:g>
          <draw:g>
            <draw:line draw:style-name="gr2" draw:text-style-name="P1" draw:layer="layout" svg:x1="2.372cm" svg:y1="9.687cm" svg:x2="2.321cm" svg:y2="9.941cm">
              <text:p/>
            </draw:line>
            <draw:line draw:style-name="gr2" draw:text-style-name="P1" draw:layer="layout" svg:x1="2.324cm" svg:y1="9.939cm" svg:x2="2.081cm" svg:y2="9.891cm">
              <text:p/>
            </draw:line>
          </draw:g>
          <draw:g>
            <draw:line draw:style-name="gr2" draw:text-style-name="P1" draw:layer="layout" svg:x1="2.244cm" svg:y1="10.343cm" svg:x2="2.296cm" svg:y2="10.084cm">
              <text:p/>
            </draw:line>
            <draw:line draw:style-name="gr2" draw:text-style-name="P1" draw:layer="layout" svg:x1="2.297cm" svg:y1="10.086cm" svg:x2="2.052cm" svg:y2="10.037cm">
              <text:p/>
            </draw:line>
          </draw:g>
        </draw:g>
        <draw:g>
          <draw:custom-shape draw:style-name="gr1" draw:text-style-name="P1" draw:layer="layout" svg:width="0.041cm" svg:height="0.127cm" draw:transform="rotate (-1.68005393796974) translate (1.617cm 9.71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1.68005393796974) translate (1.353cm 9.68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1.68005393796974) translate (1.755cm 9.72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1.68005393796974) translate (1.215cm 9.66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1.68005393796974) translate (1.626cm 9.6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1.68005393796974) translate (1.363cm 9.59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1.68005393796974) translate (1.765cm 9.63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1.68005393796974) translate (1.225cm 9.57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8cm" draw:transform="rotate (-0.109257611174845) translate (1.47cm 9.4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9257611174845) translate (1.444cm 9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9257611174845) translate (1.485cm 9.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9257611174845) translate (1.429cm 9.8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-0.109257611174845) translate (1.38cm 9.4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-0.109257611174845) translate (1.354cm 9.7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-0.109257611174845) translate (1.395cm 9.3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-0.109257611174845) translate (1.339cm 9.8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" draw:text-style-name="P1" draw:layer="layout" svg:x1="1.748cm" svg:y1="9.774cm" svg:x2="1.491cm" svg:y2="9.746cm">
              <text:p/>
            </draw:line>
            <draw:line draw:style-name="gr2" draw:text-style-name="P1" draw:layer="layout" svg:x1="1.493cm" svg:y1="9.744cm" svg:x2="1.466cm" svg:y2="9.99cm">
              <text:p/>
            </draw:line>
          </draw:g>
          <draw:g>
            <draw:line draw:style-name="gr2" draw:text-style-name="P1" draw:layer="layout" svg:x1="1.084cm" svg:y1="9.699cm" svg:x2="1.346cm" svg:y2="9.728cm">
              <text:p/>
            </draw:line>
            <draw:line draw:style-name="gr2" draw:text-style-name="P1" draw:layer="layout" svg:x1="1.345cm" svg:y1="9.726cm" svg:x2="1.318cm" svg:y2="9.974cm">
              <text:p/>
            </draw:line>
          </draw:g>
          <draw:g>
            <draw:line draw:style-name="gr2" draw:text-style-name="P1" draw:layer="layout" svg:x1="1.765cm" svg:y1="9.626cm" svg:x2="1.508cm" svg:y2="9.598cm">
              <text:p/>
            </draw:line>
            <draw:line draw:style-name="gr2" draw:text-style-name="P1" draw:layer="layout" svg:x1="1.509cm" svg:y1="9.6cm" svg:x2="1.536cm" svg:y2="9.354cm">
              <text:p/>
            </draw:line>
          </draw:g>
          <draw:g>
            <draw:line draw:style-name="gr2" draw:text-style-name="P1" draw:layer="layout" svg:x1="1.101cm" svg:y1="9.556cm" svg:x2="1.363cm" svg:y2="9.585cm">
              <text:p/>
            </draw:line>
            <draw:line draw:style-name="gr2" draw:text-style-name="P1" draw:layer="layout" svg:x1="1.361cm" svg:y1="9.586cm" svg:x2="1.388cm" svg:y2="9.338cm">
              <text:p/>
            </draw:line>
          </draw:g>
        </draw:g>
        <draw:g>
          <draw:custom-shape draw:style-name="gr1" draw:text-style-name="P1" draw:layer="layout" svg:width="0.041cm" svg:height="0.127cm" draw:transform="rotate (1.11369459569758) translate (1.957cm 6.6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11369459569758) translate (2.194cm 6.8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11369459569758) translate (1.832cm 6.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11369459569758) translate (2.319cm 6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11369459569758) translate (1.916cm 6.7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11369459569758) translate (2.154cm 6.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11369459569758) translate (1.792cm 6.7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11369459569758) translate (2.279cm 6.9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8cm" draw:transform="rotate (2.68449092249248) translate (2.018cm 6.9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2.68449092249248) translate (2.122cm 6.7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2.68449092249248) translate (1.957cm 7.0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2.68449092249248) translate (2.183cm 6.6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2.68449092249248) translate (2.1cm 6.9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2.68449092249248) translate (2.204cm 6.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2.68449092249248) translate (2.039cm 7.1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2.68449092249248) translate (2.265cm 6.6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" draw:text-style-name="P1" draw:layer="layout" svg:x1="1.855cm" svg:y1="6.587cm" svg:x2="2.087cm" svg:y2="6.701cm">
              <text:p/>
            </draw:line>
            <draw:line draw:style-name="gr2" draw:text-style-name="P1" draw:layer="layout" svg:x1="2.084cm" svg:y1="6.702cm" svg:x2="2.193cm" svg:y2="6.48cm">
              <text:p/>
            </draw:line>
          </draw:g>
          <draw:g>
            <draw:line draw:style-name="gr2" draw:text-style-name="P1" draw:layer="layout" svg:x1="2.453cm" svg:y1="6.883cm" svg:x2="2.216cm" svg:y2="6.767cm">
              <text:p/>
            </draw:line>
            <draw:line draw:style-name="gr2" draw:text-style-name="P1" draw:layer="layout" svg:x1="2.217cm" svg:y1="6.77cm" svg:x2="2.327cm" svg:y2="6.546cm">
              <text:p/>
            </draw:line>
          </draw:g>
          <draw:g>
            <draw:line draw:style-name="gr2" draw:text-style-name="P1" draw:layer="layout" svg:x1="1.789cm" svg:y1="6.72cm" svg:x2="2.021cm" svg:y2="6.834cm">
              <text:p/>
            </draw:line>
            <draw:line draw:style-name="gr2" draw:text-style-name="P1" draw:layer="layout" svg:x1="2.019cm" svg:y1="6.831cm" svg:x2="1.91cm" svg:y2="7.053cm">
              <text:p/>
            </draw:line>
          </draw:g>
          <draw:g>
            <draw:line draw:style-name="gr2" draw:text-style-name="P1" draw:layer="layout" svg:x1="2.389cm" svg:y1="7.012cm" svg:x2="2.152cm" svg:y2="6.896cm">
              <text:p/>
            </draw:line>
            <draw:line draw:style-name="gr2" draw:text-style-name="P1" draw:layer="layout" svg:x1="2.154cm" svg:y1="6.895cm" svg:x2="2.044cm" svg:y2="7.119cm">
              <text:p/>
            </draw:line>
          </draw:g>
        </draw:g>
        <draw:g>
          <draw:custom-shape draw:style-name="gr1" draw:text-style-name="P1" draw:layer="layout" svg:width="0.041cm" svg:height="0.127cm" draw:transform="rotate (-0.196524073774561) translate (1.391cm 7.46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1.339cm 7.72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1.418cm 7.33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1.312cm 7.86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1.302cm 7.4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1.25cm 7.7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1.329cm 7.31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1.223cm 7.84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8cm" draw:transform="rotate (1.37427225302034) translate (1.156cm 7.5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37427225302034) translate (1.387cm 7.6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37427225302034) translate (1.02cm 7.5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37427225302034) translate (1.522cm 7.6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37427225302034) translate (1.138cm 7.6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37427225302034) translate (1.368cm 7.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37427225302034) translate (1.001cm 7.6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37427225302034) translate (1.505cm 7.7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" draw:text-style-name="P1" draw:layer="layout" svg:x1="1.466cm" svg:y1="7.343cm" svg:x2="1.415cm" svg:y2="7.597cm">
              <text:p/>
            </draw:line>
            <draw:line draw:style-name="gr2" draw:text-style-name="P1" draw:layer="layout" svg:x1="1.413cm" svg:y1="7.594cm" svg:x2="1.656cm" svg:y2="7.642cm">
              <text:p/>
            </draw:line>
          </draw:g>
          <draw:g>
            <draw:line draw:style-name="gr2" draw:text-style-name="P1" draw:layer="layout" svg:x1="1.333cm" svg:y1="7.998cm" svg:x2="1.385cm" svg:y2="7.739cm">
              <text:p/>
            </draw:line>
            <draw:line draw:style-name="gr2" draw:text-style-name="P1" draw:layer="layout" svg:x1="1.382cm" svg:y1="7.74cm" svg:x2="1.627cm" svg:y2="7.789cm">
              <text:p/>
            </draw:line>
          </draw:g>
          <draw:g>
            <draw:line draw:style-name="gr2" draw:text-style-name="P1" draw:layer="layout" svg:x1="1.32cm" svg:y1="7.313cm" svg:x2="1.269cm" svg:y2="7.567cm">
              <text:p/>
            </draw:line>
            <draw:line draw:style-name="gr2" draw:text-style-name="P1" draw:layer="layout" svg:x1="1.272cm" svg:y1="7.565cm" svg:x2="1.029cm" svg:y2="7.517cm">
              <text:p/>
            </draw:line>
          </draw:g>
          <draw:g>
            <draw:line draw:style-name="gr2" draw:text-style-name="P1" draw:layer="layout" svg:x1="1.192cm" svg:y1="7.969cm" svg:x2="1.244cm" svg:y2="7.71cm">
              <text:p/>
            </draw:line>
            <draw:line draw:style-name="gr2" draw:text-style-name="P1" draw:layer="layout" svg:x1="1.245cm" svg:y1="7.712cm" svg:x2="1cm" svg:y2="7.663cm">
              <text:p/>
            </draw:line>
          </draw:g>
        </draw:g>
        <draw:g>
          <draw:custom-shape draw:style-name="gr1" draw:text-style-name="P1" draw:layer="layout" svg:width="0.041cm" svg:height="0.127cm" draw:transform="rotate (-0.196524073774561) translate (4.011cm 6.71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3.959cm 6.97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4.038cm 6.57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3.932cm 7.11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3.922cm 6.6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3.87cm 6.95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3.949cm 6.56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3.843cm 7.0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8cm" draw:transform="rotate (1.37427225302034) translate (3.776cm 6.8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37427225302034) translate (4.007cm 6.8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37427225302034) translate (3.64cm 6.8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37427225302034) translate (4.142cm 6.9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37427225302034) translate (3.758cm 6.9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37427225302034) translate (3.988cm 6.9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37427225302034) translate (3.621cm 6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37427225302034) translate (4.125cm 7.0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" draw:text-style-name="P1" draw:layer="layout" svg:x1="4.086cm" svg:y1="6.59cm" svg:x2="4.035cm" svg:y2="6.844cm">
              <text:p/>
            </draw:line>
            <draw:line draw:style-name="gr2" draw:text-style-name="P1" draw:layer="layout" svg:x1="4.033cm" svg:y1="6.841cm" svg:x2="4.276cm" svg:y2="6.889cm">
              <text:p/>
            </draw:line>
          </draw:g>
          <draw:g>
            <draw:line draw:style-name="gr2" draw:text-style-name="P1" draw:layer="layout" svg:x1="3.953cm" svg:y1="7.245cm" svg:x2="4.005cm" svg:y2="6.986cm">
              <text:p/>
            </draw:line>
            <draw:line draw:style-name="gr2" draw:text-style-name="P1" draw:layer="layout" svg:x1="4.002cm" svg:y1="6.987cm" svg:x2="4.247cm" svg:y2="7.036cm">
              <text:p/>
            </draw:line>
          </draw:g>
          <draw:g>
            <draw:line draw:style-name="gr2" draw:text-style-name="P1" draw:layer="layout" svg:x1="3.94cm" svg:y1="6.56cm" svg:x2="3.889cm" svg:y2="6.814cm">
              <text:p/>
            </draw:line>
            <draw:line draw:style-name="gr2" draw:text-style-name="P1" draw:layer="layout" svg:x1="3.892cm" svg:y1="6.812cm" svg:x2="3.649cm" svg:y2="6.764cm">
              <text:p/>
            </draw:line>
          </draw:g>
          <draw:g>
            <draw:line draw:style-name="gr2" draw:text-style-name="P1" draw:layer="layout" svg:x1="3.812cm" svg:y1="7.216cm" svg:x2="3.864cm" svg:y2="6.957cm">
              <text:p/>
            </draw:line>
            <draw:line draw:style-name="gr2" draw:text-style-name="P1" draw:layer="layout" svg:x1="3.865cm" svg:y1="6.959cm" svg:x2="3.62cm" svg:y2="6.91cm">
              <text:p/>
            </draw:line>
          </draw:g>
        </draw:g>
        <draw:g>
          <draw:custom-shape draw:style-name="gr1" draw:text-style-name="P1" draw:layer="layout" svg:width="0.041cm" svg:height="0.127cm" draw:transform="rotate (-0.105592419745657) translate (2.559cm 8.91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5592419745657) translate (2.532cm 9.17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5592419745657) translate (2.574cm 8.77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5592419745657) translate (2.517cm 9.31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5592419745657) translate (2.469cm 8.90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5592419745657) translate (2.441cm 9.16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5592419745657) translate (2.484cm 8.76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5592419745657) translate (2.427cm 9.30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8cm" draw:transform="rotate (1.46520390704924) translate (2.337cm 9.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46520390704924) translate (2.571cm 9.0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46520390704924) translate (2.2cm 9.0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46520390704924) translate (2.709cm 9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46520390704924) translate (2.327cm 9.1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46520390704924) translate (2.561cm 9.1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46520390704924) translate (2.189cm 9.1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46520390704924) translate (2.7cm 9.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" draw:text-style-name="P1" draw:layer="layout" svg:x1="2.622cm" svg:y1="8.782cm" svg:x2="2.595cm" svg:y2="9.039cm">
              <text:p/>
            </draw:line>
            <draw:line draw:style-name="gr2" draw:text-style-name="P1" draw:layer="layout" svg:x1="2.593cm" svg:y1="9.037cm" svg:x2="2.839cm" svg:y2="9.063cm">
              <text:p/>
            </draw:line>
          </draw:g>
          <draw:g>
            <draw:line draw:style-name="gr2" draw:text-style-name="P1" draw:layer="layout" svg:x1="2.55cm" svg:y1="9.445cm" svg:x2="2.578cm" svg:y2="9.183cm">
              <text:p/>
            </draw:line>
            <draw:line draw:style-name="gr2" draw:text-style-name="P1" draw:layer="layout" svg:x1="2.576cm" svg:y1="9.185cm" svg:x2="2.824cm" svg:y2="9.211cm">
              <text:p/>
            </draw:line>
          </draw:g>
          <draw:g>
            <draw:line draw:style-name="gr2" draw:text-style-name="P1" draw:layer="layout" svg:x1="2.475cm" svg:y1="8.765cm" svg:x2="2.448cm" svg:y2="9.022cm">
              <text:p/>
            </draw:line>
            <draw:line draw:style-name="gr2" draw:text-style-name="P1" draw:layer="layout" svg:x1="2.449cm" svg:y1="9.021cm" svg:x2="2.203cm" svg:y2="8.995cm">
              <text:p/>
            </draw:line>
          </draw:g>
          <draw:g>
            <draw:line draw:style-name="gr2" draw:text-style-name="P1" draw:layer="layout" svg:x1="2.407cm" svg:y1="9.429cm" svg:x2="2.435cm" svg:y2="9.167cm">
              <text:p/>
            </draw:line>
            <draw:line draw:style-name="gr2" draw:text-style-name="P1" draw:layer="layout" svg:x1="2.436cm" svg:y1="9.169cm" svg:x2="2.188cm" svg:y2="9.143cm">
              <text:p/>
            </draw:line>
          </draw:g>
        </draw:g>
        <draw:g>
          <draw:custom-shape draw:style-name="gr1" draw:text-style-name="P1" draw:layer="layout" svg:width="0.041cm" svg:height="0.127cm" draw:transform="rotate (1.11369459569758) translate (2.231cm 7.7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11369459569758) translate (2.468cm 7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11369459569758) translate (2.106cm 7.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11369459569758) translate (2.593cm 7.9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11369459569758) translate (2.19cm 7.8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11369459569758) translate (2.428cm 7.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11369459569758) translate (2.066cm 7.7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11369459569758) translate (2.553cm 8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8cm" draw:transform="rotate (2.68449092249248) translate (2.292cm 8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2.68449092249248) translate (2.396cm 7.7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2.68449092249248) translate (2.231cm 8.1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2.68449092249248) translate (2.457cm 7.6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2.68449092249248) translate (2.374cm 8.0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2.68449092249248) translate (2.478cm 7.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2.68449092249248) translate (2.313cm 8.1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2.68449092249248) translate (2.539cm 7.7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" draw:text-style-name="P1" draw:layer="layout" svg:x1="2.129cm" svg:y1="7.637cm" svg:x2="2.361cm" svg:y2="7.751cm">
              <text:p/>
            </draw:line>
            <draw:line draw:style-name="gr2" draw:text-style-name="P1" draw:layer="layout" svg:x1="2.358cm" svg:y1="7.752cm" svg:x2="2.467cm" svg:y2="7.53cm">
              <text:p/>
            </draw:line>
          </draw:g>
          <draw:g>
            <draw:line draw:style-name="gr2" draw:text-style-name="P1" draw:layer="layout" svg:x1="2.727cm" svg:y1="7.933cm" svg:x2="2.49cm" svg:y2="7.817cm">
              <text:p/>
            </draw:line>
            <draw:line draw:style-name="gr2" draw:text-style-name="P1" draw:layer="layout" svg:x1="2.491cm" svg:y1="7.82cm" svg:x2="2.601cm" svg:y2="7.596cm">
              <text:p/>
            </draw:line>
          </draw:g>
          <draw:g>
            <draw:line draw:style-name="gr2" draw:text-style-name="P1" draw:layer="layout" svg:x1="2.063cm" svg:y1="7.77cm" svg:x2="2.295cm" svg:y2="7.884cm">
              <text:p/>
            </draw:line>
            <draw:line draw:style-name="gr2" draw:text-style-name="P1" draw:layer="layout" svg:x1="2.293cm" svg:y1="7.881cm" svg:x2="2.184cm" svg:y2="8.103cm">
              <text:p/>
            </draw:line>
          </draw:g>
          <draw:g>
            <draw:line draw:style-name="gr2" draw:text-style-name="P1" draw:layer="layout" svg:x1="2.663cm" svg:y1="8.062cm" svg:x2="2.426cm" svg:y2="7.946cm">
              <text:p/>
            </draw:line>
            <draw:line draw:style-name="gr2" draw:text-style-name="P1" draw:layer="layout" svg:x1="2.428cm" svg:y1="7.945cm" svg:x2="2.318cm" svg:y2="8.169cm">
              <text:p/>
            </draw:line>
          </draw:g>
        </draw:g>
        <draw:g>
          <draw:custom-shape draw:style-name="gr1" draw:text-style-name="P1" draw:layer="layout" svg:width="0.041cm" svg:height="0.127cm" draw:transform="rotate (-0.105592419745657) translate (3.896cm 8.92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5592419745657) translate (3.869cm 9.1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5592419745657) translate (3.911cm 8.78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5592419745657) translate (3.854cm 9.32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5592419745657) translate (3.806cm 8.91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5592419745657) translate (3.778cm 9.1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5592419745657) translate (3.821cm 8.77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05592419745657) translate (3.764cm 9.31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8cm" draw:transform="rotate (1.46520390704924) translate (3.674cm 9.0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46520390704924) translate (3.908cm 9.0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46520390704924) translate (3.537cm 9.0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46520390704924) translate (4.046cm 9.1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46520390704924) translate (3.664cm 9.1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46520390704924) translate (3.898cm 9.1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46520390704924) translate (3.526cm 9.1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46520390704924) translate (4.037cm 9.2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" draw:text-style-name="P1" draw:layer="layout" svg:x1="3.959cm" svg:y1="8.795cm" svg:x2="3.932cm" svg:y2="9.052cm">
              <text:p/>
            </draw:line>
            <draw:line draw:style-name="gr2" draw:text-style-name="P1" draw:layer="layout" svg:x1="3.93cm" svg:y1="9.05cm" svg:x2="4.176cm" svg:y2="9.076cm">
              <text:p/>
            </draw:line>
          </draw:g>
          <draw:g>
            <draw:line draw:style-name="gr2" draw:text-style-name="P1" draw:layer="layout" svg:x1="3.887cm" svg:y1="9.458cm" svg:x2="3.915cm" svg:y2="9.196cm">
              <text:p/>
            </draw:line>
            <draw:line draw:style-name="gr2" draw:text-style-name="P1" draw:layer="layout" svg:x1="3.913cm" svg:y1="9.198cm" svg:x2="4.161cm" svg:y2="9.224cm">
              <text:p/>
            </draw:line>
          </draw:g>
          <draw:g>
            <draw:line draw:style-name="gr2" draw:text-style-name="P1" draw:layer="layout" svg:x1="3.812cm" svg:y1="8.778cm" svg:x2="3.785cm" svg:y2="9.035cm">
              <text:p/>
            </draw:line>
            <draw:line draw:style-name="gr2" draw:text-style-name="P1" draw:layer="layout" svg:x1="3.786cm" svg:y1="9.034cm" svg:x2="3.54cm" svg:y2="9.008cm">
              <text:p/>
            </draw:line>
          </draw:g>
          <draw:g>
            <draw:line draw:style-name="gr2" draw:text-style-name="P1" draw:layer="layout" svg:x1="3.744cm" svg:y1="9.442cm" svg:x2="3.772cm" svg:y2="9.18cm">
              <text:p/>
            </draw:line>
            <draw:line draw:style-name="gr2" draw:text-style-name="P1" draw:layer="layout" svg:x1="3.773cm" svg:y1="9.182cm" svg:x2="3.525cm" svg:y2="9.156cm">
              <text:p/>
            </draw:line>
          </draw:g>
        </draw:g>
        <draw:g>
          <draw:custom-shape draw:style-name="gr1" draw:text-style-name="P1" draw:layer="layout" svg:width="0.041cm" svg:height="0.127cm" draw:transform="rotate (-0.196524073774561) translate (3.623cm 7.46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3.571cm 7.72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3.65cm 7.33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3.544cm 7.86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3.534cm 7.4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3.482cm 7.7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3.561cm 7.31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-0.196524073774561) translate (3.455cm 7.84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8cm" draw:transform="rotate (1.37427225302034) translate (3.388cm 7.5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37427225302034) translate (3.619cm 7.6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37427225302034) translate (3.252cm 7.5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37427225302034) translate (3.754cm 7.6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37427225302034) translate (3.37cm 7.6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37427225302034) translate (3.6cm 7.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37427225302034) translate (3.233cm 7.6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37427225302034) translate (3.737cm 7.7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" draw:text-style-name="P1" draw:layer="layout" svg:x1="3.698cm" svg:y1="7.343cm" svg:x2="3.647cm" svg:y2="7.597cm">
              <text:p/>
            </draw:line>
            <draw:line draw:style-name="gr2" draw:text-style-name="P1" draw:layer="layout" svg:x1="3.645cm" svg:y1="7.594cm" svg:x2="3.888cm" svg:y2="7.642cm">
              <text:p/>
            </draw:line>
          </draw:g>
          <draw:g>
            <draw:line draw:style-name="gr2" draw:text-style-name="P1" draw:layer="layout" svg:x1="3.565cm" svg:y1="7.998cm" svg:x2="3.617cm" svg:y2="7.739cm">
              <text:p/>
            </draw:line>
            <draw:line draw:style-name="gr2" draw:text-style-name="P1" draw:layer="layout" svg:x1="3.614cm" svg:y1="7.74cm" svg:x2="3.859cm" svg:y2="7.789cm">
              <text:p/>
            </draw:line>
          </draw:g>
          <draw:g>
            <draw:line draw:style-name="gr2" draw:text-style-name="P1" draw:layer="layout" svg:x1="3.552cm" svg:y1="7.313cm" svg:x2="3.501cm" svg:y2="7.567cm">
              <text:p/>
            </draw:line>
            <draw:line draw:style-name="gr2" draw:text-style-name="P1" draw:layer="layout" svg:x1="3.504cm" svg:y1="7.565cm" svg:x2="3.261cm" svg:y2="7.517cm">
              <text:p/>
            </draw:line>
          </draw:g>
          <draw:g>
            <draw:line draw:style-name="gr2" draw:text-style-name="P1" draw:layer="layout" svg:x1="3.424cm" svg:y1="7.969cm" svg:x2="3.476cm" svg:y2="7.71cm">
              <text:p/>
            </draw:line>
            <draw:line draw:style-name="gr2" draw:text-style-name="P1" draw:layer="layout" svg:x1="3.477cm" svg:y1="7.712cm" svg:x2="3.232cm" svg:y2="7.663cm">
              <text:p/>
            </draw:line>
          </draw:g>
        </draw:g>
        <draw:g>
          <draw:custom-shape draw:style-name="gr1" draw:text-style-name="P1" draw:layer="layout" svg:width="0.041cm" svg:height="0.127cm" draw:transform="rotate (0.342433599241287) translate (4.984cm 7.41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0.342433599241287) translate (5.073cm 7.66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0.342433599241287) translate (4.937cm 7.28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0.342433599241287) translate (5.119cm 7.79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0.342433599241287) translate (4.898cm 7.44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0.342433599241287) translate (4.987cm 7.69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0.342433599241287) translate (4.851cm 7.31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0.342433599241287) translate (5.034cm 7.82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041cm" svg:height="0.128cm" draw:transform="rotate (1.91322992603618) translate (4.847cm 7.6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91322992603618) translate (5.069cm 7.5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91322992603618) translate (4.717cm 7.6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1cm" svg:height="0.127cm" draw:transform="rotate (1.91322992603618) translate (5.199cm 7.5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91322992603618) translate (4.877cm 7.7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91322992603618) translate (5.099cm 7.6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91322992603618) translate (4.746cm 7.7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42cm" svg:height="0.127cm" draw:transform="rotate (1.91322992603618) translate (5.23cm 7.6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" draw:text-style-name="P1" draw:layer="layout" svg:x1="4.983cm" svg:y1="7.267cm" svg:x2="5.07cm" svg:y2="7.511cm">
              <text:p/>
            </draw:line>
            <draw:line draw:style-name="gr2" draw:text-style-name="P1" draw:layer="layout" svg:x1="5.068cm" svg:y1="7.509cm" svg:x2="5.301cm" svg:y2="7.426cm">
              <text:p/>
            </draw:line>
          </draw:g>
          <draw:g>
            <draw:line draw:style-name="gr2" draw:text-style-name="P1" draw:layer="layout" svg:x1="5.206cm" svg:y1="7.897cm" svg:x2="5.117cm" svg:y2="7.648cm">
              <text:p/>
            </draw:line>
            <draw:line draw:style-name="gr2" draw:text-style-name="P1" draw:layer="layout" svg:x1="5.116cm" svg:y1="7.651cm" svg:x2="5.351cm" svg:y2="7.567cm">
              <text:p/>
            </draw:line>
          </draw:g>
          <draw:g>
            <draw:line draw:style-name="gr2" draw:text-style-name="P1" draw:layer="layout" svg:x1="4.843cm" svg:y1="7.316cm" svg:x2="4.93cm" svg:y2="7.56cm">
              <text:p/>
            </draw:line>
            <draw:line draw:style-name="gr2" draw:text-style-name="P1" draw:layer="layout" svg:x1="4.931cm" svg:y1="7.557cm" svg:x2="4.698cm" svg:y2="7.64cm">
              <text:p/>
            </draw:line>
          </draw:g>
          <draw:g>
            <draw:line draw:style-name="gr2" draw:text-style-name="P1" draw:layer="layout" svg:x1="5.07cm" svg:y1="7.945cm" svg:x2="4.981cm" svg:y2="7.696cm">
              <text:p/>
            </draw:line>
            <draw:line draw:style-name="gr2" draw:text-style-name="P1" draw:layer="layout" svg:x1="4.983cm" svg:y1="7.697cm" svg:x2="4.748cm" svg:y2="7.781cm">
              <text:p/>
            </draw:line>
          </draw:g>
        </draw:g>
        <draw:custom-shape draw:style-name="gr10" draw:text-style-name="P1" draw:layer="layout" svg:width="3.51cm" svg:height="0.81cm" svg:x="1.342cm" svg:y="8.0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1cm" svg:height="3.718cm" svg:x="2.692cm" svg:y="6.622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11" draw:text-style-name="P2" draw:layer="layout" svg:width="4.033cm" svg:height="4.051cm" svg:x="1.093cm" svg:y="6.45cm">
              <draw:text-box>
                <text:p><text:span text:style-name="T1"><text:s text:c="11"/></text:span><text:span text:style-name="T1">A - T</text:span></text:p>
                <text:p><text:span text:style-name="T1"><text:s text:c="11"/></text:span><text:span text:style-name="T1">C - G</text:span></text:p>
                <text:p><text:span text:style-name="T1"><text:s text:c="11"/></text:span><text:span text:style-name="T1">T - A </text:span></text:p>
                <text:p><text:span text:style-name="T1"><text:s text:c="11"/></text:span><text:span text:style-name="T1">C - G</text:span></text:p>
                <text:p><text:span text:style-name="T1"><text:s text:c="11"/></text:span><text:span text:style-name="T1">C - G</text:span></text:p>
                <text:p><text:span text:style-name="T1"><text:s text:c="11"/></text:span><text:span text:style-name="T1">A – T </text:span></text:p>
                <text:p><text:span text:style-name="T1">T A G G C G <text:s text:c="4"/>G A A G C T</text:span></text:p>
                <text:p><text:span text:style-name="T2">| | | | | | <text:s text:c="4"/>| | | | | |</text:span></text:p>
                <text:p><text:span text:style-name="T1">A T C C G C <text:s text:c="4"/>C T T C G A</text:span></text:p>
                <text:p><text:span text:style-name="T1"><text:s text:c="11"/></text:span><text:span text:style-name="T1">T - A</text:span></text:p>
                <text:p><text:span text:style-name="T1"><text:s text:c="11"/></text:span><text:span text:style-name="T1">C - G</text:span></text:p>
                <text:p><text:span text:style-name="T1"><text:s text:c="11"/></text:span><text:span text:style-name="T1">T - A </text:span></text:p>
                <text:p><text:span text:style-name="T1"><text:s text:c="11"/></text:span><text:span text:style-name="T1">A - T</text:span></text:p>
                <text:p><text:span text:style-name="T1"><text:s text:c="11"/></text:span><text:span text:style-name="T1">A - T</text:span></text:p>
                <text:p><text:span text:style-name="T1"><text:s text:c="11"/></text:span><text:span text:style-name="T1">C - G</text:span></text:p>
              </draw:text-box>
            </draw:frame>
            <draw:custom-shape draw:style-name="gr1" draw:text-style-name="P1" draw:layer="layout" svg:width="0.227cm" svg:height="0.699cm" svg:x="3.239cm" svg:y="7.39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27cm" svg:height="0.699cm" svg:x="3.239cm" svg:y="8.85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27cm" svg:height="0.699cm" svg:x="3.239cm" svg:y="6.62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27cm" svg:height="0.699cm" svg:x="3.239cm" svg:y="9.6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27cm" svg:height="0.699cm" svg:x="2.739cm" svg:y="7.39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27cm" svg:height="0.699cm" svg:x="2.739cm" svg:y="8.85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27cm" svg:height="0.699cm" svg:x="2.739cm" svg:y="6.62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27cm" svg:height="0.699cm" svg:x="2.739cm" svg:y="9.61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27cm" svg:height="0.699cm" draw:transform="rotate (1.5707963267949) translate (2.108cm 8.3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27cm" svg:height="0.699cm" draw:transform="rotate (1.5707963267949) translate (3.402cm 8.3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27cm" svg:height="0.699cm" draw:transform="rotate (1.5707963267949) translate (1.345cm 8.3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27cm" svg:height="0.699cm" draw:transform="rotate (1.5707963267949) translate (4.164cm 8.3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27cm" svg:height="0.699cm" draw:transform="rotate (1.5707963267949) translate (2.106cm 8.8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27cm" svg:height="0.699cm" draw:transform="rotate (1.5707963267949) translate (3.4cm 8.8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27cm" svg:height="0.699cm" draw:transform="rotate (1.5707963267949) translate (1.343cm 8.8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227cm" svg:height="0.699cm" draw:transform="rotate (1.5707963267949) translate (4.162cm 8.8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line draw:style-name="gr2" draw:text-style-name="P1" draw:layer="layout" svg:x1="3.506cm" svg:y1="6.636cm" svg:x2="3.506cm" svg:y2="8.059cm">
                <text:p/>
              </draw:line>
              <draw:line draw:style-name="gr2" draw:text-style-name="P1" draw:layer="layout" svg:x1="3.495cm" svg:y1="8.049cm" svg:x2="4.858cm" svg:y2="8.049cm">
                <text:p/>
              </draw:line>
            </draw:g>
            <draw:g>
              <draw:line draw:style-name="gr2" draw:text-style-name="P1" draw:layer="layout" svg:x1="3.494cm" svg:y1="10.311cm" svg:x2="3.494cm" svg:y2="8.859cm">
                <text:p/>
              </draw:line>
              <draw:line draw:style-name="gr2" draw:text-style-name="P1" draw:layer="layout" svg:x1="3.483cm" svg:y1="8.869cm" svg:x2="4.855cm" svg:y2="8.869cm">
                <text:p/>
              </draw:line>
            </draw:g>
            <draw:g>
              <draw:line draw:style-name="gr2" draw:text-style-name="P1" draw:layer="layout" svg:x1="2.689cm" svg:y1="6.632cm" svg:x2="2.689cm" svg:y2="8.055cm">
                <text:p/>
              </draw:line>
              <draw:line draw:style-name="gr2" draw:text-style-name="P1" draw:layer="layout" svg:x1="2.7cm" svg:y1="8.045cm" svg:x2="1.337cm" svg:y2="8.045cm">
                <text:p/>
              </draw:line>
            </draw:g>
            <draw:g>
              <draw:line draw:style-name="gr2" draw:text-style-name="P1" draw:layer="layout" svg:x1="2.701cm" svg:y1="10.307cm" svg:x2="2.701cm" svg:y2="8.855cm">
                <text:p/>
              </draw:line>
              <draw:line draw:style-name="gr2" draw:text-style-name="P1" draw:layer="layout" svg:x1="2.712cm" svg:y1="8.865cm" svg:x2="1.34cm" svg:y2="8.865cm">
                <text:p/>
              </draw:line>
            </draw:g>
          </draw:g>
        </draw:g>
        <draw:g>
          <draw:g>
            <draw:custom-shape draw:style-name="gr1" draw:text-style-name="P1" draw:layer="layout" svg:width="0.008cm" svg:height="0.025cm" draw:transform="rotate (1.07075949609852) translate (8.25cm 7.23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04cm 7.26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75cm 7.22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18cm 7.27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58cm 7.25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11cm 7.27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82cm 7.2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188cm 7.29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2.64155582289342) translate (8.261cm 7.2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2.64155582289342) translate (8.238cm 7.24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2.64155582289342) translate (8.275cm 7.31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2.64155582289342) translate (8.225cm 7.2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241cm 7.29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219cm 7.25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255cm 7.3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205cm 7.23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295cm" svg:y1="7.215cm" svg:x2="8.25cm" svg:y2="7.24cm">
                  <text:p/>
                </draw:line>
                <draw:line draw:style-name="gr2" draw:text-style-name="P1" draw:layer="layout" svg:x1="8.251cm" svg:y1="7.24cm" svg:x2="8.227cm" svg:y2="7.197cm">
                  <text:p/>
                </draw:line>
              </draw:g>
              <draw:g>
                <draw:line draw:style-name="gr2" draw:text-style-name="P1" draw:layer="layout" svg:x1="8.178cm" svg:y1="7.279cm" svg:x2="8.224cm" svg:y2="7.254cm">
                  <text:p/>
                </draw:line>
                <draw:line draw:style-name="gr2" draw:text-style-name="P1" draw:layer="layout" svg:x1="8.225cm" svg:y1="7.255cm" svg:x2="8.201cm" svg:y2="7.211cm">
                  <text:p/>
                </draw:line>
              </draw:g>
              <draw:g>
                <draw:line draw:style-name="gr2" draw:text-style-name="P1" draw:layer="layout" svg:x1="8.309cm" svg:y1="7.241cm" svg:x2="8.264cm" svg:y2="7.266cm">
                  <text:p/>
                </draw:line>
                <draw:line draw:style-name="gr2" draw:text-style-name="P1" draw:layer="layout" svg:x1="8.264cm" svg:y1="7.265cm" svg:x2="8.288cm" svg:y2="7.308cm">
                  <text:p/>
                </draw:line>
              </draw:g>
              <draw:g>
                <draw:line draw:style-name="gr2" draw:text-style-name="P1" draw:layer="layout" svg:x1="8.192cm" svg:y1="7.305cm" svg:x2="8.238cm" svg:y2="7.28cm">
                  <text:p/>
                </draw:line>
                <draw:line draw:style-name="gr2" draw:text-style-name="P1" draw:layer="layout" svg:x1="8.238cm" svg:y1="7.279cm" svg:x2="8.262cm" svg:y2="7.323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1.07075949609852) translate (8.31cm 7.34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63cm 7.37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34cm 7.33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4cm 7.38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18cm 7.36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72cm 7.38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43cm 7.3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48cm 7.40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2.64155582289342) translate (8.322cm 7.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2.64155582289342) translate (8.299cm 7.35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2.64155582289342) translate (8.335cm 7.42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2.64155582289342) translate (8.286cm 7.3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02cm 7.40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279cm 7.36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16cm 7.43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266cm 7.34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355cm" svg:y1="7.326cm" svg:x2="8.31cm" svg:y2="7.351cm">
                  <text:p/>
                </draw:line>
                <draw:line draw:style-name="gr2" draw:text-style-name="P1" draw:layer="layout" svg:x1="8.311cm" svg:y1="7.351cm" svg:x2="8.287cm" svg:y2="7.308cm">
                  <text:p/>
                </draw:line>
              </draw:g>
              <draw:g>
                <draw:line draw:style-name="gr2" draw:text-style-name="P1" draw:layer="layout" svg:x1="8.239cm" svg:y1="7.39cm" svg:x2="8.285cm" svg:y2="7.365cm">
                  <text:p/>
                </draw:line>
                <draw:line draw:style-name="gr2" draw:text-style-name="P1" draw:layer="layout" svg:x1="8.285cm" svg:y1="7.366cm" svg:x2="8.261cm" svg:y2="7.322cm">
                  <text:p/>
                </draw:line>
              </draw:g>
              <draw:g>
                <draw:line draw:style-name="gr2" draw:text-style-name="P1" draw:layer="layout" svg:x1="8.37cm" svg:y1="7.352cm" svg:x2="8.325cm" svg:y2="7.377cm">
                  <text:p/>
                </draw:line>
                <draw:line draw:style-name="gr2" draw:text-style-name="P1" draw:layer="layout" svg:x1="8.325cm" svg:y1="7.376cm" svg:x2="8.349cm" svg:y2="7.419cm">
                  <text:p/>
                </draw:line>
              </draw:g>
              <draw:g>
                <draw:line draw:style-name="gr2" draw:text-style-name="P1" draw:layer="layout" svg:x1="8.253cm" svg:y1="7.415cm" svg:x2="8.299cm" svg:y2="7.39cm">
                  <text:p/>
                </draw:line>
                <draw:line draw:style-name="gr2" draw:text-style-name="P1" draw:layer="layout" svg:x1="8.299cm" svg:y1="7.39cm" svg:x2="8.323cm" svg:y2="7.434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1.07075949609852) translate (8.371cm 7.45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24cm 7.48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95cm 7.44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cm 7.49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79cm 7.47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33cm 7.50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404cm 7.46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09cm 7.51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2.64155582289342) translate (8.383cm 7.51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2.64155582289342) translate (8.36cm 7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2.64155582289342) translate (8.395cm 7.5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2.64155582289342) translate (8.346cm 7.4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363cm 7.5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4cm 7.47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75cm 7.54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27cm 7.45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416cm" svg:y1="7.437cm" svg:x2="8.371cm" svg:y2="7.462cm">
                  <text:p/>
                </draw:line>
                <draw:line draw:style-name="gr2" draw:text-style-name="P1" draw:layer="layout" svg:x1="8.372cm" svg:y1="7.462cm" svg:x2="8.348cm" svg:y2="7.419cm">
                  <text:p/>
                </draw:line>
              </draw:g>
              <draw:g>
                <draw:line draw:style-name="gr2" draw:text-style-name="P1" draw:layer="layout" svg:x1="8.3cm" svg:y1="7.501cm" svg:x2="8.346cm" svg:y2="7.476cm">
                  <text:p/>
                </draw:line>
                <draw:line draw:style-name="gr2" draw:text-style-name="P1" draw:layer="layout" svg:x1="8.346cm" svg:y1="7.477cm" svg:x2="8.322cm" svg:y2="7.433cm">
                  <text:p/>
                </draw:line>
              </draw:g>
              <draw:g>
                <draw:line draw:style-name="gr2" draw:text-style-name="P1" draw:layer="layout" svg:x1="8.43cm" svg:y1="7.463cm" svg:x2="8.385cm" svg:y2="7.488cm">
                  <text:p/>
                </draw:line>
                <draw:line draw:style-name="gr2" draw:text-style-name="P1" draw:layer="layout" svg:x1="8.385cm" svg:y1="7.487cm" svg:x2="8.409cm" svg:y2="7.53cm">
                  <text:p/>
                </draw:line>
              </draw:g>
              <draw:g>
                <draw:line draw:style-name="gr2" draw:text-style-name="P1" draw:layer="layout" svg:x1="8.313cm" svg:y1="7.526cm" svg:x2="8.359cm" svg:y2="7.501cm">
                  <text:p/>
                </draw:line>
                <draw:line draw:style-name="gr2" draw:text-style-name="P1" draw:layer="layout" svg:x1="8.359cm" svg:y1="7.501cm" svg:x2="8.383cm" svg:y2="7.545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1.07075949609852) translate (8.431cm 7.56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85cm 7.59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456cm 7.55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61cm 7.60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44cm 7.58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94cm 7.61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465cm 7.57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7cm 7.62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2.64155582289342) translate (8.442cm 7.62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2.64155582289342) translate (8.421cm 7.58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2.64155582289342) translate (8.456cm 7.6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2.64155582289342) translate (8.407cm 7.55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23cm 7.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01cm 7.5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36cm 7.6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388cm 7.56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477cm" svg:y1="7.548cm" svg:x2="8.432cm" svg:y2="7.573cm">
                  <text:p/>
                </draw:line>
                <draw:line draw:style-name="gr2" draw:text-style-name="P1" draw:layer="layout" svg:x1="8.432cm" svg:y1="7.573cm" svg:x2="8.408cm" svg:y2="7.53cm">
                  <text:p/>
                </draw:line>
              </draw:g>
              <draw:g>
                <draw:line draw:style-name="gr2" draw:text-style-name="P1" draw:layer="layout" svg:x1="8.36cm" svg:y1="7.612cm" svg:x2="8.406cm" svg:y2="7.587cm">
                  <text:p/>
                </draw:line>
                <draw:line draw:style-name="gr2" draw:text-style-name="P1" draw:layer="layout" svg:x1="8.406cm" svg:y1="7.588cm" svg:x2="8.382cm" svg:y2="7.544cm">
                  <text:p/>
                </draw:line>
              </draw:g>
              <draw:g>
                <draw:line draw:style-name="gr2" draw:text-style-name="P1" draw:layer="layout" svg:x1="8.491cm" svg:y1="7.574cm" svg:x2="8.446cm" svg:y2="7.599cm">
                  <text:p/>
                </draw:line>
                <draw:line draw:style-name="gr2" draw:text-style-name="P1" draw:layer="layout" svg:x1="8.446cm" svg:y1="7.598cm" svg:x2="8.47cm" svg:y2="7.641cm">
                  <text:p/>
                </draw:line>
              </draw:g>
              <draw:g>
                <draw:line draw:style-name="gr2" draw:text-style-name="P1" draw:layer="layout" svg:x1="8.374cm" svg:y1="7.637cm" svg:x2="8.42cm" svg:y2="7.612cm">
                  <text:p/>
                </draw:line>
                <draw:line draw:style-name="gr2" draw:text-style-name="P1" draw:layer="layout" svg:x1="8.42cm" svg:y1="7.612cm" svg:x2="8.444cm" svg:y2="7.656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1.07075949609852) translate (8.129cm 7.30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086cm 7.32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157cm 7.28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062cm 7.3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137cm 7.31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095cm 7.34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165cm 7.30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07cm 7.35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141cm 7.35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118cm 7.31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154cm 7.37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105cm 7.2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124cm 7.36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103cm 7.3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138cm 7.38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089cm 7.2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178cm" svg:y1="7.279cm" svg:x2="8.133cm" svg:y2="7.304cm">
                  <text:p/>
                </draw:line>
                <draw:line draw:style-name="gr2" draw:text-style-name="P1" draw:layer="layout" svg:x1="8.133cm" svg:y1="7.304cm" svg:x2="8.109cm" svg:y2="7.261cm">
                  <text:p/>
                </draw:line>
              </draw:g>
              <draw:g>
                <draw:line draw:style-name="gr2" draw:text-style-name="P1" draw:layer="layout" svg:x1="8.061cm" svg:y1="7.343cm" svg:x2="8.107cm" svg:y2="7.318cm">
                  <text:p/>
                </draw:line>
                <draw:line draw:style-name="gr2" draw:text-style-name="P1" draw:layer="layout" svg:x1="8.107cm" svg:y1="7.319cm" svg:x2="8.083cm" svg:y2="7.275cm">
                  <text:p/>
                </draw:line>
              </draw:g>
              <draw:g>
                <draw:line draw:style-name="gr2" draw:text-style-name="P1" draw:layer="layout" svg:x1="8.192cm" svg:y1="7.305cm" svg:x2="8.147cm" svg:y2="7.33cm">
                  <text:p/>
                </draw:line>
                <draw:line draw:style-name="gr2" draw:text-style-name="P1" draw:layer="layout" svg:x1="8.147cm" svg:y1="7.33cm" svg:x2="8.171cm" svg:y2="7.373cm">
                  <text:p/>
                </draw:line>
              </draw:g>
              <draw:g>
                <draw:line draw:style-name="gr2" draw:text-style-name="P1" draw:layer="layout" svg:x1="8.075cm" svg:y1="7.369cm" svg:x2="8.121cm" svg:y2="7.344cm">
                  <text:p/>
                </draw:line>
                <draw:line draw:style-name="gr2" draw:text-style-name="P1" draw:layer="layout" svg:x1="8.121cm" svg:y1="7.343cm" svg:x2="8.145cm" svg:y2="7.387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1.07075949609852) translate (8.189cm 7.41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147cm 7.43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17cm 7.39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122cm 7.4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198cm 7.42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155cm 7.45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26cm 7.41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131cm 7.46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201cm 7.46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178cm 7.42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214cm 7.4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166cm 7.39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185cm 7.47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162cm 7.43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199cm 7.4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15cm 7.40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238cm" svg:y1="7.39cm" svg:x2="8.193cm" svg:y2="7.415cm">
                  <text:p/>
                </draw:line>
                <draw:line draw:style-name="gr2" draw:text-style-name="P1" draw:layer="layout" svg:x1="8.194cm" svg:y1="7.415cm" svg:x2="8.17cm" svg:y2="7.372cm">
                  <text:p/>
                </draw:line>
              </draw:g>
              <draw:g>
                <draw:line draw:style-name="gr2" draw:text-style-name="P1" draw:layer="layout" svg:x1="8.122cm" svg:y1="7.454cm" svg:x2="8.168cm" svg:y2="7.429cm">
                  <text:p/>
                </draw:line>
                <draw:line draw:style-name="gr2" draw:text-style-name="P1" draw:layer="layout" svg:x1="8.168cm" svg:y1="7.43cm" svg:x2="8.144cm" svg:y2="7.386cm">
                  <text:p/>
                </draw:line>
              </draw:g>
              <draw:g>
                <draw:line draw:style-name="gr2" draw:text-style-name="P1" draw:layer="layout" svg:x1="8.252cm" svg:y1="7.416cm" svg:x2="8.207cm" svg:y2="7.441cm">
                  <text:p/>
                </draw:line>
                <draw:line draw:style-name="gr2" draw:text-style-name="P1" draw:layer="layout" svg:x1="8.208cm" svg:y1="7.44cm" svg:x2="8.232cm" svg:y2="7.483cm">
                  <text:p/>
                </draw:line>
              </draw:g>
              <draw:g>
                <draw:line draw:style-name="gr2" draw:text-style-name="P1" draw:layer="layout" svg:x1="8.136cm" svg:y1="7.479cm" svg:x2="8.182cm" svg:y2="7.454cm">
                  <text:p/>
                </draw:line>
                <draw:line draw:style-name="gr2" draw:text-style-name="P1" draw:layer="layout" svg:x1="8.181cm" svg:y1="7.454cm" svg:x2="8.205cm" svg:y2="7.498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1.07075949609852) translate (8.25cm 7.52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07cm 7.54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78cm 7.5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183cm 7.56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259cm 7.53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16cm 7.56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86cm 7.52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192cm 7.57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262cm 7.57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239cm 7.5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275cm 7.59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226cm 7.5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246cm 7.58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223cm 7.54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259cm 7.60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21cm 7.51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299cm" svg:y1="7.501cm" svg:x2="8.254cm" svg:y2="7.526cm">
                  <text:p/>
                </draw:line>
                <draw:line draw:style-name="gr2" draw:text-style-name="P1" draw:layer="layout" svg:x1="8.255cm" svg:y1="7.526cm" svg:x2="8.231cm" svg:y2="7.483cm">
                  <text:p/>
                </draw:line>
              </draw:g>
              <draw:g>
                <draw:line draw:style-name="gr2" draw:text-style-name="P1" draw:layer="layout" svg:x1="8.182cm" svg:y1="7.565cm" svg:x2="8.228cm" svg:y2="7.54cm">
                  <text:p/>
                </draw:line>
                <draw:line draw:style-name="gr2" draw:text-style-name="P1" draw:layer="layout" svg:x1="8.229cm" svg:y1="7.541cm" svg:x2="8.205cm" svg:y2="7.497cm">
                  <text:p/>
                </draw:line>
              </draw:g>
              <draw:g>
                <draw:line draw:style-name="gr2" draw:text-style-name="P1" draw:layer="layout" svg:x1="8.313cm" svg:y1="7.527cm" svg:x2="8.268cm" svg:y2="7.552cm">
                  <text:p/>
                </draw:line>
                <draw:line draw:style-name="gr2" draw:text-style-name="P1" draw:layer="layout" svg:x1="8.268cm" svg:y1="7.551cm" svg:x2="8.292cm" svg:y2="7.594cm">
                  <text:p/>
                </draw:line>
              </draw:g>
              <draw:g>
                <draw:line draw:style-name="gr2" draw:text-style-name="P1" draw:layer="layout" svg:x1="8.196cm" svg:y1="7.59cm" svg:x2="8.242cm" svg:y2="7.565cm">
                  <text:p/>
                </draw:line>
                <draw:line draw:style-name="gr2" draw:text-style-name="P1" draw:layer="layout" svg:x1="8.242cm" svg:y1="7.565cm" svg:x2="8.266cm" svg:y2="7.609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1.07075949609852) translate (8.311cm 7.63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68cm 7.65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38cm 7.6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43cm 7.67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319cm 7.64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77cm 7.67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47cm 7.63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252cm 7.68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22cm 7.6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cm 7.64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336cm 7.71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286cm 7.62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07cm 7.6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284cm 7.65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2cm 7.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271cm 7.6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359cm" svg:y1="7.612cm" svg:x2="8.314cm" svg:y2="7.637cm">
                  <text:p/>
                </draw:line>
                <draw:line draw:style-name="gr2" draw:text-style-name="P1" draw:layer="layout" svg:x1="8.315cm" svg:y1="7.637cm" svg:x2="8.291cm" svg:y2="7.594cm">
                  <text:p/>
                </draw:line>
              </draw:g>
              <draw:g>
                <draw:line draw:style-name="gr2" draw:text-style-name="P1" draw:layer="layout" svg:x1="8.243cm" svg:y1="7.676cm" svg:x2="8.289cm" svg:y2="7.651cm">
                  <text:p/>
                </draw:line>
                <draw:line draw:style-name="gr2" draw:text-style-name="P1" draw:layer="layout" svg:x1="8.289cm" svg:y1="7.652cm" svg:x2="8.265cm" svg:y2="7.608cm">
                  <text:p/>
                </draw:line>
              </draw:g>
              <draw:g>
                <draw:line draw:style-name="gr2" draw:text-style-name="P1" draw:layer="layout" svg:x1="8.374cm" svg:y1="7.638cm" svg:x2="8.329cm" svg:y2="7.663cm">
                  <text:p/>
                </draw:line>
                <draw:line draw:style-name="gr2" draw:text-style-name="P1" draw:layer="layout" svg:x1="8.329cm" svg:y1="7.662cm" svg:x2="8.353cm" svg:y2="7.705cm">
                  <text:p/>
                </draw:line>
              </draw:g>
              <draw:g>
                <draw:line draw:style-name="gr2" draw:text-style-name="P1" draw:layer="layout" svg:x1="8.257cm" svg:y1="7.701cm" svg:x2="8.303cm" svg:y2="7.676cm">
                  <text:p/>
                </draw:line>
                <draw:line draw:style-name="gr2" draw:text-style-name="P1" draw:layer="layout" svg:x1="8.303cm" svg:y1="7.676cm" svg:x2="8.327cm" svg:y2="7.72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1.07075949609852) translate (8.481cm 7.10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435cm 7.13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509cm 7.09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414cm 7.14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49cm 7.12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442cm 7.1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518cm 7.11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423cm 7.16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92cm 7.16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69cm 7.1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506cm 7.18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57cm 7.0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77cm 7.1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54cm 7.1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49cm 7.19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41cm 7.10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529cm" svg:y1="7.087cm" svg:x2="8.484cm" svg:y2="7.112cm">
                  <text:p/>
                </draw:line>
                <draw:line draw:style-name="gr2" draw:text-style-name="P1" draw:layer="layout" svg:x1="8.485cm" svg:y1="7.112cm" svg:x2="8.461cm" svg:y2="7.069cm">
                  <text:p/>
                </draw:line>
              </draw:g>
              <draw:g>
                <draw:line draw:style-name="gr2" draw:text-style-name="P1" draw:layer="layout" svg:x1="8.413cm" svg:y1="7.151cm" svg:x2="8.459cm" svg:y2="7.126cm">
                  <text:p/>
                </draw:line>
                <draw:line draw:style-name="gr2" draw:text-style-name="P1" draw:layer="layout" svg:x1="8.459cm" svg:y1="7.127cm" svg:x2="8.435cm" svg:y2="7.083cm">
                  <text:p/>
                </draw:line>
              </draw:g>
              <draw:g>
                <draw:line draw:style-name="gr2" draw:text-style-name="P1" draw:layer="layout" svg:x1="8.544cm" svg:y1="7.113cm" svg:x2="8.499cm" svg:y2="7.138cm">
                  <text:p/>
                </draw:line>
                <draw:line draw:style-name="gr2" draw:text-style-name="P1" draw:layer="layout" svg:x1="8.499cm" svg:y1="7.137cm" svg:x2="8.523cm" svg:y2="7.18cm">
                  <text:p/>
                </draw:line>
              </draw:g>
              <draw:g>
                <draw:line draw:style-name="gr2" draw:text-style-name="P1" draw:layer="layout" svg:x1="8.427cm" svg:y1="7.176cm" svg:x2="8.473cm" svg:y2="7.151cm">
                  <text:p/>
                </draw:line>
                <draw:line draw:style-name="gr2" draw:text-style-name="P1" draw:layer="layout" svg:x1="8.472cm" svg:y1="7.151cm" svg:x2="8.496cm" svg:y2="7.195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1.07075949609852) translate (8.541cm 7.21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494cm 7.24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569cm 7.20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474cm 7.25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55cm 7.23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503cm 7.26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577cm 7.22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482cm 7.27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553cm 7.2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53cm 7.23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566cm 7.29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518cm 7.2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537cm 7.28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514cm 7.23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551cm 7.3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501cm 7.2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59cm" svg:y1="7.198cm" svg:x2="8.545cm" svg:y2="7.223cm">
                  <text:p/>
                </draw:line>
                <draw:line draw:style-name="gr2" draw:text-style-name="P1" draw:layer="layout" svg:x1="8.546cm" svg:y1="7.223cm" svg:x2="8.522cm" svg:y2="7.18cm">
                  <text:p/>
                </draw:line>
              </draw:g>
              <draw:g>
                <draw:line draw:style-name="gr2" draw:text-style-name="P1" draw:layer="layout" svg:x1="8.474cm" svg:y1="7.262cm" svg:x2="8.52cm" svg:y2="7.237cm">
                  <text:p/>
                </draw:line>
                <draw:line draw:style-name="gr2" draw:text-style-name="P1" draw:layer="layout" svg:x1="8.52cm" svg:y1="7.238cm" svg:x2="8.496cm" svg:y2="7.194cm">
                  <text:p/>
                </draw:line>
              </draw:g>
              <draw:g>
                <draw:line draw:style-name="gr2" draw:text-style-name="P1" draw:layer="layout" svg:x1="8.604cm" svg:y1="7.224cm" svg:x2="8.559cm" svg:y2="7.249cm">
                  <text:p/>
                </draw:line>
                <draw:line draw:style-name="gr2" draw:text-style-name="P1" draw:layer="layout" svg:x1="8.559cm" svg:y1="7.248cm" svg:x2="8.583cm" svg:y2="7.291cm">
                  <text:p/>
                </draw:line>
              </draw:g>
              <draw:g>
                <draw:line draw:style-name="gr2" draw:text-style-name="P1" draw:layer="layout" svg:x1="8.487cm" svg:y1="7.287cm" svg:x2="8.533cm" svg:y2="7.262cm">
                  <text:p/>
                </draw:line>
                <draw:line draw:style-name="gr2" draw:text-style-name="P1" draw:layer="layout" svg:x1="8.533cm" svg:y1="7.262cm" svg:x2="8.557cm" svg:y2="7.306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1.07075949609852) translate (8.602cm 7.3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555cm 7.35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629cm 7.31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535cm 7.3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61cm 7.34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564cm 7.37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638cm 7.33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543cm 7.38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614cm 7.38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591cm 7.34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627cm 7.4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578cm 7.31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598cm 7.39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575cm 7.35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61cm 7.4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562cm 7.32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651cm" svg:y1="7.309cm" svg:x2="8.606cm" svg:y2="7.334cm">
                  <text:p/>
                </draw:line>
                <draw:line draw:style-name="gr2" draw:text-style-name="P1" draw:layer="layout" svg:x1="8.606cm" svg:y1="7.334cm" svg:x2="8.582cm" svg:y2="7.291cm">
                  <text:p/>
                </draw:line>
              </draw:g>
              <draw:g>
                <draw:line draw:style-name="gr2" draw:text-style-name="P1" draw:layer="layout" svg:x1="8.534cm" svg:y1="7.373cm" svg:x2="8.58cm" svg:y2="7.348cm">
                  <text:p/>
                </draw:line>
                <draw:line draw:style-name="gr2" draw:text-style-name="P1" draw:layer="layout" svg:x1="8.58cm" svg:y1="7.349cm" svg:x2="8.556cm" svg:y2="7.305cm">
                  <text:p/>
                </draw:line>
              </draw:g>
              <draw:g>
                <draw:line draw:style-name="gr2" draw:text-style-name="P1" draw:layer="layout" svg:x1="8.665cm" svg:y1="7.335cm" svg:x2="8.62cm" svg:y2="7.36cm">
                  <text:p/>
                </draw:line>
                <draw:line draw:style-name="gr2" draw:text-style-name="P1" draw:layer="layout" svg:x1="8.62cm" svg:y1="7.359cm" svg:x2="8.644cm" svg:y2="7.402cm">
                  <text:p/>
                </draw:line>
              </draw:g>
              <draw:g>
                <draw:line draw:style-name="gr2" draw:text-style-name="P1" draw:layer="layout" svg:x1="8.548cm" svg:y1="7.398cm" svg:x2="8.594cm" svg:y2="7.373cm">
                  <text:p/>
                </draw:line>
                <draw:line draw:style-name="gr2" draw:text-style-name="P1" draw:layer="layout" svg:x1="8.594cm" svg:y1="7.373cm" svg:x2="8.618cm" svg:y2="7.417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1.07075949609852) translate (8.662cm 7.44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616cm 7.46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69cm 7.42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595cm 7.4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671cm 7.45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625cm 7.48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699cm 7.44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604cm 7.49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675cm 7.49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652cm 7.45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687cm 7.51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639cm 7.4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658cm 7.50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636cm 7.46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672cm 7.52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623cm 7.43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711cm" svg:y1="7.42cm" svg:x2="8.666cm" svg:y2="7.445cm">
                  <text:p/>
                </draw:line>
                <draw:line draw:style-name="gr2" draw:text-style-name="P1" draw:layer="layout" svg:x1="8.667cm" svg:y1="7.444cm" svg:x2="8.643cm" svg:y2="7.401cm">
                  <text:p/>
                </draw:line>
              </draw:g>
              <draw:g>
                <draw:line draw:style-name="gr2" draw:text-style-name="P1" draw:layer="layout" svg:x1="8.595cm" svg:y1="7.484cm" svg:x2="8.641cm" svg:y2="7.459cm">
                  <text:p/>
                </draw:line>
                <draw:line draw:style-name="gr2" draw:text-style-name="P1" draw:layer="layout" svg:x1="8.641cm" svg:y1="7.46cm" svg:x2="8.617cm" svg:y2="7.416cm">
                  <text:p/>
                </draw:line>
              </draw:g>
              <draw:g>
                <draw:line draw:style-name="gr2" draw:text-style-name="P1" draw:layer="layout" svg:x1="8.725cm" svg:y1="7.446cm" svg:x2="8.68cm" svg:y2="7.471cm">
                  <text:p/>
                </draw:line>
                <draw:line draw:style-name="gr2" draw:text-style-name="P1" draw:layer="layout" svg:x1="8.681cm" svg:y1="7.47cm" svg:x2="8.705cm" svg:y2="7.513cm">
                  <text:p/>
                </draw:line>
              </draw:g>
              <draw:g>
                <draw:line draw:style-name="gr2" draw:text-style-name="P1" draw:layer="layout" svg:x1="8.609cm" svg:y1="7.509cm" svg:x2="8.655cm" svg:y2="7.484cm">
                  <text:p/>
                </draw:line>
                <draw:line draw:style-name="gr2" draw:text-style-name="P1" draw:layer="layout" svg:x1="8.654cm" svg:y1="7.484cm" svg:x2="8.678cm" svg:y2="7.528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1.07075949609852) translate (8.367cm 7.17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21cm 7.19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388cm 7.15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293cm 7.21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76cm 7.18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29cm 7.21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396cm 7.17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301cm 7.22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75cm 7.2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52cm 7.18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389cm 7.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39cm 7.1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6cm 7.2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37cm 7.19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372cm 7.25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23cm 7.16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412cm" svg:y1="7.151cm" svg:x2="8.367cm" svg:y2="7.176cm">
                  <text:p/>
                </draw:line>
                <draw:line draw:style-name="gr2" draw:text-style-name="P1" draw:layer="layout" svg:x1="8.368cm" svg:y1="7.176cm" svg:x2="8.344cm" svg:y2="7.133cm">
                  <text:p/>
                </draw:line>
              </draw:g>
              <draw:g>
                <draw:line draw:style-name="gr2" draw:text-style-name="P1" draw:layer="layout" svg:x1="8.296cm" svg:y1="7.215cm" svg:x2="8.342cm" svg:y2="7.19cm">
                  <text:p/>
                </draw:line>
                <draw:line draw:style-name="gr2" draw:text-style-name="P1" draw:layer="layout" svg:x1="8.342cm" svg:y1="7.191cm" svg:x2="8.318cm" svg:y2="7.147cm">
                  <text:p/>
                </draw:line>
              </draw:g>
              <draw:g>
                <draw:line draw:style-name="gr2" draw:text-style-name="P1" draw:layer="layout" svg:x1="8.426cm" svg:y1="7.177cm" svg:x2="8.381cm" svg:y2="7.202cm">
                  <text:p/>
                </draw:line>
                <draw:line draw:style-name="gr2" draw:text-style-name="P1" draw:layer="layout" svg:x1="8.382cm" svg:y1="7.201cm" svg:x2="8.406cm" svg:y2="7.244cm">
                  <text:p/>
                </draw:line>
              </draw:g>
              <draw:g>
                <draw:line draw:style-name="gr2" draw:text-style-name="P1" draw:layer="layout" svg:x1="8.31cm" svg:y1="7.24cm" svg:x2="8.356cm" svg:y2="7.215cm">
                  <text:p/>
                </draw:line>
                <draw:line draw:style-name="gr2" draw:text-style-name="P1" draw:layer="layout" svg:x1="8.355cm" svg:y1="7.215cm" svg:x2="8.379cm" svg:y2="7.259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1.07075949609852) translate (8.427cm 7.28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81cm 7.30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448cm 7.2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353cm 7.32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436cm 7.29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39cm 7.32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457cm 7.28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362cm 7.33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35cm 7.33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13cm 7.29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48cm 7.36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4cm 7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19cm 7.3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97cm 7.30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33cm 7.3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384cm 7.2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473cm" svg:y1="7.262cm" svg:x2="8.428cm" svg:y2="7.287cm">
                  <text:p/>
                </draw:line>
                <draw:line draw:style-name="gr2" draw:text-style-name="P1" draw:layer="layout" svg:x1="8.429cm" svg:y1="7.287cm" svg:x2="8.405cm" svg:y2="7.244cm">
                  <text:p/>
                </draw:line>
              </draw:g>
              <draw:g>
                <draw:line draw:style-name="gr2" draw:text-style-name="P1" draw:layer="layout" svg:x1="8.356cm" svg:y1="7.326cm" svg:x2="8.402cm" svg:y2="7.301cm">
                  <text:p/>
                </draw:line>
                <draw:line draw:style-name="gr2" draw:text-style-name="P1" draw:layer="layout" svg:x1="8.403cm" svg:y1="7.302cm" svg:x2="8.379cm" svg:y2="7.258cm">
                  <text:p/>
                </draw:line>
              </draw:g>
              <draw:g>
                <draw:line draw:style-name="gr2" draw:text-style-name="P1" draw:layer="layout" svg:x1="8.487cm" svg:y1="7.288cm" svg:x2="8.442cm" svg:y2="7.313cm">
                  <text:p/>
                </draw:line>
                <draw:line draw:style-name="gr2" draw:text-style-name="P1" draw:layer="layout" svg:x1="8.442cm" svg:y1="7.312cm" svg:x2="8.466cm" svg:y2="7.355cm">
                  <text:p/>
                </draw:line>
              </draw:g>
              <draw:g>
                <draw:line draw:style-name="gr2" draw:text-style-name="P1" draw:layer="layout" svg:x1="8.37cm" svg:y1="7.351cm" svg:x2="8.416cm" svg:y2="7.326cm">
                  <text:p/>
                </draw:line>
                <draw:line draw:style-name="gr2" draw:text-style-name="P1" draw:layer="layout" svg:x1="8.416cm" svg:y1="7.326cm" svg:x2="8.44cm" svg:y2="7.37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1.07075949609852) translate (8.488cm 7.39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442cm 7.4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509cm 7.38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414cm 7.43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497cm 7.41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45cm 7.43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518cm 7.39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423cm 7.44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496cm 7.4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474cm 7.40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509cm 7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61cm 7.38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48cm 7.45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57cm 7.4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93cm 7.4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445cm 7.39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533cm" svg:y1="7.373cm" svg:x2="8.488cm" svg:y2="7.398cm">
                  <text:p/>
                </draw:line>
                <draw:line draw:style-name="gr2" draw:text-style-name="P1" draw:layer="layout" svg:x1="8.489cm" svg:y1="7.398cm" svg:x2="8.465cm" svg:y2="7.355cm">
                  <text:p/>
                </draw:line>
              </draw:g>
              <draw:g>
                <draw:line draw:style-name="gr2" draw:text-style-name="P1" draw:layer="layout" svg:x1="8.417cm" svg:y1="7.437cm" svg:x2="8.463cm" svg:y2="7.412cm">
                  <text:p/>
                </draw:line>
                <draw:line draw:style-name="gr2" draw:text-style-name="P1" draw:layer="layout" svg:x1="8.463cm" svg:y1="7.413cm" svg:x2="8.439cm" svg:y2="7.369cm">
                  <text:p/>
                </draw:line>
              </draw:g>
              <draw:g>
                <draw:line draw:style-name="gr2" draw:text-style-name="P1" draw:layer="layout" svg:x1="8.548cm" svg:y1="7.399cm" svg:x2="8.503cm" svg:y2="7.424cm">
                  <text:p/>
                </draw:line>
                <draw:line draw:style-name="gr2" draw:text-style-name="P1" draw:layer="layout" svg:x1="8.503cm" svg:y1="7.423cm" svg:x2="8.527cm" svg:y2="7.466cm">
                  <text:p/>
                </draw:line>
              </draw:g>
              <draw:g>
                <draw:line draw:style-name="gr2" draw:text-style-name="P1" draw:layer="layout" svg:x1="8.431cm" svg:y1="7.462cm" svg:x2="8.477cm" svg:y2="7.437cm">
                  <text:p/>
                </draw:line>
                <draw:line draw:style-name="gr2" draw:text-style-name="P1" draw:layer="layout" svg:x1="8.476cm" svg:y1="7.437cm" svg:x2="8.5cm" svg:y2="7.481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1.07075949609852) translate (8.549cm 7.50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502cm 7.53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569cm 7.49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475cm 7.54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558cm 7.5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07075949609852) translate (8.511cm 7.54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578cm 7.50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07075949609852) translate (8.484cm 7.5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557cm 7.55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534cm 7.51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57cm 7.58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521cm 7.49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541cm 7.5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518cm 7.5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2.64155582289342) translate (8.554cm 7.59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64155582289342) translate (8.505cm 7.50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594cm" svg:y1="7.484cm" svg:x2="8.549cm" svg:y2="7.509cm">
                  <text:p/>
                </draw:line>
                <draw:line draw:style-name="gr2" draw:text-style-name="P1" draw:layer="layout" svg:x1="8.55cm" svg:y1="7.509cm" svg:x2="8.526cm" svg:y2="7.466cm">
                  <text:p/>
                </draw:line>
              </draw:g>
              <draw:g>
                <draw:line draw:style-name="gr2" draw:text-style-name="P1" draw:layer="layout" svg:x1="8.478cm" svg:y1="7.548cm" svg:x2="8.524cm" svg:y2="7.523cm">
                  <text:p/>
                </draw:line>
                <draw:line draw:style-name="gr2" draw:text-style-name="P1" draw:layer="layout" svg:x1="8.524cm" svg:y1="7.524cm" svg:x2="8.5cm" svg:y2="7.48cm">
                  <text:p/>
                </draw:line>
              </draw:g>
              <draw:g>
                <draw:line draw:style-name="gr2" draw:text-style-name="P1" draw:layer="layout" svg:x1="8.608cm" svg:y1="7.51cm" svg:x2="8.563cm" svg:y2="7.535cm">
                  <text:p/>
                </draw:line>
                <draw:line draw:style-name="gr2" draw:text-style-name="P1" draw:layer="layout" svg:x1="8.563cm" svg:y1="7.534cm" svg:x2="8.587cm" svg:y2="7.577cm">
                  <text:p/>
                </draw:line>
              </draw:g>
              <draw:g>
                <draw:line draw:style-name="gr2" draw:text-style-name="P1" draw:layer="layout" svg:x1="8.491cm" svg:y1="7.573cm" svg:x2="8.537cm" svg:y2="7.548cm">
                  <text:p/>
                </draw:line>
                <draw:line draw:style-name="gr2" draw:text-style-name="P1" draw:layer="layout" svg:x1="8.537cm" svg:y1="7.548cm" svg:x2="8.561cm" svg:y2="7.592cm">
                  <text:p/>
                </draw:line>
              </draw:g>
            </draw:g>
          </draw:g>
        </draw:g>
        <draw:g>
          <draw:g>
            <draw:custom-shape draw:style-name="gr1" draw:text-style-name="P1" draw:layer="layout" svg:width="0.009cm" svg:height="0.025cm" draw:transform="rotate (-0.597600735882859) translate (9.914cm 7.06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944cm 7.1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898cm 7.04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959cm 7.13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929cm 7.05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959cm 7.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913cm 7.03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974cm 7.12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9.934cm 7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9.896cm 7.09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9.958cm 7.0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9.872cm 7.11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45cm 7.08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06cm 7.11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9.968cm 7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883cm 7.1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884cm" svg:y1="7.049cm" svg:x2="9.913cm" svg:y2="7.092cm">
                  <text:p/>
                </draw:line>
                <draw:line draw:style-name="gr2" draw:text-style-name="P1" draw:layer="layout" svg:x1="9.913cm" svg:y1="7.091cm" svg:x2="9.872cm" svg:y2="7.119cm">
                  <text:p/>
                </draw:line>
              </draw:g>
              <draw:g>
                <draw:line draw:style-name="gr2" draw:text-style-name="P1" draw:layer="layout" svg:x1="9.96cm" svg:y1="7.159cm" svg:x2="9.93cm" svg:y2="7.115cm">
                  <text:p/>
                </draw:line>
                <draw:line draw:style-name="gr2" draw:text-style-name="P1" draw:layer="layout" svg:x1="9.93cm" svg:y1="7.116cm" svg:x2="9.889cm" svg:y2="7.144cm">
                  <text:p/>
                </draw:line>
              </draw:g>
              <draw:g>
                <draw:line draw:style-name="gr2" draw:text-style-name="P1" draw:layer="layout" svg:x1="9.908cm" svg:y1="7.032cm" svg:x2="9.937cm" svg:y2="7.075cm">
                  <text:p/>
                </draw:line>
                <draw:line draw:style-name="gr2" draw:text-style-name="P1" draw:layer="layout" svg:x1="9.937cm" svg:y1="7.075cm" svg:x2="9.978cm" svg:y2="7.047cm">
                  <text:p/>
                </draw:line>
              </draw:g>
              <draw:g>
                <draw:line draw:style-name="gr2" draw:text-style-name="P1" draw:layer="layout" svg:x1="9.983cm" svg:y1="7.143cm" svg:x2="9.953cm" svg:y2="7.099cm">
                  <text:p/>
                </draw:line>
                <draw:line draw:style-name="gr2" draw:text-style-name="P1" draw:layer="layout" svg:x1="9.953cm" svg:y1="7.1cm" svg:x2="9.994cm" svg:y2="7.072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5cm" draw:transform="rotate (-0.597600735882859) translate (10.018cm 6.99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48cm 7.03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02cm 6.97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63cm 7.06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33cm 6.98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63cm 7.02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17cm 6.96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78cm 7.05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039cm 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cm 7.02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062cm 6.98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9.977cm 7.04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49cm 7.01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1cm 7.04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72cm 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88cm 7.05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988cm" svg:y1="6.978cm" svg:x2="10.017cm" svg:y2="7.021cm">
                  <text:p/>
                </draw:line>
                <draw:line draw:style-name="gr2" draw:text-style-name="P1" draw:layer="layout" svg:x1="10.018cm" svg:y1="7.02cm" svg:x2="9.977cm" svg:y2="7.048cm">
                  <text:p/>
                </draw:line>
              </draw:g>
              <draw:g>
                <draw:line draw:style-name="gr2" draw:text-style-name="P1" draw:layer="layout" svg:x1="10.064cm" svg:y1="7.088cm" svg:x2="10.034cm" svg:y2="7.044cm">
                  <text:p/>
                </draw:line>
                <draw:line draw:style-name="gr2" draw:text-style-name="P1" draw:layer="layout" svg:x1="10.034cm" svg:y1="7.044cm" svg:x2="9.993cm" svg:y2="7.072cm">
                  <text:p/>
                </draw:line>
              </draw:g>
              <draw:g>
                <draw:line draw:style-name="gr2" draw:text-style-name="P1" draw:layer="layout" svg:x1="10.013cm" svg:y1="6.961cm" svg:x2="10.042cm" svg:y2="7.004cm">
                  <text:p/>
                </draw:line>
                <draw:line draw:style-name="gr2" draw:text-style-name="P1" draw:layer="layout" svg:x1="10.041cm" svg:y1="7.004cm" svg:x2="10.082cm" svg:y2="6.976cm">
                  <text:p/>
                </draw:line>
              </draw:g>
              <draw:g>
                <draw:line draw:style-name="gr2" draw:text-style-name="P1" draw:layer="layout" svg:x1="10.088cm" svg:y1="7.072cm" svg:x2="10.058cm" svg:y2="7.028cm">
                  <text:p/>
                </draw:line>
                <draw:line draw:style-name="gr2" draw:text-style-name="P1" draw:layer="layout" svg:x1="10.058cm" svg:y1="7.029cm" svg:x2="10.099cm" svg:y2="7.001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5cm" draw:transform="rotate (-0.597600735882859) translate (10.123cm 6.92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53cm 6.96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07cm 6.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68cm 6.9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38cm 6.9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68cm 6.95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22cm 6.8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83cm 6.9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144cm 6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105cm 6.9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166cm 6.91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082cm 6.9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154cm 6.94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115cm 6.9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177cm 6.9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92cm 6.98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10.093cm" svg:y1="6.907cm" svg:x2="10.122cm" svg:y2="6.95cm">
                  <text:p/>
                </draw:line>
                <draw:line draw:style-name="gr2" draw:text-style-name="P1" draw:layer="layout" svg:x1="10.122cm" svg:y1="6.949cm" svg:x2="10.081cm" svg:y2="6.977cm">
                  <text:p/>
                </draw:line>
              </draw:g>
              <draw:g>
                <draw:line draw:style-name="gr2" draw:text-style-name="P1" draw:layer="layout" svg:x1="10.169cm" svg:y1="7.017cm" svg:x2="10.139cm" svg:y2="6.973cm">
                  <text:p/>
                </draw:line>
                <draw:line draw:style-name="gr2" draw:text-style-name="P1" draw:layer="layout" svg:x1="10.139cm" svg:y1="6.973cm" svg:x2="10.098cm" svg:y2="7.001cm">
                  <text:p/>
                </draw:line>
              </draw:g>
              <draw:g>
                <draw:line draw:style-name="gr2" draw:text-style-name="P1" draw:layer="layout" svg:x1="10.117cm" svg:y1="6.89cm" svg:x2="10.146cm" svg:y2="6.933cm">
                  <text:p/>
                </draw:line>
                <draw:line draw:style-name="gr2" draw:text-style-name="P1" draw:layer="layout" svg:x1="10.146cm" svg:y1="6.933cm" svg:x2="10.187cm" svg:y2="6.905cm">
                  <text:p/>
                </draw:line>
              </draw:g>
              <draw:g>
                <draw:line draw:style-name="gr2" draw:text-style-name="P1" draw:layer="layout" svg:x1="10.192cm" svg:y1="7.001cm" svg:x2="10.162cm" svg:y2="6.957cm">
                  <text:p/>
                </draw:line>
                <draw:line draw:style-name="gr2" draw:text-style-name="P1" draw:layer="layout" svg:x1="10.162cm" svg:y1="6.957cm" svg:x2="10.203cm" svg:y2="6.929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5cm" draw:transform="rotate (-0.597600735882859) translate (10.227cm 6.85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257cm 6.89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211cm 6.8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272cm 6.91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242cm 6.84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272cm 6.88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226cm 6.81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287cm 6.90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248cm 6.85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209cm 6.88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271cm 6.84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187cm 6.89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258cm 6.87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22cm 6.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282cm 6.85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197cm 6.9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10.197cm" svg:y1="6.836cm" svg:x2="10.226cm" svg:y2="6.879cm">
                  <text:p/>
                </draw:line>
                <draw:line draw:style-name="gr2" draw:text-style-name="P1" draw:layer="layout" svg:x1="10.227cm" svg:y1="6.878cm" svg:x2="10.186cm" svg:y2="6.906cm">
                  <text:p/>
                </draw:line>
              </draw:g>
              <draw:g>
                <draw:line draw:style-name="gr2" draw:text-style-name="P1" draw:layer="layout" svg:x1="10.273cm" svg:y1="6.946cm" svg:x2="10.243cm" svg:y2="6.902cm">
                  <text:p/>
                </draw:line>
                <draw:line draw:style-name="gr2" draw:text-style-name="P1" draw:layer="layout" svg:x1="10.243cm" svg:y1="6.902cm" svg:x2="10.202cm" svg:y2="6.93cm">
                  <text:p/>
                </draw:line>
              </draw:g>
              <draw:g>
                <draw:line draw:style-name="gr2" draw:text-style-name="P1" draw:layer="layout" svg:x1="10.222cm" svg:y1="6.819cm" svg:x2="10.251cm" svg:y2="6.862cm">
                  <text:p/>
                </draw:line>
                <draw:line draw:style-name="gr2" draw:text-style-name="P1" draw:layer="layout" svg:x1="10.25cm" svg:y1="6.862cm" svg:x2="10.291cm" svg:y2="6.834cm">
                  <text:p/>
                </draw:line>
              </draw:g>
              <draw:g>
                <draw:line draw:style-name="gr2" draw:text-style-name="P1" draw:layer="layout" svg:x1="10.297cm" svg:y1="6.93cm" svg:x2="10.267cm" svg:y2="6.886cm">
                  <text:p/>
                </draw:line>
                <draw:line draw:style-name="gr2" draw:text-style-name="P1" draw:layer="layout" svg:x1="10.267cm" svg:y1="6.886cm" svg:x2="10.308cm" svg:y2="6.858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6cm" draw:transform="rotate (-0.597600735882859) translate (9.989cm 7.17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19cm 7.2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974cm 7.15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34cm 7.24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004cm 7.16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33cm 7.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988cm 7.14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49cm 7.23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1cm 7.18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71cm 7.20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033cm 7.16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48cm 7.22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2cm 7.1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81cm 7.2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043cm 7.18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58cm 7.23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959cm" svg:y1="7.159cm" svg:x2="9.988cm" svg:y2="7.202cm">
                  <text:p/>
                </draw:line>
                <draw:line draw:style-name="gr2" draw:text-style-name="P1" draw:layer="layout" svg:x1="9.988cm" svg:y1="7.202cm" svg:x2="9.947cm" svg:y2="7.23cm">
                  <text:p/>
                </draw:line>
              </draw:g>
              <draw:g>
                <draw:line draw:style-name="gr2" draw:text-style-name="P1" draw:layer="layout" svg:x1="10.035cm" svg:y1="7.27cm" svg:x2="10.005cm" svg:y2="7.226cm">
                  <text:p/>
                </draw:line>
                <draw:line draw:style-name="gr2" draw:text-style-name="P1" draw:layer="layout" svg:x1="10.005cm" svg:y1="7.226cm" svg:x2="9.964cm" svg:y2="7.254cm">
                  <text:p/>
                </draw:line>
              </draw:g>
              <draw:g>
                <draw:line draw:style-name="gr2" draw:text-style-name="P1" draw:layer="layout" svg:x1="9.983cm" svg:y1="7.143cm" svg:x2="10.012cm" svg:y2="7.186cm">
                  <text:p/>
                </draw:line>
                <draw:line draw:style-name="gr2" draw:text-style-name="P1" draw:layer="layout" svg:x1="10.012cm" svg:y1="7.185cm" svg:x2="10.053cm" svg:y2="7.157cm">
                  <text:p/>
                </draw:line>
              </draw:g>
              <draw:g>
                <draw:line draw:style-name="gr2" draw:text-style-name="P1" draw:layer="layout" svg:x1="10.058cm" svg:y1="7.254cm" svg:x2="10.028cm" svg:y2="7.21cm">
                  <text:p/>
                </draw:line>
                <draw:line draw:style-name="gr2" draw:text-style-name="P1" draw:layer="layout" svg:x1="10.028cm" svg:y1="7.21cm" svg:x2="10.069cm" svg:y2="7.182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6cm" draw:transform="rotate (-0.597600735882859) translate (10.093cm 7.10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23cm 7.14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78cm 7.08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38cm 7.17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108cm 7.09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38cm 7.13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93cm 7.07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53cm 7.16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114cm 7.11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75cm 7.13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137cm 7.0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053cm 7.15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124cm 7.12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85cm 7.15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147cm 7.1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63cm 7.1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10.064cm" svg:y1="7.088cm" svg:x2="10.093cm" svg:y2="7.131cm">
                  <text:p/>
                </draw:line>
                <draw:line draw:style-name="gr2" draw:text-style-name="P1" draw:layer="layout" svg:x1="10.093cm" svg:y1="7.13cm" svg:x2="10.052cm" svg:y2="7.158cm">
                  <text:p/>
                </draw:line>
              </draw:g>
              <draw:g>
                <draw:line draw:style-name="gr2" draw:text-style-name="P1" draw:layer="layout" svg:x1="10.139cm" svg:y1="7.199cm" svg:x2="10.109cm" svg:y2="7.155cm">
                  <text:p/>
                </draw:line>
                <draw:line draw:style-name="gr2" draw:text-style-name="P1" draw:layer="layout" svg:x1="10.11cm" svg:y1="7.155cm" svg:x2="10.069cm" svg:y2="7.183cm">
                  <text:p/>
                </draw:line>
              </draw:g>
              <draw:g>
                <draw:line draw:style-name="gr2" draw:text-style-name="P1" draw:layer="layout" svg:x1="10.088cm" svg:y1="7.072cm" svg:x2="10.117cm" svg:y2="7.115cm">
                  <text:p/>
                </draw:line>
                <draw:line draw:style-name="gr2" draw:text-style-name="P1" draw:layer="layout" svg:x1="10.116cm" svg:y1="7.114cm" svg:x2="10.157cm" svg:y2="7.086cm">
                  <text:p/>
                </draw:line>
              </draw:g>
              <draw:g>
                <draw:line draw:style-name="gr2" draw:text-style-name="P1" draw:layer="layout" svg:x1="10.163cm" svg:y1="7.182cm" svg:x2="10.133cm" svg:y2="7.138cm">
                  <text:p/>
                </draw:line>
                <draw:line draw:style-name="gr2" draw:text-style-name="P1" draw:layer="layout" svg:x1="10.133cm" svg:y1="7.139cm" svg:x2="10.174cm" svg:y2="7.111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6cm" draw:transform="rotate (-0.597600735882859) translate (10.198cm 7.03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228cm 7.07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83cm 7.01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243cm 7.10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213cm 7.02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243cm 7.06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98cm 7.00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258cm 7.0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219cm 7.03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18cm 7.06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241cm 7.02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157cm 7.08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229cm 7.05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19cm 7.08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251cm 7.03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167cm 7.0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10.168cm" svg:y1="7.017cm" svg:x2="10.197cm" svg:y2="7.06cm">
                  <text:p/>
                </draw:line>
                <draw:line draw:style-name="gr2" draw:text-style-name="P1" draw:layer="layout" svg:x1="10.197cm" svg:y1="7.059cm" svg:x2="10.156cm" svg:y2="7.087cm">
                  <text:p/>
                </draw:line>
              </draw:g>
              <draw:g>
                <draw:line draw:style-name="gr2" draw:text-style-name="P1" draw:layer="layout" svg:x1="10.244cm" svg:y1="7.128cm" svg:x2="10.214cm" svg:y2="7.084cm">
                  <text:p/>
                </draw:line>
                <draw:line draw:style-name="gr2" draw:text-style-name="P1" draw:layer="layout" svg:x1="10.214cm" svg:y1="7.084cm" svg:x2="10.173cm" svg:y2="7.112cm">
                  <text:p/>
                </draw:line>
              </draw:g>
              <draw:g>
                <draw:line draw:style-name="gr2" draw:text-style-name="P1" draw:layer="layout" svg:x1="10.192cm" svg:y1="7cm" svg:x2="10.221cm" svg:y2="7.043cm">
                  <text:p/>
                </draw:line>
                <draw:line draw:style-name="gr2" draw:text-style-name="P1" draw:layer="layout" svg:x1="10.221cm" svg:y1="7.043cm" svg:x2="10.262cm" svg:y2="7.015cm">
                  <text:p/>
                </draw:line>
              </draw:g>
              <draw:g>
                <draw:line draw:style-name="gr2" draw:text-style-name="P1" draw:layer="layout" svg:x1="10.267cm" svg:y1="7.111cm" svg:x2="10.237cm" svg:y2="7.067cm">
                  <text:p/>
                </draw:line>
                <draw:line draw:style-name="gr2" draw:text-style-name="P1" draw:layer="layout" svg:x1="10.237cm" svg:y1="7.068cm" svg:x2="10.278cm" svg:y2="7.04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6cm" draw:transform="rotate (-0.597600735882859) translate (10.302cm 6.96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332cm 7.00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287cm 6.9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348cm 7.0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317cm 6.95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347cm 6.99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302cm 6.9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363cm 7.0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323cm 6.9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284cm 6.9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346cm 6.95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262cm 7.0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333cm 6.98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294cm 7.0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356cm 6.96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272cm 7.0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10.272cm" svg:y1="6.946cm" svg:x2="10.301cm" svg:y2="6.989cm">
                  <text:p/>
                </draw:line>
                <draw:line draw:style-name="gr2" draw:text-style-name="P1" draw:layer="layout" svg:x1="10.302cm" svg:y1="6.988cm" svg:x2="10.261cm" svg:y2="7.016cm">
                  <text:p/>
                </draw:line>
              </draw:g>
              <draw:g>
                <draw:line draw:style-name="gr2" draw:text-style-name="P1" draw:layer="layout" svg:x1="10.348cm" svg:y1="7.057cm" svg:x2="10.318cm" svg:y2="7.013cm">
                  <text:p/>
                </draw:line>
                <draw:line draw:style-name="gr2" draw:text-style-name="P1" draw:layer="layout" svg:x1="10.319cm" svg:y1="7.013cm" svg:x2="10.278cm" svg:y2="7.041cm">
                  <text:p/>
                </draw:line>
              </draw:g>
              <draw:g>
                <draw:line draw:style-name="gr2" draw:text-style-name="P1" draw:layer="layout" svg:x1="10.297cm" svg:y1="6.929cm" svg:x2="10.326cm" svg:y2="6.972cm">
                  <text:p/>
                </draw:line>
                <draw:line draw:style-name="gr2" draw:text-style-name="P1" draw:layer="layout" svg:x1="10.325cm" svg:y1="6.972cm" svg:x2="10.366cm" svg:y2="6.944cm">
                  <text:p/>
                </draw:line>
              </draw:g>
              <draw:g>
                <draw:line draw:style-name="gr2" draw:text-style-name="P1" draw:layer="layout" svg:x1="10.372cm" svg:y1="7.04cm" svg:x2="10.342cm" svg:y2="6.996cm">
                  <text:p/>
                </draw:line>
                <draw:line draw:style-name="gr2" draw:text-style-name="P1" draw:layer="layout" svg:x1="10.342cm" svg:y1="6.997cm" svg:x2="10.383cm" svg:y2="6.969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6cm" draw:transform="rotate (-0.597600735882859) translate (9.763cm 6.84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9.793cm 6.88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748cm 6.82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809cm 6.91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9.778cm 6.83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9.808cm 6.87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763cm 6.81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824cm 6.90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784cm 6.8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745cm 6.87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9.807cm 6.8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722cm 6.89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794cm 6.86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756cm 6.89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9.818cm 6.84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732cm 6.9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734cm" svg:y1="6.828cm" svg:x2="9.763cm" svg:y2="6.871cm">
                  <text:p/>
                </draw:line>
                <draw:line draw:style-name="gr2" draw:text-style-name="P1" draw:layer="layout" svg:x1="9.763cm" svg:y1="6.87cm" svg:x2="9.722cm" svg:y2="6.898cm">
                  <text:p/>
                </draw:line>
              </draw:g>
              <draw:g>
                <draw:line draw:style-name="gr2" draw:text-style-name="P1" draw:layer="layout" svg:x1="9.809cm" svg:y1="6.938cm" svg:x2="9.779cm" svg:y2="6.894cm">
                  <text:p/>
                </draw:line>
                <draw:line draw:style-name="gr2" draw:text-style-name="P1" draw:layer="layout" svg:x1="9.78cm" svg:y1="6.895cm" svg:x2="9.739cm" svg:y2="6.923cm">
                  <text:p/>
                </draw:line>
              </draw:g>
              <draw:g>
                <draw:line draw:style-name="gr2" draw:text-style-name="P1" draw:layer="layout" svg:x1="9.758cm" svg:y1="6.811cm" svg:x2="9.787cm" svg:y2="6.854cm">
                  <text:p/>
                </draw:line>
                <draw:line draw:style-name="gr2" draw:text-style-name="P1" draw:layer="layout" svg:x1="9.786cm" svg:y1="6.854cm" svg:x2="9.827cm" svg:y2="6.826cm">
                  <text:p/>
                </draw:line>
              </draw:g>
              <draw:g>
                <draw:line draw:style-name="gr2" draw:text-style-name="P1" draw:layer="layout" svg:x1="9.833cm" svg:y1="6.922cm" svg:x2="9.803cm" svg:y2="6.878cm">
                  <text:p/>
                </draw:line>
                <draw:line draw:style-name="gr2" draw:text-style-name="P1" draw:layer="layout" svg:x1="9.803cm" svg:y1="6.879cm" svg:x2="9.844cm" svg:y2="6.851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6cm" draw:transform="rotate (-0.597600735882859) translate (9.867cm 6.77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9.897cm 6.81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852cm 6.75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913cm 6.8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9.882cm 6.76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9.912cm 6.80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867cm 6.74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928cm 6.8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888cm 6.77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85cm 6.80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12cm 6.76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9.827cm 6.82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899cm 6.79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86cm 6.82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22cm 6.77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837cm 6.83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838cm" svg:y1="6.757cm" svg:x2="9.867cm" svg:y2="6.8cm">
                  <text:p/>
                </draw:line>
                <draw:line draw:style-name="gr2" draw:text-style-name="P1" draw:layer="layout" svg:x1="9.867cm" svg:y1="6.799cm" svg:x2="9.826cm" svg:y2="6.827cm">
                  <text:p/>
                </draw:line>
              </draw:g>
              <draw:g>
                <draw:line draw:style-name="gr2" draw:text-style-name="P1" draw:layer="layout" svg:x1="9.914cm" svg:y1="6.867cm" svg:x2="9.884cm" svg:y2="6.823cm">
                  <text:p/>
                </draw:line>
                <draw:line draw:style-name="gr2" draw:text-style-name="P1" draw:layer="layout" svg:x1="9.884cm" svg:y1="6.823cm" svg:x2="9.843cm" svg:y2="6.851cm">
                  <text:p/>
                </draw:line>
              </draw:g>
              <draw:g>
                <draw:line draw:style-name="gr2" draw:text-style-name="P1" draw:layer="layout" svg:x1="9.862cm" svg:y1="6.74cm" svg:x2="9.891cm" svg:y2="6.783cm">
                  <text:p/>
                </draw:line>
                <draw:line draw:style-name="gr2" draw:text-style-name="P1" draw:layer="layout" svg:x1="9.891cm" svg:y1="6.783cm" svg:x2="9.932cm" svg:y2="6.755cm">
                  <text:p/>
                </draw:line>
              </draw:g>
              <draw:g>
                <draw:line draw:style-name="gr2" draw:text-style-name="P1" draw:layer="layout" svg:x1="9.937cm" svg:y1="6.851cm" svg:x2="9.907cm" svg:y2="6.807cm">
                  <text:p/>
                </draw:line>
                <draw:line draw:style-name="gr2" draw:text-style-name="P1" draw:layer="layout" svg:x1="9.907cm" svg:y1="6.808cm" svg:x2="9.948cm" svg:y2="6.78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6cm" draw:transform="rotate (-0.597600735882859) translate (9.972cm 6.70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002cm 6.74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957cm 6.6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18cm 6.76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9.987cm 6.69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017cm 6.73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972cm 6.6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33cm 6.75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9.993cm 6.70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9.955cm 6.7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16cm 6.69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31cm 6.7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004cm 6.7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65cm 6.74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26cm 6.70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42cm 6.76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942cm" svg:y1="6.686cm" svg:x2="9.971cm" svg:y2="6.729cm">
                  <text:p/>
                </draw:line>
                <draw:line draw:style-name="gr2" draw:text-style-name="P1" draw:layer="layout" svg:x1="9.972cm" svg:y1="6.728cm" svg:x2="9.931cm" svg:y2="6.756cm">
                  <text:p/>
                </draw:line>
              </draw:g>
              <draw:g>
                <draw:line draw:style-name="gr2" draw:text-style-name="P1" draw:layer="layout" svg:x1="10.018cm" svg:y1="6.796cm" svg:x2="9.988cm" svg:y2="6.752cm">
                  <text:p/>
                </draw:line>
                <draw:line draw:style-name="gr2" draw:text-style-name="P1" draw:layer="layout" svg:x1="9.989cm" svg:y1="6.752cm" svg:x2="9.948cm" svg:y2="6.78cm">
                  <text:p/>
                </draw:line>
              </draw:g>
              <draw:g>
                <draw:line draw:style-name="gr2" draw:text-style-name="P1" draw:layer="layout" svg:x1="9.967cm" svg:y1="6.669cm" svg:x2="9.996cm" svg:y2="6.712cm">
                  <text:p/>
                </draw:line>
                <draw:line draw:style-name="gr2" draw:text-style-name="P1" draw:layer="layout" svg:x1="9.995cm" svg:y1="6.712cm" svg:x2="10.036cm" svg:y2="6.684cm">
                  <text:p/>
                </draw:line>
              </draw:g>
              <draw:g>
                <draw:line draw:style-name="gr2" draw:text-style-name="P1" draw:layer="layout" svg:x1="10.042cm" svg:y1="6.78cm" svg:x2="10.012cm" svg:y2="6.736cm">
                  <text:p/>
                </draw:line>
                <draw:line draw:style-name="gr2" draw:text-style-name="P1" draw:layer="layout" svg:x1="10.012cm" svg:y1="6.737cm" svg:x2="10.053cm" svg:y2="6.709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6cm" draw:transform="rotate (-0.597600735882859) translate (10.076cm 6.63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106cm 6.67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61cm 6.60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22cm 6.69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091cm 6.6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121cm 6.66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76cm 6.59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37cm 6.68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98cm 6.63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59cm 6.66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121cm 6.62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036cm 6.67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108cm 6.65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69cm 6.67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131cm 6.63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047cm 6.69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10.047cm" svg:y1="6.615cm" svg:x2="10.076cm" svg:y2="6.658cm">
                  <text:p/>
                </draw:line>
                <draw:line draw:style-name="gr2" draw:text-style-name="P1" draw:layer="layout" svg:x1="10.076cm" svg:y1="6.657cm" svg:x2="10.035cm" svg:y2="6.685cm">
                  <text:p/>
                </draw:line>
              </draw:g>
              <draw:g>
                <draw:line draw:style-name="gr2" draw:text-style-name="P1" draw:layer="layout" svg:x1="10.123cm" svg:y1="6.725cm" svg:x2="10.093cm" svg:y2="6.681cm">
                  <text:p/>
                </draw:line>
                <draw:line draw:style-name="gr2" draw:text-style-name="P1" draw:layer="layout" svg:x1="10.093cm" svg:y1="6.681cm" svg:x2="10.052cm" svg:y2="6.709cm">
                  <text:p/>
                </draw:line>
              </draw:g>
              <draw:g>
                <draw:line draw:style-name="gr2" draw:text-style-name="P1" draw:layer="layout" svg:x1="10.071cm" svg:y1="6.598cm" svg:x2="10.1cm" svg:y2="6.641cm">
                  <text:p/>
                </draw:line>
                <draw:line draw:style-name="gr2" draw:text-style-name="P1" draw:layer="layout" svg:x1="10.1cm" svg:y1="6.641cm" svg:x2="10.141cm" svg:y2="6.613cm">
                  <text:p/>
                </draw:line>
              </draw:g>
              <draw:g>
                <draw:line draw:style-name="gr2" draw:text-style-name="P1" draw:layer="layout" svg:x1="10.146cm" svg:y1="6.709cm" svg:x2="10.116cm" svg:y2="6.665cm">
                  <text:p/>
                </draw:line>
                <draw:line draw:style-name="gr2" draw:text-style-name="P1" draw:layer="layout" svg:x1="10.116cm" svg:y1="6.665cm" svg:x2="10.157cm" svg:y2="6.637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5cm" draw:transform="rotate (-0.597600735882859) translate (9.839cm 6.95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868cm 6.99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9.823cm 6.93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9.884cm 7.0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853cm 6.94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883cm 6.98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9.838cm 6.92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9.898cm 7.01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86cm 6.96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821cm 6.9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9.883cm 6.9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798cm 7.00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87cm 6.97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831cm 7.00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9.893cm 6.9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808cm 7.01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809cm" svg:y1="6.939cm" svg:x2="9.838cm" svg:y2="6.982cm">
                  <text:p/>
                </draw:line>
                <draw:line draw:style-name="gr2" draw:text-style-name="P1" draw:layer="layout" svg:x1="9.838cm" svg:y1="6.981cm" svg:x2="9.797cm" svg:y2="7.009cm">
                  <text:p/>
                </draw:line>
              </draw:g>
              <draw:g>
                <draw:line draw:style-name="gr2" draw:text-style-name="P1" draw:layer="layout" svg:x1="9.884cm" svg:y1="7.049cm" svg:x2="9.854cm" svg:y2="7.005cm">
                  <text:p/>
                </draw:line>
                <draw:line draw:style-name="gr2" draw:text-style-name="P1" draw:layer="layout" svg:x1="9.855cm" svg:y1="7.005cm" svg:x2="9.814cm" svg:y2="7.033cm">
                  <text:p/>
                </draw:line>
              </draw:g>
              <draw:g>
                <draw:line draw:style-name="gr2" draw:text-style-name="P1" draw:layer="layout" svg:x1="9.833cm" svg:y1="6.922cm" svg:x2="9.862cm" svg:y2="6.965cm">
                  <text:p/>
                </draw:line>
                <draw:line draw:style-name="gr2" draw:text-style-name="P1" draw:layer="layout" svg:x1="9.862cm" svg:y1="6.964cm" svg:x2="9.903cm" svg:y2="6.936cm">
                  <text:p/>
                </draw:line>
              </draw:g>
              <draw:g>
                <draw:line draw:style-name="gr2" draw:text-style-name="P1" draw:layer="layout" svg:x1="9.908cm" svg:y1="7.033cm" svg:x2="9.878cm" svg:y2="6.989cm">
                  <text:p/>
                </draw:line>
                <draw:line draw:style-name="gr2" draw:text-style-name="P1" draw:layer="layout" svg:x1="9.878cm" svg:y1="6.989cm" svg:x2="9.919cm" svg:y2="6.961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5cm" draw:transform="rotate (-0.597600735882859) translate (9.943cm 6.88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972cm 6.92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9.927cm 6.86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9.988cm 6.9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958cm 6.87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9.987cm 6.91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9.942cm 6.85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003cm 6.9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64cm 6.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25cm 6.91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87cm 6.87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9.903cm 6.93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74cm 6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35cm 6.93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97cm 6.8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9.913cm 6.9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913cm" svg:y1="6.867cm" svg:x2="9.942cm" svg:y2="6.91cm">
                  <text:p/>
                </draw:line>
                <draw:line draw:style-name="gr2" draw:text-style-name="P1" draw:layer="layout" svg:x1="9.942cm" svg:y1="6.91cm" svg:x2="9.901cm" svg:y2="6.938cm">
                  <text:p/>
                </draw:line>
              </draw:g>
              <draw:g>
                <draw:line draw:style-name="gr2" draw:text-style-name="P1" draw:layer="layout" svg:x1="9.989cm" svg:y1="6.978cm" svg:x2="9.959cm" svg:y2="6.934cm">
                  <text:p/>
                </draw:line>
                <draw:line draw:style-name="gr2" draw:text-style-name="P1" draw:layer="layout" svg:x1="9.959cm" svg:y1="6.934cm" svg:x2="9.918cm" svg:y2="6.962cm">
                  <text:p/>
                </draw:line>
              </draw:g>
              <draw:g>
                <draw:line draw:style-name="gr2" draw:text-style-name="P1" draw:layer="layout" svg:x1="9.938cm" svg:y1="6.851cm" svg:x2="9.967cm" svg:y2="6.894cm">
                  <text:p/>
                </draw:line>
                <draw:line draw:style-name="gr2" draw:text-style-name="P1" draw:layer="layout" svg:x1="9.966cm" svg:y1="6.893cm" svg:x2="10.007cm" svg:y2="6.865cm">
                  <text:p/>
                </draw:line>
              </draw:g>
              <draw:g>
                <draw:line draw:style-name="gr2" draw:text-style-name="P1" draw:layer="layout" svg:x1="10.012cm" svg:y1="6.961cm" svg:x2="9.982cm" svg:y2="6.917cm">
                  <text:p/>
                </draw:line>
                <draw:line draw:style-name="gr2" draw:text-style-name="P1" draw:layer="layout" svg:x1="9.982cm" svg:y1="6.918cm" svg:x2="10.023cm" svg:y2="6.89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5cm" draw:transform="rotate (-0.597600735882859) translate (10.048cm 6.8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77cm 6.85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032cm 6.7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093cm 6.87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63cm 6.80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092cm 6.84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047cm 6.7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108cm 6.86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069cm 6.81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03cm 6.8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91cm 6.80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07cm 6.86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079cm 6.8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4cm 6.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101cm 6.81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017cm 6.87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10.018cm" svg:y1="6.796cm" svg:x2="10.047cm" svg:y2="6.839cm">
                  <text:p/>
                </draw:line>
                <draw:line draw:style-name="gr2" draw:text-style-name="P1" draw:layer="layout" svg:x1="10.047cm" svg:y1="6.838cm" svg:x2="10.006cm" svg:y2="6.866cm">
                  <text:p/>
                </draw:line>
              </draw:g>
              <draw:g>
                <draw:line draw:style-name="gr2" draw:text-style-name="P1" draw:layer="layout" svg:x1="10.093cm" svg:y1="6.907cm" svg:x2="10.063cm" svg:y2="6.863cm">
                  <text:p/>
                </draw:line>
                <draw:line draw:style-name="gr2" draw:text-style-name="P1" draw:layer="layout" svg:x1="10.064cm" svg:y1="6.863cm" svg:x2="10.023cm" svg:y2="6.891cm">
                  <text:p/>
                </draw:line>
              </draw:g>
              <draw:g>
                <draw:line draw:style-name="gr2" draw:text-style-name="P1" draw:layer="layout" svg:x1="10.042cm" svg:y1="6.78cm" svg:x2="10.071cm" svg:y2="6.823cm">
                  <text:p/>
                </draw:line>
                <draw:line draw:style-name="gr2" draw:text-style-name="P1" draw:layer="layout" svg:x1="10.07cm" svg:y1="6.822cm" svg:x2="10.111cm" svg:y2="6.794cm">
                  <text:p/>
                </draw:line>
              </draw:g>
              <draw:g>
                <draw:line draw:style-name="gr2" draw:text-style-name="P1" draw:layer="layout" svg:x1="10.117cm" svg:y1="6.89cm" svg:x2="10.087cm" svg:y2="6.846cm">
                  <text:p/>
                </draw:line>
                <draw:line draw:style-name="gr2" draw:text-style-name="P1" draw:layer="layout" svg:x1="10.087cm" svg:y1="6.847cm" svg:x2="10.128cm" svg:y2="6.819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5cm" draw:transform="rotate (-0.597600735882859) translate (10.152cm 6.74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82cm 6.78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136cm 6.71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197cm 6.80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67cm 6.73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-0.597600735882859) translate (10.197cm 6.77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151cm 6.70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-0.597600735882859) translate (10.212cm 6.79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173cm 6.74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134cm 6.77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196cm 6.73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112cm 6.7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183cm 6.7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144cm 6.7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973195590912038) translate (10.206cm 6.7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0.973195590912038) translate (10.122cm 6.80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10.122cm" svg:y1="6.725cm" svg:x2="10.151cm" svg:y2="6.768cm">
                  <text:p/>
                </draw:line>
                <draw:line draw:style-name="gr2" draw:text-style-name="P1" draw:layer="layout" svg:x1="10.151cm" svg:y1="6.767cm" svg:x2="10.11cm" svg:y2="6.795cm">
                  <text:p/>
                </draw:line>
              </draw:g>
              <draw:g>
                <draw:line draw:style-name="gr2" draw:text-style-name="P1" draw:layer="layout" svg:x1="10.198cm" svg:y1="6.836cm" svg:x2="10.168cm" svg:y2="6.792cm">
                  <text:p/>
                </draw:line>
                <draw:line draw:style-name="gr2" draw:text-style-name="P1" draw:layer="layout" svg:x1="10.168cm" svg:y1="6.792cm" svg:x2="10.127cm" svg:y2="6.82cm">
                  <text:p/>
                </draw:line>
              </draw:g>
              <draw:g>
                <draw:line draw:style-name="gr2" draw:text-style-name="P1" draw:layer="layout" svg:x1="10.146cm" svg:y1="6.708cm" svg:x2="10.175cm" svg:y2="6.751cm">
                  <text:p/>
                </draw:line>
                <draw:line draw:style-name="gr2" draw:text-style-name="P1" draw:layer="layout" svg:x1="10.175cm" svg:y1="6.751cm" svg:x2="10.216cm" svg:y2="6.723cm">
                  <text:p/>
                </draw:line>
              </draw:g>
              <draw:g>
                <draw:line draw:style-name="gr2" draw:text-style-name="P1" draw:layer="layout" svg:x1="10.221cm" svg:y1="6.819cm" svg:x2="10.191cm" svg:y2="6.775cm">
                  <text:p/>
                </draw:line>
                <draw:line draw:style-name="gr2" draw:text-style-name="P1" draw:layer="layout" svg:x1="10.191cm" svg:y1="6.776cm" svg:x2="10.232cm" svg:y2="6.748cm">
                  <text:p/>
                </draw:line>
              </draw:g>
            </draw:g>
          </draw:g>
        </draw:g>
        <draw:g>
          <draw:g>
            <draw:custom-shape draw:style-name="gr1" draw:text-style-name="P1" draw:layer="layout" svg:width="0.008cm" svg:height="0.025cm" draw:transform="rotate (0.108734012399247) translate (6.28cm 9.19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274cm 9.24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283cm 9.16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271cm 9.27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298cm 9.19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292cm 9.24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301cm 9.16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289cm 9.27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67953033919414) translate (6.307cm 9.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67953033919414) translate (6.26cm 9.2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67953033919414) translate (6.331cm 9.23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67953033919414) translate (6.233cm 9.22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305cm 9.24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258cm 9.24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329cm 9.25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231cm 9.2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6.288cm" svg:y1="9.163cm" svg:x2="6.282cm" svg:y2="9.214cm">
                  <text:p/>
                </draw:line>
                <draw:line draw:style-name="gr2" draw:text-style-name="P1" draw:layer="layout" svg:x1="6.282cm" svg:y1="9.214cm" svg:x2="6.233cm" svg:y2="9.209cm">
                  <text:p/>
                </draw:line>
              </draw:g>
              <draw:g>
                <draw:line draw:style-name="gr2" draw:text-style-name="P1" draw:layer="layout" svg:x1="6.273cm" svg:y1="9.295cm" svg:x2="6.279cm" svg:y2="9.243cm">
                  <text:p/>
                </draw:line>
                <draw:line draw:style-name="gr2" draw:text-style-name="P1" draw:layer="layout" svg:x1="6.279cm" svg:y1="9.243cm" svg:x2="6.23cm" svg:y2="9.238cm">
                  <text:p/>
                </draw:line>
              </draw:g>
              <draw:g>
                <draw:line draw:style-name="gr2" draw:text-style-name="P1" draw:layer="layout" svg:x1="6.317cm" svg:y1="9.166cm" svg:x2="6.311cm" svg:y2="9.217cm">
                  <text:p/>
                </draw:line>
                <draw:line draw:style-name="gr2" draw:text-style-name="P1" draw:layer="layout" svg:x1="6.311cm" svg:y1="9.217cm" svg:x2="6.36cm" svg:y2="9.222cm">
                  <text:p/>
                </draw:line>
              </draw:g>
              <draw:g>
                <draw:line draw:style-name="gr2" draw:text-style-name="P1" draw:layer="layout" svg:x1="6.302cm" svg:y1="9.298cm" svg:x2="6.308cm" svg:y2="9.246cm">
                  <text:p/>
                </draw:line>
                <draw:line draw:style-name="gr2" draw:text-style-name="P1" draw:layer="layout" svg:x1="6.307cm" svg:y1="9.247cm" svg:x2="6.356cm" svg:y2="9.252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0.108734012399247) translate (6.405cm 9.20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4cm 9.25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408cm 9.17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397cm 9.28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423cm 9.20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418cm 9.2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426cm 9.1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415cm 9.28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67953033919414) translate (6.432cm 9.24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67953033919414) translate (6.386cm 9.23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67953033919414) translate (6.46cm 9.2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67953033919414) translate (6.355cm 9.23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3cm 9.26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384cm 9.25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58cm 9.26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357cm 9.25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6.413cm" svg:y1="9.177cm" svg:x2="6.407cm" svg:y2="9.228cm">
                  <text:p/>
                </draw:line>
                <draw:line draw:style-name="gr2" draw:text-style-name="P1" draw:layer="layout" svg:x1="6.408cm" svg:y1="9.228cm" svg:x2="6.359cm" svg:y2="9.223cm">
                  <text:p/>
                </draw:line>
              </draw:g>
              <draw:g>
                <draw:line draw:style-name="gr2" draw:text-style-name="P1" draw:layer="layout" svg:x1="6.399cm" svg:y1="9.309cm" svg:x2="6.405cm" svg:y2="9.257cm">
                  <text:p/>
                </draw:line>
                <draw:line draw:style-name="gr2" draw:text-style-name="P1" draw:layer="layout" svg:x1="6.405cm" svg:y1="9.257cm" svg:x2="6.356cm" svg:y2="9.252cm">
                  <text:p/>
                </draw:line>
              </draw:g>
              <draw:g>
                <draw:line draw:style-name="gr2" draw:text-style-name="P1" draw:layer="layout" svg:x1="6.443cm" svg:y1="9.18cm" svg:x2="6.437cm" svg:y2="9.231cm">
                  <text:p/>
                </draw:line>
                <draw:line draw:style-name="gr2" draw:text-style-name="P1" draw:layer="layout" svg:x1="6.437cm" svg:y1="9.231cm" svg:x2="6.486cm" svg:y2="9.236cm">
                  <text:p/>
                </draw:line>
              </draw:g>
              <draw:g>
                <draw:line draw:style-name="gr2" draw:text-style-name="P1" draw:layer="layout" svg:x1="6.428cm" svg:y1="9.312cm" svg:x2="6.434cm" svg:y2="9.26cm">
                  <text:p/>
                </draw:line>
                <draw:line draw:style-name="gr2" draw:text-style-name="P1" draw:layer="layout" svg:x1="6.433cm" svg:y1="9.26cm" svg:x2="6.482cm" svg:y2="9.265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0.108734012399247) translate (6.532cm 9.21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26cm 9.27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35cm 9.19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23cm 9.29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5cm 9.2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44cm 9.27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53cm 9.19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41cm 9.30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67953033919414) translate (6.555cm 9.25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67953033919414) translate (6.508cm 9.25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67953033919414) translate (6.585cm 9.2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67953033919414) translate (6.484cm 9.24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553cm 9.27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51cm 9.2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583cm 9.27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82cm 9.2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6.539cm" svg:y1="9.191cm" svg:x2="6.533cm" svg:y2="9.242cm">
                  <text:p/>
                </draw:line>
                <draw:line draw:style-name="gr2" draw:text-style-name="P1" draw:layer="layout" svg:x1="6.533cm" svg:y1="9.241cm" svg:x2="6.484cm" svg:y2="9.236cm">
                  <text:p/>
                </draw:line>
              </draw:g>
              <draw:g>
                <draw:line draw:style-name="gr2" draw:text-style-name="P1" draw:layer="layout" svg:x1="6.525cm" svg:y1="9.323cm" svg:x2="6.531cm" svg:y2="9.271cm">
                  <text:p/>
                </draw:line>
                <draw:line draw:style-name="gr2" draw:text-style-name="P1" draw:layer="layout" svg:x1="6.53cm" svg:y1="9.271cm" svg:x2="6.481cm" svg:y2="9.266cm">
                  <text:p/>
                </draw:line>
              </draw:g>
              <draw:g>
                <draw:line draw:style-name="gr2" draw:text-style-name="P1" draw:layer="layout" svg:x1="6.569cm" svg:y1="9.194cm" svg:x2="6.563cm" svg:y2="9.245cm">
                  <text:p/>
                </draw:line>
                <draw:line draw:style-name="gr2" draw:text-style-name="P1" draw:layer="layout" svg:x1="6.562cm" svg:y1="9.245cm" svg:x2="6.611cm" svg:y2="9.25cm">
                  <text:p/>
                </draw:line>
              </draw:g>
              <draw:g>
                <draw:line draw:style-name="gr2" draw:text-style-name="P1" draw:layer="layout" svg:x1="6.553cm" svg:y1="9.326cm" svg:x2="6.559cm" svg:y2="9.274cm">
                  <text:p/>
                </draw:line>
                <draw:line draw:style-name="gr2" draw:text-style-name="P1" draw:layer="layout" svg:x1="6.559cm" svg:y1="9.274cm" svg:x2="6.608cm" svg:y2="9.279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0.108734012399247) translate (6.657cm 9.23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51cm 9.28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6cm 9.20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48cm 9.3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75cm 9.23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69cm 9.28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78cm 9.20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66cm 9.31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67953033919414) translate (6.684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67953033919414) translate (6.637cm 9.26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67953033919414) translate (6.708cm 9.27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67953033919414) translate (6.606cm 9.2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682cm 9.2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635cm 9.28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71cm 9.29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604cm 9.28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6.665cm" svg:y1="9.204cm" svg:x2="6.659cm" svg:y2="9.255cm">
                  <text:p/>
                </draw:line>
                <draw:line draw:style-name="gr2" draw:text-style-name="P1" draw:layer="layout" svg:x1="6.659cm" svg:y1="9.255cm" svg:x2="6.61cm" svg:y2="9.25cm">
                  <text:p/>
                </draw:line>
              </draw:g>
              <draw:g>
                <draw:line draw:style-name="gr2" draw:text-style-name="P1" draw:layer="layout" svg:x1="6.65cm" svg:y1="9.337cm" svg:x2="6.656cm" svg:y2="9.285cm">
                  <text:p/>
                </draw:line>
                <draw:line draw:style-name="gr2" draw:text-style-name="P1" draw:layer="layout" svg:x1="6.656cm" svg:y1="9.285cm" svg:x2="6.607cm" svg:y2="9.28cm">
                  <text:p/>
                </draw:line>
              </draw:g>
              <draw:g>
                <draw:line draw:style-name="gr2" draw:text-style-name="P1" draw:layer="layout" svg:x1="6.694cm" svg:y1="9.207cm" svg:x2="6.688cm" svg:y2="9.258cm">
                  <text:p/>
                </draw:line>
                <draw:line draw:style-name="gr2" draw:text-style-name="P1" draw:layer="layout" svg:x1="6.688cm" svg:y1="9.258cm" svg:x2="6.737cm" svg:y2="9.263cm">
                  <text:p/>
                </draw:line>
              </draw:g>
              <draw:g>
                <draw:line draw:style-name="gr2" draw:text-style-name="P1" draw:layer="layout" svg:x1="6.679cm" svg:y1="9.339cm" svg:x2="6.685cm" svg:y2="9.287cm">
                  <text:p/>
                </draw:line>
                <draw:line draw:style-name="gr2" draw:text-style-name="P1" draw:layer="layout" svg:x1="6.684cm" svg:y1="9.288cm" svg:x2="6.733cm" svg:y2="9.293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108734012399247) translate (6.266cm 9.32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26cm 9.37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269cm 9.29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257cm 9.40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284cm 9.32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278cm 9.37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287cm 9.29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275cm 9.40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293cm 9.36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246cm 9.35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316cm 9.36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218cm 9.35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291cm 9.3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244cm 9.37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314cm 9.38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216cm 9.3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6.273cm" svg:y1="9.296cm" svg:x2="6.267cm" svg:y2="9.347cm">
                  <text:p/>
                </draw:line>
                <draw:line draw:style-name="gr2" draw:text-style-name="P1" draw:layer="layout" svg:x1="6.268cm" svg:y1="9.347cm" svg:x2="6.219cm" svg:y2="9.342cm">
                  <text:p/>
                </draw:line>
              </draw:g>
              <draw:g>
                <draw:line draw:style-name="gr2" draw:text-style-name="P1" draw:layer="layout" svg:x1="6.259cm" svg:y1="9.428cm" svg:x2="6.265cm" svg:y2="9.376cm">
                  <text:p/>
                </draw:line>
                <draw:line draw:style-name="gr2" draw:text-style-name="P1" draw:layer="layout" svg:x1="6.265cm" svg:y1="9.376cm" svg:x2="6.216cm" svg:y2="9.371cm">
                  <text:p/>
                </draw:line>
              </draw:g>
              <draw:g>
                <draw:line draw:style-name="gr2" draw:text-style-name="P1" draw:layer="layout" svg:x1="6.303cm" svg:y1="9.299cm" svg:x2="6.297cm" svg:y2="9.35cm">
                  <text:p/>
                </draw:line>
                <draw:line draw:style-name="gr2" draw:text-style-name="P1" draw:layer="layout" svg:x1="6.296cm" svg:y1="9.35cm" svg:x2="6.345cm" svg:y2="9.355cm">
                  <text:p/>
                </draw:line>
              </draw:g>
              <draw:g>
                <draw:line draw:style-name="gr2" draw:text-style-name="P1" draw:layer="layout" svg:x1="6.287cm" svg:y1="9.431cm" svg:x2="6.293cm" svg:y2="9.379cm">
                  <text:p/>
                </draw:line>
                <draw:line draw:style-name="gr2" draw:text-style-name="P1" draw:layer="layout" svg:x1="6.293cm" svg:y1="9.379cm" svg:x2="6.342cm" svg:y2="9.384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108734012399247) translate (6.391cm 9.33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385cm 9.3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394cm 9.31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382cm 9.41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409cm 9.3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403cm 9.39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412cm 9.3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4cm 9.4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18cm 9.37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371cm 9.3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46cm 9.37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34cm 9.36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16cm 9.39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369cm 9.3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44cm 9.3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342cm 9.3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6.399cm" svg:y1="9.31cm" svg:x2="6.393cm" svg:y2="9.361cm">
                  <text:p/>
                </draw:line>
                <draw:line draw:style-name="gr2" draw:text-style-name="P1" draw:layer="layout" svg:x1="6.393cm" svg:y1="9.36cm" svg:x2="6.344cm" svg:y2="9.355cm">
                  <text:p/>
                </draw:line>
              </draw:g>
              <draw:g>
                <draw:line draw:style-name="gr2" draw:text-style-name="P1" draw:layer="layout" svg:x1="6.385cm" svg:y1="9.442cm" svg:x2="6.391cm" svg:y2="9.39cm">
                  <text:p/>
                </draw:line>
                <draw:line draw:style-name="gr2" draw:text-style-name="P1" draw:layer="layout" svg:x1="6.39cm" svg:y1="9.39cm" svg:x2="6.341cm" svg:y2="9.385cm">
                  <text:p/>
                </draw:line>
              </draw:g>
              <draw:g>
                <draw:line draw:style-name="gr2" draw:text-style-name="P1" draw:layer="layout" svg:x1="6.428cm" svg:y1="9.313cm" svg:x2="6.422cm" svg:y2="9.364cm">
                  <text:p/>
                </draw:line>
                <draw:line draw:style-name="gr2" draw:text-style-name="P1" draw:layer="layout" svg:x1="6.422cm" svg:y1="9.364cm" svg:x2="6.471cm" svg:y2="9.369cm">
                  <text:p/>
                </draw:line>
              </draw:g>
              <draw:g>
                <draw:line draw:style-name="gr2" draw:text-style-name="P1" draw:layer="layout" svg:x1="6.413cm" svg:y1="9.445cm" svg:x2="6.419cm" svg:y2="9.393cm">
                  <text:p/>
                </draw:line>
                <draw:line draw:style-name="gr2" draw:text-style-name="P1" draw:layer="layout" svg:x1="6.418cm" svg:y1="9.393cm" svg:x2="6.467cm" svg:y2="9.398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108734012399247) translate (6.517cm 9.35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11cm 9.40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2cm 9.32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08cm 9.43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535cm 9.35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29cm 9.40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38cm 9.32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26cm 9.43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54cm 9.3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493cm 9.38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571cm 9.39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7cm 9.38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538cm 9.40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95cm 9.40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569cm 9.41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68cm 9.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6.525cm" svg:y1="9.323cm" svg:x2="6.519cm" svg:y2="9.374cm">
                  <text:p/>
                </draw:line>
                <draw:line draw:style-name="gr2" draw:text-style-name="P1" draw:layer="layout" svg:x1="6.519cm" svg:y1="9.374cm" svg:x2="6.47cm" svg:y2="9.369cm">
                  <text:p/>
                </draw:line>
              </draw:g>
              <draw:g>
                <draw:line draw:style-name="gr2" draw:text-style-name="P1" draw:layer="layout" svg:x1="6.51cm" svg:y1="9.456cm" svg:x2="6.516cm" svg:y2="9.404cm">
                  <text:p/>
                </draw:line>
                <draw:line draw:style-name="gr2" draw:text-style-name="P1" draw:layer="layout" svg:x1="6.516cm" svg:y1="9.404cm" svg:x2="6.467cm" svg:y2="9.399cm">
                  <text:p/>
                </draw:line>
              </draw:g>
              <draw:g>
                <draw:line draw:style-name="gr2" draw:text-style-name="P1" draw:layer="layout" svg:x1="6.554cm" svg:y1="9.326cm" svg:x2="6.548cm" svg:y2="9.377cm">
                  <text:p/>
                </draw:line>
                <draw:line draw:style-name="gr2" draw:text-style-name="P1" draw:layer="layout" svg:x1="6.548cm" svg:y1="9.377cm" svg:x2="6.597cm" svg:y2="9.382cm">
                  <text:p/>
                </draw:line>
              </draw:g>
              <draw:g>
                <draw:line draw:style-name="gr2" draw:text-style-name="P1" draw:layer="layout" svg:x1="6.539cm" svg:y1="9.459cm" svg:x2="6.545cm" svg:y2="9.407cm">
                  <text:p/>
                </draw:line>
                <draw:line draw:style-name="gr2" draw:text-style-name="P1" draw:layer="layout" svg:x1="6.544cm" svg:y1="9.407cm" svg:x2="6.593cm" svg:y2="9.412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108734012399247) translate (6.642cm 9.36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37cm 9.41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45cm 9.33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34cm 9.44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66cm 9.36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55cm 9.4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63cm 9.3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52cm 9.44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669cm 9.40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623cm 9.39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693cm 9.40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592cm 9.3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667cm 9.42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621cm 9.41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695cm 9.42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59cm 9.41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6.65cm" svg:y1="9.337cm" svg:x2="6.644cm" svg:y2="9.388cm">
                  <text:p/>
                </draw:line>
                <draw:line draw:style-name="gr2" draw:text-style-name="P1" draw:layer="layout" svg:x1="6.645cm" svg:y1="9.388cm" svg:x2="6.596cm" svg:y2="9.383cm">
                  <text:p/>
                </draw:line>
              </draw:g>
              <draw:g>
                <draw:line draw:style-name="gr2" draw:text-style-name="P1" draw:layer="layout" svg:x1="6.636cm" svg:y1="9.469cm" svg:x2="6.642cm" svg:y2="9.417cm">
                  <text:p/>
                </draw:line>
                <draw:line draw:style-name="gr2" draw:text-style-name="P1" draw:layer="layout" svg:x1="6.641cm" svg:y1="9.417cm" svg:x2="6.592cm" svg:y2="9.412cm">
                  <text:p/>
                </draw:line>
              </draw:g>
              <draw:g>
                <draw:line draw:style-name="gr2" draw:text-style-name="P1" draw:layer="layout" svg:x1="6.68cm" svg:y1="9.34cm" svg:x2="6.674cm" svg:y2="9.391cm">
                  <text:p/>
                </draw:line>
                <draw:line draw:style-name="gr2" draw:text-style-name="P1" draw:layer="layout" svg:x1="6.673cm" svg:y1="9.391cm" svg:x2="6.722cm" svg:y2="9.396cm">
                  <text:p/>
                </draw:line>
              </draw:g>
              <draw:g>
                <draw:line draw:style-name="gr2" draw:text-style-name="P1" draw:layer="layout" svg:x1="6.664cm" svg:y1="9.472cm" svg:x2="6.67cm" svg:y2="9.42cm">
                  <text:p/>
                </draw:line>
                <draw:line draw:style-name="gr2" draw:text-style-name="P1" draw:layer="layout" svg:x1="6.67cm" svg:y1="9.421cm" svg:x2="6.719cm" svg:y2="9.426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108734012399247) translate (6.309cm 8.92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303cm 8.97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312cm 8.89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3cm 9.00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327cm 8.92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321cm 8.9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33cm 8.90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318cm 9.00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336cm 8.96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289cm 8.95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36cm 8.9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262cm 8.95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334cm 8.98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287cm 8.97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358cm 8.98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26cm 8.97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6.317cm" svg:y1="8.898cm" svg:x2="6.311cm" svg:y2="8.949cm">
                  <text:p/>
                </draw:line>
                <draw:line draw:style-name="gr2" draw:text-style-name="P1" draw:layer="layout" svg:x1="6.311cm" svg:y1="8.948cm" svg:x2="6.262cm" svg:y2="8.943cm">
                  <text:p/>
                </draw:line>
              </draw:g>
              <draw:g>
                <draw:line draw:style-name="gr2" draw:text-style-name="P1" draw:layer="layout" svg:x1="6.302cm" svg:y1="9.03cm" svg:x2="6.308cm" svg:y2="8.978cm">
                  <text:p/>
                </draw:line>
                <draw:line draw:style-name="gr2" draw:text-style-name="P1" draw:layer="layout" svg:x1="6.308cm" svg:y1="8.978cm" svg:x2="6.259cm" svg:y2="8.973cm">
                  <text:p/>
                </draw:line>
              </draw:g>
              <draw:g>
                <draw:line draw:style-name="gr2" draw:text-style-name="P1" draw:layer="layout" svg:x1="6.346cm" svg:y1="8.901cm" svg:x2="6.34cm" svg:y2="8.952cm">
                  <text:p/>
                </draw:line>
                <draw:line draw:style-name="gr2" draw:text-style-name="P1" draw:layer="layout" svg:x1="6.34cm" svg:y1="8.951cm" svg:x2="6.389cm" svg:y2="8.956cm">
                  <text:p/>
                </draw:line>
              </draw:g>
              <draw:g>
                <draw:line draw:style-name="gr2" draw:text-style-name="P1" draw:layer="layout" svg:x1="6.331cm" svg:y1="9.033cm" svg:x2="6.337cm" svg:y2="8.981cm">
                  <text:p/>
                </draw:line>
                <draw:line draw:style-name="gr2" draw:text-style-name="P1" draw:layer="layout" svg:x1="6.336cm" svg:y1="8.981cm" svg:x2="6.385cm" svg:y2="8.986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108734012399247) translate (6.434cm 8.93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429cm 8.99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437cm 8.91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426cm 9.0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452cm 8.94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447cm 8.99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455cm 8.91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444cm 9.02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61cm 8.97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15cm 8.9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89cm 8.9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384cm 8.9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59cm 8.9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13cm 8.9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87cm 8.99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386cm 8.98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6.442cm" svg:y1="8.911cm" svg:x2="6.436cm" svg:y2="8.962cm">
                  <text:p/>
                </draw:line>
                <draw:line draw:style-name="gr2" draw:text-style-name="P1" draw:layer="layout" svg:x1="6.437cm" svg:y1="8.962cm" svg:x2="6.388cm" svg:y2="8.957cm">
                  <text:p/>
                </draw:line>
              </draw:g>
              <draw:g>
                <draw:line draw:style-name="gr2" draw:text-style-name="P1" draw:layer="layout" svg:x1="6.428cm" svg:y1="9.043cm" svg:x2="6.434cm" svg:y2="8.991cm">
                  <text:p/>
                </draw:line>
                <draw:line draw:style-name="gr2" draw:text-style-name="P1" draw:layer="layout" svg:x1="6.434cm" svg:y1="8.991cm" svg:x2="6.385cm" svg:y2="8.986cm">
                  <text:p/>
                </draw:line>
              </draw:g>
              <draw:g>
                <draw:line draw:style-name="gr2" draw:text-style-name="P1" draw:layer="layout" svg:x1="6.472cm" svg:y1="8.914cm" svg:x2="6.466cm" svg:y2="8.965cm">
                  <text:p/>
                </draw:line>
                <draw:line draw:style-name="gr2" draw:text-style-name="P1" draw:layer="layout" svg:x1="6.466cm" svg:y1="8.965cm" svg:x2="6.515cm" svg:y2="8.97cm">
                  <text:p/>
                </draw:line>
              </draw:g>
              <draw:g>
                <draw:line draw:style-name="gr2" draw:text-style-name="P1" draw:layer="layout" svg:x1="6.457cm" svg:y1="9.046cm" svg:x2="6.463cm" svg:y2="8.994cm">
                  <text:p/>
                </draw:line>
                <draw:line draw:style-name="gr2" draw:text-style-name="P1" draw:layer="layout" svg:x1="6.462cm" svg:y1="8.995cm" svg:x2="6.511cm" svg:y2="9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108734012399247) translate (6.561cm 8.95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555cm 9.00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64cm 8.92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52cm 9.03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579cm 8.95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573cm 9.00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82cm 8.92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7cm 9.03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584cm 8.99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537cm 8.9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614cm 8.99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513cm 8.98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582cm 9.00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539cm 9.00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613cm 9.01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511cm 9.00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6.568cm" svg:y1="8.925cm" svg:x2="6.562cm" svg:y2="8.976cm">
                  <text:p/>
                </draw:line>
                <draw:line draw:style-name="gr2" draw:text-style-name="P1" draw:layer="layout" svg:x1="6.562cm" svg:y1="8.976cm" svg:x2="6.513cm" svg:y2="8.971cm">
                  <text:p/>
                </draw:line>
              </draw:g>
              <draw:g>
                <draw:line draw:style-name="gr2" draw:text-style-name="P1" draw:layer="layout" svg:x1="6.554cm" svg:y1="9.057cm" svg:x2="6.56cm" svg:y2="9.005cm">
                  <text:p/>
                </draw:line>
                <draw:line draw:style-name="gr2" draw:text-style-name="P1" draw:layer="layout" svg:x1="6.559cm" svg:y1="9.005cm" svg:x2="6.51cm" svg:y2="9cm">
                  <text:p/>
                </draw:line>
              </draw:g>
              <draw:g>
                <draw:line draw:style-name="gr2" draw:text-style-name="P1" draw:layer="layout" svg:x1="6.598cm" svg:y1="8.928cm" svg:x2="6.592cm" svg:y2="8.979cm">
                  <text:p/>
                </draw:line>
                <draw:line draw:style-name="gr2" draw:text-style-name="P1" draw:layer="layout" svg:x1="6.591cm" svg:y1="8.979cm" svg:x2="6.64cm" svg:y2="8.984cm">
                  <text:p/>
                </draw:line>
              </draw:g>
              <draw:g>
                <draw:line draw:style-name="gr2" draw:text-style-name="P1" draw:layer="layout" svg:x1="6.582cm" svg:y1="9.06cm" svg:x2="6.588cm" svg:y2="9.008cm">
                  <text:p/>
                </draw:line>
                <draw:line draw:style-name="gr2" draw:text-style-name="P1" draw:layer="layout" svg:x1="6.588cm" svg:y1="9.008cm" svg:x2="6.637cm" svg:y2="9.013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108734012399247) translate (6.686cm 8.96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68cm 9.01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89cm 8.9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77cm 9.04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704cm 8.96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698cm 9.0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707cm 8.94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95cm 9.04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713cm 9.0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666cm 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737cm 9.00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635cm 8.9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711cm 9.0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664cm 9.01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739cm 9.02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633cm 9.0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6.694cm" svg:y1="8.939cm" svg:x2="6.688cm" svg:y2="8.99cm">
                  <text:p/>
                </draw:line>
                <draw:line draw:style-name="gr2" draw:text-style-name="P1" draw:layer="layout" svg:x1="6.688cm" svg:y1="8.989cm" svg:x2="6.639cm" svg:y2="8.984cm">
                  <text:p/>
                </draw:line>
              </draw:g>
              <draw:g>
                <draw:line draw:style-name="gr2" draw:text-style-name="P1" draw:layer="layout" svg:x1="6.679cm" svg:y1="9.071cm" svg:x2="6.685cm" svg:y2="9.019cm">
                  <text:p/>
                </draw:line>
                <draw:line draw:style-name="gr2" draw:text-style-name="P1" draw:layer="layout" svg:x1="6.685cm" svg:y1="9.019cm" svg:x2="6.636cm" svg:y2="9.014cm">
                  <text:p/>
                </draw:line>
              </draw:g>
              <draw:g>
                <draw:line draw:style-name="gr2" draw:text-style-name="P1" draw:layer="layout" svg:x1="6.723cm" svg:y1="8.942cm" svg:x2="6.717cm" svg:y2="8.993cm">
                  <text:p/>
                </draw:line>
                <draw:line draw:style-name="gr2" draw:text-style-name="P1" draw:layer="layout" svg:x1="6.717cm" svg:y1="8.993cm" svg:x2="6.766cm" svg:y2="8.998cm">
                  <text:p/>
                </draw:line>
              </draw:g>
              <draw:g>
                <draw:line draw:style-name="gr2" draw:text-style-name="P1" draw:layer="layout" svg:x1="6.708cm" svg:y1="9.074cm" svg:x2="6.714cm" svg:y2="9.022cm">
                  <text:p/>
                </draw:line>
                <draw:line draw:style-name="gr2" draw:text-style-name="P1" draw:layer="layout" svg:x1="6.713cm" svg:y1="9.022cm" svg:x2="6.762cm" svg:y2="9.027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0.108734012399247) translate (6.295cm 9.05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289cm 9.11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298cm 9.03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286cm 9.13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313cm 9.06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307cm 9.1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316cm 9.03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304cm 9.1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322cm 9.0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275cm 9.09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345cm 9.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247cm 9.0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32cm 9.1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273cm 9.1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343cm 9.11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245cm 9.1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6.302cm" svg:y1="9.03cm" svg:x2="6.296cm" svg:y2="9.081cm">
                  <text:p/>
                </draw:line>
                <draw:line draw:style-name="gr2" draw:text-style-name="P1" draw:layer="layout" svg:x1="6.297cm" svg:y1="9.081cm" svg:x2="6.248cm" svg:y2="9.076cm">
                  <text:p/>
                </draw:line>
              </draw:g>
              <draw:g>
                <draw:line draw:style-name="gr2" draw:text-style-name="P1" draw:layer="layout" svg:x1="6.288cm" svg:y1="9.162cm" svg:x2="6.294cm" svg:y2="9.11cm">
                  <text:p/>
                </draw:line>
                <draw:line draw:style-name="gr2" draw:text-style-name="P1" draw:layer="layout" svg:x1="6.294cm" svg:y1="9.11cm" svg:x2="6.245cm" svg:y2="9.105cm">
                  <text:p/>
                </draw:line>
              </draw:g>
              <draw:g>
                <draw:line draw:style-name="gr2" draw:text-style-name="P1" draw:layer="layout" svg:x1="6.332cm" svg:y1="9.033cm" svg:x2="6.326cm" svg:y2="9.084cm">
                  <text:p/>
                </draw:line>
                <draw:line draw:style-name="gr2" draw:text-style-name="P1" draw:layer="layout" svg:x1="6.325cm" svg:y1="9.084cm" svg:x2="6.374cm" svg:y2="9.089cm">
                  <text:p/>
                </draw:line>
              </draw:g>
              <draw:g>
                <draw:line draw:style-name="gr2" draw:text-style-name="P1" draw:layer="layout" svg:x1="6.316cm" svg:y1="9.165cm" svg:x2="6.322cm" svg:y2="9.113cm">
                  <text:p/>
                </draw:line>
                <draw:line draw:style-name="gr2" draw:text-style-name="P1" draw:layer="layout" svg:x1="6.322cm" svg:y1="9.114cm" svg:x2="6.371cm" svg:y2="9.119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0.108734012399247) translate (6.42cm 9.07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414cm 9.12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423cm 9.04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411cm 9.15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438cm 9.07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432cm 9.12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441cm 9.04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429cm 9.15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47cm 9.11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cm 9.1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75cm 9.11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369cm 9.10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45cm 9.12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398cm 9.1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73cm 9.13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371cm 9.1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6.428cm" svg:y1="9.044cm" svg:x2="6.422cm" svg:y2="9.095cm">
                  <text:p/>
                </draw:line>
                <draw:line draw:style-name="gr2" draw:text-style-name="P1" draw:layer="layout" svg:x1="6.422cm" svg:y1="9.095cm" svg:x2="6.373cm" svg:y2="9.09cm">
                  <text:p/>
                </draw:line>
              </draw:g>
              <draw:g>
                <draw:line draw:style-name="gr2" draw:text-style-name="P1" draw:layer="layout" svg:x1="6.414cm" svg:y1="9.176cm" svg:x2="6.42cm" svg:y2="9.124cm">
                  <text:p/>
                </draw:line>
                <draw:line draw:style-name="gr2" draw:text-style-name="P1" draw:layer="layout" svg:x1="6.419cm" svg:y1="9.124cm" svg:x2="6.37cm" svg:y2="9.119cm">
                  <text:p/>
                </draw:line>
              </draw:g>
              <draw:g>
                <draw:line draw:style-name="gr2" draw:text-style-name="P1" draw:layer="layout" svg:x1="6.457cm" svg:y1="9.047cm" svg:x2="6.451cm" svg:y2="9.098cm">
                  <text:p/>
                </draw:line>
                <draw:line draw:style-name="gr2" draw:text-style-name="P1" draw:layer="layout" svg:x1="6.451cm" svg:y1="9.098cm" svg:x2="6.5cm" svg:y2="9.103cm">
                  <text:p/>
                </draw:line>
              </draw:g>
              <draw:g>
                <draw:line draw:style-name="gr2" draw:text-style-name="P1" draw:layer="layout" svg:x1="6.442cm" svg:y1="9.179cm" svg:x2="6.448cm" svg:y2="9.127cm">
                  <text:p/>
                </draw:line>
                <draw:line draw:style-name="gr2" draw:text-style-name="P1" draw:layer="layout" svg:x1="6.447cm" svg:y1="9.127cm" svg:x2="6.496cm" svg:y2="9.132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0.108734012399247) translate (6.546cm 9.08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4cm 9.13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549cm 9.05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538cm 9.16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64cm 9.08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558cm 9.14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567cm 9.0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555cm 9.16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569cm 9.12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522cm 9.11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6cm 9.12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99cm 9.11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567cm 9.14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524cm 9.13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598cm 9.1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497cm 9.1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6.554cm" svg:y1="9.058cm" svg:x2="6.548cm" svg:y2="9.109cm">
                  <text:p/>
                </draw:line>
                <draw:line draw:style-name="gr2" draw:text-style-name="P1" draw:layer="layout" svg:x1="6.548cm" svg:y1="9.108cm" svg:x2="6.499cm" svg:y2="9.103cm">
                  <text:p/>
                </draw:line>
              </draw:g>
              <draw:g>
                <draw:line draw:style-name="gr2" draw:text-style-name="P1" draw:layer="layout" svg:x1="6.539cm" svg:y1="9.19cm" svg:x2="6.545cm" svg:y2="9.138cm">
                  <text:p/>
                </draw:line>
                <draw:line draw:style-name="gr2" draw:text-style-name="P1" draw:layer="layout" svg:x1="6.545cm" svg:y1="9.138cm" svg:x2="6.496cm" svg:y2="9.133cm">
                  <text:p/>
                </draw:line>
              </draw:g>
              <draw:g>
                <draw:line draw:style-name="gr2" draw:text-style-name="P1" draw:layer="layout" svg:x1="6.583cm" svg:y1="9.061cm" svg:x2="6.577cm" svg:y2="9.112cm">
                  <text:p/>
                </draw:line>
                <draw:line draw:style-name="gr2" draw:text-style-name="P1" draw:layer="layout" svg:x1="6.577cm" svg:y1="9.112cm" svg:x2="6.626cm" svg:y2="9.117cm">
                  <text:p/>
                </draw:line>
              </draw:g>
              <draw:g>
                <draw:line draw:style-name="gr2" draw:text-style-name="P1" draw:layer="layout" svg:x1="6.568cm" svg:y1="9.193cm" svg:x2="6.574cm" svg:y2="9.141cm">
                  <text:p/>
                </draw:line>
                <draw:line draw:style-name="gr2" draw:text-style-name="P1" draw:layer="layout" svg:x1="6.573cm" svg:y1="9.141cm" svg:x2="6.622cm" svg:y2="9.146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0.108734012399247) translate (6.671cm 9.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66cm 9.15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674cm 9.07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663cm 9.17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89cm 9.10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0.108734012399247) translate (6.684cm 9.15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692cm 9.07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108734012399247) translate (6.681cm 9.18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698cm 9.13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652cm 9.13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722cm 9.14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621cm 9.1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696cm 9.15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65cm 9.15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67953033919414) translate (6.724cm 9.15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67953033919414) translate (6.619cm 9.14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6.679cm" svg:y1="9.071cm" svg:x2="6.673cm" svg:y2="9.122cm">
                  <text:p/>
                </draw:line>
                <draw:line draw:style-name="gr2" draw:text-style-name="P1" draw:layer="layout" svg:x1="6.674cm" svg:y1="9.122cm" svg:x2="6.625cm" svg:y2="9.117cm">
                  <text:p/>
                </draw:line>
              </draw:g>
              <draw:g>
                <draw:line draw:style-name="gr2" draw:text-style-name="P1" draw:layer="layout" svg:x1="6.665cm" svg:y1="9.204cm" svg:x2="6.671cm" svg:y2="9.152cm">
                  <text:p/>
                </draw:line>
                <draw:line draw:style-name="gr2" draw:text-style-name="P1" draw:layer="layout" svg:x1="6.67cm" svg:y1="9.152cm" svg:x2="6.621cm" svg:y2="9.147cm">
                  <text:p/>
                </draw:line>
              </draw:g>
              <draw:g>
                <draw:line draw:style-name="gr2" draw:text-style-name="P1" draw:layer="layout" svg:x1="6.709cm" svg:y1="9.074cm" svg:x2="6.703cm" svg:y2="9.125cm">
                  <text:p/>
                </draw:line>
                <draw:line draw:style-name="gr2" draw:text-style-name="P1" draw:layer="layout" svg:x1="6.702cm" svg:y1="9.125cm" svg:x2="6.751cm" svg:y2="9.13cm">
                  <text:p/>
                </draw:line>
              </draw:g>
              <draw:g>
                <draw:line draw:style-name="gr2" draw:text-style-name="P1" draw:layer="layout" svg:x1="6.693cm" svg:y1="9.207cm" svg:x2="6.699cm" svg:y2="9.155cm">
                  <text:p/>
                </draw:line>
                <draw:line draw:style-name="gr2" draw:text-style-name="P1" draw:layer="layout" svg:x1="6.699cm" svg:y1="9.155cm" svg:x2="6.748cm" svg:y2="9.16cm">
                  <text:p/>
                </draw:line>
              </draw:g>
            </draw:g>
          </draw:g>
        </draw:g>
        <draw:g>
          <draw:g>
            <draw:custom-shape draw:style-name="gr1" draw:text-style-name="P1" draw:layer="layout" svg:width="0.008cm" svg:height="0.025cm" draw:transform="rotate (-0.37856191475757) translate (9.77cm 10.18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789cm 10.23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759cm 10.16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799cm 10.26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786cm 10.1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806cm 10.22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776cm 10.15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816cm 10.25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19223441203733) translate (9.79cm 10.20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19223441203733) translate (9.747cm 10.2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19223441203733) translate (9.814cm 10.19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19223441203733) translate (9.721cm 10.23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799cm 10.21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756cm 10.23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821cm 10.20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73cm 10.2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749cm" svg:y1="10.165cm" svg:x2="9.768cm" svg:y2="10.213cm">
                  <text:p/>
                </draw:line>
                <draw:line draw:style-name="gr2" draw:text-style-name="P1" draw:layer="layout" svg:x1="9.768cm" svg:y1="10.212cm" svg:x2="9.722cm" svg:y2="10.23cm">
                  <text:p/>
                </draw:line>
              </draw:g>
              <draw:g>
                <draw:line draw:style-name="gr2" draw:text-style-name="P1" draw:layer="layout" svg:x1="9.798cm" svg:y1="10.288cm" svg:x2="9.779cm" svg:y2="10.239cm">
                  <text:p/>
                </draw:line>
                <draw:line draw:style-name="gr2" draw:text-style-name="P1" draw:layer="layout" svg:x1="9.779cm" svg:y1="10.24cm" svg:x2="9.733cm" svg:y2="10.258cm">
                  <text:p/>
                </draw:line>
              </draw:g>
              <draw:g>
                <draw:line draw:style-name="gr2" draw:text-style-name="P1" draw:layer="layout" svg:x1="9.776cm" svg:y1="10.154cm" svg:x2="9.795cm" svg:y2="10.202cm">
                  <text:p/>
                </draw:line>
                <draw:line draw:style-name="gr2" draw:text-style-name="P1" draw:layer="layout" svg:x1="9.795cm" svg:y1="10.201cm" svg:x2="9.841cm" svg:y2="10.183cm">
                  <text:p/>
                </draw:line>
              </draw:g>
              <draw:g>
                <draw:line draw:style-name="gr2" draw:text-style-name="P1" draw:layer="layout" svg:x1="9.825cm" svg:y1="10.278cm" svg:x2="9.806cm" svg:y2="10.229cm">
                  <text:p/>
                </draw:line>
                <draw:line draw:style-name="gr2" draw:text-style-name="P1" draw:layer="layout" svg:x1="9.805cm" svg:y1="10.229cm" svg:x2="9.851cm" svg:y2="10.211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-0.37856191475757) translate (9.887cm 10.1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06cm 10.18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876cm 10.11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16cm 10.21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03cm 10.13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23cm 10.18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893cm 10.10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33cm 10.20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19223441203733) translate (9.907cm 10.15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19223441203733) translate (9.864cm 10.17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19223441203733) translate (9.934cm 10.1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19223441203733) translate (9.837cm 10.18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917cm 10.17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73cm 10.1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943cm 10.1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48cm 10.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866cm" svg:y1="10.118cm" svg:x2="9.885cm" svg:y2="10.166cm">
                  <text:p/>
                </draw:line>
                <draw:line draw:style-name="gr2" draw:text-style-name="P1" draw:layer="layout" svg:x1="9.886cm" svg:y1="10.165cm" svg:x2="9.84cm" svg:y2="10.183cm">
                  <text:p/>
                </draw:line>
              </draw:g>
              <draw:g>
                <draw:line draw:style-name="gr2" draw:text-style-name="P1" draw:layer="layout" svg:x1="9.915cm" svg:y1="10.242cm" svg:x2="9.896cm" svg:y2="10.193cm">
                  <text:p/>
                </draw:line>
                <draw:line draw:style-name="gr2" draw:text-style-name="P1" draw:layer="layout" svg:x1="9.897cm" svg:y1="10.193cm" svg:x2="9.851cm" svg:y2="10.211cm">
                  <text:p/>
                </draw:line>
              </draw:g>
              <draw:g>
                <draw:line draw:style-name="gr2" draw:text-style-name="P1" draw:layer="layout" svg:x1="9.894cm" svg:y1="10.107cm" svg:x2="9.913cm" svg:y2="10.155cm">
                  <text:p/>
                </draw:line>
                <draw:line draw:style-name="gr2" draw:text-style-name="P1" draw:layer="layout" svg:x1="9.912cm" svg:y1="10.154cm" svg:x2="9.958cm" svg:y2="10.136cm">
                  <text:p/>
                </draw:line>
              </draw:g>
              <draw:g>
                <draw:line draw:style-name="gr2" draw:text-style-name="P1" draw:layer="layout" svg:x1="9.942cm" svg:y1="10.231cm" svg:x2="9.923cm" svg:y2="10.182cm">
                  <text:p/>
                </draw:line>
                <draw:line draw:style-name="gr2" draw:text-style-name="P1" draw:layer="layout" svg:x1="9.923cm" svg:y1="10.182cm" svg:x2="9.969cm" svg:y2="10.164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-0.37856191475757) translate (10.005cm 10.09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24cm 10.14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94cm 10.06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34cm 10.16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21cm 10.08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41cm 10.13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11cm 10.0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51cm 10.16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19223441203733) translate (10.024cm 10.10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19223441203733) translate (9.98cm 10.12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19223441203733) translate (10.051cm 10.09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19223441203733) translate (9.956cm 10.13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10.031cm 10.12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991cm 10.14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06cm 10.11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965cm 10.15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984cm" svg:y1="10.071cm" svg:x2="10.003cm" svg:y2="10.119cm">
                  <text:p/>
                </draw:line>
                <draw:line draw:style-name="gr2" draw:text-style-name="P1" draw:layer="layout" svg:x1="10.003cm" svg:y1="10.119cm" svg:x2="9.957cm" svg:y2="10.137cm">
                  <text:p/>
                </draw:line>
              </draw:g>
              <draw:g>
                <draw:line draw:style-name="gr2" draw:text-style-name="P1" draw:layer="layout" svg:x1="10.033cm" svg:y1="10.195cm" svg:x2="10.014cm" svg:y2="10.146cm">
                  <text:p/>
                </draw:line>
                <draw:line draw:style-name="gr2" draw:text-style-name="P1" draw:layer="layout" svg:x1="10.014cm" svg:y1="10.146cm" svg:x2="9.968cm" svg:y2="10.164cm">
                  <text:p/>
                </draw:line>
              </draw:g>
              <draw:g>
                <draw:line draw:style-name="gr2" draw:text-style-name="P1" draw:layer="layout" svg:x1="10.011cm" svg:y1="10.06cm" svg:x2="10.03cm" svg:y2="10.108cm">
                  <text:p/>
                </draw:line>
                <draw:line draw:style-name="gr2" draw:text-style-name="P1" draw:layer="layout" svg:x1="10.03cm" svg:y1="10.108cm" svg:x2="10.076cm" svg:y2="10.09cm">
                  <text:p/>
                </draw:line>
              </draw:g>
              <draw:g>
                <draw:line draw:style-name="gr2" draw:text-style-name="P1" draw:layer="layout" svg:x1="10.059cm" svg:y1="10.184cm" svg:x2="10.04cm" svg:y2="10.135cm">
                  <text:p/>
                </draw:line>
                <draw:line draw:style-name="gr2" draw:text-style-name="P1" draw:layer="layout" svg:x1="10.04cm" svg:y1="10.135cm" svg:x2="10.086cm" svg:y2="10.117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-0.37856191475757) translate (10.122cm 10.04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141cm 10.09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111cm 10.0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151cm 10.1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139cm 10.0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158cm 10.08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128cm 10.01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168cm 10.11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19223441203733) translate (10.143cm 10.0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19223441203733) translate (10.099cm 10.0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19223441203733) translate (10.167cm 10.05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1.19223441203733) translate (10.072cm 10.0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152cm 10.07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108cm 10.0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178cm 10.0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10.079cm 10.1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10.101cm" svg:y1="10.024cm" svg:x2="10.12cm" svg:y2="10.072cm">
                  <text:p/>
                </draw:line>
                <draw:line draw:style-name="gr2" draw:text-style-name="P1" draw:layer="layout" svg:x1="10.12cm" svg:y1="10.072cm" svg:x2="10.074cm" svg:y2="10.09cm">
                  <text:p/>
                </draw:line>
              </draw:g>
              <draw:g>
                <draw:line draw:style-name="gr2" draw:text-style-name="P1" draw:layer="layout" svg:x1="10.15cm" svg:y1="10.148cm" svg:x2="10.131cm" svg:y2="10.099cm">
                  <text:p/>
                </draw:line>
                <draw:line draw:style-name="gr2" draw:text-style-name="P1" draw:layer="layout" svg:x1="10.132cm" svg:y1="10.099cm" svg:x2="10.086cm" svg:y2="10.117cm">
                  <text:p/>
                </draw:line>
              </draw:g>
              <draw:g>
                <draw:line draw:style-name="gr2" draw:text-style-name="P1" draw:layer="layout" svg:x1="10.129cm" svg:y1="10.013cm" svg:x2="10.148cm" svg:y2="10.061cm">
                  <text:p/>
                </draw:line>
                <draw:line draw:style-name="gr2" draw:text-style-name="P1" draw:layer="layout" svg:x1="10.147cm" svg:y1="10.061cm" svg:x2="10.193cm" svg:y2="10.043cm">
                  <text:p/>
                </draw:line>
              </draw:g>
              <draw:g>
                <draw:line draw:style-name="gr2" draw:text-style-name="P1" draw:layer="layout" svg:x1="10.177cm" svg:y1="10.137cm" svg:x2="10.158cm" svg:y2="10.088cm">
                  <text:p/>
                </draw:line>
                <draw:line draw:style-name="gr2" draw:text-style-name="P1" draw:layer="layout" svg:x1="10.158cm" svg:y1="10.089cm" svg:x2="10.204cm" svg:y2="10.071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-0.37856191475757) translate (9.819cm 10.3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838cm 10.3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809cm 10.28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849cm 10.38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836cm 10.30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855cm 10.35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826cm 10.27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865cm 10.37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42cm 10.32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798cm 10.34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864cm 10.31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772cm 10.35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49cm 10.34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05cm 10.3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871cm 10.33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779cm 10.3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798cm" svg:y1="10.289cm" svg:x2="9.817cm" svg:y2="10.337cm">
                  <text:p/>
                </draw:line>
                <draw:line draw:style-name="gr2" draw:text-style-name="P1" draw:layer="layout" svg:x1="9.818cm" svg:y1="10.336cm" svg:x2="9.772cm" svg:y2="10.354cm">
                  <text:p/>
                </draw:line>
              </draw:g>
              <draw:g>
                <draw:line draw:style-name="gr2" draw:text-style-name="P1" draw:layer="layout" svg:x1="9.847cm" svg:y1="10.412cm" svg:x2="9.828cm" svg:y2="10.363cm">
                  <text:p/>
                </draw:line>
                <draw:line draw:style-name="gr2" draw:text-style-name="P1" draw:layer="layout" svg:x1="9.829cm" svg:y1="10.364cm" svg:x2="9.783cm" svg:y2="10.382cm">
                  <text:p/>
                </draw:line>
              </draw:g>
              <draw:g>
                <draw:line draw:style-name="gr2" draw:text-style-name="P1" draw:layer="layout" svg:x1="9.826cm" svg:y1="10.278cm" svg:x2="9.845cm" svg:y2="10.326cm">
                  <text:p/>
                </draw:line>
                <draw:line draw:style-name="gr2" draw:text-style-name="P1" draw:layer="layout" svg:x1="9.844cm" svg:y1="10.325cm" svg:x2="9.89cm" svg:y2="10.307cm">
                  <text:p/>
                </draw:line>
              </draw:g>
              <draw:g>
                <draw:line draw:style-name="gr2" draw:text-style-name="P1" draw:layer="layout" svg:x1="9.874cm" svg:y1="10.402cm" svg:x2="9.855cm" svg:y2="10.353cm">
                  <text:p/>
                </draw:line>
                <draw:line draw:style-name="gr2" draw:text-style-name="P1" draw:layer="layout" svg:x1="9.855cm" svg:y1="10.353cm" svg:x2="9.901cm" svg:y2="10.335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-0.37856191475757) translate (9.936cm 10.26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55cm 10.3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26cm 10.23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66cm 10.33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953cm 10.25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72cm 10.30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43cm 10.23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83cm 10.33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959cm 10.2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915cm 10.2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985cm 10.2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886cm 10.3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966cm 10.29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922cm 10.31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992cm 10.2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97cm 10.32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916cm" svg:y1="10.242cm" svg:x2="9.935cm" svg:y2="10.29cm">
                  <text:p/>
                </draw:line>
                <draw:line draw:style-name="gr2" draw:text-style-name="P1" draw:layer="layout" svg:x1="9.935cm" svg:y1="10.289cm" svg:x2="9.889cm" svg:y2="10.307cm">
                  <text:p/>
                </draw:line>
              </draw:g>
              <draw:g>
                <draw:line draw:style-name="gr2" draw:text-style-name="P1" draw:layer="layout" svg:x1="9.965cm" svg:y1="10.366cm" svg:x2="9.946cm" svg:y2="10.317cm">
                  <text:p/>
                </draw:line>
                <draw:line draw:style-name="gr2" draw:text-style-name="P1" draw:layer="layout" svg:x1="9.946cm" svg:y1="10.317cm" svg:x2="9.9cm" svg:y2="10.335cm">
                  <text:p/>
                </draw:line>
              </draw:g>
              <draw:g>
                <draw:line draw:style-name="gr2" draw:text-style-name="P1" draw:layer="layout" svg:x1="9.943cm" svg:y1="10.231cm" svg:x2="9.962cm" svg:y2="10.279cm">
                  <text:p/>
                </draw:line>
                <draw:line draw:style-name="gr2" draw:text-style-name="P1" draw:layer="layout" svg:x1="9.962cm" svg:y1="10.278cm" svg:x2="10.008cm" svg:y2="10.26cm">
                  <text:p/>
                </draw:line>
              </draw:g>
              <draw:g>
                <draw:line draw:style-name="gr2" draw:text-style-name="P1" draw:layer="layout" svg:x1="9.991cm" svg:y1="10.355cm" svg:x2="9.972cm" svg:y2="10.306cm">
                  <text:p/>
                </draw:line>
                <draw:line draw:style-name="gr2" draw:text-style-name="P1" draw:layer="layout" svg:x1="9.972cm" svg:y1="10.306cm" svg:x2="10.018cm" svg:y2="10.288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-0.37856191475757) translate (10.054cm 10.21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73cm 10.26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44cm 10.19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84cm 10.29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10.071cm 10.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9cm 10.25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61cm 10.18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101cm 10.28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10.073cm 10.23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10.029cm 10.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102cm 10.2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007cm 10.26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10.08cm 10.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04cm 10.2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109cm 10.2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014cm 10.27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10.033cm" svg:y1="10.195cm" svg:x2="10.052cm" svg:y2="10.243cm">
                  <text:p/>
                </draw:line>
                <draw:line draw:style-name="gr2" draw:text-style-name="P1" draw:layer="layout" svg:x1="10.052cm" svg:y1="10.243cm" svg:x2="10.006cm" svg:y2="10.261cm">
                  <text:p/>
                </draw:line>
              </draw:g>
              <draw:g>
                <draw:line draw:style-name="gr2" draw:text-style-name="P1" draw:layer="layout" svg:x1="10.082cm" svg:y1="10.319cm" svg:x2="10.063cm" svg:y2="10.27cm">
                  <text:p/>
                </draw:line>
                <draw:line draw:style-name="gr2" draw:text-style-name="P1" draw:layer="layout" svg:x1="10.064cm" svg:y1="10.27cm" svg:x2="10.018cm" svg:y2="10.288cm">
                  <text:p/>
                </draw:line>
              </draw:g>
              <draw:g>
                <draw:line draw:style-name="gr2" draw:text-style-name="P1" draw:layer="layout" svg:x1="10.06cm" svg:y1="10.184cm" svg:x2="10.079cm" svg:y2="10.232cm">
                  <text:p/>
                </draw:line>
                <draw:line draw:style-name="gr2" draw:text-style-name="P1" draw:layer="layout" svg:x1="10.079cm" svg:y1="10.232cm" svg:x2="10.125cm" svg:y2="10.214cm">
                  <text:p/>
                </draw:line>
              </draw:g>
              <draw:g>
                <draw:line draw:style-name="gr2" draw:text-style-name="P1" draw:layer="layout" svg:x1="10.109cm" svg:y1="10.308cm" svg:x2="10.09cm" svg:y2="10.259cm">
                  <text:p/>
                </draw:line>
                <draw:line draw:style-name="gr2" draw:text-style-name="P1" draw:layer="layout" svg:x1="10.09cm" svg:y1="10.259cm" svg:x2="10.136cm" svg:y2="10.241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-0.37856191475757) translate (10.171cm 10.1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191cm 10.21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161cm 10.14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201cm 10.24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10.188cm 10.16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207cm 10.2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178cm 10.13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218cm 10.23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194cm 10.1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15cm 10.20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10.216cm 10.17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10.121cm 10.21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201cm 10.20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157cm 10.2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227cm 10.19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10.128cm 10.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10.15cm" svg:y1="10.149cm" svg:x2="10.169cm" svg:y2="10.197cm">
                  <text:p/>
                </draw:line>
                <draw:line draw:style-name="gr2" draw:text-style-name="P1" draw:layer="layout" svg:x1="10.17cm" svg:y1="10.196cm" svg:x2="10.124cm" svg:y2="10.214cm">
                  <text:p/>
                </draw:line>
              </draw:g>
              <draw:g>
                <draw:line draw:style-name="gr2" draw:text-style-name="P1" draw:layer="layout" svg:x1="10.2cm" svg:y1="10.272cm" svg:x2="10.181cm" svg:y2="10.223cm">
                  <text:p/>
                </draw:line>
                <draw:line draw:style-name="gr2" draw:text-style-name="P1" draw:layer="layout" svg:x1="10.181cm" svg:y1="10.223cm" svg:x2="10.135cm" svg:y2="10.241cm">
                  <text:p/>
                </draw:line>
              </draw:g>
              <draw:g>
                <draw:line draw:style-name="gr2" draw:text-style-name="P1" draw:layer="layout" svg:x1="10.178cm" svg:y1="10.137cm" svg:x2="10.197cm" svg:y2="10.185cm">
                  <text:p/>
                </draw:line>
                <draw:line draw:style-name="gr2" draw:text-style-name="P1" draw:layer="layout" svg:x1="10.196cm" svg:y1="10.185cm" svg:x2="10.242cm" svg:y2="10.167cm">
                  <text:p/>
                </draw:line>
              </draw:g>
              <draw:g>
                <draw:line draw:style-name="gr2" draw:text-style-name="P1" draw:layer="layout" svg:x1="10.226cm" svg:y1="10.262cm" svg:x2="10.207cm" svg:y2="10.213cm">
                  <text:p/>
                </draw:line>
                <draw:line draw:style-name="gr2" draw:text-style-name="P1" draw:layer="layout" svg:x1="10.207cm" svg:y1="10.213cm" svg:x2="10.253cm" svg:y2="10.195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-0.37856191475757) translate (9.671cm 9.93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69cm 9.98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661cm 9.9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701cm 10.0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687cm 9.93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707cm 9.9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677cm 9.90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717cm 10.00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694cm 9.95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65cm 9.9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716cm 9.94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624cm 9.98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7cm 9.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657cm 9.9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722cm 9.9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631cm 9.99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65cm" svg:y1="9.916cm" svg:x2="9.669cm" svg:y2="9.964cm">
                  <text:p/>
                </draw:line>
                <draw:line draw:style-name="gr2" draw:text-style-name="P1" draw:layer="layout" svg:x1="9.669cm" svg:y1="9.964cm" svg:x2="9.623cm" svg:y2="9.982cm">
                  <text:p/>
                </draw:line>
              </draw:g>
              <draw:g>
                <draw:line draw:style-name="gr2" draw:text-style-name="P1" draw:layer="layout" svg:x1="9.699cm" svg:y1="10.04cm" svg:x2="9.68cm" svg:y2="9.991cm">
                  <text:p/>
                </draw:line>
                <draw:line draw:style-name="gr2" draw:text-style-name="P1" draw:layer="layout" svg:x1="9.68cm" svg:y1="9.991cm" svg:x2="9.634cm" svg:y2="10.009cm">
                  <text:p/>
                </draw:line>
              </draw:g>
              <draw:g>
                <draw:line draw:style-name="gr2" draw:text-style-name="P1" draw:layer="layout" svg:x1="9.677cm" svg:y1="9.905cm" svg:x2="9.696cm" svg:y2="9.953cm">
                  <text:p/>
                </draw:line>
                <draw:line draw:style-name="gr2" draw:text-style-name="P1" draw:layer="layout" svg:x1="9.696cm" svg:y1="9.953cm" svg:x2="9.742cm" svg:y2="9.935cm">
                  <text:p/>
                </draw:line>
              </draw:g>
              <draw:g>
                <draw:line draw:style-name="gr2" draw:text-style-name="P1" draw:layer="layout" svg:x1="9.726cm" svg:y1="10.029cm" svg:x2="9.707cm" svg:y2="9.98cm">
                  <text:p/>
                </draw:line>
                <draw:line draw:style-name="gr2" draw:text-style-name="P1" draw:layer="layout" svg:x1="9.707cm" svg:y1="9.98cm" svg:x2="9.753cm" svg:y2="9.962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-0.37856191475757) translate (9.788cm 9.89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807cm 9.9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778cm 9.86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818cm 9.96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804cm 9.88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824cm 9.93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794cm 9.85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834cm 9.9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11cm 9.9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767cm 9.9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37cm 9.8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738cm 9.9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17cm 9.92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774cm 9.94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43cm 9.91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749cm 9.95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767cm" svg:y1="9.87cm" svg:x2="9.786cm" svg:y2="9.918cm">
                  <text:p/>
                </draw:line>
                <draw:line draw:style-name="gr2" draw:text-style-name="P1" draw:layer="layout" svg:x1="9.787cm" svg:y1="9.917cm" svg:x2="9.741cm" svg:y2="9.935cm">
                  <text:p/>
                </draw:line>
              </draw:g>
              <draw:g>
                <draw:line draw:style-name="gr2" draw:text-style-name="P1" draw:layer="layout" svg:x1="9.817cm" svg:y1="9.993cm" svg:x2="9.798cm" svg:y2="9.944cm">
                  <text:p/>
                </draw:line>
                <draw:line draw:style-name="gr2" draw:text-style-name="P1" draw:layer="layout" svg:x1="9.798cm" svg:y1="9.944cm" svg:x2="9.752cm" svg:y2="9.962cm">
                  <text:p/>
                </draw:line>
              </draw:g>
              <draw:g>
                <draw:line draw:style-name="gr2" draw:text-style-name="P1" draw:layer="layout" svg:x1="9.795cm" svg:y1="9.858cm" svg:x2="9.814cm" svg:y2="9.906cm">
                  <text:p/>
                </draw:line>
                <draw:line draw:style-name="gr2" draw:text-style-name="P1" draw:layer="layout" svg:x1="9.813cm" svg:y1="9.906cm" svg:x2="9.859cm" svg:y2="9.888cm">
                  <text:p/>
                </draw:line>
              </draw:g>
              <draw:g>
                <draw:line draw:style-name="gr2" draw:text-style-name="P1" draw:layer="layout" svg:x1="9.843cm" svg:y1="9.982cm" svg:x2="9.824cm" svg:y2="9.933cm">
                  <text:p/>
                </draw:line>
                <draw:line draw:style-name="gr2" draw:text-style-name="P1" draw:layer="layout" svg:x1="9.824cm" svg:y1="9.934cm" svg:x2="9.87cm" svg:y2="9.916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-0.37856191475757) translate (9.906cm 9.84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925cm 9.89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896cm 9.81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36cm 9.91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922cm 9.83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942cm 9.88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12cm 9.81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52cm 9.9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925cm 9.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881cm 9.87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954cm 9.8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59cm 9.8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931cm 9.87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92cm 9.89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961cm 9.8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66cm 9.9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885cm" svg:y1="9.823cm" svg:x2="9.904cm" svg:y2="9.871cm">
                  <text:p/>
                </draw:line>
                <draw:line draw:style-name="gr2" draw:text-style-name="P1" draw:layer="layout" svg:x1="9.904cm" svg:y1="9.87cm" svg:x2="9.858cm" svg:y2="9.888cm">
                  <text:p/>
                </draw:line>
              </draw:g>
              <draw:g>
                <draw:line draw:style-name="gr2" draw:text-style-name="P1" draw:layer="layout" svg:x1="9.934cm" svg:y1="9.947cm" svg:x2="9.915cm" svg:y2="9.898cm">
                  <text:p/>
                </draw:line>
                <draw:line draw:style-name="gr2" draw:text-style-name="P1" draw:layer="layout" svg:x1="9.915cm" svg:y1="9.898cm" svg:x2="9.869cm" svg:y2="9.916cm">
                  <text:p/>
                </draw:line>
              </draw:g>
              <draw:g>
                <draw:line draw:style-name="gr2" draw:text-style-name="P1" draw:layer="layout" svg:x1="9.912cm" svg:y1="9.812cm" svg:x2="9.931cm" svg:y2="9.86cm">
                  <text:p/>
                </draw:line>
                <draw:line draw:style-name="gr2" draw:text-style-name="P1" draw:layer="layout" svg:x1="9.931cm" svg:y1="9.859cm" svg:x2="9.977cm" svg:y2="9.841cm">
                  <text:p/>
                </draw:line>
              </draw:g>
              <draw:g>
                <draw:line draw:style-name="gr2" draw:text-style-name="P1" draw:layer="layout" svg:x1="9.961cm" svg:y1="9.936cm" svg:x2="9.942cm" svg:y2="9.887cm">
                  <text:p/>
                </draw:line>
                <draw:line draw:style-name="gr2" draw:text-style-name="P1" draw:layer="layout" svg:x1="9.941cm" svg:y1="9.887cm" svg:x2="9.987cm" svg:y2="9.869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-0.37856191475757) translate (10.023cm 9.79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10.042cm 9.84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13cm 9.77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53cm 9.87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10.039cm 9.79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10.059cm 9.8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3cm 9.76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69cm 9.86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046cm 9.81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002cm 9.83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10.068cm 9.80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973cm 9.84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053cm 9.8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009cm 9.84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079cm 9.8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98cm 9.85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10.002cm" svg:y1="9.776cm" svg:x2="10.021cm" svg:y2="9.824cm">
                  <text:p/>
                </draw:line>
                <draw:line draw:style-name="gr2" draw:text-style-name="P1" draw:layer="layout" svg:x1="10.022cm" svg:y1="9.824cm" svg:x2="9.976cm" svg:y2="9.842cm">
                  <text:p/>
                </draw:line>
              </draw:g>
              <draw:g>
                <draw:line draw:style-name="gr2" draw:text-style-name="P1" draw:layer="layout" svg:x1="10.051cm" svg:y1="9.9cm" svg:x2="10.032cm" svg:y2="9.851cm">
                  <text:p/>
                </draw:line>
                <draw:line draw:style-name="gr2" draw:text-style-name="P1" draw:layer="layout" svg:x1="10.033cm" svg:y1="9.851cm" svg:x2="9.987cm" svg:y2="9.869cm">
                  <text:p/>
                </draw:line>
              </draw:g>
              <draw:g>
                <draw:line draw:style-name="gr2" draw:text-style-name="P1" draw:layer="layout" svg:x1="10.03cm" svg:y1="9.765cm" svg:x2="10.049cm" svg:y2="9.813cm">
                  <text:p/>
                </draw:line>
                <draw:line draw:style-name="gr2" draw:text-style-name="P1" draw:layer="layout" svg:x1="10.048cm" svg:y1="9.813cm" svg:x2="10.094cm" svg:y2="9.795cm">
                  <text:p/>
                </draw:line>
              </draw:g>
              <draw:g>
                <draw:line draw:style-name="gr2" draw:text-style-name="P1" draw:layer="layout" svg:x1="10.078cm" svg:y1="9.889cm" svg:x2="10.059cm" svg:y2="9.84cm">
                  <text:p/>
                </draw:line>
                <draw:line draw:style-name="gr2" draw:text-style-name="P1" draw:layer="layout" svg:x1="10.059cm" svg:y1="9.84cm" svg:x2="10.105cm" svg:y2="9.822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-0.37856191475757) translate (9.72cm 10.06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74cm 10.11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71cm 10.03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75cm 10.13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737cm 10.05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756cm 10.10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727cm 10.02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766cm 10.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743cm 10.07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7cm 10.09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765cm 10.06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674cm 10.10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75cm 10.0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706cm 10.11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772cm 10.08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68cm 10.1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699cm" svg:y1="10.04cm" svg:x2="9.718cm" svg:y2="10.088cm">
                  <text:p/>
                </draw:line>
                <draw:line draw:style-name="gr2" draw:text-style-name="P1" draw:layer="layout" svg:x1="9.719cm" svg:y1="10.088cm" svg:x2="9.673cm" svg:y2="10.106cm">
                  <text:p/>
                </draw:line>
              </draw:g>
              <draw:g>
                <draw:line draw:style-name="gr2" draw:text-style-name="P1" draw:layer="layout" svg:x1="9.749cm" svg:y1="10.164cm" svg:x2="9.73cm" svg:y2="10.115cm">
                  <text:p/>
                </draw:line>
                <draw:line draw:style-name="gr2" draw:text-style-name="P1" draw:layer="layout" svg:x1="9.73cm" svg:y1="10.115cm" svg:x2="9.684cm" svg:y2="10.133cm">
                  <text:p/>
                </draw:line>
              </draw:g>
              <draw:g>
                <draw:line draw:style-name="gr2" draw:text-style-name="P1" draw:layer="layout" svg:x1="9.727cm" svg:y1="10.029cm" svg:x2="9.746cm" svg:y2="10.077cm">
                  <text:p/>
                </draw:line>
                <draw:line draw:style-name="gr2" draw:text-style-name="P1" draw:layer="layout" svg:x1="9.745cm" svg:y1="10.077cm" svg:x2="9.791cm" svg:y2="10.059cm">
                  <text:p/>
                </draw:line>
              </draw:g>
              <draw:g>
                <draw:line draw:style-name="gr2" draw:text-style-name="P1" draw:layer="layout" svg:x1="9.775cm" svg:y1="10.153cm" svg:x2="9.756cm" svg:y2="10.104cm">
                  <text:p/>
                </draw:line>
                <draw:line draw:style-name="gr2" draw:text-style-name="P1" draw:layer="layout" svg:x1="9.756cm" svg:y1="10.104cm" svg:x2="9.802cm" svg:y2="10.086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-0.37856191475757) translate (9.837cm 10.01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857cm 10.06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827cm 9.9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867cm 10.0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854cm 10.00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874cm 10.05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844cm 9.98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883cm 10.08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6cm 10.03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17cm 10.04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86cm 10.02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788cm 10.05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67cm 10.04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23cm 10.06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893cm 10.03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798cm 10.07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817cm" svg:y1="9.994cm" svg:x2="9.836cm" svg:y2="10.042cm">
                  <text:p/>
                </draw:line>
                <draw:line draw:style-name="gr2" draw:text-style-name="P1" draw:layer="layout" svg:x1="9.836cm" svg:y1="10.041cm" svg:x2="9.79cm" svg:y2="10.059cm">
                  <text:p/>
                </draw:line>
              </draw:g>
              <draw:g>
                <draw:line draw:style-name="gr2" draw:text-style-name="P1" draw:layer="layout" svg:x1="9.866cm" svg:y1="10.117cm" svg:x2="9.847cm" svg:y2="10.068cm">
                  <text:p/>
                </draw:line>
                <draw:line draw:style-name="gr2" draw:text-style-name="P1" draw:layer="layout" svg:x1="9.847cm" svg:y1="10.069cm" svg:x2="9.801cm" svg:y2="10.087cm">
                  <text:p/>
                </draw:line>
              </draw:g>
              <draw:g>
                <draw:line draw:style-name="gr2" draw:text-style-name="P1" draw:layer="layout" svg:x1="9.844cm" svg:y1="9.983cm" svg:x2="9.863cm" svg:y2="10.031cm">
                  <text:p/>
                </draw:line>
                <draw:line draw:style-name="gr2" draw:text-style-name="P1" draw:layer="layout" svg:x1="9.863cm" svg:y1="10.03cm" svg:x2="9.909cm" svg:y2="10.012cm">
                  <text:p/>
                </draw:line>
              </draw:g>
              <draw:g>
                <draw:line draw:style-name="gr2" draw:text-style-name="P1" draw:layer="layout" svg:x1="9.893cm" svg:y1="10.107cm" svg:x2="9.874cm" svg:y2="10.058cm">
                  <text:p/>
                </draw:line>
                <draw:line draw:style-name="gr2" draw:text-style-name="P1" draw:layer="layout" svg:x1="9.873cm" svg:y1="10.058cm" svg:x2="9.919cm" svg:y2="10.04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-0.37856191475757) translate (9.955cm 9.96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75cm 10.01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945cm 9.94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985cm 10.04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72cm 9.96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9.992cm 10.01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9.962cm 9.93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10.002cm 10.03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974cm 9.98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931cm 10.00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003cm 9.97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909cm 10.01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9.981cm 10.00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941cm 10.01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01cm 9.99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9.915cm 10.0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934cm" svg:y1="9.947cm" svg:x2="9.953cm" svg:y2="9.995cm">
                  <text:p/>
                </draw:line>
                <draw:line draw:style-name="gr2" draw:text-style-name="P1" draw:layer="layout" svg:x1="9.954cm" svg:y1="9.994cm" svg:x2="9.908cm" svg:y2="10.012cm">
                  <text:p/>
                </draw:line>
              </draw:g>
              <draw:g>
                <draw:line draw:style-name="gr2" draw:text-style-name="P1" draw:layer="layout" svg:x1="9.983cm" svg:y1="10.071cm" svg:x2="9.964cm" svg:y2="10.022cm">
                  <text:p/>
                </draw:line>
                <draw:line draw:style-name="gr2" draw:text-style-name="P1" draw:layer="layout" svg:x1="9.965cm" svg:y1="10.022cm" svg:x2="9.919cm" svg:y2="10.04cm">
                  <text:p/>
                </draw:line>
              </draw:g>
              <draw:g>
                <draw:line draw:style-name="gr2" draw:text-style-name="P1" draw:layer="layout" svg:x1="9.962cm" svg:y1="9.936cm" svg:x2="9.981cm" svg:y2="9.984cm">
                  <text:p/>
                </draw:line>
                <draw:line draw:style-name="gr2" draw:text-style-name="P1" draw:layer="layout" svg:x1="9.98cm" svg:y1="9.983cm" svg:x2="10.026cm" svg:y2="9.965cm">
                  <text:p/>
                </draw:line>
              </draw:g>
              <draw:g>
                <draw:line draw:style-name="gr2" draw:text-style-name="P1" draw:layer="layout" svg:x1="10.01cm" svg:y1="10.06cm" svg:x2="9.991cm" svg:y2="10.011cm">
                  <text:p/>
                </draw:line>
                <draw:line draw:style-name="gr2" draw:text-style-name="P1" draw:layer="layout" svg:x1="9.991cm" svg:y1="10.011cm" svg:x2="10.037cm" svg:y2="9.993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-0.37856191475757) translate (10.072cm 9.92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92cm 9.97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10.062cm 9.89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10.102cm 9.99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089cm 9.91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37856191475757) translate (10.109cm 9.96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10.079cm 9.88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-0.37856191475757) translate (10.119cm 9.9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095cm 9.93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052cm 9.95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10.117cm 9.92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10.023cm 9.96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102cm 9.9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058cm 9.9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19223441203733) translate (10.128cm 9.9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1.19223441203733) translate (10.029cm 9.98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10.052cm" svg:y1="9.9cm" svg:x2="10.071cm" svg:y2="9.948cm">
                  <text:p/>
                </draw:line>
                <draw:line draw:style-name="gr2" draw:text-style-name="P1" draw:layer="layout" svg:x1="10.071cm" svg:y1="9.948cm" svg:x2="10.025cm" svg:y2="9.966cm">
                  <text:p/>
                </draw:line>
              </draw:g>
              <draw:g>
                <draw:line draw:style-name="gr2" draw:text-style-name="P1" draw:layer="layout" svg:x1="10.101cm" svg:y1="10.024cm" svg:x2="10.082cm" svg:y2="9.975cm">
                  <text:p/>
                </draw:line>
                <draw:line draw:style-name="gr2" draw:text-style-name="P1" draw:layer="layout" svg:x1="10.082cm" svg:y1="9.975cm" svg:x2="10.036cm" svg:y2="9.993cm">
                  <text:p/>
                </draw:line>
              </draw:g>
              <draw:g>
                <draw:line draw:style-name="gr2" draw:text-style-name="P1" draw:layer="layout" svg:x1="10.079cm" svg:y1="9.889cm" svg:x2="10.098cm" svg:y2="9.937cm">
                  <text:p/>
                </draw:line>
                <draw:line draw:style-name="gr2" draw:text-style-name="P1" draw:layer="layout" svg:x1="10.098cm" svg:y1="9.937cm" svg:x2="10.144cm" svg:y2="9.919cm">
                  <text:p/>
                </draw:line>
              </draw:g>
              <draw:g>
                <draw:line draw:style-name="gr2" draw:text-style-name="P1" draw:layer="layout" svg:x1="10.127cm" svg:y1="10.013cm" svg:x2="10.108cm" svg:y2="9.964cm">
                  <text:p/>
                </draw:line>
                <draw:line draw:style-name="gr2" draw:text-style-name="P1" draw:layer="layout" svg:x1="10.108cm" svg:y1="9.964cm" svg:x2="10.154cm" svg:y2="9.946cm">
                  <text:p/>
                </draw:line>
              </draw:g>
            </draw:g>
          </draw:g>
        </draw:g>
        <draw:g>
          <draw:g>
            <draw:custom-shape draw:style-name="gr1" draw:text-style-name="P1" draw:layer="layout" svg:width="0.009cm" svg:height="0.025cm" draw:transform="rotate (0.352556508902855) translate (7.215cm 6.41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195cm 6.46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224cm 6.38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187cm 6.4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232cm 6.4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213cm 6.47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241cm 6.39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203cm 6.49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237cm 6.45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192cm 6.44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265cm 6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166cm 6.4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233cm 6.47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188cm 6.46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257cm 6.4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162cm 6.45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235cm" svg:y1="6.385cm" svg:x2="7.217cm" svg:y2="6.433cm">
                  <text:p/>
                </draw:line>
                <draw:line draw:style-name="gr2" draw:text-style-name="P1" draw:layer="layout" svg:x1="7.217cm" svg:y1="6.433cm" svg:x2="7.171cm" svg:y2="6.416cm">
                  <text:p/>
                </draw:line>
              </draw:g>
              <draw:g>
                <draw:line draw:style-name="gr2" draw:text-style-name="P1" draw:layer="layout" svg:x1="7.189cm" svg:y1="6.51cm" svg:x2="7.207cm" svg:y2="6.461cm">
                  <text:p/>
                </draw:line>
                <draw:line draw:style-name="gr2" draw:text-style-name="P1" draw:layer="layout" svg:x1="7.208cm" svg:y1="6.461cm" svg:x2="7.161cm" svg:y2="6.444cm">
                  <text:p/>
                </draw:line>
              </draw:g>
              <draw:g>
                <draw:line draw:style-name="gr2" draw:text-style-name="P1" draw:layer="layout" svg:x1="7.262cm" svg:y1="6.395cm" svg:x2="7.244cm" svg:y2="6.443cm">
                  <text:p/>
                </draw:line>
                <draw:line draw:style-name="gr2" draw:text-style-name="P1" draw:layer="layout" svg:x1="7.244cm" svg:y1="6.443cm" svg:x2="7.29cm" svg:y2="6.46cm">
                  <text:p/>
                </draw:line>
              </draw:g>
              <draw:g>
                <draw:line draw:style-name="gr2" draw:text-style-name="P1" draw:layer="layout" svg:x1="7.216cm" svg:y1="6.519cm" svg:x2="7.234cm" svg:y2="6.47cm">
                  <text:p/>
                </draw:line>
                <draw:line draw:style-name="gr2" draw:text-style-name="P1" draw:layer="layout" svg:x1="7.233cm" svg:y1="6.471cm" svg:x2="7.28cm" svg:y2="6.488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5cm" draw:transform="rotate (0.352556508902855) translate (7.332cm 6.45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15cm 6.50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42cm 6.43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05cm 6.53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49cm 6.46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32cm 6.51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59cm 6.43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22cm 6.53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55cm 6.50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11cm 6.48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81cm 6.51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289cm 6.47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51cm 6.52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06cm 6.5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76cm 6.53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281cm 6.4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353cm" svg:y1="6.429cm" svg:x2="7.335cm" svg:y2="6.477cm">
                  <text:p/>
                </draw:line>
                <draw:line draw:style-name="gr2" draw:text-style-name="P1" draw:layer="layout" svg:x1="7.335cm" svg:y1="6.477cm" svg:x2="7.289cm" svg:y2="6.46cm">
                  <text:p/>
                </draw:line>
              </draw:g>
              <draw:g>
                <draw:line draw:style-name="gr2" draw:text-style-name="P1" draw:layer="layout" svg:x1="7.307cm" svg:y1="6.553cm" svg:x2="7.325cm" svg:y2="6.504cm">
                  <text:p/>
                </draw:line>
                <draw:line draw:style-name="gr2" draw:text-style-name="P1" draw:layer="layout" svg:x1="7.326cm" svg:y1="6.505cm" svg:x2="7.279cm" svg:y2="6.488cm">
                  <text:p/>
                </draw:line>
              </draw:g>
              <draw:g>
                <draw:line draw:style-name="gr2" draw:text-style-name="P1" draw:layer="layout" svg:x1="7.381cm" svg:y1="6.439cm" svg:x2="7.363cm" svg:y2="6.487cm">
                  <text:p/>
                </draw:line>
                <draw:line draw:style-name="gr2" draw:text-style-name="P1" draw:layer="layout" svg:x1="7.363cm" svg:y1="6.487cm" svg:x2="7.409cm" svg:y2="6.504cm">
                  <text:p/>
                </draw:line>
              </draw:g>
              <draw:g>
                <draw:line draw:style-name="gr2" draw:text-style-name="P1" draw:layer="layout" svg:x1="7.334cm" svg:y1="6.563cm" svg:x2="7.352cm" svg:y2="6.514cm">
                  <text:p/>
                </draw:line>
                <draw:line draw:style-name="gr2" draw:text-style-name="P1" draw:layer="layout" svg:x1="7.352cm" svg:y1="6.514cm" svg:x2="7.399cm" svg:y2="6.531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5cm" draw:transform="rotate (0.352556508902855) translate (7.452cm 6.50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433cm 6.55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461cm 6.47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424cm 6.57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469cm 6.50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451cm 6.55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478cm 6.48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441cm 6.58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476cm 6.5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432cm 6.53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5cm 6.55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04cm 6.52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468cm 6.56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26cm 6.54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95cm 6.57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cm 6.53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472cm" svg:y1="6.472cm" svg:x2="7.454cm" svg:y2="6.52cm">
                  <text:p/>
                </draw:line>
                <draw:line draw:style-name="gr2" draw:text-style-name="P1" draw:layer="layout" svg:x1="7.454cm" svg:y1="6.52cm" svg:x2="7.408cm" svg:y2="6.503cm">
                  <text:p/>
                </draw:line>
              </draw:g>
              <draw:g>
                <draw:line draw:style-name="gr2" draw:text-style-name="P1" draw:layer="layout" svg:x1="7.426cm" svg:y1="6.597cm" svg:x2="7.444cm" svg:y2="6.548cm">
                  <text:p/>
                </draw:line>
                <draw:line draw:style-name="gr2" draw:text-style-name="P1" draw:layer="layout" svg:x1="7.445cm" svg:y1="6.548cm" svg:x2="7.398cm" svg:y2="6.531cm">
                  <text:p/>
                </draw:line>
              </draw:g>
              <draw:g>
                <draw:line draw:style-name="gr2" draw:text-style-name="P1" draw:layer="layout" svg:x1="7.5cm" svg:y1="6.482cm" svg:x2="7.482cm" svg:y2="6.53cm">
                  <text:p/>
                </draw:line>
                <draw:line draw:style-name="gr2" draw:text-style-name="P1" draw:layer="layout" svg:x1="7.481cm" svg:y1="6.53cm" svg:x2="7.527cm" svg:y2="6.547cm">
                  <text:p/>
                </draw:line>
              </draw:g>
              <draw:g>
                <draw:line draw:style-name="gr2" draw:text-style-name="P1" draw:layer="layout" svg:x1="7.453cm" svg:y1="6.607cm" svg:x2="7.471cm" svg:y2="6.558cm">
                  <text:p/>
                </draw:line>
                <draw:line draw:style-name="gr2" draw:text-style-name="P1" draw:layer="layout" svg:x1="7.471cm" svg:y1="6.558cm" svg:x2="7.518cm" svg:y2="6.575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5cm" draw:transform="rotate (0.352556508902855) translate (7.57cm 6.54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52cm 6.59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8cm 6.51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42cm 6.6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88cm 6.55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68cm 6.60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97cm 6.52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6cm 6.62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592cm 6.59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548cm 6.57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621cm 6.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525cm 6.56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588cm 6.60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544cm 6.59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614cm 6.61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516cm 6.58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59cm" svg:y1="6.516cm" svg:x2="7.572cm" svg:y2="6.564cm">
                  <text:p/>
                </draw:line>
                <draw:line draw:style-name="gr2" draw:text-style-name="P1" draw:layer="layout" svg:x1="7.572cm" svg:y1="6.564cm" svg:x2="7.526cm" svg:y2="6.547cm">
                  <text:p/>
                </draw:line>
              </draw:g>
              <draw:g>
                <draw:line draw:style-name="gr2" draw:text-style-name="P1" draw:layer="layout" svg:x1="7.545cm" svg:y1="6.641cm" svg:x2="7.563cm" svg:y2="6.592cm">
                  <text:p/>
                </draw:line>
                <draw:line draw:style-name="gr2" draw:text-style-name="P1" draw:layer="layout" svg:x1="7.563cm" svg:y1="6.592cm" svg:x2="7.516cm" svg:y2="6.575cm">
                  <text:p/>
                </draw:line>
              </draw:g>
              <draw:g>
                <draw:line draw:style-name="gr2" draw:text-style-name="P1" draw:layer="layout" svg:x1="7.618cm" svg:y1="6.526cm" svg:x2="7.6cm" svg:y2="6.574cm">
                  <text:p/>
                </draw:line>
                <draw:line draw:style-name="gr2" draw:text-style-name="P1" draw:layer="layout" svg:x1="7.6cm" svg:y1="6.574cm" svg:x2="7.646cm" svg:y2="6.591cm">
                  <text:p/>
                </draw:line>
              </draw:g>
              <draw:g>
                <draw:line draw:style-name="gr2" draw:text-style-name="P1" draw:layer="layout" svg:x1="7.572cm" svg:y1="6.65cm" svg:x2="7.59cm" svg:y2="6.601cm">
                  <text:p/>
                </draw:line>
                <draw:line draw:style-name="gr2" draw:text-style-name="P1" draw:layer="layout" svg:x1="7.589cm" svg:y1="6.602cm" svg:x2="7.636cm" svg:y2="6.619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7cm" draw:transform="rotate (0.352556508902855) translate (7.168cm 6.5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15cm 6.58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178cm 6.5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14cm 6.61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186cm 6.54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167cm 6.59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194cm 6.51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156cm 6.6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191cm 6.5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149cm 6.5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217cm 6.59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121cm 6.55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186cm 6.60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142cm 6.58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211cm 6.61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115cm 6.57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188cm" svg:y1="6.51cm" svg:x2="7.17cm" svg:y2="6.558cm">
                  <text:p/>
                </draw:line>
                <draw:line draw:style-name="gr2" draw:text-style-name="P1" draw:layer="layout" svg:x1="7.171cm" svg:y1="6.558cm" svg:x2="7.125cm" svg:y2="6.541cm">
                  <text:p/>
                </draw:line>
              </draw:g>
              <draw:g>
                <draw:line draw:style-name="gr2" draw:text-style-name="P1" draw:layer="layout" svg:x1="7.143cm" svg:y1="6.635cm" svg:x2="7.161cm" svg:y2="6.586cm">
                  <text:p/>
                </draw:line>
                <draw:line draw:style-name="gr2" draw:text-style-name="P1" draw:layer="layout" svg:x1="7.161cm" svg:y1="6.586cm" svg:x2="7.114cm" svg:y2="6.569cm">
                  <text:p/>
                </draw:line>
              </draw:g>
              <draw:g>
                <draw:line draw:style-name="gr2" draw:text-style-name="P1" draw:layer="layout" svg:x1="7.216cm" svg:y1="6.52cm" svg:x2="7.198cm" svg:y2="6.568cm">
                  <text:p/>
                </draw:line>
                <draw:line draw:style-name="gr2" draw:text-style-name="P1" draw:layer="layout" svg:x1="7.198cm" svg:y1="6.568cm" svg:x2="7.244cm" svg:y2="6.585cm">
                  <text:p/>
                </draw:line>
              </draw:g>
              <draw:g>
                <draw:line draw:style-name="gr2" draw:text-style-name="P1" draw:layer="layout" svg:x1="7.17cm" svg:y1="6.645cm" svg:x2="7.188cm" svg:y2="6.596cm">
                  <text:p/>
                </draw:line>
                <draw:line draw:style-name="gr2" draw:text-style-name="P1" draw:layer="layout" svg:x1="7.187cm" svg:y1="6.596cm" svg:x2="7.234cm" svg:y2="6.613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7cm" draw:transform="rotate (0.352556508902855) translate (7.286cm 6.58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269cm 6.63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297cm 6.55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259cm 6.65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303cm 6.58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285cm 6.63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13cm 6.56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276cm 6.66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11cm 6.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267cm 6.61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37cm 6.63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239cm 6.60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05cm 6.6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26cm 6.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3cm 6.65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236cm 6.6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307cm" svg:y1="6.554cm" svg:x2="7.289cm" svg:y2="6.602cm">
                  <text:p/>
                </draw:line>
                <draw:line draw:style-name="gr2" draw:text-style-name="P1" draw:layer="layout" svg:x1="7.289cm" svg:y1="6.602cm" svg:x2="7.243cm" svg:y2="6.585cm">
                  <text:p/>
                </draw:line>
              </draw:g>
              <draw:g>
                <draw:line draw:style-name="gr2" draw:text-style-name="P1" draw:layer="layout" svg:x1="7.261cm" svg:y1="6.679cm" svg:x2="7.279cm" svg:y2="6.63cm">
                  <text:p/>
                </draw:line>
                <draw:line draw:style-name="gr2" draw:text-style-name="P1" draw:layer="layout" svg:x1="7.28cm" svg:y1="6.63cm" svg:x2="7.233cm" svg:y2="6.613cm">
                  <text:p/>
                </draw:line>
              </draw:g>
              <draw:g>
                <draw:line draw:style-name="gr2" draw:text-style-name="P1" draw:layer="layout" svg:x1="7.335cm" svg:y1="6.564cm" svg:x2="7.317cm" svg:y2="6.612cm">
                  <text:p/>
                </draw:line>
                <draw:line draw:style-name="gr2" draw:text-style-name="P1" draw:layer="layout" svg:x1="7.317cm" svg:y1="6.612cm" svg:x2="7.363cm" svg:y2="6.629cm">
                  <text:p/>
                </draw:line>
              </draw:g>
              <draw:g>
                <draw:line draw:style-name="gr2" draw:text-style-name="P1" draw:layer="layout" svg:x1="7.288cm" svg:y1="6.688cm" svg:x2="7.306cm" svg:y2="6.639cm">
                  <text:p/>
                </draw:line>
                <draw:line draw:style-name="gr2" draw:text-style-name="P1" draw:layer="layout" svg:x1="7.306cm" svg:y1="6.64cm" svg:x2="7.353cm" svg:y2="6.657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7cm" draw:transform="rotate (0.352556508902855) translate (7.407cm 6.62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87cm 6.67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415cm 6.60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78cm 6.70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424cm 6.63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405cm 6.68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432cm 6.60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95cm 6.70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428cm 6.67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384cm 6.65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55cm 6.68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59cm 6.64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421cm 6.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8cm 6.67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5cm 6.69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54cm 6.66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426cm" svg:y1="6.598cm" svg:x2="7.408cm" svg:y2="6.646cm">
                  <text:p/>
                </draw:line>
                <draw:line draw:style-name="gr2" draw:text-style-name="P1" draw:layer="layout" svg:x1="7.408cm" svg:y1="6.646cm" svg:x2="7.362cm" svg:y2="6.629cm">
                  <text:p/>
                </draw:line>
              </draw:g>
              <draw:g>
                <draw:line draw:style-name="gr2" draw:text-style-name="P1" draw:layer="layout" svg:x1="7.38cm" svg:y1="6.722cm" svg:x2="7.398cm" svg:y2="6.673cm">
                  <text:p/>
                </draw:line>
                <draw:line draw:style-name="gr2" draw:text-style-name="P1" draw:layer="layout" svg:x1="7.399cm" svg:y1="6.674cm" svg:x2="7.352cm" svg:y2="6.657cm">
                  <text:p/>
                </draw:line>
              </draw:g>
              <draw:g>
                <draw:line draw:style-name="gr2" draw:text-style-name="P1" draw:layer="layout" svg:x1="7.453cm" svg:y1="6.608cm" svg:x2="7.435cm" svg:y2="6.656cm">
                  <text:p/>
                </draw:line>
                <draw:line draw:style-name="gr2" draw:text-style-name="P1" draw:layer="layout" svg:x1="7.435cm" svg:y1="6.656cm" svg:x2="7.481cm" svg:y2="6.673cm">
                  <text:p/>
                </draw:line>
              </draw:g>
              <draw:g>
                <draw:line draw:style-name="gr2" draw:text-style-name="P1" draw:layer="layout" svg:x1="7.407cm" svg:y1="6.732cm" svg:x2="7.425cm" svg:y2="6.683cm">
                  <text:p/>
                </draw:line>
                <draw:line draw:style-name="gr2" draw:text-style-name="P1" draw:layer="layout" svg:x1="7.425cm" svg:y1="6.683cm" svg:x2="7.472cm" svg:y2="6.7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7cm" draw:transform="rotate (0.352556508902855) translate (7.524cm 6.6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06cm 6.7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34cm 6.64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496cm 6.74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541cm 6.67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22cm 6.72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5cm 6.65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13cm 6.75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548cm 6.71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504cm 6.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571cm 6.72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477cm 6.69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542cm 6.7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97cm 6.71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568cm 6.74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47cm 6.7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544cm" svg:y1="6.641cm" svg:x2="7.526cm" svg:y2="6.689cm">
                  <text:p/>
                </draw:line>
                <draw:line draw:style-name="gr2" draw:text-style-name="P1" draw:layer="layout" svg:x1="7.526cm" svg:y1="6.689cm" svg:x2="7.48cm" svg:y2="6.672cm">
                  <text:p/>
                </draw:line>
              </draw:g>
              <draw:g>
                <draw:line draw:style-name="gr2" draw:text-style-name="P1" draw:layer="layout" svg:x1="7.498cm" svg:y1="6.766cm" svg:x2="7.516cm" svg:y2="6.717cm">
                  <text:p/>
                </draw:line>
                <draw:line draw:style-name="gr2" draw:text-style-name="P1" draw:layer="layout" svg:x1="7.517cm" svg:y1="6.717cm" svg:x2="7.47cm" svg:y2="6.7cm">
                  <text:p/>
                </draw:line>
              </draw:g>
              <draw:g>
                <draw:line draw:style-name="gr2" draw:text-style-name="P1" draw:layer="layout" svg:x1="7.572cm" svg:y1="6.651cm" svg:x2="7.554cm" svg:y2="6.699cm">
                  <text:p/>
                </draw:line>
                <draw:line draw:style-name="gr2" draw:text-style-name="P1" draw:layer="layout" svg:x1="7.554cm" svg:y1="6.699cm" svg:x2="7.6cm" svg:y2="6.716cm">
                  <text:p/>
                </draw:line>
              </draw:g>
              <draw:g>
                <draw:line draw:style-name="gr2" draw:text-style-name="P1" draw:layer="layout" svg:x1="7.525cm" svg:y1="6.776cm" svg:x2="7.543cm" svg:y2="6.727cm">
                  <text:p/>
                </draw:line>
                <draw:line draw:style-name="gr2" draw:text-style-name="P1" draw:layer="layout" svg:x1="7.543cm" svg:y1="6.727cm" svg:x2="7.59cm" svg:y2="6.744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7cm" draw:transform="rotate (0.352556508902855) translate (7.307cm 6.16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289cm 6.21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16cm 6.13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278cm 6.23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324cm 6.16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305cm 6.21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33cm 6.14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295cm 6.24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3cm 6.2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287cm 6.19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356cm 6.21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26cm 6.18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24cm 6.22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281cm 6.2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35cm 6.23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254cm 6.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327cm" svg:y1="6.134cm" svg:x2="7.309cm" svg:y2="6.182cm">
                  <text:p/>
                </draw:line>
                <draw:line draw:style-name="gr2" draw:text-style-name="P1" draw:layer="layout" svg:x1="7.309cm" svg:y1="6.182cm" svg:x2="7.263cm" svg:y2="6.165cm">
                  <text:p/>
                </draw:line>
              </draw:g>
              <draw:g>
                <draw:line draw:style-name="gr2" draw:text-style-name="P1" draw:layer="layout" svg:x1="7.281cm" svg:y1="6.259cm" svg:x2="7.299cm" svg:y2="6.21cm">
                  <text:p/>
                </draw:line>
                <draw:line draw:style-name="gr2" draw:text-style-name="P1" draw:layer="layout" svg:x1="7.3cm" svg:y1="6.21cm" svg:x2="7.253cm" svg:y2="6.193cm">
                  <text:p/>
                </draw:line>
              </draw:g>
              <draw:g>
                <draw:line draw:style-name="gr2" draw:text-style-name="P1" draw:layer="layout" svg:x1="7.355cm" svg:y1="6.144cm" svg:x2="7.337cm" svg:y2="6.192cm">
                  <text:p/>
                </draw:line>
                <draw:line draw:style-name="gr2" draw:text-style-name="P1" draw:layer="layout" svg:x1="7.336cm" svg:y1="6.192cm" svg:x2="7.382cm" svg:y2="6.209cm">
                  <text:p/>
                </draw:line>
              </draw:g>
              <draw:g>
                <draw:line draw:style-name="gr2" draw:text-style-name="P1" draw:layer="layout" svg:x1="7.308cm" svg:y1="6.269cm" svg:x2="7.326cm" svg:y2="6.22cm">
                  <text:p/>
                </draw:line>
                <draw:line draw:style-name="gr2" draw:text-style-name="P1" draw:layer="layout" svg:x1="7.326cm" svg:y1="6.22cm" svg:x2="7.373cm" svg:y2="6.237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7cm" draw:transform="rotate (0.352556508902855) translate (7.425cm 6.20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407cm 6.25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435cm 6.18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97cm 6.28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442cm 6.2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424cm 6.26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452cm 6.18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414cm 6.28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49cm 6.25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06cm 6.23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75cm 6.26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377cm 6.22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43cm 6.2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99cm 6.25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69cm 6.27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73cm 6.24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445cm" svg:y1="6.178cm" svg:x2="7.427cm" svg:y2="6.226cm">
                  <text:p/>
                </draw:line>
                <draw:line draw:style-name="gr2" draw:text-style-name="P1" draw:layer="layout" svg:x1="7.428cm" svg:y1="6.226cm" svg:x2="7.382cm" svg:y2="6.209cm">
                  <text:p/>
                </draw:line>
              </draw:g>
              <draw:g>
                <draw:line draw:style-name="gr2" draw:text-style-name="P1" draw:layer="layout" svg:x1="7.4cm" svg:y1="6.302cm" svg:x2="7.418cm" svg:y2="6.253cm">
                  <text:p/>
                </draw:line>
                <draw:line draw:style-name="gr2" draw:text-style-name="P1" draw:layer="layout" svg:x1="7.418cm" svg:y1="6.254cm" svg:x2="7.371cm" svg:y2="6.237cm">
                  <text:p/>
                </draw:line>
              </draw:g>
              <draw:g>
                <draw:line draw:style-name="gr2" draw:text-style-name="P1" draw:layer="layout" svg:x1="7.473cm" svg:y1="6.188cm" svg:x2="7.455cm" svg:y2="6.236cm">
                  <text:p/>
                </draw:line>
                <draw:line draw:style-name="gr2" draw:text-style-name="P1" draw:layer="layout" svg:x1="7.455cm" svg:y1="6.236cm" svg:x2="7.501cm" svg:y2="6.253cm">
                  <text:p/>
                </draw:line>
              </draw:g>
              <draw:g>
                <draw:line draw:style-name="gr2" draw:text-style-name="P1" draw:layer="layout" svg:x1="7.427cm" svg:y1="6.312cm" svg:x2="7.445cm" svg:y2="6.263cm">
                  <text:p/>
                </draw:line>
                <draw:line draw:style-name="gr2" draw:text-style-name="P1" draw:layer="layout" svg:x1="7.444cm" svg:y1="6.263cm" svg:x2="7.491cm" svg:y2="6.28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7cm" draw:transform="rotate (0.352556508902855) translate (7.544cm 6.2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526cm 6.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53cm 6.22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16cm 6.32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561cm 6.25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544cm 6.30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71cm 6.23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34cm 6.33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567cm 6.2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523cm 6.28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594cm 6.3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98cm 6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56cm 6.31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518cm 6.2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587cm 6.3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91cm 6.2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564cm" svg:y1="6.221cm" svg:x2="7.546cm" svg:y2="6.269cm">
                  <text:p/>
                </draw:line>
                <draw:line draw:style-name="gr2" draw:text-style-name="P1" draw:layer="layout" svg:x1="7.546cm" svg:y1="6.269cm" svg:x2="7.5cm" svg:y2="6.252cm">
                  <text:p/>
                </draw:line>
              </draw:g>
              <draw:g>
                <draw:line draw:style-name="gr2" draw:text-style-name="P1" draw:layer="layout" svg:x1="7.518cm" svg:y1="6.346cm" svg:x2="7.536cm" svg:y2="6.297cm">
                  <text:p/>
                </draw:line>
                <draw:line draw:style-name="gr2" draw:text-style-name="P1" draw:layer="layout" svg:x1="7.537cm" svg:y1="6.297cm" svg:x2="7.49cm" svg:y2="6.28cm">
                  <text:p/>
                </draw:line>
              </draw:g>
              <draw:g>
                <draw:line draw:style-name="gr2" draw:text-style-name="P1" draw:layer="layout" svg:x1="7.592cm" svg:y1="6.231cm" svg:x2="7.574cm" svg:y2="6.279cm">
                  <text:p/>
                </draw:line>
                <draw:line draw:style-name="gr2" draw:text-style-name="P1" draw:layer="layout" svg:x1="7.574cm" svg:y1="6.279cm" svg:x2="7.62cm" svg:y2="6.296cm">
                  <text:p/>
                </draw:line>
              </draw:g>
              <draw:g>
                <draw:line draw:style-name="gr2" draw:text-style-name="P1" draw:layer="layout" svg:x1="7.545cm" svg:y1="6.356cm" svg:x2="7.563cm" svg:y2="6.307cm">
                  <text:p/>
                </draw:line>
                <draw:line draw:style-name="gr2" draw:text-style-name="P1" draw:layer="layout" svg:x1="7.563cm" svg:y1="6.307cm" svg:x2="7.61cm" svg:y2="6.324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7cm" draw:transform="rotate (0.352556508902855) translate (7.663cm 6.29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644cm 6.34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672cm 6.26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635cm 6.3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68cm 6.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661cm 6.3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688cm 6.27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651cm 6.37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686cm 6.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643cm 6.32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71cm 6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615cm 6.3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68cm 6.35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636cm 6.34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707cm 6.36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609cm 6.33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683cm" svg:y1="6.265cm" svg:x2="7.665cm" svg:y2="6.313cm">
                  <text:p/>
                </draw:line>
                <draw:line draw:style-name="gr2" draw:text-style-name="P1" draw:layer="layout" svg:x1="7.665cm" svg:y1="6.313cm" svg:x2="7.619cm" svg:y2="6.296cm">
                  <text:p/>
                </draw:line>
              </draw:g>
              <draw:g>
                <draw:line draw:style-name="gr2" draw:text-style-name="P1" draw:layer="layout" svg:x1="7.637cm" svg:y1="6.39cm" svg:x2="7.655cm" svg:y2="6.341cm">
                  <text:p/>
                </draw:line>
                <draw:line draw:style-name="gr2" draw:text-style-name="P1" draw:layer="layout" svg:x1="7.656cm" svg:y1="6.341cm" svg:x2="7.609cm" svg:y2="6.324cm">
                  <text:p/>
                </draw:line>
              </draw:g>
              <draw:g>
                <draw:line draw:style-name="gr2" draw:text-style-name="P1" draw:layer="layout" svg:x1="7.71cm" svg:y1="6.275cm" svg:x2="7.692cm" svg:y2="6.323cm">
                  <text:p/>
                </draw:line>
                <draw:line draw:style-name="gr2" draw:text-style-name="P1" draw:layer="layout" svg:x1="7.692cm" svg:y1="6.323cm" svg:x2="7.738cm" svg:y2="6.34cm">
                  <text:p/>
                </draw:line>
              </draw:g>
              <draw:g>
                <draw:line draw:style-name="gr2" draw:text-style-name="P1" draw:layer="layout" svg:x1="7.664cm" svg:y1="6.4cm" svg:x2="7.682cm" svg:y2="6.351cm">
                  <text:p/>
                </draw:line>
                <draw:line draw:style-name="gr2" draw:text-style-name="P1" draw:layer="layout" svg:x1="7.682cm" svg:y1="6.351cm" svg:x2="7.729cm" svg:y2="6.368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5cm" draw:transform="rotate (0.352556508902855) translate (7.261cm 6.28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242cm 6.33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27cm 6.26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233cm 6.36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278cm 6.29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259cm 6.34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287cm 6.26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25cm 6.3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285cm 6.3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24cm 6.31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309cm 6.3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214cm 6.30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279cm 6.35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235cm 6.3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303cm 6.36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208cm 6.32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281cm" svg:y1="6.259cm" svg:x2="7.263cm" svg:y2="6.307cm">
                  <text:p/>
                </draw:line>
                <draw:line draw:style-name="gr2" draw:text-style-name="P1" draw:layer="layout" svg:x1="7.263cm" svg:y1="6.308cm" svg:x2="7.217cm" svg:y2="6.291cm">
                  <text:p/>
                </draw:line>
              </draw:g>
              <draw:g>
                <draw:line draw:style-name="gr2" draw:text-style-name="P1" draw:layer="layout" svg:x1="7.235cm" svg:y1="6.384cm" svg:x2="7.253cm" svg:y2="6.335cm">
                  <text:p/>
                </draw:line>
                <draw:line draw:style-name="gr2" draw:text-style-name="P1" draw:layer="layout" svg:x1="7.254cm" svg:y1="6.335cm" svg:x2="7.207cm" svg:y2="6.318cm">
                  <text:p/>
                </draw:line>
              </draw:g>
              <draw:g>
                <draw:line draw:style-name="gr2" draw:text-style-name="P1" draw:layer="layout" svg:x1="7.309cm" svg:y1="6.269cm" svg:x2="7.291cm" svg:y2="6.317cm">
                  <text:p/>
                </draw:line>
                <draw:line draw:style-name="gr2" draw:text-style-name="P1" draw:layer="layout" svg:x1="7.29cm" svg:y1="6.317cm" svg:x2="7.336cm" svg:y2="6.334cm">
                  <text:p/>
                </draw:line>
              </draw:g>
              <draw:g>
                <draw:line draw:style-name="gr2" draw:text-style-name="P1" draw:layer="layout" svg:x1="7.262cm" svg:y1="6.394cm" svg:x2="7.28cm" svg:y2="6.345cm">
                  <text:p/>
                </draw:line>
                <draw:line draw:style-name="gr2" draw:text-style-name="P1" draw:layer="layout" svg:x1="7.28cm" svg:y1="6.345cm" svg:x2="7.327cm" svg:y2="6.362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5cm" draw:transform="rotate (0.352556508902855) translate (7.379cm 6.33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61cm 6.38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388cm 6.30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352cm 6.40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96cm 6.33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378cm 6.38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406cm 6.31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369cm 6.41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04cm 6.37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58cm 6.36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29cm 6.3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332cm 6.35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97cm 6.39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53cm 6.37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23cm 6.4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327cm 6.3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399cm" svg:y1="6.303cm" svg:x2="7.381cm" svg:y2="6.351cm">
                  <text:p/>
                </draw:line>
                <draw:line draw:style-name="gr2" draw:text-style-name="P1" draw:layer="layout" svg:x1="7.381cm" svg:y1="6.351cm" svg:x2="7.335cm" svg:y2="6.334cm">
                  <text:p/>
                </draw:line>
              </draw:g>
              <draw:g>
                <draw:line draw:style-name="gr2" draw:text-style-name="P1" draw:layer="layout" svg:x1="7.354cm" svg:y1="6.428cm" svg:x2="7.372cm" svg:y2="6.379cm">
                  <text:p/>
                </draw:line>
                <draw:line draw:style-name="gr2" draw:text-style-name="P1" draw:layer="layout" svg:x1="7.372cm" svg:y1="6.379cm" svg:x2="7.325cm" svg:y2="6.362cm">
                  <text:p/>
                </draw:line>
              </draw:g>
              <draw:g>
                <draw:line draw:style-name="gr2" draw:text-style-name="P1" draw:layer="layout" svg:x1="7.427cm" svg:y1="6.313cm" svg:x2="7.409cm" svg:y2="6.361cm">
                  <text:p/>
                </draw:line>
                <draw:line draw:style-name="gr2" draw:text-style-name="P1" draw:layer="layout" svg:x1="7.409cm" svg:y1="6.361cm" svg:x2="7.455cm" svg:y2="6.378cm">
                  <text:p/>
                </draw:line>
              </draw:g>
              <draw:g>
                <draw:line draw:style-name="gr2" draw:text-style-name="P1" draw:layer="layout" svg:x1="7.381cm" svg:y1="6.438cm" svg:x2="7.399cm" svg:y2="6.389cm">
                  <text:p/>
                </draw:line>
                <draw:line draw:style-name="gr2" draw:text-style-name="P1" draw:layer="layout" svg:x1="7.398cm" svg:y1="6.389cm" svg:x2="7.445cm" svg:y2="6.406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5cm" draw:transform="rotate (0.352556508902855) translate (7.498cm 6.37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48cm 6.42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508cm 6.3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47cm 6.45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14cm 6.38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497cm 6.43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525cm 6.35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487cm 6.45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52cm 6.42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477cm 6.40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548cm 6.43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52cm 6.39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514cm 6.4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73cm 6.4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541cm 6.44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445cm 6.41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518cm" svg:y1="6.347cm" svg:x2="7.5cm" svg:y2="6.395cm">
                  <text:p/>
                </draw:line>
                <draw:line draw:style-name="gr2" draw:text-style-name="P1" draw:layer="layout" svg:x1="7.5cm" svg:y1="6.395cm" svg:x2="7.454cm" svg:y2="6.378cm">
                  <text:p/>
                </draw:line>
              </draw:g>
              <draw:g>
                <draw:line draw:style-name="gr2" draw:text-style-name="P1" draw:layer="layout" svg:x1="7.472cm" svg:y1="6.471cm" svg:x2="7.49cm" svg:y2="6.422cm">
                  <text:p/>
                </draw:line>
                <draw:line draw:style-name="gr2" draw:text-style-name="P1" draw:layer="layout" svg:x1="7.491cm" svg:y1="6.423cm" svg:x2="7.444cm" svg:y2="6.406cm">
                  <text:p/>
                </draw:line>
              </draw:g>
              <draw:g>
                <draw:line draw:style-name="gr2" draw:text-style-name="P1" draw:layer="layout" svg:x1="7.546cm" svg:y1="6.357cm" svg:x2="7.528cm" svg:y2="6.405cm">
                  <text:p/>
                </draw:line>
                <draw:line draw:style-name="gr2" draw:text-style-name="P1" draw:layer="layout" svg:x1="7.528cm" svg:y1="6.405cm" svg:x2="7.574cm" svg:y2="6.422cm">
                  <text:p/>
                </draw:line>
              </draw:g>
              <draw:g>
                <draw:line draw:style-name="gr2" draw:text-style-name="P1" draw:layer="layout" svg:x1="7.499cm" svg:y1="6.481cm" svg:x2="7.517cm" svg:y2="6.432cm">
                  <text:p/>
                </draw:line>
                <draw:line draw:style-name="gr2" draw:text-style-name="P1" draw:layer="layout" svg:x1="7.517cm" svg:y1="6.432cm" svg:x2="7.564cm" svg:y2="6.449cm">
                  <text:p/>
                </draw:line>
              </draw:g>
            </draw:g>
          </draw:g>
          <draw:g>
            <draw:custom-shape draw:style-name="gr1" draw:text-style-name="P1" draw:layer="layout" svg:width="0.009cm" svg:height="0.025cm" draw:transform="rotate (0.352556508902855) translate (7.617cm 6.4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597cm 6.46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627cm 6.39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589cm 6.49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633cm 6.42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0.352556508902855) translate (7.615cm 6.47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643cm 6.39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0.352556508902855) translate (7.605cm 6.50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641cm 6.46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596cm 6.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664cm 6.47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569cm 6.4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634cm 6.48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59cm 6.4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92335283569775) translate (7.66cm 6.49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7cm" draw:transform="rotate (1.92335283569775) translate (7.563cm 6.45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637cm" svg:y1="6.39cm" svg:x2="7.619cm" svg:y2="6.438cm">
                  <text:p/>
                </draw:line>
                <draw:line draw:style-name="gr2" draw:text-style-name="P1" draw:layer="layout" svg:x1="7.619cm" svg:y1="6.438cm" svg:x2="7.573cm" svg:y2="6.421cm">
                  <text:p/>
                </draw:line>
              </draw:g>
              <draw:g>
                <draw:line draw:style-name="gr2" draw:text-style-name="P1" draw:layer="layout" svg:x1="7.591cm" svg:y1="6.515cm" svg:x2="7.609cm" svg:y2="6.466cm">
                  <text:p/>
                </draw:line>
                <draw:line draw:style-name="gr2" draw:text-style-name="P1" draw:layer="layout" svg:x1="7.61cm" svg:y1="6.466cm" svg:x2="7.563cm" svg:y2="6.449cm">
                  <text:p/>
                </draw:line>
              </draw:g>
              <draw:g>
                <draw:line draw:style-name="gr2" draw:text-style-name="P1" draw:layer="layout" svg:x1="7.664cm" svg:y1="6.4cm" svg:x2="7.646cm" svg:y2="6.448cm">
                  <text:p/>
                </draw:line>
                <draw:line draw:style-name="gr2" draw:text-style-name="P1" draw:layer="layout" svg:x1="7.646cm" svg:y1="6.448cm" svg:x2="7.692cm" svg:y2="6.465cm">
                  <text:p/>
                </draw:line>
              </draw:g>
              <draw:g>
                <draw:line draw:style-name="gr2" draw:text-style-name="P1" draw:layer="layout" svg:x1="7.618cm" svg:y1="6.525cm" svg:x2="7.636cm" svg:y2="6.476cm">
                  <text:p/>
                </draw:line>
                <draw:line draw:style-name="gr2" draw:text-style-name="P1" draw:layer="layout" svg:x1="7.635cm" svg:y1="6.476cm" svg:x2="7.682cm" svg:y2="6.493cm">
                  <text:p/>
                </draw:line>
              </draw:g>
            </draw:g>
          </draw:g>
        </draw:g>
        <draw:g>
          <draw:g>
            <draw:custom-shape draw:style-name="gr1" draw:text-style-name="P1" draw:layer="layout" svg:width="0.008cm" svg:height="0.026cm" draw:transform="rotate (0.543495529071034) translate (7.819cm 10.33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791cm 10.37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33cm 10.30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777cm 10.40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34cm 10.34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07cm 10.38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49cm 10.31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793cm 10.4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2.11429185586593) translate (7.838cm 10.38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2.11429185586593) translate (7.797cm 10.35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2.11429185586593) translate (7.86cm 10.39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2.11429185586593) translate (7.773cm 10.34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27cm 10.39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787cm 10.37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51cm 10.41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763cm 10.3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845cm" svg:y1="10.304cm" svg:x2="7.818cm" svg:y2="10.348cm">
                  <text:p/>
                </draw:line>
                <draw:line draw:style-name="gr2" draw:text-style-name="P1" draw:layer="layout" svg:x1="7.818cm" svg:y1="10.348cm" svg:x2="7.776cm" svg:y2="10.322cm">
                  <text:p/>
                </draw:line>
              </draw:g>
              <draw:g>
                <draw:line draw:style-name="gr2" draw:text-style-name="P1" draw:layer="layout" svg:x1="7.776cm" svg:y1="10.418cm" svg:x2="7.803cm" svg:y2="10.373cm">
                  <text:p/>
                </draw:line>
                <draw:line draw:style-name="gr2" draw:text-style-name="P1" draw:layer="layout" svg:x1="7.804cm" svg:y1="10.374cm" svg:x2="7.761cm" svg:y2="10.348cm">
                  <text:p/>
                </draw:line>
              </draw:g>
              <draw:g>
                <draw:line draw:style-name="gr2" draw:text-style-name="P1" draw:layer="layout" svg:x1="7.87cm" svg:y1="10.319cm" svg:x2="7.843cm" svg:y2="10.363cm">
                  <text:p/>
                </draw:line>
                <draw:line draw:style-name="gr2" draw:text-style-name="P1" draw:layer="layout" svg:x1="7.843cm" svg:y1="10.363cm" svg:x2="7.885cm" svg:y2="10.389cm">
                  <text:p/>
                </draw:line>
              </draw:g>
              <draw:g>
                <draw:line draw:style-name="gr2" draw:text-style-name="P1" draw:layer="layout" svg:x1="7.801cm" svg:y1="10.433cm" svg:x2="7.828cm" svg:y2="10.388cm">
                  <text:p/>
                </draw:line>
                <draw:line draw:style-name="gr2" draw:text-style-name="P1" draw:layer="layout" svg:x1="7.827cm" svg:y1="10.388cm" svg:x2="7.87cm" svg:y2="10.414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543495529071034) translate (7.926cm 10.39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99cm 10.44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41cm 10.37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85cm 10.46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42cm 10.40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14cm 10.45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56cm 10.38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01cm 10.47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2.11429185586593) translate (7.945cm 10.44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2.11429185586593) translate (7.905cm 10.42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2.11429185586593) translate (7.969cm 10.4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2.11429185586593) translate (7.88cm 10.4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35cm 10.46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94cm 10.43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59cm 10.47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71cm 10.4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953cm" svg:y1="10.369cm" svg:x2="7.926cm" svg:y2="10.413cm">
                  <text:p/>
                </draw:line>
                <draw:line draw:style-name="gr2" draw:text-style-name="P1" draw:layer="layout" svg:x1="7.926cm" svg:y1="10.414cm" svg:x2="7.884cm" svg:y2="10.388cm">
                  <text:p/>
                </draw:line>
              </draw:g>
              <draw:g>
                <draw:line draw:style-name="gr2" draw:text-style-name="P1" draw:layer="layout" svg:x1="7.884cm" svg:y1="10.483cm" svg:x2="7.911cm" svg:y2="10.438cm">
                  <text:p/>
                </draw:line>
                <draw:line draw:style-name="gr2" draw:text-style-name="P1" draw:layer="layout" svg:x1="7.912cm" svg:y1="10.439cm" svg:x2="7.869cm" svg:y2="10.413cm">
                  <text:p/>
                </draw:line>
              </draw:g>
              <draw:g>
                <draw:line draw:style-name="gr2" draw:text-style-name="P1" draw:layer="layout" svg:x1="7.978cm" svg:y1="10.384cm" svg:x2="7.951cm" svg:y2="10.428cm">
                  <text:p/>
                </draw:line>
                <draw:line draw:style-name="gr2" draw:text-style-name="P1" draw:layer="layout" svg:x1="7.951cm" svg:y1="10.428cm" svg:x2="7.993cm" svg:y2="10.454cm">
                  <text:p/>
                </draw:line>
              </draw:g>
              <draw:g>
                <draw:line draw:style-name="gr2" draw:text-style-name="P1" draw:layer="layout" svg:x1="7.909cm" svg:y1="10.498cm" svg:x2="7.936cm" svg:y2="10.453cm">
                  <text:p/>
                </draw:line>
                <draw:line draw:style-name="gr2" draw:text-style-name="P1" draw:layer="layout" svg:x1="7.935cm" svg:y1="10.453cm" svg:x2="7.978cm" svg:y2="10.479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543495529071034) translate (8.035cm 10.46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08cm 10.50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5cm 10.43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94cm 10.53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51cm 10.47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23cm 10.51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65cm 10.44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09cm 10.54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2.11429185586593) translate (8.052cm 10.51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2.11429185586593) translate (8.012cm 10.4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2.11429185586593) translate (8.077cm 10.52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2.11429185586593) translate (7.99cm 10.47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43cm 10.5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03cm 10.5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66cm 10.54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79cm 10.49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061cm" svg:y1="10.435cm" svg:x2="8.034cm" svg:y2="10.479cm">
                  <text:p/>
                </draw:line>
                <draw:line draw:style-name="gr2" draw:text-style-name="P1" draw:layer="layout" svg:x1="8.034cm" svg:y1="10.479cm" svg:x2="7.992cm" svg:y2="10.453cm">
                  <text:p/>
                </draw:line>
              </draw:g>
              <draw:g>
                <draw:line draw:style-name="gr2" draw:text-style-name="P1" draw:layer="layout" svg:x1="7.992cm" svg:y1="10.549cm" svg:x2="8.019cm" svg:y2="10.504cm">
                  <text:p/>
                </draw:line>
                <draw:line draw:style-name="gr2" draw:text-style-name="P1" draw:layer="layout" svg:x1="8.02cm" svg:y1="10.505cm" svg:x2="7.977cm" svg:y2="10.479cm">
                  <text:p/>
                </draw:line>
              </draw:g>
              <draw:g>
                <draw:line draw:style-name="gr2" draw:text-style-name="P1" draw:layer="layout" svg:x1="8.087cm" svg:y1="10.45cm" svg:x2="8.06cm" svg:y2="10.494cm">
                  <text:p/>
                </draw:line>
                <draw:line draw:style-name="gr2" draw:text-style-name="P1" draw:layer="layout" svg:x1="8.059cm" svg:y1="10.493cm" svg:x2="8.101cm" svg:y2="10.519cm">
                  <text:p/>
                </draw:line>
              </draw:g>
              <draw:g>
                <draw:line draw:style-name="gr2" draw:text-style-name="P1" draw:layer="layout" svg:x1="8.017cm" svg:y1="10.564cm" svg:x2="8.044cm" svg:y2="10.519cm">
                  <text:p/>
                </draw:line>
                <draw:line draw:style-name="gr2" draw:text-style-name="P1" draw:layer="layout" svg:x1="8.044cm" svg:y1="10.519cm" svg:x2="8.087cm" svg:y2="10.545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543495529071034) translate (8.143cm 10.52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16cm 10.57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57cm 10.50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02cm 10.59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58cm 10.53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31cm 10.58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73cm 10.51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17cm 10.60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2.11429185586593) translate (8.162cm 10.57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2.11429185586593) translate (8.122cm 10.5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2.11429185586593) translate (8.184cm 10.59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6cm" draw:transform="rotate (2.11429185586593) translate (8.097cm 10.54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51cm 10.59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11cm 10.5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75cm 10.60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88cm 10.55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169cm" svg:y1="10.5cm" svg:x2="8.142cm" svg:y2="10.544cm">
                  <text:p/>
                </draw:line>
                <draw:line draw:style-name="gr2" draw:text-style-name="P1" draw:layer="layout" svg:x1="8.143cm" svg:y1="10.544cm" svg:x2="8.101cm" svg:y2="10.518cm">
                  <text:p/>
                </draw:line>
              </draw:g>
              <draw:g>
                <draw:line draw:style-name="gr2" draw:text-style-name="P1" draw:layer="layout" svg:x1="8.1cm" svg:y1="10.614cm" svg:x2="8.127cm" svg:y2="10.569cm">
                  <text:p/>
                </draw:line>
                <draw:line draw:style-name="gr2" draw:text-style-name="P1" draw:layer="layout" svg:x1="8.128cm" svg:y1="10.57cm" svg:x2="8.085cm" svg:y2="10.544cm">
                  <text:p/>
                </draw:line>
              </draw:g>
              <draw:g>
                <draw:line draw:style-name="gr2" draw:text-style-name="P1" draw:layer="layout" svg:x1="8.195cm" svg:y1="10.515cm" svg:x2="8.168cm" svg:y2="10.559cm">
                  <text:p/>
                </draw:line>
                <draw:line draw:style-name="gr2" draw:text-style-name="P1" draw:layer="layout" svg:x1="8.168cm" svg:y1="10.559cm" svg:x2="8.21cm" svg:y2="10.585cm">
                  <text:p/>
                </draw:line>
              </draw:g>
              <draw:g>
                <draw:line draw:style-name="gr2" draw:text-style-name="P1" draw:layer="layout" svg:x1="8.125cm" svg:y1="10.629cm" svg:x2="8.152cm" svg:y2="10.584cm">
                  <text:p/>
                </draw:line>
                <draw:line draw:style-name="gr2" draw:text-style-name="P1" draw:layer="layout" svg:x1="8.152cm" svg:y1="10.584cm" svg:x2="8.195cm" svg:y2="10.61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543495529071034) translate (7.75cm 10.44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722cm 10.49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764cm 10.42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708cm 10.51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765cm 10.45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738cm 10.50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779cm 10.43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723cm 10.52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767cm 10.4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727cm 10.47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791cm 10.51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703cm 10.45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758cm 10.51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718cm 10.4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782cm 10.52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694cm 10.47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776cm" svg:y1="10.418cm" svg:x2="7.749cm" svg:y2="10.462cm">
                  <text:p/>
                </draw:line>
                <draw:line draw:style-name="gr2" draw:text-style-name="P1" draw:layer="layout" svg:x1="7.749cm" svg:y1="10.463cm" svg:x2="7.707cm" svg:y2="10.437cm">
                  <text:p/>
                </draw:line>
              </draw:g>
              <draw:g>
                <draw:line draw:style-name="gr2" draw:text-style-name="P1" draw:layer="layout" svg:x1="7.707cm" svg:y1="10.532cm" svg:x2="7.734cm" svg:y2="10.487cm">
                  <text:p/>
                </draw:line>
                <draw:line draw:style-name="gr2" draw:text-style-name="P1" draw:layer="layout" svg:x1="7.735cm" svg:y1="10.488cm" svg:x2="7.692cm" svg:y2="10.462cm">
                  <text:p/>
                </draw:line>
              </draw:g>
              <draw:g>
                <draw:line draw:style-name="gr2" draw:text-style-name="P1" draw:layer="layout" svg:x1="7.801cm" svg:y1="10.433cm" svg:x2="7.774cm" svg:y2="10.477cm">
                  <text:p/>
                </draw:line>
                <draw:line draw:style-name="gr2" draw:text-style-name="P1" draw:layer="layout" svg:x1="7.774cm" svg:y1="10.477cm" svg:x2="7.816cm" svg:y2="10.503cm">
                  <text:p/>
                </draw:line>
              </draw:g>
              <draw:g>
                <draw:line draw:style-name="gr2" draw:text-style-name="P1" draw:layer="layout" svg:x1="7.732cm" svg:y1="10.547cm" svg:x2="7.759cm" svg:y2="10.502cm">
                  <text:p/>
                </draw:line>
                <draw:line draw:style-name="gr2" draw:text-style-name="P1" draw:layer="layout" svg:x1="7.758cm" svg:y1="10.502cm" svg:x2="7.801cm" svg:y2="10.528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543495529071034) translate (7.858cm 10.51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3cm 10.55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72cm 10.48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16cm 10.58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73cm 10.5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46cm 10.56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87cm 10.49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31cm 10.5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75cm 10.56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35cm 10.53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99cm 10.57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12cm 10.52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66cm 10.57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26cm 10.55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9cm 10.59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03cm 10.53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884cm" svg:y1="10.484cm" svg:x2="7.857cm" svg:y2="10.528cm">
                  <text:p/>
                </draw:line>
                <draw:line draw:style-name="gr2" draw:text-style-name="P1" draw:layer="layout" svg:x1="7.857cm" svg:y1="10.528cm" svg:x2="7.815cm" svg:y2="10.502cm">
                  <text:p/>
                </draw:line>
              </draw:g>
              <draw:g>
                <draw:line draw:style-name="gr2" draw:text-style-name="P1" draw:layer="layout" svg:x1="7.815cm" svg:y1="10.598cm" svg:x2="7.842cm" svg:y2="10.553cm">
                  <text:p/>
                </draw:line>
                <draw:line draw:style-name="gr2" draw:text-style-name="P1" draw:layer="layout" svg:x1="7.843cm" svg:y1="10.554cm" svg:x2="7.8cm" svg:y2="10.528cm">
                  <text:p/>
                </draw:line>
              </draw:g>
              <draw:g>
                <draw:line draw:style-name="gr2" draw:text-style-name="P1" draw:layer="layout" svg:x1="7.909cm" svg:y1="10.499cm" svg:x2="7.882cm" svg:y2="10.543cm">
                  <text:p/>
                </draw:line>
                <draw:line draw:style-name="gr2" draw:text-style-name="P1" draw:layer="layout" svg:x1="7.882cm" svg:y1="10.542cm" svg:x2="7.924cm" svg:y2="10.568cm">
                  <text:p/>
                </draw:line>
              </draw:g>
              <draw:g>
                <draw:line draw:style-name="gr2" draw:text-style-name="P1" draw:layer="layout" svg:x1="7.84cm" svg:y1="10.612cm" svg:x2="7.867cm" svg:y2="10.567cm">
                  <text:p/>
                </draw:line>
                <draw:line draw:style-name="gr2" draw:text-style-name="P1" draw:layer="layout" svg:x1="7.866cm" svg:y1="10.568cm" svg:x2="7.909cm" svg:y2="10.594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543495529071034) translate (7.966cm 10.57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39cm 10.62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8cm 10.55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25cm 10.64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82cm 10.58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54cm 10.63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96cm 10.56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4cm 10.65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84cm 10.62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44cm 10.60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07cm 10.64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2cm 10.5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75cm 10.64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34cm 10.61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98cm 10.65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1cm 10.60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992cm" svg:y1="10.549cm" svg:x2="7.965cm" svg:y2="10.593cm">
                  <text:p/>
                </draw:line>
                <draw:line draw:style-name="gr2" draw:text-style-name="P1" draw:layer="layout" svg:x1="7.965cm" svg:y1="10.593cm" svg:x2="7.923cm" svg:y2="10.567cm">
                  <text:p/>
                </draw:line>
              </draw:g>
              <draw:g>
                <draw:line draw:style-name="gr2" draw:text-style-name="P1" draw:layer="layout" svg:x1="7.923cm" svg:y1="10.663cm" svg:x2="7.95cm" svg:y2="10.618cm">
                  <text:p/>
                </draw:line>
                <draw:line draw:style-name="gr2" draw:text-style-name="P1" draw:layer="layout" svg:x1="7.951cm" svg:y1="10.619cm" svg:x2="7.908cm" svg:y2="10.593cm">
                  <text:p/>
                </draw:line>
              </draw:g>
              <draw:g>
                <draw:line draw:style-name="gr2" draw:text-style-name="P1" draw:layer="layout" svg:x1="8.017cm" svg:y1="10.564cm" svg:x2="7.99cm" svg:y2="10.608cm">
                  <text:p/>
                </draw:line>
                <draw:line draw:style-name="gr2" draw:text-style-name="P1" draw:layer="layout" svg:x1="7.99cm" svg:y1="10.608cm" svg:x2="8.032cm" svg:y2="10.634cm">
                  <text:p/>
                </draw:line>
              </draw:g>
              <draw:g>
                <draw:line draw:style-name="gr2" draw:text-style-name="P1" draw:layer="layout" svg:x1="7.948cm" svg:y1="10.678cm" svg:x2="7.975cm" svg:y2="10.633cm">
                  <text:p/>
                </draw:line>
                <draw:line draw:style-name="gr2" draw:text-style-name="P1" draw:layer="layout" svg:x1="7.975cm" svg:y1="10.633cm" svg:x2="8.018cm" svg:y2="10.659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543495529071034) translate (8.074cm 10.64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47cm 10.68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88cm 10.61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32cm 10.71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9cm 10.65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62cm 10.69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04cm 10.62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48cm 10.7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92cm 10.69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52cm 10.6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16cm 10.7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28cm 10.6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82cm 10.70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42cm 10.68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06cm 10.7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19cm 10.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1cm" svg:y1="10.614cm" svg:x2="8.073cm" svg:y2="10.658cm">
                  <text:p/>
                </draw:line>
                <draw:line draw:style-name="gr2" draw:text-style-name="P1" draw:layer="layout" svg:x1="8.073cm" svg:y1="10.659cm" svg:x2="8.031cm" svg:y2="10.633cm">
                  <text:p/>
                </draw:line>
              </draw:g>
              <draw:g>
                <draw:line draw:style-name="gr2" draw:text-style-name="P1" draw:layer="layout" svg:x1="8.031cm" svg:y1="10.728cm" svg:x2="8.058cm" svg:y2="10.683cm">
                  <text:p/>
                </draw:line>
                <draw:line draw:style-name="gr2" draw:text-style-name="P1" draw:layer="layout" svg:x1="8.059cm" svg:y1="10.684cm" svg:x2="8.016cm" svg:y2="10.658cm">
                  <text:p/>
                </draw:line>
              </draw:g>
              <draw:g>
                <draw:line draw:style-name="gr2" draw:text-style-name="P1" draw:layer="layout" svg:x1="8.126cm" svg:y1="10.629cm" svg:x2="8.099cm" svg:y2="10.673cm">
                  <text:p/>
                </draw:line>
                <draw:line draw:style-name="gr2" draw:text-style-name="P1" draw:layer="layout" svg:x1="8.098cm" svg:y1="10.673cm" svg:x2="8.14cm" svg:y2="10.699cm">
                  <text:p/>
                </draw:line>
              </draw:g>
              <draw:g>
                <draw:line draw:style-name="gr2" draw:text-style-name="P1" draw:layer="layout" svg:x1="8.056cm" svg:y1="10.743cm" svg:x2="8.083cm" svg:y2="10.698cm">
                  <text:p/>
                </draw:line>
                <draw:line draw:style-name="gr2" draw:text-style-name="P1" draw:layer="layout" svg:x1="8.083cm" svg:y1="10.698cm" svg:x2="8.126cm" svg:y2="10.724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543495529071034) translate (7.957cm 10.10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3cm 10.14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71cm 10.0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15cm 10.17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73cm 10.11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45cm 10.15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87cm 10.08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31cm 10.18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75cm 10.15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34cm 10.1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99cm 10.16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11cm 10.1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65cm 10.1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25cm 10.1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89cm 10.18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01cm 10.1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983cm" svg:y1="10.075cm" svg:x2="7.956cm" svg:y2="10.119cm">
                  <text:p/>
                </draw:line>
                <draw:line draw:style-name="gr2" draw:text-style-name="P1" draw:layer="layout" svg:x1="7.956cm" svg:y1="10.12cm" svg:x2="7.914cm" svg:y2="10.094cm">
                  <text:p/>
                </draw:line>
              </draw:g>
              <draw:g>
                <draw:line draw:style-name="gr2" draw:text-style-name="P1" draw:layer="layout" svg:x1="7.914cm" svg:y1="10.189cm" svg:x2="7.941cm" svg:y2="10.144cm">
                  <text:p/>
                </draw:line>
                <draw:line draw:style-name="gr2" draw:text-style-name="P1" draw:layer="layout" svg:x1="7.942cm" svg:y1="10.145cm" svg:x2="7.899cm" svg:y2="10.119cm">
                  <text:p/>
                </draw:line>
              </draw:g>
              <draw:g>
                <draw:line draw:style-name="gr2" draw:text-style-name="P1" draw:layer="layout" svg:x1="8.008cm" svg:y1="10.09cm" svg:x2="7.981cm" svg:y2="10.134cm">
                  <text:p/>
                </draw:line>
                <draw:line draw:style-name="gr2" draw:text-style-name="P1" draw:layer="layout" svg:x1="7.981cm" svg:y1="10.134cm" svg:x2="8.023cm" svg:y2="10.16cm">
                  <text:p/>
                </draw:line>
              </draw:g>
              <draw:g>
                <draw:line draw:style-name="gr2" draw:text-style-name="P1" draw:layer="layout" svg:x1="7.939cm" svg:y1="10.204cm" svg:x2="7.966cm" svg:y2="10.159cm">
                  <text:p/>
                </draw:line>
                <draw:line draw:style-name="gr2" draw:text-style-name="P1" draw:layer="layout" svg:x1="7.966cm" svg:y1="10.159cm" svg:x2="8.009cm" svg:y2="10.185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543495529071034) translate (8.065cm 10.16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38cm 10.21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79cm 10.14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23cm 10.23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8cm 10.17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53cm 10.22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94cm 10.15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39cm 10.24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83cm 10.21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42cm 10.1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07cm 10.23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19cm 10.18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73cm 10.2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33cm 10.2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97cm 10.24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1cm 10.19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091cm" svg:y1="10.14cm" svg:x2="8.064cm" svg:y2="10.184cm">
                  <text:p/>
                </draw:line>
                <draw:line draw:style-name="gr2" draw:text-style-name="P1" draw:layer="layout" svg:x1="8.064cm" svg:y1="10.185cm" svg:x2="8.022cm" svg:y2="10.159cm">
                  <text:p/>
                </draw:line>
              </draw:g>
              <draw:g>
                <draw:line draw:style-name="gr2" draw:text-style-name="P1" draw:layer="layout" svg:x1="8.022cm" svg:y1="10.255cm" svg:x2="8.049cm" svg:y2="10.21cm">
                  <text:p/>
                </draw:line>
                <draw:line draw:style-name="gr2" draw:text-style-name="P1" draw:layer="layout" svg:x1="8.05cm" svg:y1="10.21cm" svg:x2="8.007cm" svg:y2="10.184cm">
                  <text:p/>
                </draw:line>
              </draw:g>
              <draw:g>
                <draw:line draw:style-name="gr2" draw:text-style-name="P1" draw:layer="layout" svg:x1="8.117cm" svg:y1="10.156cm" svg:x2="8.09cm" svg:y2="10.2cm">
                  <text:p/>
                </draw:line>
                <draw:line draw:style-name="gr2" draw:text-style-name="P1" draw:layer="layout" svg:x1="8.089cm" svg:y1="10.199cm" svg:x2="8.131cm" svg:y2="10.225cm">
                  <text:p/>
                </draw:line>
              </draw:g>
              <draw:g>
                <draw:line draw:style-name="gr2" draw:text-style-name="P1" draw:layer="layout" svg:x1="8.047cm" svg:y1="10.269cm" svg:x2="8.074cm" svg:y2="10.224cm">
                  <text:p/>
                </draw:line>
                <draw:line draw:style-name="gr2" draw:text-style-name="P1" draw:layer="layout" svg:x1="8.074cm" svg:y1="10.225cm" svg:x2="8.117cm" svg:y2="10.251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543495529071034) translate (8.174cm 10.23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46cm 10.27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88cm 10.21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32cm 10.30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89cm 10.24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62cm 10.28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203cm 10.2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47cm 10.3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91cm 10.28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51cm 10.2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214cm 10.29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27cm 10.2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82cm 10.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42cm 10.27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205cm 10.31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18cm 10.26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199cm" svg:y1="10.206cm" svg:x2="8.172cm" svg:y2="10.25cm">
                  <text:p/>
                </draw:line>
                <draw:line draw:style-name="gr2" draw:text-style-name="P1" draw:layer="layout" svg:x1="8.173cm" svg:y1="10.25cm" svg:x2="8.131cm" svg:y2="10.224cm">
                  <text:p/>
                </draw:line>
              </draw:g>
              <draw:g>
                <draw:line draw:style-name="gr2" draw:text-style-name="P1" draw:layer="layout" svg:x1="8.131cm" svg:y1="10.32cm" svg:x2="8.158cm" svg:y2="10.275cm">
                  <text:p/>
                </draw:line>
                <draw:line draw:style-name="gr2" draw:text-style-name="P1" draw:layer="layout" svg:x1="8.158cm" svg:y1="10.276cm" svg:x2="8.115cm" svg:y2="10.25cm">
                  <text:p/>
                </draw:line>
              </draw:g>
              <draw:g>
                <draw:line draw:style-name="gr2" draw:text-style-name="P1" draw:layer="layout" svg:x1="8.225cm" svg:y1="10.221cm" svg:x2="8.198cm" svg:y2="10.265cm">
                  <text:p/>
                </draw:line>
                <draw:line draw:style-name="gr2" draw:text-style-name="P1" draw:layer="layout" svg:x1="8.198cm" svg:y1="10.265cm" svg:x2="8.24cm" svg:y2="10.291cm">
                  <text:p/>
                </draw:line>
              </draw:g>
              <draw:g>
                <draw:line draw:style-name="gr2" draw:text-style-name="P1" draw:layer="layout" svg:x1="8.155cm" svg:y1="10.335cm" svg:x2="8.182cm" svg:y2="10.29cm">
                  <text:p/>
                </draw:line>
                <draw:line draw:style-name="gr2" draw:text-style-name="P1" draw:layer="layout" svg:x1="8.182cm" svg:y1="10.29cm" svg:x2="8.225cm" svg:y2="10.316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543495529071034) translate (8.282cm 10.29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254cm 10.34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296cm 10.27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24cm 10.36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297cm 10.30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27cm 10.35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311cm 10.28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255cm 10.37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299cm 10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259cm 10.3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323cm 10.36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236cm 10.31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29cm 10.36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25cm 10.34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314cm 10.3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226cm 10.32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308cm" svg:y1="10.271cm" svg:x2="8.281cm" svg:y2="10.315cm">
                  <text:p/>
                </draw:line>
                <draw:line draw:style-name="gr2" draw:text-style-name="P1" draw:layer="layout" svg:x1="8.281cm" svg:y1="10.316cm" svg:x2="8.239cm" svg:y2="10.29cm">
                  <text:p/>
                </draw:line>
              </draw:g>
              <draw:g>
                <draw:line draw:style-name="gr2" draw:text-style-name="P1" draw:layer="layout" svg:x1="8.239cm" svg:y1="10.385cm" svg:x2="8.266cm" svg:y2="10.34cm">
                  <text:p/>
                </draw:line>
                <draw:line draw:style-name="gr2" draw:text-style-name="P1" draw:layer="layout" svg:x1="8.266cm" svg:y1="10.341cm" svg:x2="8.223cm" svg:y2="10.315cm">
                  <text:p/>
                </draw:line>
              </draw:g>
              <draw:g>
                <draw:line draw:style-name="gr2" draw:text-style-name="P1" draw:layer="layout" svg:x1="8.333cm" svg:y1="10.286cm" svg:x2="8.306cm" svg:y2="10.33cm">
                  <text:p/>
                </draw:line>
                <draw:line draw:style-name="gr2" draw:text-style-name="P1" draw:layer="layout" svg:x1="8.306cm" svg:y1="10.33cm" svg:x2="8.348cm" svg:y2="10.356cm">
                  <text:p/>
                </draw:line>
              </draw:g>
              <draw:g>
                <draw:line draw:style-name="gr2" draw:text-style-name="P1" draw:layer="layout" svg:x1="8.263cm" svg:y1="10.4cm" svg:x2="8.29cm" svg:y2="10.355cm">
                  <text:p/>
                </draw:line>
                <draw:line draw:style-name="gr2" draw:text-style-name="P1" draw:layer="layout" svg:x1="8.29cm" svg:y1="10.355cm" svg:x2="8.333cm" svg:y2="10.381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543495529071034) translate (7.888cm 10.21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61cm 10.26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02cm 10.19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47cm 10.28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03cm 10.22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76cm 10.27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18cm 10.20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862cm 10.29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05cm 10.26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65cm 10.24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29cm 10.28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41cm 10.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96cm 10.28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56cm 10.2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2cm 10.29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832cm 10.2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7.914cm" svg:y1="10.189cm" svg:x2="7.887cm" svg:y2="10.233cm">
                  <text:p/>
                </draw:line>
                <draw:line draw:style-name="gr2" draw:text-style-name="P1" draw:layer="layout" svg:x1="7.887cm" svg:y1="10.234cm" svg:x2="7.845cm" svg:y2="10.208cm">
                  <text:p/>
                </draw:line>
              </draw:g>
              <draw:g>
                <draw:line draw:style-name="gr2" draw:text-style-name="P1" draw:layer="layout" svg:x1="7.845cm" svg:y1="10.304cm" svg:x2="7.872cm" svg:y2="10.259cm">
                  <text:p/>
                </draw:line>
                <draw:line draw:style-name="gr2" draw:text-style-name="P1" draw:layer="layout" svg:x1="7.873cm" svg:y1="10.259cm" svg:x2="7.83cm" svg:y2="10.233cm">
                  <text:p/>
                </draw:line>
              </draw:g>
              <draw:g>
                <draw:line draw:style-name="gr2" draw:text-style-name="P1" draw:layer="layout" svg:x1="7.939cm" svg:y1="10.205cm" svg:x2="7.912cm" svg:y2="10.249cm">
                  <text:p/>
                </draw:line>
                <draw:line draw:style-name="gr2" draw:text-style-name="P1" draw:layer="layout" svg:x1="7.912cm" svg:y1="10.248cm" svg:x2="7.954cm" svg:y2="10.274cm">
                  <text:p/>
                </draw:line>
              </draw:g>
              <draw:g>
                <draw:line draw:style-name="gr2" draw:text-style-name="P1" draw:layer="layout" svg:x1="7.87cm" svg:y1="10.318cm" svg:x2="7.897cm" svg:y2="10.273cm">
                  <text:p/>
                </draw:line>
                <draw:line draw:style-name="gr2" draw:text-style-name="P1" draw:layer="layout" svg:x1="7.896cm" svg:y1="10.273cm" svg:x2="7.939cm" svg:y2="10.299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543495529071034) translate (7.996cm 10.28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68cm 10.32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1cm 10.25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54cm 10.35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11cm 10.29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84cm 10.33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26cm 10.26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7.97cm 10.36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13cm 10.3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73cm 10.30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37cm 10.34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5cm 10.2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04cm 10.34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64cm 10.3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28cm 10.3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7.941cm 10.31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022cm" svg:y1="10.255cm" svg:x2="7.995cm" svg:y2="10.299cm">
                  <text:p/>
                </draw:line>
                <draw:line draw:style-name="gr2" draw:text-style-name="P1" draw:layer="layout" svg:x1="7.995cm" svg:y1="10.299cm" svg:x2="7.953cm" svg:y2="10.273cm">
                  <text:p/>
                </draw:line>
              </draw:g>
              <draw:g>
                <draw:line draw:style-name="gr2" draw:text-style-name="P1" draw:layer="layout" svg:x1="7.953cm" svg:y1="10.369cm" svg:x2="7.98cm" svg:y2="10.324cm">
                  <text:p/>
                </draw:line>
                <draw:line draw:style-name="gr2" draw:text-style-name="P1" draw:layer="layout" svg:x1="7.981cm" svg:y1="10.325cm" svg:x2="7.938cm" svg:y2="10.299cm">
                  <text:p/>
                </draw:line>
              </draw:g>
              <draw:g>
                <draw:line draw:style-name="gr2" draw:text-style-name="P1" draw:layer="layout" svg:x1="8.048cm" svg:y1="10.27cm" svg:x2="8.021cm" svg:y2="10.314cm">
                  <text:p/>
                </draw:line>
                <draw:line draw:style-name="gr2" draw:text-style-name="P1" draw:layer="layout" svg:x1="8.02cm" svg:y1="10.314cm" svg:x2="8.062cm" svg:y2="10.34cm">
                  <text:p/>
                </draw:line>
              </draw:g>
              <draw:g>
                <draw:line draw:style-name="gr2" draw:text-style-name="P1" draw:layer="layout" svg:x1="7.978cm" svg:y1="10.384cm" svg:x2="8.005cm" svg:y2="10.339cm">
                  <text:p/>
                </draw:line>
                <draw:line draw:style-name="gr2" draw:text-style-name="P1" draw:layer="layout" svg:x1="8.005cm" svg:y1="10.339cm" svg:x2="8.048cm" svg:y2="10.365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543495529071034) translate (8.104cm 10.34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77cm 10.39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19cm 10.32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63cm 10.41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2cm 10.35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92cm 10.40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34cm 10.33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079cm 10.42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22cm 10.39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82cm 10.37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45cm 10.41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58cm 10.3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13cm 10.4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72cm 10.3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36cm 10.4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048cm 10.37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13cm" svg:y1="10.32cm" svg:x2="8.103cm" svg:y2="10.364cm">
                  <text:p/>
                </draw:line>
                <draw:line draw:style-name="gr2" draw:text-style-name="P1" draw:layer="layout" svg:x1="8.104cm" svg:y1="10.365cm" svg:x2="8.062cm" svg:y2="10.339cm">
                  <text:p/>
                </draw:line>
              </draw:g>
              <draw:g>
                <draw:line draw:style-name="gr2" draw:text-style-name="P1" draw:layer="layout" svg:x1="8.061cm" svg:y1="10.434cm" svg:x2="8.088cm" svg:y2="10.389cm">
                  <text:p/>
                </draw:line>
                <draw:line draw:style-name="gr2" draw:text-style-name="P1" draw:layer="layout" svg:x1="8.089cm" svg:y1="10.39cm" svg:x2="8.046cm" svg:y2="10.364cm">
                  <text:p/>
                </draw:line>
              </draw:g>
              <draw:g>
                <draw:line draw:style-name="gr2" draw:text-style-name="P1" draw:layer="layout" svg:x1="8.156cm" svg:y1="10.335cm" svg:x2="8.129cm" svg:y2="10.379cm">
                  <text:p/>
                </draw:line>
                <draw:line draw:style-name="gr2" draw:text-style-name="P1" draw:layer="layout" svg:x1="8.129cm" svg:y1="10.379cm" svg:x2="8.171cm" svg:y2="10.405cm">
                  <text:p/>
                </draw:line>
              </draw:g>
              <draw:g>
                <draw:line draw:style-name="gr2" draw:text-style-name="P1" draw:layer="layout" svg:x1="8.086cm" svg:y1="10.449cm" svg:x2="8.113cm" svg:y2="10.404cm">
                  <text:p/>
                </draw:line>
                <draw:line draw:style-name="gr2" draw:text-style-name="P1" draw:layer="layout" svg:x1="8.113cm" svg:y1="10.404cm" svg:x2="8.156cm" svg:y2="10.43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6cm" draw:transform="rotate (0.543495529071034) translate (8.212cm 10.41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85cm 10.45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227cm 10.3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71cm 10.48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228cm 10.42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2cm 10.46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242cm 10.39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0.543495529071034) translate (8.186cm 10.49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23cm 10.46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9cm 10.4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254cm 10.47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66cm 10.42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22cm 10.4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8cm 10.45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244cm 10.49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6cm" draw:transform="rotate (2.11429185586593) translate (8.157cm 10.44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8.238cm" svg:y1="10.386cm" svg:x2="8.211cm" svg:y2="10.43cm">
                  <text:p/>
                </draw:line>
                <draw:line draw:style-name="gr2" draw:text-style-name="P1" draw:layer="layout" svg:x1="8.212cm" svg:y1="10.43cm" svg:x2="8.17cm" svg:y2="10.404cm">
                  <text:p/>
                </draw:line>
              </draw:g>
              <draw:g>
                <draw:line draw:style-name="gr2" draw:text-style-name="P1" draw:layer="layout" svg:x1="8.17cm" svg:y1="10.5cm" svg:x2="8.197cm" svg:y2="10.455cm">
                  <text:p/>
                </draw:line>
                <draw:line draw:style-name="gr2" draw:text-style-name="P1" draw:layer="layout" svg:x1="8.197cm" svg:y1="10.455cm" svg:x2="8.154cm" svg:y2="10.429cm">
                  <text:p/>
                </draw:line>
              </draw:g>
              <draw:g>
                <draw:line draw:style-name="gr2" draw:text-style-name="P1" draw:layer="layout" svg:x1="8.264cm" svg:y1="10.401cm" svg:x2="8.237cm" svg:y2="10.445cm">
                  <text:p/>
                </draw:line>
                <draw:line draw:style-name="gr2" draw:text-style-name="P1" draw:layer="layout" svg:x1="8.237cm" svg:y1="10.444cm" svg:x2="8.279cm" svg:y2="10.47cm">
                  <text:p/>
                </draw:line>
              </draw:g>
              <draw:g>
                <draw:line draw:style-name="gr2" draw:text-style-name="P1" draw:layer="layout" svg:x1="8.194cm" svg:y1="10.514cm" svg:x2="8.221cm" svg:y2="10.469cm">
                  <text:p/>
                </draw:line>
                <draw:line draw:style-name="gr2" draw:text-style-name="P1" draw:layer="layout" svg:x1="8.221cm" svg:y1="10.47cm" svg:x2="8.264cm" svg:y2="10.496cm">
                  <text:p/>
                </draw:line>
              </draw:g>
            </draw:g>
          </draw:g>
        </draw:g>
        <draw:g>
          <draw:g>
            <draw:custom-shape draw:style-name="gr1" draw:text-style-name="P1" draw:layer="layout" svg:width="0.008cm" svg:height="0.024cm" draw:transform="rotate (-0.158475896081085) translate (9.148cm 9.25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56cm 9.30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44cm 9.22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61cm 9.33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66cm 9.2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74cm 9.30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61cm 9.22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78cm 9.32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4cm" draw:transform="rotate (1.41232043071381) translate (9.171cm 9.27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4cm" draw:transform="rotate (1.41232043071381) translate (9.125cm 9.28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41232043071381) translate (9.199cm 9.27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4cm" draw:transform="rotate (1.41232043071381) translate (9.097cm 9.29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174cm 9.2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128cm 9.3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202cm 9.29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1cm 9.30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14cm" svg:y1="9.226cm" svg:x2="9.148cm" svg:y2="9.277cm">
                  <text:p/>
                </draw:line>
                <draw:line draw:style-name="gr2" draw:text-style-name="P1" draw:layer="layout" svg:x1="9.149cm" svg:y1="9.277cm" svg:x2="9.1cm" svg:y2="9.285cm">
                  <text:p/>
                </draw:line>
              </draw:g>
              <draw:g>
                <draw:line draw:style-name="gr2" draw:text-style-name="P1" draw:layer="layout" svg:x1="9.161cm" svg:y1="9.358cm" svg:x2="9.153cm" svg:y2="9.306cm">
                  <text:p/>
                </draw:line>
                <draw:line draw:style-name="gr2" draw:text-style-name="P1" draw:layer="layout" svg:x1="9.153cm" svg:y1="9.306cm" svg:x2="9.104cm" svg:y2="9.314cm">
                  <text:p/>
                </draw:line>
              </draw:g>
              <draw:g>
                <draw:line draw:style-name="gr2" draw:text-style-name="P1" draw:layer="layout" svg:x1="9.169cm" svg:y1="9.222cm" svg:x2="9.177cm" svg:y2="9.273cm">
                  <text:p/>
                </draw:line>
                <draw:line draw:style-name="gr2" draw:text-style-name="P1" draw:layer="layout" svg:x1="9.177cm" svg:y1="9.273cm" svg:x2="9.226cm" svg:y2="9.265cm">
                  <text:p/>
                </draw:line>
              </draw:g>
              <draw:g>
                <draw:line draw:style-name="gr2" draw:text-style-name="P1" draw:layer="layout" svg:x1="9.189cm" svg:y1="9.353cm" svg:x2="9.181cm" svg:y2="9.301cm">
                  <text:p/>
                </draw:line>
                <draw:line draw:style-name="gr2" draw:text-style-name="P1" draw:layer="layout" svg:x1="9.181cm" svg:y1="9.302cm" svg:x2="9.23cm" svg:y2="9.294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4cm" draw:transform="rotate (-0.158475896081085) translate (9.272cm 9.23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281cm 9.28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268cm 9.20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285cm 9.31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29cm 9.2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299cm 9.28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286cm 9.20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303cm 9.30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4cm" draw:transform="rotate (1.41232043071381) translate (9.296cm 9.2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4cm" draw:transform="rotate (1.41232043071381) translate (9.249cm 9.2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4cm" draw:transform="rotate (1.41232043071381) translate (9.323cm 9.2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41232043071381) translate (9.223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99cm 9.27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52cm 9.28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26cm 9.27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26cm 9.2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265cm" svg:y1="9.207cm" svg:x2="9.273cm" svg:y2="9.258cm">
                  <text:p/>
                </draw:line>
                <draw:line draw:style-name="gr2" draw:text-style-name="P1" draw:layer="layout" svg:x1="9.273cm" svg:y1="9.257cm" svg:x2="9.224cm" svg:y2="9.265cm">
                  <text:p/>
                </draw:line>
              </draw:g>
              <draw:g>
                <draw:line draw:style-name="gr2" draw:text-style-name="P1" draw:layer="layout" svg:x1="9.286cm" svg:y1="9.338cm" svg:x2="9.278cm" svg:y2="9.286cm">
                  <text:p/>
                </draw:line>
                <draw:line draw:style-name="gr2" draw:text-style-name="P1" draw:layer="layout" svg:x1="9.278cm" svg:y1="9.286cm" svg:x2="9.229cm" svg:y2="9.294cm">
                  <text:p/>
                </draw:line>
              </draw:g>
              <draw:g>
                <draw:line draw:style-name="gr2" draw:text-style-name="P1" draw:layer="layout" svg:x1="9.294cm" svg:y1="9.202cm" svg:x2="9.302cm" svg:y2="9.253cm">
                  <text:p/>
                </draw:line>
                <draw:line draw:style-name="gr2" draw:text-style-name="P1" draw:layer="layout" svg:x1="9.302cm" svg:y1="9.253cm" svg:x2="9.351cm" svg:y2="9.245cm">
                  <text:p/>
                </draw:line>
              </draw:g>
              <draw:g>
                <draw:line draw:style-name="gr2" draw:text-style-name="P1" draw:layer="layout" svg:x1="9.314cm" svg:y1="9.333cm" svg:x2="9.306cm" svg:y2="9.281cm">
                  <text:p/>
                </draw:line>
                <draw:line draw:style-name="gr2" draw:text-style-name="P1" draw:layer="layout" svg:x1="9.306cm" svg:y1="9.282cm" svg:x2="9.355cm" svg:y2="9.274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4cm" draw:transform="rotate (-0.158475896081085) translate (9.398cm 9.2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406cm 9.26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393cm 9.18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41cm 9.29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416cm 9.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424cm 9.26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411cm 9.18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428cm 9.28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41232043071381) translate (9.421cm 9.2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41232043071381) translate (9.375cm 9.2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4cm" draw:transform="rotate (1.41232043071381) translate (9.448cm 9.2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4cm" draw:transform="rotate (1.41232043071381) translate (9.347cm 9.25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424cm 9.25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78cm 9.26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451cm 9.25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5cm 9.2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389cm" svg:y1="9.187cm" svg:x2="9.397cm" svg:y2="9.238cm">
                  <text:p/>
                </draw:line>
                <draw:line draw:style-name="gr2" draw:text-style-name="P1" draw:layer="layout" svg:x1="9.398cm" svg:y1="9.237cm" svg:x2="9.349cm" svg:y2="9.245cm">
                  <text:p/>
                </draw:line>
              </draw:g>
              <draw:g>
                <draw:line draw:style-name="gr2" draw:text-style-name="P1" draw:layer="layout" svg:x1="9.411cm" svg:y1="9.318cm" svg:x2="9.403cm" svg:y2="9.266cm">
                  <text:p/>
                </draw:line>
                <draw:line draw:style-name="gr2" draw:text-style-name="P1" draw:layer="layout" svg:x1="9.403cm" svg:y1="9.266cm" svg:x2="9.354cm" svg:y2="9.274cm">
                  <text:p/>
                </draw:line>
              </draw:g>
              <draw:g>
                <draw:line draw:style-name="gr2" draw:text-style-name="P1" draw:layer="layout" svg:x1="9.419cm" svg:y1="9.182cm" svg:x2="9.427cm" svg:y2="9.233cm">
                  <text:p/>
                </draw:line>
                <draw:line draw:style-name="gr2" draw:text-style-name="P1" draw:layer="layout" svg:x1="9.426cm" svg:y1="9.233cm" svg:x2="9.475cm" svg:y2="9.225cm">
                  <text:p/>
                </draw:line>
              </draw:g>
              <draw:g>
                <draw:line draw:style-name="gr2" draw:text-style-name="P1" draw:layer="layout" svg:x1="9.439cm" svg:y1="9.313cm" svg:x2="9.431cm" svg:y2="9.261cm">
                  <text:p/>
                </draw:line>
                <draw:line draw:style-name="gr2" draw:text-style-name="P1" draw:layer="layout" svg:x1="9.431cm" svg:y1="9.262cm" svg:x2="9.48cm" svg:y2="9.254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4cm" draw:transform="rotate (-0.158475896081085) translate (9.522cm 9.19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31cm 9.24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18cm 9.16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35cm 9.27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4cm 9.1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48cm 9.24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36cm 9.16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53cm 9.26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9cm" svg:height="0.024cm" draw:transform="rotate (1.41232043071381) translate (9.546cm 9.2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4cm" draw:transform="rotate (1.41232043071381) translate (9.499cm 9.22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41232043071381) translate (9.573cm 9.2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9cm" svg:height="0.025cm" draw:transform="rotate (1.41232043071381) translate (9.472cm 9.23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549cm 9.23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502cm 9.2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576cm 9.23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475cm 9.24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514cm" svg:y1="9.167cm" svg:x2="9.522cm" svg:y2="9.218cm">
                  <text:p/>
                </draw:line>
                <draw:line draw:style-name="gr2" draw:text-style-name="P1" draw:layer="layout" svg:x1="9.523cm" svg:y1="9.217cm" svg:x2="9.474cm" svg:y2="9.225cm">
                  <text:p/>
                </draw:line>
              </draw:g>
              <draw:g>
                <draw:line draw:style-name="gr2" draw:text-style-name="P1" draw:layer="layout" svg:x1="9.535cm" svg:y1="9.298cm" svg:x2="9.527cm" svg:y2="9.246cm">
                  <text:p/>
                </draw:line>
                <draw:line draw:style-name="gr2" draw:text-style-name="P1" draw:layer="layout" svg:x1="9.528cm" svg:y1="9.246cm" svg:x2="9.479cm" svg:y2="9.254cm">
                  <text:p/>
                </draw:line>
              </draw:g>
              <draw:g>
                <draw:line draw:style-name="gr2" draw:text-style-name="P1" draw:layer="layout" svg:x1="9.543cm" svg:y1="9.162cm" svg:x2="9.551cm" svg:y2="9.213cm">
                  <text:p/>
                </draw:line>
                <draw:line draw:style-name="gr2" draw:text-style-name="P1" draw:layer="layout" svg:x1="9.551cm" svg:y1="9.213cm" svg:x2="9.6cm" svg:y2="9.205cm">
                  <text:p/>
                </draw:line>
              </draw:g>
              <draw:g>
                <draw:line draw:style-name="gr2" draw:text-style-name="P1" draw:layer="layout" svg:x1="9.564cm" svg:y1="9.293cm" svg:x2="9.556cm" svg:y2="9.241cm">
                  <text:p/>
                </draw:line>
                <draw:line draw:style-name="gr2" draw:text-style-name="P1" draw:layer="layout" svg:x1="9.555cm" svg:y1="9.242cm" svg:x2="9.604cm" svg:y2="9.234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-0.158475896081085) translate (9.169cm 9.38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77cm 9.43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65cm 9.35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82cm 9.46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187cm 9.38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95cm 9.43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82cm 9.35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99cm 9.46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192cm 9.41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146cm 9.41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22cm 9.40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118cm 9.4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195cm 9.4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149cm 9.43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223cm 9.42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121cm 9.4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161cm" svg:y1="9.358cm" svg:x2="9.169cm" svg:y2="9.409cm">
                  <text:p/>
                </draw:line>
                <draw:line draw:style-name="gr2" draw:text-style-name="P1" draw:layer="layout" svg:x1="9.17cm" svg:y1="9.409cm" svg:x2="9.121cm" svg:y2="9.417cm">
                  <text:p/>
                </draw:line>
              </draw:g>
              <draw:g>
                <draw:line draw:style-name="gr2" draw:text-style-name="P1" draw:layer="layout" svg:x1="9.182cm" svg:y1="9.49cm" svg:x2="9.174cm" svg:y2="9.438cm">
                  <text:p/>
                </draw:line>
                <draw:line draw:style-name="gr2" draw:text-style-name="P1" draw:layer="layout" svg:x1="9.174cm" svg:y1="9.438cm" svg:x2="9.125cm" svg:y2="9.446cm">
                  <text:p/>
                </draw:line>
              </draw:g>
              <draw:g>
                <draw:line draw:style-name="gr2" draw:text-style-name="P1" draw:layer="layout" svg:x1="9.19cm" svg:y1="9.354cm" svg:x2="9.198cm" svg:y2="9.405cm">
                  <text:p/>
                </draw:line>
                <draw:line draw:style-name="gr2" draw:text-style-name="P1" draw:layer="layout" svg:x1="9.198cm" svg:y1="9.404cm" svg:x2="9.247cm" svg:y2="9.396cm">
                  <text:p/>
                </draw:line>
              </draw:g>
              <draw:g>
                <draw:line draw:style-name="gr2" draw:text-style-name="P1" draw:layer="layout" svg:x1="9.21cm" svg:y1="9.485cm" svg:x2="9.202cm" svg:y2="9.433cm">
                  <text:p/>
                </draw:line>
                <draw:line draw:style-name="gr2" draw:text-style-name="P1" draw:layer="layout" svg:x1="9.202cm" svg:y1="9.434cm" svg:x2="9.251cm" svg:y2="9.426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-0.158475896081085) translate (9.293cm 9.36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302cm 9.41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289cm 9.33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306cm 9.44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311cm 9.36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319cm 9.4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307cm 9.33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324cm 9.44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17cm 9.39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7cm 9.39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44cm 9.3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244cm 9.40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2cm 9.40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73cm 9.41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47cm 9.40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47cm 9.4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286cm" svg:y1="9.338cm" svg:x2="9.294cm" svg:y2="9.389cm">
                  <text:p/>
                </draw:line>
                <draw:line draw:style-name="gr2" draw:text-style-name="P1" draw:layer="layout" svg:x1="9.294cm" svg:y1="9.389cm" svg:x2="9.245cm" svg:y2="9.397cm">
                  <text:p/>
                </draw:line>
              </draw:g>
              <draw:g>
                <draw:line draw:style-name="gr2" draw:text-style-name="P1" draw:layer="layout" svg:x1="9.307cm" svg:y1="9.47cm" svg:x2="9.299cm" svg:y2="9.418cm">
                  <text:p/>
                </draw:line>
                <draw:line draw:style-name="gr2" draw:text-style-name="P1" draw:layer="layout" svg:x1="9.299cm" svg:y1="9.418cm" svg:x2="9.25cm" svg:y2="9.426cm">
                  <text:p/>
                </draw:line>
              </draw:g>
              <draw:g>
                <draw:line draw:style-name="gr2" draw:text-style-name="P1" draw:layer="layout" svg:x1="9.315cm" svg:y1="9.334cm" svg:x2="9.323cm" svg:y2="9.385cm">
                  <text:p/>
                </draw:line>
                <draw:line draw:style-name="gr2" draw:text-style-name="P1" draw:layer="layout" svg:x1="9.323cm" svg:y1="9.384cm" svg:x2="9.372cm" svg:y2="9.376cm">
                  <text:p/>
                </draw:line>
              </draw:g>
              <draw:g>
                <draw:line draw:style-name="gr2" draw:text-style-name="P1" draw:layer="layout" svg:x1="9.335cm" svg:y1="9.465cm" svg:x2="9.327cm" svg:y2="9.413cm">
                  <text:p/>
                </draw:line>
                <draw:line draw:style-name="gr2" draw:text-style-name="P1" draw:layer="layout" svg:x1="9.327cm" svg:y1="9.414cm" svg:x2="9.376cm" svg:y2="9.406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-0.158475896081085) translate (9.419cm 9.34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427cm 9.39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415cm 9.31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432cm 9.42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437cm 9.34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445cm 9.39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432cm 9.31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449cm 9.4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442cm 9.3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396cm 9.37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469cm 9.3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68cm 9.38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445cm 9.38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99cm 9.39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472cm 9.38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71cm 9.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411cm" svg:y1="9.318cm" svg:x2="9.419cm" svg:y2="9.369cm">
                  <text:p/>
                </draw:line>
                <draw:line draw:style-name="gr2" draw:text-style-name="P1" draw:layer="layout" svg:x1="9.419cm" svg:y1="9.369cm" svg:x2="9.37cm" svg:y2="9.377cm">
                  <text:p/>
                </draw:line>
              </draw:g>
              <draw:g>
                <draw:line draw:style-name="gr2" draw:text-style-name="P1" draw:layer="layout" svg:x1="9.432cm" svg:y1="9.45cm" svg:x2="9.424cm" svg:y2="9.398cm">
                  <text:p/>
                </draw:line>
                <draw:line draw:style-name="gr2" draw:text-style-name="P1" draw:layer="layout" svg:x1="9.424cm" svg:y1="9.398cm" svg:x2="9.375cm" svg:y2="9.406cm">
                  <text:p/>
                </draw:line>
              </draw:g>
              <draw:g>
                <draw:line draw:style-name="gr2" draw:text-style-name="P1" draw:layer="layout" svg:x1="9.44cm" svg:y1="9.314cm" svg:x2="9.448cm" svg:y2="9.365cm">
                  <text:p/>
                </draw:line>
                <draw:line draw:style-name="gr2" draw:text-style-name="P1" draw:layer="layout" svg:x1="9.447cm" svg:y1="9.364cm" svg:x2="9.496cm" svg:y2="9.356cm">
                  <text:p/>
                </draw:line>
              </draw:g>
              <draw:g>
                <draw:line draw:style-name="gr2" draw:text-style-name="P1" draw:layer="layout" svg:x1="9.46cm" svg:y1="9.445cm" svg:x2="9.452cm" svg:y2="9.393cm">
                  <text:p/>
                </draw:line>
                <draw:line draw:style-name="gr2" draw:text-style-name="P1" draw:layer="layout" svg:x1="9.452cm" svg:y1="9.394cm" svg:x2="9.501cm" svg:y2="9.386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-0.158475896081085) translate (9.543cm 9.32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52cm 9.37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39cm 9.29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56cm 9.40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561cm 9.3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69cm 9.37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57cm 9.29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74cm 9.40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567cm 9.35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52cm 9.35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594cm 9.3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494cm 9.3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57cm 9.3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523cm 9.37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597cm 9.36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496cm 9.3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535cm" svg:y1="9.299cm" svg:x2="9.543cm" svg:y2="9.35cm">
                  <text:p/>
                </draw:line>
                <draw:line draw:style-name="gr2" draw:text-style-name="P1" draw:layer="layout" svg:x1="9.544cm" svg:y1="9.349cm" svg:x2="9.495cm" svg:y2="9.357cm">
                  <text:p/>
                </draw:line>
              </draw:g>
              <draw:g>
                <draw:line draw:style-name="gr2" draw:text-style-name="P1" draw:layer="layout" svg:x1="9.556cm" svg:y1="9.43cm" svg:x2="9.548cm" svg:y2="9.378cm">
                  <text:p/>
                </draw:line>
                <draw:line draw:style-name="gr2" draw:text-style-name="P1" draw:layer="layout" svg:x1="9.549cm" svg:y1="9.378cm" svg:x2="9.5cm" svg:y2="9.386cm">
                  <text:p/>
                </draw:line>
              </draw:g>
              <draw:g>
                <draw:line draw:style-name="gr2" draw:text-style-name="P1" draw:layer="layout" svg:x1="9.565cm" svg:y1="9.294cm" svg:x2="9.573cm" svg:y2="9.345cm">
                  <text:p/>
                </draw:line>
                <draw:line draw:style-name="gr2" draw:text-style-name="P1" draw:layer="layout" svg:x1="9.572cm" svg:y1="9.345cm" svg:x2="9.621cm" svg:y2="9.337cm">
                  <text:p/>
                </draw:line>
              </draw:g>
              <draw:g>
                <draw:line draw:style-name="gr2" draw:text-style-name="P1" draw:layer="layout" svg:x1="9.585cm" svg:y1="9.425cm" svg:x2="9.577cm" svg:y2="9.373cm">
                  <text:p/>
                </draw:line>
                <draw:line draw:style-name="gr2" draw:text-style-name="P1" draw:layer="layout" svg:x1="9.576cm" svg:y1="9.374cm" svg:x2="9.625cm" svg:y2="9.366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-0.158475896081085) translate (9.106cm 8.98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114cm 9.0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01cm 8.96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18cm 9.06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123cm 8.98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132cm 9.03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19cm 8.95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36cm 9.06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129cm 9.0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083cm 9.02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157cm 9.0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055cm 9.02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132cm 9.03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086cm 9.0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16cm 9.02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058cm 9.04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098cm" svg:y1="8.963cm" svg:x2="9.106cm" svg:y2="9.014cm">
                  <text:p/>
                </draw:line>
                <draw:line draw:style-name="gr2" draw:text-style-name="P1" draw:layer="layout" svg:x1="9.106cm" svg:y1="9.013cm" svg:x2="9.057cm" svg:y2="9.021cm">
                  <text:p/>
                </draw:line>
              </draw:g>
              <draw:g>
                <draw:line draw:style-name="gr2" draw:text-style-name="P1" draw:layer="layout" svg:x1="9.119cm" svg:y1="9.094cm" svg:x2="9.111cm" svg:y2="9.042cm">
                  <text:p/>
                </draw:line>
                <draw:line draw:style-name="gr2" draw:text-style-name="P1" draw:layer="layout" svg:x1="9.111cm" svg:y1="9.042cm" svg:x2="9.062cm" svg:y2="9.05cm">
                  <text:p/>
                </draw:line>
              </draw:g>
              <draw:g>
                <draw:line draw:style-name="gr2" draw:text-style-name="P1" draw:layer="layout" svg:x1="9.127cm" svg:y1="8.958cm" svg:x2="9.135cm" svg:y2="9.009cm">
                  <text:p/>
                </draw:line>
                <draw:line draw:style-name="gr2" draw:text-style-name="P1" draw:layer="layout" svg:x1="9.135cm" svg:y1="9.009cm" svg:x2="9.184cm" svg:y2="9.001cm">
                  <text:p/>
                </draw:line>
              </draw:g>
              <draw:g>
                <draw:line draw:style-name="gr2" draw:text-style-name="P1" draw:layer="layout" svg:x1="9.147cm" svg:y1="9.089cm" svg:x2="9.139cm" svg:y2="9.037cm">
                  <text:p/>
                </draw:line>
                <draw:line draw:style-name="gr2" draw:text-style-name="P1" draw:layer="layout" svg:x1="9.139cm" svg:y1="9.038cm" svg:x2="9.188cm" svg:y2="9.03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-0.158475896081085) translate (9.23cm 8.96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238cm 9.0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226cm 8.94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243cm 9.04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248cm 8.96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256cm 9.01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244cm 8.93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261cm 9.04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54cm 8.9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07cm 9.00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81cm 8.99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18cm 9.0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56cm 9.01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1cm 9.0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84cm 9.00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183cm 9.02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222cm" svg:y1="8.943cm" svg:x2="9.23cm" svg:y2="8.994cm">
                  <text:p/>
                </draw:line>
                <draw:line draw:style-name="gr2" draw:text-style-name="P1" draw:layer="layout" svg:x1="9.231cm" svg:y1="8.993cm" svg:x2="9.182cm" svg:y2="9.001cm">
                  <text:p/>
                </draw:line>
              </draw:g>
              <draw:g>
                <draw:line draw:style-name="gr2" draw:text-style-name="P1" draw:layer="layout" svg:x1="9.244cm" svg:y1="9.074cm" svg:x2="9.236cm" svg:y2="9.022cm">
                  <text:p/>
                </draw:line>
                <draw:line draw:style-name="gr2" draw:text-style-name="P1" draw:layer="layout" svg:x1="9.236cm" svg:y1="9.022cm" svg:x2="9.187cm" svg:y2="9.03cm">
                  <text:p/>
                </draw:line>
              </draw:g>
              <draw:g>
                <draw:line draw:style-name="gr2" draw:text-style-name="P1" draw:layer="layout" svg:x1="9.252cm" svg:y1="8.938cm" svg:x2="9.26cm" svg:y2="8.989cm">
                  <text:p/>
                </draw:line>
                <draw:line draw:style-name="gr2" draw:text-style-name="P1" draw:layer="layout" svg:x1="9.259cm" svg:y1="8.989cm" svg:x2="9.308cm" svg:y2="8.981cm">
                  <text:p/>
                </draw:line>
              </draw:g>
              <draw:g>
                <draw:line draw:style-name="gr2" draw:text-style-name="P1" draw:layer="layout" svg:x1="9.272cm" svg:y1="9.069cm" svg:x2="9.264cm" svg:y2="9.017cm">
                  <text:p/>
                </draw:line>
                <draw:line draw:style-name="gr2" draw:text-style-name="P1" draw:layer="layout" svg:x1="9.264cm" svg:y1="9.018cm" svg:x2="9.313cm" svg:y2="9.01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-0.158475896081085) translate (9.355cm 8.94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364cm 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351cm 8.9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368cm 9.02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373cm 8.94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382cm 8.99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369cm 8.91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386cm 9.02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379cm 8.97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333cm 8.98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406cm 8.9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05cm 8.98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382cm 8.99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35cm 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408cm 8.9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08cm 9.0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347cm" svg:y1="8.923cm" svg:x2="9.355cm" svg:y2="8.974cm">
                  <text:p/>
                </draw:line>
                <draw:line draw:style-name="gr2" draw:text-style-name="P1" draw:layer="layout" svg:x1="9.356cm" svg:y1="8.973cm" svg:x2="9.307cm" svg:y2="8.981cm">
                  <text:p/>
                </draw:line>
              </draw:g>
              <draw:g>
                <draw:line draw:style-name="gr2" draw:text-style-name="P1" draw:layer="layout" svg:x1="9.368cm" svg:y1="9.054cm" svg:x2="9.36cm" svg:y2="9.002cm">
                  <text:p/>
                </draw:line>
                <draw:line draw:style-name="gr2" draw:text-style-name="P1" draw:layer="layout" svg:x1="9.361cm" svg:y1="9.002cm" svg:x2="9.312cm" svg:y2="9.01cm">
                  <text:p/>
                </draw:line>
              </draw:g>
              <draw:g>
                <draw:line draw:style-name="gr2" draw:text-style-name="P1" draw:layer="layout" svg:x1="9.376cm" svg:y1="8.918cm" svg:x2="9.384cm" svg:y2="8.969cm">
                  <text:p/>
                </draw:line>
                <draw:line draw:style-name="gr2" draw:text-style-name="P1" draw:layer="layout" svg:x1="9.384cm" svg:y1="8.969cm" svg:x2="9.433cm" svg:y2="8.961cm">
                  <text:p/>
                </draw:line>
              </draw:g>
              <draw:g>
                <draw:line draw:style-name="gr2" draw:text-style-name="P1" draw:layer="layout" svg:x1="9.397cm" svg:y1="9.049cm" svg:x2="9.389cm" svg:y2="8.997cm">
                  <text:p/>
                </draw:line>
                <draw:line draw:style-name="gr2" draw:text-style-name="P1" draw:layer="layout" svg:x1="9.388cm" svg:y1="8.998cm" svg:x2="9.437cm" svg:y2="8.99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5cm" draw:transform="rotate (-0.158475896081085) translate (9.48cm 8.92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488cm 8.9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476cm 8.90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493cm 9.00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498cm 8.92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506cm 8.97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493cm 8.89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1cm 9.00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503cm 8.9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457cm 8.96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531cm 8.95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43cm 8.9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506cm 8.97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46cm 8.9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534cm 8.96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433cm 8.98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472cm" svg:y1="8.903cm" svg:x2="9.48cm" svg:y2="8.954cm">
                  <text:p/>
                </draw:line>
                <draw:line draw:style-name="gr2" draw:text-style-name="P1" draw:layer="layout" svg:x1="9.481cm" svg:y1="8.953cm" svg:x2="9.432cm" svg:y2="8.961cm">
                  <text:p/>
                </draw:line>
              </draw:g>
              <draw:g>
                <draw:line draw:style-name="gr2" draw:text-style-name="P1" draw:layer="layout" svg:x1="9.493cm" svg:y1="9.034cm" svg:x2="9.485cm" svg:y2="8.982cm">
                  <text:p/>
                </draw:line>
                <draw:line draw:style-name="gr2" draw:text-style-name="P1" draw:layer="layout" svg:x1="9.486cm" svg:y1="8.982cm" svg:x2="9.437cm" svg:y2="8.99cm">
                  <text:p/>
                </draw:line>
              </draw:g>
              <draw:g>
                <draw:line draw:style-name="gr2" draw:text-style-name="P1" draw:layer="layout" svg:x1="9.501cm" svg:y1="8.898cm" svg:x2="9.509cm" svg:y2="8.949cm">
                  <text:p/>
                </draw:line>
                <draw:line draw:style-name="gr2" draw:text-style-name="P1" draw:layer="layout" svg:x1="9.509cm" svg:y1="8.949cm" svg:x2="9.558cm" svg:y2="8.941cm">
                  <text:p/>
                </draw:line>
              </draw:g>
              <draw:g>
                <draw:line draw:style-name="gr2" draw:text-style-name="P1" draw:layer="layout" svg:x1="9.522cm" svg:y1="9.03cm" svg:x2="9.514cm" svg:y2="8.978cm">
                  <text:p/>
                </draw:line>
                <draw:line draw:style-name="gr2" draw:text-style-name="P1" draw:layer="layout" svg:x1="9.513cm" svg:y1="8.978cm" svg:x2="9.562cm" svg:y2="8.97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4cm" draw:transform="rotate (-0.158475896081085) translate (9.127cm 9.1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35cm 9.17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122cm 9.09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139cm 9.19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45cm 9.11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153cm 9.1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14cm 9.0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157cm 9.19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15cm 9.1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104cm 9.1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178cm 9.14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076cm 9.15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153cm 9.16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107cm 9.1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181cm 9.16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079cm 9.17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119cm" svg:y1="9.094cm" svg:x2="9.127cm" svg:y2="9.145cm">
                  <text:p/>
                </draw:line>
                <draw:line draw:style-name="gr2" draw:text-style-name="P1" draw:layer="layout" svg:x1="9.127cm" svg:y1="9.145cm" svg:x2="9.078cm" svg:y2="9.153cm">
                  <text:p/>
                </draw:line>
              </draw:g>
              <draw:g>
                <draw:line draw:style-name="gr2" draw:text-style-name="P1" draw:layer="layout" svg:x1="9.14cm" svg:y1="9.226cm" svg:x2="9.132cm" svg:y2="9.174cm">
                  <text:p/>
                </draw:line>
                <draw:line draw:style-name="gr2" draw:text-style-name="P1" draw:layer="layout" svg:x1="9.132cm" svg:y1="9.174cm" svg:x2="9.083cm" svg:y2="9.182cm">
                  <text:p/>
                </draw:line>
              </draw:g>
              <draw:g>
                <draw:line draw:style-name="gr2" draw:text-style-name="P1" draw:layer="layout" svg:x1="9.148cm" svg:y1="9.09cm" svg:x2="9.156cm" svg:y2="9.141cm">
                  <text:p/>
                </draw:line>
                <draw:line draw:style-name="gr2" draw:text-style-name="P1" draw:layer="layout" svg:x1="9.156cm" svg:y1="9.14cm" svg:x2="9.205cm" svg:y2="9.132cm">
                  <text:p/>
                </draw:line>
              </draw:g>
              <draw:g>
                <draw:line draw:style-name="gr2" draw:text-style-name="P1" draw:layer="layout" svg:x1="9.168cm" svg:y1="9.221cm" svg:x2="9.16cm" svg:y2="9.169cm">
                  <text:p/>
                </draw:line>
                <draw:line draw:style-name="gr2" draw:text-style-name="P1" draw:layer="layout" svg:x1="9.16cm" svg:y1="9.17cm" svg:x2="9.209cm" svg:y2="9.162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4cm" draw:transform="rotate (-0.158475896081085) translate (9.251cm 9.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26cm 9.15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247cm 9.07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264cm 9.17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269cm 9.09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277cm 9.1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265cm 9.0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282cm 9.17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75cm 9.12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28cm 9.1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02cm 9.1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202cm 9.13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78cm 9.1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31cm 9.15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05cm 9.14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204cm 9.15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244cm" svg:y1="9.074cm" svg:x2="9.252cm" svg:y2="9.125cm">
                  <text:p/>
                </draw:line>
                <draw:line draw:style-name="gr2" draw:text-style-name="P1" draw:layer="layout" svg:x1="9.252cm" svg:y1="9.125cm" svg:x2="9.203cm" svg:y2="9.133cm">
                  <text:p/>
                </draw:line>
              </draw:g>
              <draw:g>
                <draw:line draw:style-name="gr2" draw:text-style-name="P1" draw:layer="layout" svg:x1="9.265cm" svg:y1="9.206cm" svg:x2="9.257cm" svg:y2="9.154cm">
                  <text:p/>
                </draw:line>
                <draw:line draw:style-name="gr2" draw:text-style-name="P1" draw:layer="layout" svg:x1="9.257cm" svg:y1="9.154cm" svg:x2="9.208cm" svg:y2="9.162cm">
                  <text:p/>
                </draw:line>
              </draw:g>
              <draw:g>
                <draw:line draw:style-name="gr2" draw:text-style-name="P1" draw:layer="layout" svg:x1="9.273cm" svg:y1="9.07cm" svg:x2="9.281cm" svg:y2="9.121cm">
                  <text:p/>
                </draw:line>
                <draw:line draw:style-name="gr2" draw:text-style-name="P1" draw:layer="layout" svg:x1="9.28cm" svg:y1="9.12cm" svg:x2="9.329cm" svg:y2="9.112cm">
                  <text:p/>
                </draw:line>
              </draw:g>
              <draw:g>
                <draw:line draw:style-name="gr2" draw:text-style-name="P1" draw:layer="layout" svg:x1="9.293cm" svg:y1="9.201cm" svg:x2="9.285cm" svg:y2="9.149cm">
                  <text:p/>
                </draw:line>
                <draw:line draw:style-name="gr2" draw:text-style-name="P1" draw:layer="layout" svg:x1="9.285cm" svg:y1="9.15cm" svg:x2="9.334cm" svg:y2="9.142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4cm" draw:transform="rotate (-0.158475896081085) translate (9.377cm 9.0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385cm 9.13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372cm 9.05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389cm 9.15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394cm 9.07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403cm 9.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39cm 9.0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407cm 9.15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4cm 9.1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354cm 9.11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427cm 9.10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26cm 9.11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403cm 9.1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57cm 9.13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43cm 9.12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329cm 9.13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368cm" svg:y1="9.055cm" svg:x2="9.376cm" svg:y2="9.106cm">
                  <text:p/>
                </draw:line>
                <draw:line draw:style-name="gr2" draw:text-style-name="P1" draw:layer="layout" svg:x1="9.377cm" svg:y1="9.105cm" svg:x2="9.328cm" svg:y2="9.113cm">
                  <text:p/>
                </draw:line>
              </draw:g>
              <draw:g>
                <draw:line draw:style-name="gr2" draw:text-style-name="P1" draw:layer="layout" svg:x1="9.389cm" svg:y1="9.186cm" svg:x2="9.381cm" svg:y2="9.134cm">
                  <text:p/>
                </draw:line>
                <draw:line draw:style-name="gr2" draw:text-style-name="P1" draw:layer="layout" svg:x1="9.382cm" svg:y1="9.134cm" svg:x2="9.333cm" svg:y2="9.142cm">
                  <text:p/>
                </draw:line>
              </draw:g>
              <draw:g>
                <draw:line draw:style-name="gr2" draw:text-style-name="P1" draw:layer="layout" svg:x1="9.398cm" svg:y1="9.05cm" svg:x2="9.406cm" svg:y2="9.101cm">
                  <text:p/>
                </draw:line>
                <draw:line draw:style-name="gr2" draw:text-style-name="P1" draw:layer="layout" svg:x1="9.405cm" svg:y1="9.101cm" svg:x2="9.454cm" svg:y2="9.093cm">
                  <text:p/>
                </draw:line>
              </draw:g>
              <draw:g>
                <draw:line draw:style-name="gr2" draw:text-style-name="P1" draw:layer="layout" svg:x1="9.418cm" svg:y1="9.181cm" svg:x2="9.41cm" svg:y2="9.129cm">
                  <text:p/>
                </draw:line>
                <draw:line draw:style-name="gr2" draw:text-style-name="P1" draw:layer="layout" svg:x1="9.41cm" svg:y1="9.13cm" svg:x2="9.459cm" svg:y2="9.122cm">
                  <text:p/>
                </draw:line>
              </draw:g>
            </draw:g>
          </draw:g>
          <draw:g>
            <draw:custom-shape draw:style-name="gr1" draw:text-style-name="P1" draw:layer="layout" svg:width="0.008cm" svg:height="0.024cm" draw:transform="rotate (-0.158475896081085) translate (9.501cm 9.0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09cm 9.1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497cm 9.03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514cm 9.13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19cm 9.05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-0.158475896081085) translate (9.527cm 9.1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514cm 9.0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-0.158475896081085) translate (9.531cm 9.13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525cm 9.08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478cm 9.0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552cm 9.08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451cm 9.09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527cm 9.1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481cm 9.11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4cm" draw:transform="rotate (1.41232043071381) translate (9.555cm 9.10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" draw:text-style-name="P1" draw:layer="layout" svg:width="0.008cm" svg:height="0.025cm" draw:transform="rotate (1.41232043071381) translate (9.454cm 9.11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g>
                <draw:line draw:style-name="gr2" draw:text-style-name="P1" draw:layer="layout" svg:x1="9.493cm" svg:y1="9.035cm" svg:x2="9.501cm" svg:y2="9.086cm">
                  <text:p/>
                </draw:line>
                <draw:line draw:style-name="gr2" draw:text-style-name="P1" draw:layer="layout" svg:x1="9.502cm" svg:y1="9.085cm" svg:x2="9.453cm" svg:y2="9.093cm">
                  <text:p/>
                </draw:line>
              </draw:g>
              <draw:g>
                <draw:line draw:style-name="gr2" draw:text-style-name="P1" draw:layer="layout" svg:x1="9.514cm" svg:y1="9.166cm" svg:x2="9.506cm" svg:y2="9.114cm">
                  <text:p/>
                </draw:line>
                <draw:line draw:style-name="gr2" draw:text-style-name="P1" draw:layer="layout" svg:x1="9.507cm" svg:y1="9.114cm" svg:x2="9.458cm" svg:y2="9.122cm">
                  <text:p/>
                </draw:line>
              </draw:g>
              <draw:g>
                <draw:line draw:style-name="gr2" draw:text-style-name="P1" draw:layer="layout" svg:x1="9.522cm" svg:y1="9.03cm" svg:x2="9.53cm" svg:y2="9.081cm">
                  <text:p/>
                </draw:line>
                <draw:line draw:style-name="gr2" draw:text-style-name="P1" draw:layer="layout" svg:x1="9.53cm" svg:y1="9.081cm" svg:x2="9.579cm" svg:y2="9.073cm">
                  <text:p/>
                </draw:line>
              </draw:g>
              <draw:g>
                <draw:line draw:style-name="gr2" draw:text-style-name="P1" draw:layer="layout" svg:x1="9.543cm" svg:y1="9.161cm" svg:x2="9.535cm" svg:y2="9.109cm">
                  <text:p/>
                </draw:line>
                <draw:line draw:style-name="gr2" draw:text-style-name="P1" draw:layer="layout" svg:x1="9.534cm" svg:y1="9.11cm" svg:x2="9.583cm" svg:y2="9.102cm">
                  <text:p/>
                </draw:line>
              </draw:g>
            </draw:g>
          </draw:g>
        </draw:g>
        <draw:g>
          <draw:g>
            <draw:g>
              <draw:custom-shape draw:style-name="gr1" draw:text-style-name="P1" draw:layer="layout" svg:width="0.023cm" svg:height="0.073cm" svg:x="7.279cm" svg:y="1.8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4cm" svg:x="7.279cm" svg:y="2.04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279cm" svg:y="1.81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279cm" svg:y="2.1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7.333cm" svg:y="1.8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7.333cm" svg:y="2.04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7.333cm" svg:y="1.81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7.333cm" svg:y="2.1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35cm 1.9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7.214cm 1.9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426cm 1.9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133cm 1.9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347cm 2.04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212cm 2.04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43cm 2.04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133cm 2.04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7.277cm" svg:y1="1.818cm" svg:x2="7.277cm" svg:y2="1.966cm">
                    <text:p/>
                  </draw:line>
                  <draw:line draw:style-name="gr2" draw:text-style-name="P1" draw:layer="layout" svg:x1="7.279cm" svg:y1="1.964cm" svg:x2="7.137cm" svg:y2="1.964cm">
                    <text:p/>
                  </draw:line>
                </draw:g>
                <draw:g>
                  <draw:line draw:style-name="gr2" draw:text-style-name="P1" draw:layer="layout" svg:x1="7.278cm" svg:y1="2.2cm" svg:x2="7.278cm" svg:y2="2.049cm">
                    <text:p/>
                  </draw:line>
                  <draw:line draw:style-name="gr2" draw:text-style-name="P1" draw:layer="layout" svg:x1="7.28cm" svg:y1="2.05cm" svg:x2="7.137cm" svg:y2="2.05cm">
                    <text:p/>
                  </draw:line>
                </draw:g>
                <draw:g>
                  <draw:line draw:style-name="gr2" draw:text-style-name="P1" draw:layer="layout" svg:x1="7.362cm" svg:y1="1.817cm" svg:x2="7.362cm" svg:y2="1.965cm">
                    <text:p/>
                  </draw:line>
                  <draw:line draw:style-name="gr2" draw:text-style-name="P1" draw:layer="layout" svg:x1="7.361cm" svg:y1="1.964cm" svg:x2="7.503cm" svg:y2="1.964cm">
                    <text:p/>
                  </draw:line>
                </draw:g>
                <draw:g>
                  <draw:line draw:style-name="gr2" draw:text-style-name="P1" draw:layer="layout" svg:x1="7.361cm" svg:y1="2.199cm" svg:x2="7.361cm" svg:y2="2.048cm">
                    <text:p/>
                  </draw:line>
                  <draw:line draw:style-name="gr2" draw:text-style-name="P1" draw:layer="layout" svg:x1="7.36cm" svg:y1="2.049cm" svg:x2="7.503cm" svg:y2="2.049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3cm" svg:x="7.641cm" svg:y="1.8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4cm" svg:x="7.641cm" svg:y="2.04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641cm" svg:y="1.81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641cm" svg:y="2.1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7.692cm" svg:y="1.8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4cm" svg:x="7.692cm" svg:y="2.04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7.692cm" svg:y="1.81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7.692cm" svg:y="2.1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713cm 1.9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574cm 1.9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788cm 1.9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495cm 1.9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71cm 2.04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578cm 2.04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792cm 2.04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499cm 2.04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7.639cm" svg:y1="1.818cm" svg:x2="7.639cm" svg:y2="1.966cm">
                    <text:p/>
                  </draw:line>
                  <draw:line draw:style-name="gr2" draw:text-style-name="P1" draw:layer="layout" svg:x1="7.641cm" svg:y1="1.964cm" svg:x2="7.499cm" svg:y2="1.964cm">
                    <text:p/>
                  </draw:line>
                </draw:g>
                <draw:g>
                  <draw:line draw:style-name="gr2" draw:text-style-name="P1" draw:layer="layout" svg:x1="7.641cm" svg:y1="2.2cm" svg:x2="7.641cm" svg:y2="2.049cm">
                    <text:p/>
                  </draw:line>
                  <draw:line draw:style-name="gr2" draw:text-style-name="P1" draw:layer="layout" svg:x1="7.642cm" svg:y1="2.05cm" svg:x2="7.499cm" svg:y2="2.05cm">
                    <text:p/>
                  </draw:line>
                </draw:g>
                <draw:g>
                  <draw:line draw:style-name="gr2" draw:text-style-name="P1" draw:layer="layout" svg:x1="7.724cm" svg:y1="1.817cm" svg:x2="7.724cm" svg:y2="1.965cm">
                    <text:p/>
                  </draw:line>
                  <draw:line draw:style-name="gr2" draw:text-style-name="P1" draw:layer="layout" svg:x1="7.723cm" svg:y1="1.964cm" svg:x2="7.865cm" svg:y2="1.964cm">
                    <text:p/>
                  </draw:line>
                </draw:g>
                <draw:g>
                  <draw:line draw:style-name="gr2" draw:text-style-name="P1" draw:layer="layout" svg:x1="7.723cm" svg:y1="2.199cm" svg:x2="7.723cm" svg:y2="2.048cm">
                    <text:p/>
                  </draw:line>
                  <draw:line draw:style-name="gr2" draw:text-style-name="P1" draw:layer="layout" svg:x1="7.722cm" svg:y1="2.049cm" svg:x2="7.865cm" svg:y2="2.049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3cm" svg:x="8.006cm" svg:y="1.8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8.006cm" svg:y="2.04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06cm" svg:y="1.81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06cm" svg:y="2.1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58cm" svg:y="1.8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8.058cm" svg:y="2.04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58cm" svg:y="1.81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58cm" svg:y="2.1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075cm 1.9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7.939cm 1.9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15cm 1.9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858cm 1.9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072cm 2.04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937cm 2.04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154cm 2.04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862cm 2.04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002cm" svg:y1="1.818cm" svg:x2="8.002cm" svg:y2="1.966cm">
                    <text:p/>
                  </draw:line>
                  <draw:line draw:style-name="gr2" draw:text-style-name="P1" draw:layer="layout" svg:x1="8.003cm" svg:y1="1.964cm" svg:x2="7.861cm" svg:y2="1.964cm">
                    <text:p/>
                  </draw:line>
                </draw:g>
                <draw:g>
                  <draw:line draw:style-name="gr2" draw:text-style-name="P1" draw:layer="layout" svg:x1="8.003cm" svg:y1="2.2cm" svg:x2="8.003cm" svg:y2="2.049cm">
                    <text:p/>
                  </draw:line>
                  <draw:line draw:style-name="gr2" draw:text-style-name="P1" draw:layer="layout" svg:x1="8.005cm" svg:y1="2.05cm" svg:x2="7.862cm" svg:y2="2.05cm">
                    <text:p/>
                  </draw:line>
                </draw:g>
                <draw:g>
                  <draw:line draw:style-name="gr2" draw:text-style-name="P1" draw:layer="layout" svg:x1="8.087cm" svg:y1="1.817cm" svg:x2="8.087cm" svg:y2="1.965cm">
                    <text:p/>
                  </draw:line>
                  <draw:line draw:style-name="gr2" draw:text-style-name="P1" draw:layer="layout" svg:x1="8.086cm" svg:y1="1.964cm" svg:x2="8.228cm" svg:y2="1.964cm">
                    <text:p/>
                  </draw:line>
                </draw:g>
                <draw:g>
                  <draw:line draw:style-name="gr2" draw:text-style-name="P1" draw:layer="layout" svg:x1="8.085cm" svg:y1="2.199cm" svg:x2="8.085cm" svg:y2="2.048cm">
                    <text:p/>
                  </draw:line>
                  <draw:line draw:style-name="gr2" draw:text-style-name="P1" draw:layer="layout" svg:x1="8.084cm" svg:y1="2.049cm" svg:x2="8.227cm" svg:y2="2.049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3cm" svg:x="8.366cm" svg:y="1.8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4cm" svg:x="8.366cm" svg:y="2.04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366cm" svg:y="1.81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366cm" svg:y="2.1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417cm" svg:y="1.8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4cm" svg:x="8.417cm" svg:y="2.04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417cm" svg:y="1.81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417cm" svg:y="2.1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437cm 1.9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8.302cm 1.9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8.516cm 1.9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22cm 1.9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437cm 2.04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8.302cm 2.04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514cm 2.04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224cm 2.04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364cm" svg:y1="1.818cm" svg:x2="8.364cm" svg:y2="1.966cm">
                    <text:p/>
                  </draw:line>
                  <draw:line draw:style-name="gr2" draw:text-style-name="P1" draw:layer="layout" svg:x1="8.366cm" svg:y1="1.964cm" svg:x2="8.224cm" svg:y2="1.964cm">
                    <text:p/>
                  </draw:line>
                </draw:g>
                <draw:g>
                  <draw:line draw:style-name="gr2" draw:text-style-name="P1" draw:layer="layout" svg:x1="8.365cm" svg:y1="2.2cm" svg:x2="8.365cm" svg:y2="2.049cm">
                    <text:p/>
                  </draw:line>
                  <draw:line draw:style-name="gr2" draw:text-style-name="P1" draw:layer="layout" svg:x1="8.367cm" svg:y1="2.05cm" svg:x2="8.224cm" svg:y2="2.05cm">
                    <text:p/>
                  </draw:line>
                </draw:g>
                <draw:g>
                  <draw:line draw:style-name="gr2" draw:text-style-name="P1" draw:layer="layout" svg:x1="8.449cm" svg:y1="1.817cm" svg:x2="8.449cm" svg:y2="1.965cm">
                    <text:p/>
                  </draw:line>
                  <draw:line draw:style-name="gr2" draw:text-style-name="P1" draw:layer="layout" svg:x1="8.448cm" svg:y1="1.964cm" svg:x2="8.59cm" svg:y2="1.964cm">
                    <text:p/>
                  </draw:line>
                </draw:g>
                <draw:g>
                  <draw:line draw:style-name="gr2" draw:text-style-name="P1" draw:layer="layout" svg:x1="8.448cm" svg:y1="2.199cm" svg:x2="8.448cm" svg:y2="2.048cm">
                    <text:p/>
                  </draw:line>
                  <draw:line draw:style-name="gr2" draw:text-style-name="P1" draw:layer="layout" svg:x1="8.447cm" svg:y1="2.049cm" svg:x2="8.59cm" svg:y2="2.049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3cm" svg:x="7.279cm" svg:y="2.27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279cm" svg:y="2.4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279cm" svg:y="2.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279cm" svg:y="2.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7.333cm" svg:y="2.27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7.333cm" svg:y="2.4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7.333cm" svg:y="2.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7.333cm" svg:y="2.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35cm 2.3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4cm" draw:transform="rotate (1.5707963267949) translate (7.214cm 2.3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426cm 2.3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133cm 2.3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347cm 2.42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212cm 2.42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43cm 2.42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133cm 2.42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7.277cm" svg:y1="2.201cm" svg:x2="7.277cm" svg:y2="2.349cm">
                    <text:p/>
                  </draw:line>
                  <draw:line draw:style-name="gr2" draw:text-style-name="P1" draw:layer="layout" svg:x1="7.279cm" svg:y1="2.347cm" svg:x2="7.137cm" svg:y2="2.347cm">
                    <text:p/>
                  </draw:line>
                </draw:g>
                <draw:g>
                  <draw:line draw:style-name="gr2" draw:text-style-name="P1" draw:layer="layout" svg:x1="7.278cm" svg:y1="2.583cm" svg:x2="7.278cm" svg:y2="2.432cm">
                    <text:p/>
                  </draw:line>
                  <draw:line draw:style-name="gr2" draw:text-style-name="P1" draw:layer="layout" svg:x1="7.28cm" svg:y1="2.433cm" svg:x2="7.137cm" svg:y2="2.433cm">
                    <text:p/>
                  </draw:line>
                </draw:g>
                <draw:g>
                  <draw:line draw:style-name="gr2" draw:text-style-name="P1" draw:layer="layout" svg:x1="7.362cm" svg:y1="2.2cm" svg:x2="7.362cm" svg:y2="2.348cm">
                    <text:p/>
                  </draw:line>
                  <draw:line draw:style-name="gr2" draw:text-style-name="P1" draw:layer="layout" svg:x1="7.361cm" svg:y1="2.347cm" svg:x2="7.503cm" svg:y2="2.347cm">
                    <text:p/>
                  </draw:line>
                </draw:g>
                <draw:g>
                  <draw:line draw:style-name="gr2" draw:text-style-name="P1" draw:layer="layout" svg:x1="7.361cm" svg:y1="2.582cm" svg:x2="7.361cm" svg:y2="2.431cm">
                    <text:p/>
                  </draw:line>
                  <draw:line draw:style-name="gr2" draw:text-style-name="P1" draw:layer="layout" svg:x1="7.36cm" svg:y1="2.432cm" svg:x2="7.503cm" svg:y2="2.432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3cm" svg:x="7.641cm" svg:y="2.27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641cm" svg:y="2.4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641cm" svg:y="2.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641cm" svg:y="2.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7.692cm" svg:y="2.27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7.692cm" svg:y="2.4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7.692cm" svg:y="2.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7.692cm" svg:y="2.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713cm 2.3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574cm 2.3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788cm 2.3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495cm 2.3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71cm 2.42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578cm 2.42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792cm 2.42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499cm 2.42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7.639cm" svg:y1="2.201cm" svg:x2="7.639cm" svg:y2="2.349cm">
                    <text:p/>
                  </draw:line>
                  <draw:line draw:style-name="gr2" draw:text-style-name="P1" draw:layer="layout" svg:x1="7.641cm" svg:y1="2.347cm" svg:x2="7.499cm" svg:y2="2.347cm">
                    <text:p/>
                  </draw:line>
                </draw:g>
                <draw:g>
                  <draw:line draw:style-name="gr2" draw:text-style-name="P1" draw:layer="layout" svg:x1="7.641cm" svg:y1="2.583cm" svg:x2="7.641cm" svg:y2="2.432cm">
                    <text:p/>
                  </draw:line>
                  <draw:line draw:style-name="gr2" draw:text-style-name="P1" draw:layer="layout" svg:x1="7.642cm" svg:y1="2.433cm" svg:x2="7.499cm" svg:y2="2.433cm">
                    <text:p/>
                  </draw:line>
                </draw:g>
                <draw:g>
                  <draw:line draw:style-name="gr2" draw:text-style-name="P1" draw:layer="layout" svg:x1="7.724cm" svg:y1="2.2cm" svg:x2="7.724cm" svg:y2="2.348cm">
                    <text:p/>
                  </draw:line>
                  <draw:line draw:style-name="gr2" draw:text-style-name="P1" draw:layer="layout" svg:x1="7.723cm" svg:y1="2.347cm" svg:x2="7.865cm" svg:y2="2.347cm">
                    <text:p/>
                  </draw:line>
                </draw:g>
                <draw:g>
                  <draw:line draw:style-name="gr2" draw:text-style-name="P1" draw:layer="layout" svg:x1="7.723cm" svg:y1="2.582cm" svg:x2="7.723cm" svg:y2="2.431cm">
                    <text:p/>
                  </draw:line>
                  <draw:line draw:style-name="gr2" draw:text-style-name="P1" draw:layer="layout" svg:x1="7.722cm" svg:y1="2.432cm" svg:x2="7.865cm" svg:y2="2.432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3cm" svg:x="8.006cm" svg:y="2.27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06cm" svg:y="2.4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06cm" svg:y="2.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06cm" svg:y="2.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58cm" svg:y="2.27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58cm" svg:y="2.4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58cm" svg:y="2.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58cm" svg:y="2.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075cm 2.3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4cm" draw:transform="rotate (1.5707963267949) translate (7.939cm 2.3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15cm 2.3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858cm 2.3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072cm 2.42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937cm 2.42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154cm 2.42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862cm 2.42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002cm" svg:y1="2.201cm" svg:x2="8.002cm" svg:y2="2.349cm">
                    <text:p/>
                  </draw:line>
                  <draw:line draw:style-name="gr2" draw:text-style-name="P1" draw:layer="layout" svg:x1="8.003cm" svg:y1="2.347cm" svg:x2="7.861cm" svg:y2="2.347cm">
                    <text:p/>
                  </draw:line>
                </draw:g>
                <draw:g>
                  <draw:line draw:style-name="gr2" draw:text-style-name="P1" draw:layer="layout" svg:x1="8.003cm" svg:y1="2.583cm" svg:x2="8.003cm" svg:y2="2.432cm">
                    <text:p/>
                  </draw:line>
                  <draw:line draw:style-name="gr2" draw:text-style-name="P1" draw:layer="layout" svg:x1="8.005cm" svg:y1="2.433cm" svg:x2="7.862cm" svg:y2="2.433cm">
                    <text:p/>
                  </draw:line>
                </draw:g>
                <draw:g>
                  <draw:line draw:style-name="gr2" draw:text-style-name="P1" draw:layer="layout" svg:x1="8.087cm" svg:y1="2.2cm" svg:x2="8.087cm" svg:y2="2.348cm">
                    <text:p/>
                  </draw:line>
                  <draw:line draw:style-name="gr2" draw:text-style-name="P1" draw:layer="layout" svg:x1="8.086cm" svg:y1="2.347cm" svg:x2="8.228cm" svg:y2="2.347cm">
                    <text:p/>
                  </draw:line>
                </draw:g>
                <draw:g>
                  <draw:line draw:style-name="gr2" draw:text-style-name="P1" draw:layer="layout" svg:x1="8.085cm" svg:y1="2.582cm" svg:x2="8.085cm" svg:y2="2.431cm">
                    <text:p/>
                  </draw:line>
                  <draw:line draw:style-name="gr2" draw:text-style-name="P1" draw:layer="layout" svg:x1="8.084cm" svg:y1="2.432cm" svg:x2="8.227cm" svg:y2="2.432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3cm" svg:x="8.366cm" svg:y="2.27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366cm" svg:y="2.4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366cm" svg:y="2.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366cm" svg:y="2.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417cm" svg:y="2.27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417cm" svg:y="2.4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417cm" svg:y="2.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417cm" svg:y="2.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437cm 2.3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4cm" draw:transform="rotate (1.5707963267949) translate (8.302cm 2.3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4cm" draw:transform="rotate (1.5707963267949) translate (8.516cm 2.3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22cm 2.3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437cm 2.42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8.302cm 2.42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514cm 2.42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224cm 2.42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364cm" svg:y1="2.201cm" svg:x2="8.364cm" svg:y2="2.349cm">
                    <text:p/>
                  </draw:line>
                  <draw:line draw:style-name="gr2" draw:text-style-name="P1" draw:layer="layout" svg:x1="8.366cm" svg:y1="2.347cm" svg:x2="8.224cm" svg:y2="2.347cm">
                    <text:p/>
                  </draw:line>
                </draw:g>
                <draw:g>
                  <draw:line draw:style-name="gr2" draw:text-style-name="P1" draw:layer="layout" svg:x1="8.365cm" svg:y1="2.583cm" svg:x2="8.365cm" svg:y2="2.432cm">
                    <text:p/>
                  </draw:line>
                  <draw:line draw:style-name="gr2" draw:text-style-name="P1" draw:layer="layout" svg:x1="8.367cm" svg:y1="2.433cm" svg:x2="8.224cm" svg:y2="2.433cm">
                    <text:p/>
                  </draw:line>
                </draw:g>
                <draw:g>
                  <draw:line draw:style-name="gr2" draw:text-style-name="P1" draw:layer="layout" svg:x1="8.449cm" svg:y1="2.2cm" svg:x2="8.449cm" svg:y2="2.348cm">
                    <text:p/>
                  </draw:line>
                  <draw:line draw:style-name="gr2" draw:text-style-name="P1" draw:layer="layout" svg:x1="8.448cm" svg:y1="2.347cm" svg:x2="8.59cm" svg:y2="2.347cm">
                    <text:p/>
                  </draw:line>
                </draw:g>
                <draw:g>
                  <draw:line draw:style-name="gr2" draw:text-style-name="P1" draw:layer="layout" svg:x1="8.448cm" svg:y1="2.582cm" svg:x2="8.448cm" svg:y2="2.431cm">
                    <text:p/>
                  </draw:line>
                  <draw:line draw:style-name="gr2" draw:text-style-name="P1" draw:layer="layout" svg:x1="8.447cm" svg:y1="2.432cm" svg:x2="8.59cm" svg:y2="2.432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7.279cm" svg:y="1.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279cm" svg:y="1.28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279cm" svg:y="1.0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279cm" svg:y="1.3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7.333cm" svg:y="1.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7.333cm" svg:y="1.28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7.333cm" svg:y="1.0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7.333cm" svg:y="1.3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35cm 1.2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7.214cm 1.2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426cm 1.2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133cm 1.2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347cm 1.27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212cm 1.27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43cm 1.27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133cm 1.27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7.277cm" svg:y1="1.051cm" svg:x2="7.277cm" svg:y2="1.199cm">
                    <text:p/>
                  </draw:line>
                  <draw:line draw:style-name="gr2" draw:text-style-name="P1" draw:layer="layout" svg:x1="7.279cm" svg:y1="1.198cm" svg:x2="7.137cm" svg:y2="1.198cm">
                    <text:p/>
                  </draw:line>
                </draw:g>
                <draw:g>
                  <draw:line draw:style-name="gr2" draw:text-style-name="P1" draw:layer="layout" svg:x1="7.278cm" svg:y1="1.433cm" svg:x2="7.278cm" svg:y2="1.282cm">
                    <text:p/>
                  </draw:line>
                  <draw:line draw:style-name="gr2" draw:text-style-name="P1" draw:layer="layout" svg:x1="7.28cm" svg:y1="1.283cm" svg:x2="7.137cm" svg:y2="1.283cm">
                    <text:p/>
                  </draw:line>
                </draw:g>
                <draw:g>
                  <draw:line draw:style-name="gr2" draw:text-style-name="P1" draw:layer="layout" svg:x1="7.362cm" svg:y1="1.051cm" svg:x2="7.362cm" svg:y2="1.199cm">
                    <text:p/>
                  </draw:line>
                  <draw:line draw:style-name="gr2" draw:text-style-name="P1" draw:layer="layout" svg:x1="7.361cm" svg:y1="1.198cm" svg:x2="7.503cm" svg:y2="1.198cm">
                    <text:p/>
                  </draw:line>
                </draw:g>
                <draw:g>
                  <draw:line draw:style-name="gr2" draw:text-style-name="P1" draw:layer="layout" svg:x1="7.361cm" svg:y1="1.433cm" svg:x2="7.361cm" svg:y2="1.282cm">
                    <text:p/>
                  </draw:line>
                  <draw:line draw:style-name="gr2" draw:text-style-name="P1" draw:layer="layout" svg:x1="7.36cm" svg:y1="1.283cm" svg:x2="7.503cm" svg:y2="1.283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7.641cm" svg:y="1.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641cm" svg:y="1.28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641cm" svg:y="1.0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641cm" svg:y="1.3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7.692cm" svg:y="1.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7.692cm" svg:y="1.28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7.692cm" svg:y="1.0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7.692cm" svg:y="1.3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713cm 1.2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574cm 1.2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788cm 1.2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495cm 1.2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71cm 1.27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578cm 1.27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792cm 1.27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499cm 1.27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7.639cm" svg:y1="1.051cm" svg:x2="7.639cm" svg:y2="1.199cm">
                    <text:p/>
                  </draw:line>
                  <draw:line draw:style-name="gr2" draw:text-style-name="P1" draw:layer="layout" svg:x1="7.641cm" svg:y1="1.198cm" svg:x2="7.499cm" svg:y2="1.198cm">
                    <text:p/>
                  </draw:line>
                </draw:g>
                <draw:g>
                  <draw:line draw:style-name="gr2" draw:text-style-name="P1" draw:layer="layout" svg:x1="7.641cm" svg:y1="1.433cm" svg:x2="7.641cm" svg:y2="1.282cm">
                    <text:p/>
                  </draw:line>
                  <draw:line draw:style-name="gr2" draw:text-style-name="P1" draw:layer="layout" svg:x1="7.642cm" svg:y1="1.283cm" svg:x2="7.499cm" svg:y2="1.283cm">
                    <text:p/>
                  </draw:line>
                </draw:g>
                <draw:g>
                  <draw:line draw:style-name="gr2" draw:text-style-name="P1" draw:layer="layout" svg:x1="7.724cm" svg:y1="1.051cm" svg:x2="7.724cm" svg:y2="1.199cm">
                    <text:p/>
                  </draw:line>
                  <draw:line draw:style-name="gr2" draw:text-style-name="P1" draw:layer="layout" svg:x1="7.723cm" svg:y1="1.198cm" svg:x2="7.865cm" svg:y2="1.198cm">
                    <text:p/>
                  </draw:line>
                </draw:g>
                <draw:g>
                  <draw:line draw:style-name="gr2" draw:text-style-name="P1" draw:layer="layout" svg:x1="7.723cm" svg:y1="1.433cm" svg:x2="7.723cm" svg:y2="1.282cm">
                    <text:p/>
                  </draw:line>
                  <draw:line draw:style-name="gr2" draw:text-style-name="P1" draw:layer="layout" svg:x1="7.722cm" svg:y1="1.283cm" svg:x2="7.865cm" svg:y2="1.283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2cm" svg:x="8.006cm" svg:y="1.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06cm" svg:y="1.28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06cm" svg:y="1.0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06cm" svg:y="1.3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58cm" svg:y="1.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58cm" svg:y="1.28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58cm" svg:y="1.0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58cm" svg:y="1.3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075cm 1.2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7.939cm 1.2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15cm 1.2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858cm 1.2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072cm 1.27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937cm 1.27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154cm 1.27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862cm 1.27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002cm" svg:y1="1.051cm" svg:x2="8.002cm" svg:y2="1.199cm">
                    <text:p/>
                  </draw:line>
                  <draw:line draw:style-name="gr2" draw:text-style-name="P1" draw:layer="layout" svg:x1="8.003cm" svg:y1="1.198cm" svg:x2="7.861cm" svg:y2="1.198cm">
                    <text:p/>
                  </draw:line>
                </draw:g>
                <draw:g>
                  <draw:line draw:style-name="gr2" draw:text-style-name="P1" draw:layer="layout" svg:x1="8.003cm" svg:y1="1.433cm" svg:x2="8.003cm" svg:y2="1.282cm">
                    <text:p/>
                  </draw:line>
                  <draw:line draw:style-name="gr2" draw:text-style-name="P1" draw:layer="layout" svg:x1="8.005cm" svg:y1="1.283cm" svg:x2="7.862cm" svg:y2="1.283cm">
                    <text:p/>
                  </draw:line>
                </draw:g>
                <draw:g>
                  <draw:line draw:style-name="gr2" draw:text-style-name="P1" draw:layer="layout" svg:x1="8.087cm" svg:y1="1.051cm" svg:x2="8.087cm" svg:y2="1.199cm">
                    <text:p/>
                  </draw:line>
                  <draw:line draw:style-name="gr2" draw:text-style-name="P1" draw:layer="layout" svg:x1="8.086cm" svg:y1="1.198cm" svg:x2="8.228cm" svg:y2="1.198cm">
                    <text:p/>
                  </draw:line>
                </draw:g>
                <draw:g>
                  <draw:line draw:style-name="gr2" draw:text-style-name="P1" draw:layer="layout" svg:x1="8.085cm" svg:y1="1.433cm" svg:x2="8.085cm" svg:y2="1.282cm">
                    <text:p/>
                  </draw:line>
                  <draw:line draw:style-name="gr2" draw:text-style-name="P1" draw:layer="layout" svg:x1="8.084cm" svg:y1="1.283cm" svg:x2="8.227cm" svg:y2="1.283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8.366cm" svg:y="1.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366cm" svg:y="1.28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366cm" svg:y="1.0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366cm" svg:y="1.3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417cm" svg:y="1.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417cm" svg:y="1.28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417cm" svg:y="1.0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417cm" svg:y="1.3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437cm 1.2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8.302cm 1.2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8.516cm 1.2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22cm 1.2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437cm 1.27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4cm" draw:transform="rotate (1.5707963267949) translate (8.302cm 1.27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514cm 1.27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224cm 1.27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364cm" svg:y1="1.051cm" svg:x2="8.364cm" svg:y2="1.199cm">
                    <text:p/>
                  </draw:line>
                  <draw:line draw:style-name="gr2" draw:text-style-name="P1" draw:layer="layout" svg:x1="8.366cm" svg:y1="1.198cm" svg:x2="8.224cm" svg:y2="1.198cm">
                    <text:p/>
                  </draw:line>
                </draw:g>
                <draw:g>
                  <draw:line draw:style-name="gr2" draw:text-style-name="P1" draw:layer="layout" svg:x1="8.365cm" svg:y1="1.433cm" svg:x2="8.365cm" svg:y2="1.282cm">
                    <text:p/>
                  </draw:line>
                  <draw:line draw:style-name="gr2" draw:text-style-name="P1" draw:layer="layout" svg:x1="8.367cm" svg:y1="1.283cm" svg:x2="8.224cm" svg:y2="1.283cm">
                    <text:p/>
                  </draw:line>
                </draw:g>
                <draw:g>
                  <draw:line draw:style-name="gr2" draw:text-style-name="P1" draw:layer="layout" svg:x1="8.449cm" svg:y1="1.051cm" svg:x2="8.449cm" svg:y2="1.199cm">
                    <text:p/>
                  </draw:line>
                  <draw:line draw:style-name="gr2" draw:text-style-name="P1" draw:layer="layout" svg:x1="8.448cm" svg:y1="1.198cm" svg:x2="8.59cm" svg:y2="1.198cm">
                    <text:p/>
                  </draw:line>
                </draw:g>
                <draw:g>
                  <draw:line draw:style-name="gr2" draw:text-style-name="P1" draw:layer="layout" svg:x1="8.448cm" svg:y1="1.433cm" svg:x2="8.448cm" svg:y2="1.282cm">
                    <text:p/>
                  </draw:line>
                  <draw:line draw:style-name="gr2" draw:text-style-name="P1" draw:layer="layout" svg:x1="8.447cm" svg:y1="1.283cm" svg:x2="8.59cm" svg:y2="1.283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7.279cm" svg:y="1.5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279cm" svg:y="1.66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279cm" svg:y="1.43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279cm" svg:y="1.74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7.333cm" svg:y="1.5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7.333cm" svg:y="1.66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7.333cm" svg:y="1.43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7.333cm" svg:y="1.74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35cm 1.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7.214cm 1.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426cm 1.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133cm 1.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347cm 1.66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212cm 1.66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43cm 1.66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133cm 1.66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7.277cm" svg:y1="1.434cm" svg:x2="7.277cm" svg:y2="1.582cm">
                    <text:p/>
                  </draw:line>
                  <draw:line draw:style-name="gr2" draw:text-style-name="P1" draw:layer="layout" svg:x1="7.279cm" svg:y1="1.581cm" svg:x2="7.137cm" svg:y2="1.581cm">
                    <text:p/>
                  </draw:line>
                </draw:g>
                <draw:g>
                  <draw:line draw:style-name="gr2" draw:text-style-name="P1" draw:layer="layout" svg:x1="7.278cm" svg:y1="1.816cm" svg:x2="7.278cm" svg:y2="1.665cm">
                    <text:p/>
                  </draw:line>
                  <draw:line draw:style-name="gr2" draw:text-style-name="P1" draw:layer="layout" svg:x1="7.28cm" svg:y1="1.666cm" svg:x2="7.137cm" svg:y2="1.666cm">
                    <text:p/>
                  </draw:line>
                </draw:g>
                <draw:g>
                  <draw:line draw:style-name="gr2" draw:text-style-name="P1" draw:layer="layout" svg:x1="7.362cm" svg:y1="1.434cm" svg:x2="7.362cm" svg:y2="1.582cm">
                    <text:p/>
                  </draw:line>
                  <draw:line draw:style-name="gr2" draw:text-style-name="P1" draw:layer="layout" svg:x1="7.361cm" svg:y1="1.581cm" svg:x2="7.503cm" svg:y2="1.581cm">
                    <text:p/>
                  </draw:line>
                </draw:g>
                <draw:g>
                  <draw:line draw:style-name="gr2" draw:text-style-name="P1" draw:layer="layout" svg:x1="7.361cm" svg:y1="1.816cm" svg:x2="7.361cm" svg:y2="1.665cm">
                    <text:p/>
                  </draw:line>
                  <draw:line draw:style-name="gr2" draw:text-style-name="P1" draw:layer="layout" svg:x1="7.36cm" svg:y1="1.666cm" svg:x2="7.503cm" svg:y2="1.666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7.641cm" svg:y="1.5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641cm" svg:y="1.66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641cm" svg:y="1.43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641cm" svg:y="1.74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7.692cm" svg:y="1.5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7.692cm" svg:y="1.66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7.692cm" svg:y="1.43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7.692cm" svg:y="1.74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713cm 1.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574cm 1.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788cm 1.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495cm 1.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71cm 1.66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578cm 1.66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792cm 1.66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499cm 1.66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7.639cm" svg:y1="1.434cm" svg:x2="7.639cm" svg:y2="1.582cm">
                    <text:p/>
                  </draw:line>
                  <draw:line draw:style-name="gr2" draw:text-style-name="P1" draw:layer="layout" svg:x1="7.641cm" svg:y1="1.581cm" svg:x2="7.499cm" svg:y2="1.581cm">
                    <text:p/>
                  </draw:line>
                </draw:g>
                <draw:g>
                  <draw:line draw:style-name="gr2" draw:text-style-name="P1" draw:layer="layout" svg:x1="7.641cm" svg:y1="1.816cm" svg:x2="7.641cm" svg:y2="1.665cm">
                    <text:p/>
                  </draw:line>
                  <draw:line draw:style-name="gr2" draw:text-style-name="P1" draw:layer="layout" svg:x1="7.642cm" svg:y1="1.666cm" svg:x2="7.499cm" svg:y2="1.666cm">
                    <text:p/>
                  </draw:line>
                </draw:g>
                <draw:g>
                  <draw:line draw:style-name="gr2" draw:text-style-name="P1" draw:layer="layout" svg:x1="7.724cm" svg:y1="1.434cm" svg:x2="7.724cm" svg:y2="1.582cm">
                    <text:p/>
                  </draw:line>
                  <draw:line draw:style-name="gr2" draw:text-style-name="P1" draw:layer="layout" svg:x1="7.723cm" svg:y1="1.581cm" svg:x2="7.865cm" svg:y2="1.581cm">
                    <text:p/>
                  </draw:line>
                </draw:g>
                <draw:g>
                  <draw:line draw:style-name="gr2" draw:text-style-name="P1" draw:layer="layout" svg:x1="7.723cm" svg:y1="1.816cm" svg:x2="7.723cm" svg:y2="1.665cm">
                    <text:p/>
                  </draw:line>
                  <draw:line draw:style-name="gr2" draw:text-style-name="P1" draw:layer="layout" svg:x1="7.722cm" svg:y1="1.666cm" svg:x2="7.865cm" svg:y2="1.666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2cm" svg:x="8.006cm" svg:y="1.5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06cm" svg:y="1.66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06cm" svg:y="1.43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06cm" svg:y="1.74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58cm" svg:y="1.5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58cm" svg:y="1.66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58cm" svg:y="1.43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58cm" svg:y="1.74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075cm 1.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7.939cm 1.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15cm 1.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858cm 1.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072cm 1.66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937cm 1.66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154cm 1.66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862cm 1.66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002cm" svg:y1="1.434cm" svg:x2="8.002cm" svg:y2="1.582cm">
                    <text:p/>
                  </draw:line>
                  <draw:line draw:style-name="gr2" draw:text-style-name="P1" draw:layer="layout" svg:x1="8.003cm" svg:y1="1.581cm" svg:x2="7.861cm" svg:y2="1.581cm">
                    <text:p/>
                  </draw:line>
                </draw:g>
                <draw:g>
                  <draw:line draw:style-name="gr2" draw:text-style-name="P1" draw:layer="layout" svg:x1="8.003cm" svg:y1="1.816cm" svg:x2="8.003cm" svg:y2="1.665cm">
                    <text:p/>
                  </draw:line>
                  <draw:line draw:style-name="gr2" draw:text-style-name="P1" draw:layer="layout" svg:x1="8.005cm" svg:y1="1.666cm" svg:x2="7.862cm" svg:y2="1.666cm">
                    <text:p/>
                  </draw:line>
                </draw:g>
                <draw:g>
                  <draw:line draw:style-name="gr2" draw:text-style-name="P1" draw:layer="layout" svg:x1="8.087cm" svg:y1="1.434cm" svg:x2="8.087cm" svg:y2="1.582cm">
                    <text:p/>
                  </draw:line>
                  <draw:line draw:style-name="gr2" draw:text-style-name="P1" draw:layer="layout" svg:x1="8.086cm" svg:y1="1.581cm" svg:x2="8.228cm" svg:y2="1.581cm">
                    <text:p/>
                  </draw:line>
                </draw:g>
                <draw:g>
                  <draw:line draw:style-name="gr2" draw:text-style-name="P1" draw:layer="layout" svg:x1="8.085cm" svg:y1="1.816cm" svg:x2="8.085cm" svg:y2="1.665cm">
                    <text:p/>
                  </draw:line>
                  <draw:line draw:style-name="gr2" draw:text-style-name="P1" draw:layer="layout" svg:x1="8.084cm" svg:y1="1.666cm" svg:x2="8.227cm" svg:y2="1.666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8.366cm" svg:y="1.5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366cm" svg:y="1.66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366cm" svg:y="1.43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366cm" svg:y="1.74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417cm" svg:y="1.5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417cm" svg:y="1.66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417cm" svg:y="1.43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417cm" svg:y="1.74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437cm 1.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8.302cm 1.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8.516cm 1.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22cm 1.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437cm 1.66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8.302cm 1.66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514cm 1.66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224cm 1.66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364cm" svg:y1="1.434cm" svg:x2="8.364cm" svg:y2="1.582cm">
                    <text:p/>
                  </draw:line>
                  <draw:line draw:style-name="gr2" draw:text-style-name="P1" draw:layer="layout" svg:x1="8.366cm" svg:y1="1.581cm" svg:x2="8.224cm" svg:y2="1.581cm">
                    <text:p/>
                  </draw:line>
                </draw:g>
                <draw:g>
                  <draw:line draw:style-name="gr2" draw:text-style-name="P1" draw:layer="layout" svg:x1="8.365cm" svg:y1="1.816cm" svg:x2="8.365cm" svg:y2="1.665cm">
                    <text:p/>
                  </draw:line>
                  <draw:line draw:style-name="gr2" draw:text-style-name="P1" draw:layer="layout" svg:x1="8.367cm" svg:y1="1.666cm" svg:x2="8.224cm" svg:y2="1.666cm">
                    <text:p/>
                  </draw:line>
                </draw:g>
                <draw:g>
                  <draw:line draw:style-name="gr2" draw:text-style-name="P1" draw:layer="layout" svg:x1="8.449cm" svg:y1="1.434cm" svg:x2="8.449cm" svg:y2="1.582cm">
                    <text:p/>
                  </draw:line>
                  <draw:line draw:style-name="gr2" draw:text-style-name="P1" draw:layer="layout" svg:x1="8.448cm" svg:y1="1.581cm" svg:x2="8.59cm" svg:y2="1.581cm">
                    <text:p/>
                  </draw:line>
                </draw:g>
                <draw:g>
                  <draw:line draw:style-name="gr2" draw:text-style-name="P1" draw:layer="layout" svg:x1="8.448cm" svg:y1="1.816cm" svg:x2="8.448cm" svg:y2="1.665cm">
                    <text:p/>
                  </draw:line>
                  <draw:line draw:style-name="gr2" draw:text-style-name="P1" draw:layer="layout" svg:x1="8.447cm" svg:y1="1.666cm" svg:x2="8.59cm" svg:y2="1.666cm">
                    <text:p/>
                  </draw:line>
                </draw:g>
              </draw:g>
            </draw:g>
          </draw:g>
          <draw:g>
            <draw:g>
              <draw:custom-shape draw:style-name="gr1" draw:text-style-name="P1" draw:layer="layout" svg:width="0.024cm" svg:height="0.072cm" svg:x="8.735cm" svg:y="1.89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735cm" svg:y="2.04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735cm" svg:y="1.81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735cm" svg:y="2.12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784cm" svg:y="1.89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784cm" svg:y="2.04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784cm" svg:y="1.81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784cm" svg:y="2.12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801cm 1.9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666cm 1.9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88cm 1.9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587cm 1.9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801cm 2.04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67cm 2.04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88cm 2.04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587cm 2.04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731cm" svg:y1="1.815cm" svg:x2="8.731cm" svg:y2="1.963cm">
                    <text:p/>
                  </draw:line>
                  <draw:line draw:style-name="gr2" draw:text-style-name="P1" draw:layer="layout" svg:x1="8.733cm" svg:y1="1.962cm" svg:x2="8.591cm" svg:y2="1.962cm">
                    <text:p/>
                  </draw:line>
                </draw:g>
                <draw:g>
                  <draw:line draw:style-name="gr2" draw:text-style-name="P1" draw:layer="layout" svg:x1="8.732cm" svg:y1="2.197cm" svg:x2="8.732cm" svg:y2="2.046cm">
                    <text:p/>
                  </draw:line>
                  <draw:line draw:style-name="gr2" draw:text-style-name="P1" draw:layer="layout" svg:x1="8.734cm" svg:y1="2.047cm" svg:x2="8.591cm" svg:y2="2.047cm">
                    <text:p/>
                  </draw:line>
                </draw:g>
                <draw:g>
                  <draw:line draw:style-name="gr2" draw:text-style-name="P1" draw:layer="layout" svg:x1="8.816cm" svg:y1="1.815cm" svg:x2="8.816cm" svg:y2="1.963cm">
                    <text:p/>
                  </draw:line>
                  <draw:line draw:style-name="gr2" draw:text-style-name="P1" draw:layer="layout" svg:x1="8.815cm" svg:y1="1.961cm" svg:x2="8.957cm" svg:y2="1.961cm">
                    <text:p/>
                  </draw:line>
                </draw:g>
                <draw:g>
                  <draw:line draw:style-name="gr2" draw:text-style-name="P1" draw:layer="layout" svg:x1="8.815cm" svg:y1="2.197cm" svg:x2="8.815cm" svg:y2="2.046cm">
                    <text:p/>
                  </draw:line>
                  <draw:line draw:style-name="gr2" draw:text-style-name="P1" draw:layer="layout" svg:x1="8.814cm" svg:y1="2.047cm" svg:x2="8.957cm" svg:y2="2.047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9.095cm" svg:y="1.89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9.095cm" svg:y="2.04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9.095cm" svg:y="1.81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9.095cm" svg:y="2.12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9.146cm" svg:y="1.89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9.146cm" svg:y="2.04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9.146cm" svg:y="1.81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9.146cm" svg:y="2.12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163cm 1.9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028cm 1.9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242cm 1.9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95cm 1.9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9.166cm 2.04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032cm 2.04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1cm" draw:transform="rotate (1.5707963267949) translate (9.244cm 2.04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95cm 2.04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094cm" svg:y1="1.815cm" svg:x2="9.094cm" svg:y2="1.963cm">
                    <text:p/>
                  </draw:line>
                  <draw:line draw:style-name="gr2" draw:text-style-name="P1" draw:layer="layout" svg:x1="9.095cm" svg:y1="1.962cm" svg:x2="8.953cm" svg:y2="1.962cm">
                    <text:p/>
                  </draw:line>
                </draw:g>
                <draw:g>
                  <draw:line draw:style-name="gr2" draw:text-style-name="P1" draw:layer="layout" svg:x1="9.095cm" svg:y1="2.197cm" svg:x2="9.095cm" svg:y2="2.046cm">
                    <text:p/>
                  </draw:line>
                  <draw:line draw:style-name="gr2" draw:text-style-name="P1" draw:layer="layout" svg:x1="9.096cm" svg:y1="2.047cm" svg:x2="8.953cm" svg:y2="2.047cm">
                    <text:p/>
                  </draw:line>
                </draw:g>
                <draw:g>
                  <draw:line draw:style-name="gr2" draw:text-style-name="P1" draw:layer="layout" svg:x1="9.178cm" svg:y1="1.815cm" svg:x2="9.178cm" svg:y2="1.963cm">
                    <text:p/>
                  </draw:line>
                  <draw:line draw:style-name="gr2" draw:text-style-name="P1" draw:layer="layout" svg:x1="9.177cm" svg:y1="1.961cm" svg:x2="9.319cm" svg:y2="1.961cm">
                    <text:p/>
                  </draw:line>
                </draw:g>
                <draw:g>
                  <draw:line draw:style-name="gr2" draw:text-style-name="P1" draw:layer="layout" svg:x1="9.177cm" svg:y1="2.197cm" svg:x2="9.177cm" svg:y2="2.046cm">
                    <text:p/>
                  </draw:line>
                  <draw:line draw:style-name="gr2" draw:text-style-name="P1" draw:layer="layout" svg:x1="9.176cm" svg:y1="2.047cm" svg:x2="9.319cm" svg:y2="2.047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2cm" svg:x="9.46cm" svg:y="1.89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46cm" svg:y="2.04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46cm" svg:y="1.81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46cm" svg:y="2.12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512cm" svg:y="1.89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512cm" svg:y="2.04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512cm" svg:y="1.81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512cm" svg:y="2.12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529cm 1.9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39cm 1.9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605cm 1.9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312cm 1.9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526cm 2.04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394cm 2.04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609cm 2.04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312cm 2.04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456cm" svg:y1="1.815cm" svg:x2="9.456cm" svg:y2="1.963cm">
                    <text:p/>
                  </draw:line>
                  <draw:line draw:style-name="gr2" draw:text-style-name="P1" draw:layer="layout" svg:x1="9.457cm" svg:y1="1.962cm" svg:x2="9.315cm" svg:y2="1.962cm">
                    <text:p/>
                  </draw:line>
                </draw:g>
                <draw:g>
                  <draw:line draw:style-name="gr2" draw:text-style-name="P1" draw:layer="layout" svg:x1="9.457cm" svg:y1="2.197cm" svg:x2="9.457cm" svg:y2="2.046cm">
                    <text:p/>
                  </draw:line>
                  <draw:line draw:style-name="gr2" draw:text-style-name="P1" draw:layer="layout" svg:x1="9.459cm" svg:y1="2.047cm" svg:x2="9.316cm" svg:y2="2.047cm">
                    <text:p/>
                  </draw:line>
                </draw:g>
                <draw:g>
                  <draw:line draw:style-name="gr2" draw:text-style-name="P1" draw:layer="layout" svg:x1="9.541cm" svg:y1="1.815cm" svg:x2="9.541cm" svg:y2="1.963cm">
                    <text:p/>
                  </draw:line>
                  <draw:line draw:style-name="gr2" draw:text-style-name="P1" draw:layer="layout" svg:x1="9.54cm" svg:y1="1.961cm" svg:x2="9.682cm" svg:y2="1.961cm">
                    <text:p/>
                  </draw:line>
                </draw:g>
                <draw:g>
                  <draw:line draw:style-name="gr2" draw:text-style-name="P1" draw:layer="layout" svg:x1="9.54cm" svg:y1="2.197cm" svg:x2="9.54cm" svg:y2="2.046cm">
                    <text:p/>
                  </draw:line>
                  <draw:line draw:style-name="gr2" draw:text-style-name="P1" draw:layer="layout" svg:x1="9.538cm" svg:y1="2.047cm" svg:x2="9.681cm" svg:y2="2.047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2cm" svg:x="9.822cm" svg:y="1.89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22cm" svg:y="2.04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22cm" svg:y="1.81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22cm" svg:y="2.12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74cm" svg:y="1.89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74cm" svg:y="2.04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74cm" svg:y="1.81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74cm" svg:y="2.12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888cm 1.9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754cm 1.9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967cm 1.9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674cm 1.9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888cm 2.04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754cm 2.04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971cm 2.04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1cm" draw:transform="rotate (1.5707963267949) translate (9.676cm 2.04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818cm" svg:y1="1.815cm" svg:x2="9.818cm" svg:y2="1.963cm">
                    <text:p/>
                  </draw:line>
                  <draw:line draw:style-name="gr2" draw:text-style-name="P1" draw:layer="layout" svg:x1="9.82cm" svg:y1="1.962cm" svg:x2="9.678cm" svg:y2="1.962cm">
                    <text:p/>
                  </draw:line>
                </draw:g>
                <draw:g>
                  <draw:line draw:style-name="gr2" draw:text-style-name="P1" draw:layer="layout" svg:x1="9.819cm" svg:y1="2.197cm" svg:x2="9.819cm" svg:y2="2.046cm">
                    <text:p/>
                  </draw:line>
                  <draw:line draw:style-name="gr2" draw:text-style-name="P1" draw:layer="layout" svg:x1="9.821cm" svg:y1="2.047cm" svg:x2="9.678cm" svg:y2="2.047cm">
                    <text:p/>
                  </draw:line>
                </draw:g>
                <draw:g>
                  <draw:line draw:style-name="gr2" draw:text-style-name="P1" draw:layer="layout" svg:x1="9.903cm" svg:y1="1.815cm" svg:x2="9.903cm" svg:y2="1.963cm">
                    <text:p/>
                  </draw:line>
                  <draw:line draw:style-name="gr2" draw:text-style-name="P1" draw:layer="layout" svg:x1="9.902cm" svg:y1="1.961cm" svg:x2="10.044cm" svg:y2="1.961cm">
                    <text:p/>
                  </draw:line>
                </draw:g>
                <draw:g>
                  <draw:line draw:style-name="gr2" draw:text-style-name="P1" draw:layer="layout" svg:x1="9.902cm" svg:y1="2.197cm" svg:x2="9.902cm" svg:y2="2.046cm">
                    <text:p/>
                  </draw:line>
                  <draw:line draw:style-name="gr2" draw:text-style-name="P1" draw:layer="layout" svg:x1="9.901cm" svg:y1="2.047cm" svg:x2="10.044cm" svg:y2="2.047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2cm" svg:x="8.735cm" svg:y="2.27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735cm" svg:y="2.4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735cm" svg:y="2.19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735cm" svg:y="2.50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784cm" svg:y="2.27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784cm" svg:y="2.4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784cm" svg:y="2.19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784cm" svg:y="2.50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801cm 2.37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666cm 2.37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88cm 2.37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587cm 2.37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801cm 2.4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67cm 2.4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88cm 2.4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587cm 2.4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731cm" svg:y1="2.198cm" svg:x2="8.731cm" svg:y2="2.346cm">
                    <text:p/>
                  </draw:line>
                  <draw:line draw:style-name="gr2" draw:text-style-name="P1" draw:layer="layout" svg:x1="8.733cm" svg:y1="2.345cm" svg:x2="8.591cm" svg:y2="2.345cm">
                    <text:p/>
                  </draw:line>
                </draw:g>
                <draw:g>
                  <draw:line draw:style-name="gr2" draw:text-style-name="P1" draw:layer="layout" svg:x1="8.732cm" svg:y1="2.58cm" svg:x2="8.732cm" svg:y2="2.429cm">
                    <text:p/>
                  </draw:line>
                  <draw:line draw:style-name="gr2" draw:text-style-name="P1" draw:layer="layout" svg:x1="8.734cm" svg:y1="2.43cm" svg:x2="8.591cm" svg:y2="2.43cm">
                    <text:p/>
                  </draw:line>
                </draw:g>
                <draw:g>
                  <draw:line draw:style-name="gr2" draw:text-style-name="P1" draw:layer="layout" svg:x1="8.816cm" svg:y1="2.197cm" svg:x2="8.816cm" svg:y2="2.345cm">
                    <text:p/>
                  </draw:line>
                  <draw:line draw:style-name="gr2" draw:text-style-name="P1" draw:layer="layout" svg:x1="8.815cm" svg:y1="2.344cm" svg:x2="8.957cm" svg:y2="2.344cm">
                    <text:p/>
                  </draw:line>
                </draw:g>
                <draw:g>
                  <draw:line draw:style-name="gr2" draw:text-style-name="P1" draw:layer="layout" svg:x1="8.815cm" svg:y1="2.579cm" svg:x2="8.815cm" svg:y2="2.428cm">
                    <text:p/>
                  </draw:line>
                  <draw:line draw:style-name="gr2" draw:text-style-name="P1" draw:layer="layout" svg:x1="8.814cm" svg:y1="2.429cm" svg:x2="8.957cm" svg:y2="2.429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9.095cm" svg:y="2.27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9.095cm" svg:y="2.4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9.095cm" svg:y="2.19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9.095cm" svg:y="2.50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9.146cm" svg:y="2.27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9.146cm" svg:y="2.4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9.146cm" svg:y="2.19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9.146cm" svg:y="2.50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163cm 2.37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028cm 2.37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242cm 2.37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95cm 2.37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9.166cm 2.4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032cm 2.4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1cm" draw:transform="rotate (1.5707963267949) translate (9.244cm 2.4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95cm 2.4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094cm" svg:y1="2.198cm" svg:x2="9.094cm" svg:y2="2.346cm">
                    <text:p/>
                  </draw:line>
                  <draw:line draw:style-name="gr2" draw:text-style-name="P1" draw:layer="layout" svg:x1="9.095cm" svg:y1="2.345cm" svg:x2="8.953cm" svg:y2="2.345cm">
                    <text:p/>
                  </draw:line>
                </draw:g>
                <draw:g>
                  <draw:line draw:style-name="gr2" draw:text-style-name="P1" draw:layer="layout" svg:x1="9.095cm" svg:y1="2.58cm" svg:x2="9.095cm" svg:y2="2.429cm">
                    <text:p/>
                  </draw:line>
                  <draw:line draw:style-name="gr2" draw:text-style-name="P1" draw:layer="layout" svg:x1="9.096cm" svg:y1="2.43cm" svg:x2="8.953cm" svg:y2="2.43cm">
                    <text:p/>
                  </draw:line>
                </draw:g>
                <draw:g>
                  <draw:line draw:style-name="gr2" draw:text-style-name="P1" draw:layer="layout" svg:x1="9.178cm" svg:y1="2.197cm" svg:x2="9.178cm" svg:y2="2.345cm">
                    <text:p/>
                  </draw:line>
                  <draw:line draw:style-name="gr2" draw:text-style-name="P1" draw:layer="layout" svg:x1="9.177cm" svg:y1="2.344cm" svg:x2="9.319cm" svg:y2="2.344cm">
                    <text:p/>
                  </draw:line>
                </draw:g>
                <draw:g>
                  <draw:line draw:style-name="gr2" draw:text-style-name="P1" draw:layer="layout" svg:x1="9.177cm" svg:y1="2.579cm" svg:x2="9.177cm" svg:y2="2.428cm">
                    <text:p/>
                  </draw:line>
                  <draw:line draw:style-name="gr2" draw:text-style-name="P1" draw:layer="layout" svg:x1="9.176cm" svg:y1="2.429cm" svg:x2="9.319cm" svg:y2="2.429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2cm" svg:x="9.46cm" svg:y="2.27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46cm" svg:y="2.4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46cm" svg:y="2.19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46cm" svg:y="2.50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512cm" svg:y="2.27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512cm" svg:y="2.4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512cm" svg:y="2.19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512cm" svg:y="2.50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9.529cm 2.37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39cm 2.37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605cm 2.37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312cm 2.37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526cm 2.4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394cm 2.4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609cm 2.4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312cm 2.4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456cm" svg:y1="2.198cm" svg:x2="9.456cm" svg:y2="2.346cm">
                    <text:p/>
                  </draw:line>
                  <draw:line draw:style-name="gr2" draw:text-style-name="P1" draw:layer="layout" svg:x1="9.457cm" svg:y1="2.345cm" svg:x2="9.315cm" svg:y2="2.345cm">
                    <text:p/>
                  </draw:line>
                </draw:g>
                <draw:g>
                  <draw:line draw:style-name="gr2" draw:text-style-name="P1" draw:layer="layout" svg:x1="9.457cm" svg:y1="2.58cm" svg:x2="9.457cm" svg:y2="2.429cm">
                    <text:p/>
                  </draw:line>
                  <draw:line draw:style-name="gr2" draw:text-style-name="P1" draw:layer="layout" svg:x1="9.459cm" svg:y1="2.43cm" svg:x2="9.316cm" svg:y2="2.43cm">
                    <text:p/>
                  </draw:line>
                </draw:g>
                <draw:g>
                  <draw:line draw:style-name="gr2" draw:text-style-name="P1" draw:layer="layout" svg:x1="9.541cm" svg:y1="2.197cm" svg:x2="9.541cm" svg:y2="2.345cm">
                    <text:p/>
                  </draw:line>
                  <draw:line draw:style-name="gr2" draw:text-style-name="P1" draw:layer="layout" svg:x1="9.54cm" svg:y1="2.344cm" svg:x2="9.682cm" svg:y2="2.344cm">
                    <text:p/>
                  </draw:line>
                </draw:g>
                <draw:g>
                  <draw:line draw:style-name="gr2" draw:text-style-name="P1" draw:layer="layout" svg:x1="9.54cm" svg:y1="2.579cm" svg:x2="9.54cm" svg:y2="2.428cm">
                    <text:p/>
                  </draw:line>
                  <draw:line draw:style-name="gr2" draw:text-style-name="P1" draw:layer="layout" svg:x1="9.538cm" svg:y1="2.429cm" svg:x2="9.681cm" svg:y2="2.429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2cm" svg:x="9.822cm" svg:y="2.27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22cm" svg:y="2.4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22cm" svg:y="2.19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22cm" svg:y="2.50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74cm" svg:y="2.27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74cm" svg:y="2.4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74cm" svg:y="2.19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74cm" svg:y="2.50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888cm 2.37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754cm 2.37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967cm 2.37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674cm 2.373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888cm 2.4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754cm 2.4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971cm 2.4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1cm" draw:transform="rotate (1.5707963267949) translate (9.676cm 2.4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818cm" svg:y1="2.198cm" svg:x2="9.818cm" svg:y2="2.346cm">
                    <text:p/>
                  </draw:line>
                  <draw:line draw:style-name="gr2" draw:text-style-name="P1" draw:layer="layout" svg:x1="9.82cm" svg:y1="2.345cm" svg:x2="9.678cm" svg:y2="2.345cm">
                    <text:p/>
                  </draw:line>
                </draw:g>
                <draw:g>
                  <draw:line draw:style-name="gr2" draw:text-style-name="P1" draw:layer="layout" svg:x1="9.819cm" svg:y1="2.58cm" svg:x2="9.819cm" svg:y2="2.429cm">
                    <text:p/>
                  </draw:line>
                  <draw:line draw:style-name="gr2" draw:text-style-name="P1" draw:layer="layout" svg:x1="9.821cm" svg:y1="2.43cm" svg:x2="9.678cm" svg:y2="2.43cm">
                    <text:p/>
                  </draw:line>
                </draw:g>
                <draw:g>
                  <draw:line draw:style-name="gr2" draw:text-style-name="P1" draw:layer="layout" svg:x1="9.903cm" svg:y1="2.197cm" svg:x2="9.903cm" svg:y2="2.345cm">
                    <text:p/>
                  </draw:line>
                  <draw:line draw:style-name="gr2" draw:text-style-name="P1" draw:layer="layout" svg:x1="9.902cm" svg:y1="2.344cm" svg:x2="10.044cm" svg:y2="2.344cm">
                    <text:p/>
                  </draw:line>
                </draw:g>
                <draw:g>
                  <draw:line draw:style-name="gr2" draw:text-style-name="P1" draw:layer="layout" svg:x1="9.902cm" svg:y1="2.579cm" svg:x2="9.902cm" svg:y2="2.428cm">
                    <text:p/>
                  </draw:line>
                  <draw:line draw:style-name="gr2" draw:text-style-name="P1" draw:layer="layout" svg:x1="9.901cm" svg:y1="2.429cm" svg:x2="10.044cm" svg:y2="2.429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3cm" svg:x="8.735cm" svg:y="1.1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8.735cm" svg:y="1.27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735cm" svg:y="1.04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735cm" svg:y="1.35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784cm" svg:y="1.1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4cm" svg:x="8.784cm" svg:y="1.27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784cm" svg:y="1.04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784cm" svg:y="1.35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801cm 1.2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666cm 1.2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88cm 1.2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587cm 1.2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801cm 1.2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67cm 1.2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88cm 1.2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587cm 1.2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731cm" svg:y1="1.049cm" svg:x2="8.731cm" svg:y2="1.197cm">
                    <text:p/>
                  </draw:line>
                  <draw:line draw:style-name="gr2" draw:text-style-name="P1" draw:layer="layout" svg:x1="8.733cm" svg:y1="1.195cm" svg:x2="8.591cm" svg:y2="1.195cm">
                    <text:p/>
                  </draw:line>
                </draw:g>
                <draw:g>
                  <draw:line draw:style-name="gr2" draw:text-style-name="P1" draw:layer="layout" svg:x1="8.732cm" svg:y1="1.431cm" svg:x2="8.732cm" svg:y2="1.28cm">
                    <text:p/>
                  </draw:line>
                  <draw:line draw:style-name="gr2" draw:text-style-name="P1" draw:layer="layout" svg:x1="8.734cm" svg:y1="1.281cm" svg:x2="8.591cm" svg:y2="1.281cm">
                    <text:p/>
                  </draw:line>
                </draw:g>
                <draw:g>
                  <draw:line draw:style-name="gr2" draw:text-style-name="P1" draw:layer="layout" svg:x1="8.816cm" svg:y1="1.048cm" svg:x2="8.816cm" svg:y2="1.196cm">
                    <text:p/>
                  </draw:line>
                  <draw:line draw:style-name="gr2" draw:text-style-name="P1" draw:layer="layout" svg:x1="8.815cm" svg:y1="1.195cm" svg:x2="8.957cm" svg:y2="1.195cm">
                    <text:p/>
                  </draw:line>
                </draw:g>
                <draw:g>
                  <draw:line draw:style-name="gr2" draw:text-style-name="P1" draw:layer="layout" svg:x1="8.815cm" svg:y1="1.43cm" svg:x2="8.815cm" svg:y2="1.279cm">
                    <text:p/>
                  </draw:line>
                  <draw:line draw:style-name="gr2" draw:text-style-name="P1" draw:layer="layout" svg:x1="8.814cm" svg:y1="1.28cm" svg:x2="8.957cm" svg:y2="1.28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3cm" svg:x="9.095cm" svg:y="1.1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4cm" svg:x="9.095cm" svg:y="1.27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9.095cm" svg:y="1.04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9.095cm" svg:y="1.35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9.146cm" svg:y="1.1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4cm" svg:x="9.146cm" svg:y="1.27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9.146cm" svg:y="1.04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9.146cm" svg:y="1.35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163cm 1.2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028cm 1.2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242cm 1.2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95cm 1.2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9.166cm 1.2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032cm 1.2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1cm" draw:transform="rotate (1.5707963267949) translate (9.244cm 1.2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95cm 1.2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094cm" svg:y1="1.049cm" svg:x2="9.094cm" svg:y2="1.197cm">
                    <text:p/>
                  </draw:line>
                  <draw:line draw:style-name="gr2" draw:text-style-name="P1" draw:layer="layout" svg:x1="9.095cm" svg:y1="1.195cm" svg:x2="8.953cm" svg:y2="1.195cm">
                    <text:p/>
                  </draw:line>
                </draw:g>
                <draw:g>
                  <draw:line draw:style-name="gr2" draw:text-style-name="P1" draw:layer="layout" svg:x1="9.095cm" svg:y1="1.431cm" svg:x2="9.095cm" svg:y2="1.28cm">
                    <text:p/>
                  </draw:line>
                  <draw:line draw:style-name="gr2" draw:text-style-name="P1" draw:layer="layout" svg:x1="9.096cm" svg:y1="1.281cm" svg:x2="8.953cm" svg:y2="1.281cm">
                    <text:p/>
                  </draw:line>
                </draw:g>
                <draw:g>
                  <draw:line draw:style-name="gr2" draw:text-style-name="P1" draw:layer="layout" svg:x1="9.178cm" svg:y1="1.048cm" svg:x2="9.178cm" svg:y2="1.196cm">
                    <text:p/>
                  </draw:line>
                  <draw:line draw:style-name="gr2" draw:text-style-name="P1" draw:layer="layout" svg:x1="9.177cm" svg:y1="1.195cm" svg:x2="9.319cm" svg:y2="1.195cm">
                    <text:p/>
                  </draw:line>
                </draw:g>
                <draw:g>
                  <draw:line draw:style-name="gr2" draw:text-style-name="P1" draw:layer="layout" svg:x1="9.177cm" svg:y1="1.43cm" svg:x2="9.177cm" svg:y2="1.279cm">
                    <text:p/>
                  </draw:line>
                  <draw:line draw:style-name="gr2" draw:text-style-name="P1" draw:layer="layout" svg:x1="9.176cm" svg:y1="1.28cm" svg:x2="9.319cm" svg:y2="1.28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3cm" svg:x="9.46cm" svg:y="1.1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9.46cm" svg:y="1.27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46cm" svg:y="1.04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46cm" svg:y="1.35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512cm" svg:y="1.1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9.512cm" svg:y="1.27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512cm" svg:y="1.04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512cm" svg:y="1.35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529cm 1.2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39cm 1.2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605cm 1.2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312cm 1.2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526cm 1.2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394cm 1.2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609cm 1.2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312cm 1.2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456cm" svg:y1="1.049cm" svg:x2="9.456cm" svg:y2="1.197cm">
                    <text:p/>
                  </draw:line>
                  <draw:line draw:style-name="gr2" draw:text-style-name="P1" draw:layer="layout" svg:x1="9.457cm" svg:y1="1.195cm" svg:x2="9.315cm" svg:y2="1.195cm">
                    <text:p/>
                  </draw:line>
                </draw:g>
                <draw:g>
                  <draw:line draw:style-name="gr2" draw:text-style-name="P1" draw:layer="layout" svg:x1="9.457cm" svg:y1="1.431cm" svg:x2="9.457cm" svg:y2="1.28cm">
                    <text:p/>
                  </draw:line>
                  <draw:line draw:style-name="gr2" draw:text-style-name="P1" draw:layer="layout" svg:x1="9.459cm" svg:y1="1.281cm" svg:x2="9.316cm" svg:y2="1.281cm">
                    <text:p/>
                  </draw:line>
                </draw:g>
                <draw:g>
                  <draw:line draw:style-name="gr2" draw:text-style-name="P1" draw:layer="layout" svg:x1="9.541cm" svg:y1="1.048cm" svg:x2="9.541cm" svg:y2="1.196cm">
                    <text:p/>
                  </draw:line>
                  <draw:line draw:style-name="gr2" draw:text-style-name="P1" draw:layer="layout" svg:x1="9.54cm" svg:y1="1.195cm" svg:x2="9.682cm" svg:y2="1.195cm">
                    <text:p/>
                  </draw:line>
                </draw:g>
                <draw:g>
                  <draw:line draw:style-name="gr2" draw:text-style-name="P1" draw:layer="layout" svg:x1="9.54cm" svg:y1="1.43cm" svg:x2="9.54cm" svg:y2="1.279cm">
                    <text:p/>
                  </draw:line>
                  <draw:line draw:style-name="gr2" draw:text-style-name="P1" draw:layer="layout" svg:x1="9.538cm" svg:y1="1.28cm" svg:x2="9.681cm" svg:y2="1.28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3cm" svg:x="9.822cm" svg:y="1.1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9.822cm" svg:y="1.27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22cm" svg:y="1.04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22cm" svg:y="1.35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74cm" svg:y="1.1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9.874cm" svg:y="1.27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74cm" svg:y="1.04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74cm" svg:y="1.35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888cm 1.2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754cm 1.2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967cm 1.2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674cm 1.2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888cm 1.2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754cm 1.2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971cm 1.2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1cm" draw:transform="rotate (1.5707963267949) translate (9.676cm 1.2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818cm" svg:y1="1.049cm" svg:x2="9.818cm" svg:y2="1.197cm">
                    <text:p/>
                  </draw:line>
                  <draw:line draw:style-name="gr2" draw:text-style-name="P1" draw:layer="layout" svg:x1="9.82cm" svg:y1="1.195cm" svg:x2="9.678cm" svg:y2="1.195cm">
                    <text:p/>
                  </draw:line>
                </draw:g>
                <draw:g>
                  <draw:line draw:style-name="gr2" draw:text-style-name="P1" draw:layer="layout" svg:x1="9.819cm" svg:y1="1.431cm" svg:x2="9.819cm" svg:y2="1.28cm">
                    <text:p/>
                  </draw:line>
                  <draw:line draw:style-name="gr2" draw:text-style-name="P1" draw:layer="layout" svg:x1="9.821cm" svg:y1="1.281cm" svg:x2="9.678cm" svg:y2="1.281cm">
                    <text:p/>
                  </draw:line>
                </draw:g>
                <draw:g>
                  <draw:line draw:style-name="gr2" draw:text-style-name="P1" draw:layer="layout" svg:x1="9.903cm" svg:y1="1.048cm" svg:x2="9.903cm" svg:y2="1.196cm">
                    <text:p/>
                  </draw:line>
                  <draw:line draw:style-name="gr2" draw:text-style-name="P1" draw:layer="layout" svg:x1="9.902cm" svg:y1="1.195cm" svg:x2="10.044cm" svg:y2="1.195cm">
                    <text:p/>
                  </draw:line>
                </draw:g>
                <draw:g>
                  <draw:line draw:style-name="gr2" draw:text-style-name="P1" draw:layer="layout" svg:x1="9.902cm" svg:y1="1.43cm" svg:x2="9.902cm" svg:y2="1.279cm">
                    <text:p/>
                  </draw:line>
                  <draw:line draw:style-name="gr2" draw:text-style-name="P1" draw:layer="layout" svg:x1="9.901cm" svg:y1="1.28cm" svg:x2="10.044cm" svg:y2="1.28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3cm" svg:x="8.735cm" svg:y="1.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735cm" svg:y="1.66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735cm" svg:y="1.43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735cm" svg:y="1.74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784cm" svg:y="1.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784cm" svg:y="1.66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784cm" svg:y="1.43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784cm" svg:y="1.74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801cm 1.60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666cm 1.60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88cm 1.60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587cm 1.60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801cm 1.65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67cm 1.65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88cm 1.65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587cm 1.65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731cm" svg:y1="1.431cm" svg:x2="8.731cm" svg:y2="1.579cm">
                    <text:p/>
                  </draw:line>
                  <draw:line draw:style-name="gr2" draw:text-style-name="P1" draw:layer="layout" svg:x1="8.733cm" svg:y1="1.578cm" svg:x2="8.591cm" svg:y2="1.578cm">
                    <text:p/>
                  </draw:line>
                </draw:g>
                <draw:g>
                  <draw:line draw:style-name="gr2" draw:text-style-name="P1" draw:layer="layout" svg:x1="8.732cm" svg:y1="1.813cm" svg:x2="8.732cm" svg:y2="1.662cm">
                    <text:p/>
                  </draw:line>
                  <draw:line draw:style-name="gr2" draw:text-style-name="P1" draw:layer="layout" svg:x1="8.734cm" svg:y1="1.663cm" svg:x2="8.591cm" svg:y2="1.663cm">
                    <text:p/>
                  </draw:line>
                </draw:g>
                <draw:g>
                  <draw:line draw:style-name="gr2" draw:text-style-name="P1" draw:layer="layout" svg:x1="8.816cm" svg:y1="1.431cm" svg:x2="8.816cm" svg:y2="1.579cm">
                    <text:p/>
                  </draw:line>
                  <draw:line draw:style-name="gr2" draw:text-style-name="P1" draw:layer="layout" svg:x1="8.815cm" svg:y1="1.578cm" svg:x2="8.957cm" svg:y2="1.578cm">
                    <text:p/>
                  </draw:line>
                </draw:g>
                <draw:g>
                  <draw:line draw:style-name="gr2" draw:text-style-name="P1" draw:layer="layout" svg:x1="8.815cm" svg:y1="1.813cm" svg:x2="8.815cm" svg:y2="1.662cm">
                    <text:p/>
                  </draw:line>
                  <draw:line draw:style-name="gr2" draw:text-style-name="P1" draw:layer="layout" svg:x1="8.814cm" svg:y1="1.663cm" svg:x2="8.957cm" svg:y2="1.663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3cm" svg:x="9.095cm" svg:y="1.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9.095cm" svg:y="1.66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9.095cm" svg:y="1.43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9.095cm" svg:y="1.74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9.146cm" svg:y="1.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9.146cm" svg:y="1.66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9.146cm" svg:y="1.43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9.146cm" svg:y="1.74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163cm 1.60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028cm 1.60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242cm 1.60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95cm 1.60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9.166cm 1.65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032cm 1.65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1cm" draw:transform="rotate (1.5707963267949) translate (9.244cm 1.65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95cm 1.65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094cm" svg:y1="1.431cm" svg:x2="9.094cm" svg:y2="1.579cm">
                    <text:p/>
                  </draw:line>
                  <draw:line draw:style-name="gr2" draw:text-style-name="P1" draw:layer="layout" svg:x1="9.095cm" svg:y1="1.578cm" svg:x2="8.953cm" svg:y2="1.578cm">
                    <text:p/>
                  </draw:line>
                </draw:g>
                <draw:g>
                  <draw:line draw:style-name="gr2" draw:text-style-name="P1" draw:layer="layout" svg:x1="9.095cm" svg:y1="1.813cm" svg:x2="9.095cm" svg:y2="1.662cm">
                    <text:p/>
                  </draw:line>
                  <draw:line draw:style-name="gr2" draw:text-style-name="P1" draw:layer="layout" svg:x1="9.096cm" svg:y1="1.663cm" svg:x2="8.953cm" svg:y2="1.663cm">
                    <text:p/>
                  </draw:line>
                </draw:g>
                <draw:g>
                  <draw:line draw:style-name="gr2" draw:text-style-name="P1" draw:layer="layout" svg:x1="9.178cm" svg:y1="1.431cm" svg:x2="9.178cm" svg:y2="1.579cm">
                    <text:p/>
                  </draw:line>
                  <draw:line draw:style-name="gr2" draw:text-style-name="P1" draw:layer="layout" svg:x1="9.177cm" svg:y1="1.578cm" svg:x2="9.319cm" svg:y2="1.578cm">
                    <text:p/>
                  </draw:line>
                </draw:g>
                <draw:g>
                  <draw:line draw:style-name="gr2" draw:text-style-name="P1" draw:layer="layout" svg:x1="9.177cm" svg:y1="1.813cm" svg:x2="9.177cm" svg:y2="1.662cm">
                    <text:p/>
                  </draw:line>
                  <draw:line draw:style-name="gr2" draw:text-style-name="P1" draw:layer="layout" svg:x1="9.176cm" svg:y1="1.663cm" svg:x2="9.319cm" svg:y2="1.663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3cm" svg:x="9.46cm" svg:y="1.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46cm" svg:y="1.66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46cm" svg:y="1.43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46cm" svg:y="1.74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512cm" svg:y="1.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512cm" svg:y="1.66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512cm" svg:y="1.43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512cm" svg:y="1.74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529cm 1.60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39cm 1.60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605cm 1.60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312cm 1.60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526cm 1.65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394cm 1.65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609cm 1.65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312cm 1.65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456cm" svg:y1="1.431cm" svg:x2="9.456cm" svg:y2="1.579cm">
                    <text:p/>
                  </draw:line>
                  <draw:line draw:style-name="gr2" draw:text-style-name="P1" draw:layer="layout" svg:x1="9.457cm" svg:y1="1.578cm" svg:x2="9.315cm" svg:y2="1.578cm">
                    <text:p/>
                  </draw:line>
                </draw:g>
                <draw:g>
                  <draw:line draw:style-name="gr2" draw:text-style-name="P1" draw:layer="layout" svg:x1="9.457cm" svg:y1="1.813cm" svg:x2="9.457cm" svg:y2="1.662cm">
                    <text:p/>
                  </draw:line>
                  <draw:line draw:style-name="gr2" draw:text-style-name="P1" draw:layer="layout" svg:x1="9.459cm" svg:y1="1.663cm" svg:x2="9.316cm" svg:y2="1.663cm">
                    <text:p/>
                  </draw:line>
                </draw:g>
                <draw:g>
                  <draw:line draw:style-name="gr2" draw:text-style-name="P1" draw:layer="layout" svg:x1="9.541cm" svg:y1="1.431cm" svg:x2="9.541cm" svg:y2="1.579cm">
                    <text:p/>
                  </draw:line>
                  <draw:line draw:style-name="gr2" draw:text-style-name="P1" draw:layer="layout" svg:x1="9.54cm" svg:y1="1.578cm" svg:x2="9.682cm" svg:y2="1.578cm">
                    <text:p/>
                  </draw:line>
                </draw:g>
                <draw:g>
                  <draw:line draw:style-name="gr2" draw:text-style-name="P1" draw:layer="layout" svg:x1="9.54cm" svg:y1="1.813cm" svg:x2="9.54cm" svg:y2="1.662cm">
                    <text:p/>
                  </draw:line>
                  <draw:line draw:style-name="gr2" draw:text-style-name="P1" draw:layer="layout" svg:x1="9.538cm" svg:y1="1.663cm" svg:x2="9.681cm" svg:y2="1.663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3cm" svg:x="9.822cm" svg:y="1.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22cm" svg:y="1.66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22cm" svg:y="1.43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22cm" svg:y="1.74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74cm" svg:y="1.5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74cm" svg:y="1.66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74cm" svg:y="1.43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74cm" svg:y="1.74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888cm 1.60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754cm 1.60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967cm 1.60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674cm 1.60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888cm 1.65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754cm 1.65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971cm 1.65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1cm" draw:transform="rotate (1.5707963267949) translate (9.676cm 1.65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818cm" svg:y1="1.431cm" svg:x2="9.818cm" svg:y2="1.579cm">
                    <text:p/>
                  </draw:line>
                  <draw:line draw:style-name="gr2" draw:text-style-name="P1" draw:layer="layout" svg:x1="9.82cm" svg:y1="1.578cm" svg:x2="9.678cm" svg:y2="1.578cm">
                    <text:p/>
                  </draw:line>
                </draw:g>
                <draw:g>
                  <draw:line draw:style-name="gr2" draw:text-style-name="P1" draw:layer="layout" svg:x1="9.819cm" svg:y1="1.813cm" svg:x2="9.819cm" svg:y2="1.662cm">
                    <text:p/>
                  </draw:line>
                  <draw:line draw:style-name="gr2" draw:text-style-name="P1" draw:layer="layout" svg:x1="9.821cm" svg:y1="1.663cm" svg:x2="9.678cm" svg:y2="1.663cm">
                    <text:p/>
                  </draw:line>
                </draw:g>
                <draw:g>
                  <draw:line draw:style-name="gr2" draw:text-style-name="P1" draw:layer="layout" svg:x1="9.903cm" svg:y1="1.431cm" svg:x2="9.903cm" svg:y2="1.579cm">
                    <text:p/>
                  </draw:line>
                  <draw:line draw:style-name="gr2" draw:text-style-name="P1" draw:layer="layout" svg:x1="9.902cm" svg:y1="1.578cm" svg:x2="10.044cm" svg:y2="1.578cm">
                    <text:p/>
                  </draw:line>
                </draw:g>
                <draw:g>
                  <draw:line draw:style-name="gr2" draw:text-style-name="P1" draw:layer="layout" svg:x1="9.902cm" svg:y1="1.813cm" svg:x2="9.902cm" svg:y2="1.662cm">
                    <text:p/>
                  </draw:line>
                  <draw:line draw:style-name="gr2" draw:text-style-name="P1" draw:layer="layout" svg:x1="9.901cm" svg:y1="1.663cm" svg:x2="10.044cm" svg:y2="1.663cm">
                    <text:p/>
                  </draw:line>
                </draw:g>
              </draw:g>
            </draw:g>
          </draw:g>
          <draw:g>
            <draw:g>
              <draw:custom-shape draw:style-name="gr1" draw:text-style-name="P1" draw:layer="layout" svg:width="0.023cm" svg:height="0.072cm" svg:x="7.278cm" svg:y="3.4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278cm" svg:y="3.5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278cm" svg:y="3.34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278cm" svg:y="3.65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33cm" svg:y="3.4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33cm" svg:y="3.5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33cm" svg:y="3.34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33cm" svg:y="3.65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7.349cm 3.5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4cm" draw:transform="rotate (1.5707963267949) translate (7.213cm 3.5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7.428cm 3.5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7.132cm 3.5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346cm 3.5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211cm 3.5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1cm" draw:transform="rotate (1.5707963267949) translate (7.426cm 3.5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132cm 3.5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7.276cm" svg:y1="3.349cm" svg:x2="7.276cm" svg:y2="3.497cm">
                    <text:p/>
                  </draw:line>
                  <draw:line draw:style-name="gr2" draw:text-style-name="P1" draw:layer="layout" svg:x1="7.278cm" svg:y1="3.496cm" svg:x2="7.136cm" svg:y2="3.496cm">
                    <text:p/>
                  </draw:line>
                </draw:g>
                <draw:g>
                  <draw:line draw:style-name="gr2" draw:text-style-name="P1" draw:layer="layout" svg:x1="7.277cm" svg:y1="3.731cm" svg:x2="7.277cm" svg:y2="3.58cm">
                    <text:p/>
                  </draw:line>
                  <draw:line draw:style-name="gr2" draw:text-style-name="P1" draw:layer="layout" svg:x1="7.279cm" svg:y1="3.581cm" svg:x2="7.136cm" svg:y2="3.581cm">
                    <text:p/>
                  </draw:line>
                </draw:g>
                <draw:g>
                  <draw:line draw:style-name="gr2" draw:text-style-name="P1" draw:layer="layout" svg:x1="7.361cm" svg:y1="3.349cm" svg:x2="7.361cm" svg:y2="3.497cm">
                    <text:p/>
                  </draw:line>
                  <draw:line draw:style-name="gr2" draw:text-style-name="P1" draw:layer="layout" svg:x1="7.36cm" svg:y1="3.496cm" svg:x2="7.502cm" svg:y2="3.496cm">
                    <text:p/>
                  </draw:line>
                </draw:g>
                <draw:g>
                  <draw:line draw:style-name="gr2" draw:text-style-name="P1" draw:layer="layout" svg:x1="7.36cm" svg:y1="3.731cm" svg:x2="7.36cm" svg:y2="3.58cm">
                    <text:p/>
                  </draw:line>
                  <draw:line draw:style-name="gr2" draw:text-style-name="P1" draw:layer="layout" svg:x1="7.359cm" svg:y1="3.581cm" svg:x2="7.502cm" svg:y2="3.581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7.64cm" svg:y="3.4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64cm" svg:y="3.5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64cm" svg:y="3.34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64cm" svg:y="3.65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7.695cm" svg:y="3.4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7.695cm" svg:y="3.5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7.695cm" svg:y="3.34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7.695cm" svg:y="3.65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7.712cm 3.5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7.577cm 3.5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4cm" draw:transform="rotate (1.5707963267949) translate (7.79cm 3.5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7.494cm 3.5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709cm 3.5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577cm 3.5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788cm 3.5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498cm 3.5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7.639cm" svg:y1="3.349cm" svg:x2="7.639cm" svg:y2="3.497cm">
                    <text:p/>
                  </draw:line>
                  <draw:line draw:style-name="gr2" draw:text-style-name="P1" draw:layer="layout" svg:x1="7.64cm" svg:y1="3.496cm" svg:x2="7.498cm" svg:y2="3.496cm">
                    <text:p/>
                  </draw:line>
                </draw:g>
                <draw:g>
                  <draw:line draw:style-name="gr2" draw:text-style-name="P1" draw:layer="layout" svg:x1="7.64cm" svg:y1="3.731cm" svg:x2="7.64cm" svg:y2="3.58cm">
                    <text:p/>
                  </draw:line>
                  <draw:line draw:style-name="gr2" draw:text-style-name="P1" draw:layer="layout" svg:x1="7.641cm" svg:y1="3.581cm" svg:x2="7.498cm" svg:y2="3.581cm">
                    <text:p/>
                  </draw:line>
                </draw:g>
                <draw:g>
                  <draw:line draw:style-name="gr2" draw:text-style-name="P1" draw:layer="layout" svg:x1="7.723cm" svg:y1="3.349cm" svg:x2="7.723cm" svg:y2="3.497cm">
                    <text:p/>
                  </draw:line>
                  <draw:line draw:style-name="gr2" draw:text-style-name="P1" draw:layer="layout" svg:x1="7.722cm" svg:y1="3.496cm" svg:x2="7.864cm" svg:y2="3.496cm">
                    <text:p/>
                  </draw:line>
                </draw:g>
                <draw:g>
                  <draw:line draw:style-name="gr2" draw:text-style-name="P1" draw:layer="layout" svg:x1="7.722cm" svg:y1="3.731cm" svg:x2="7.722cm" svg:y2="3.58cm">
                    <text:p/>
                  </draw:line>
                  <draw:line draw:style-name="gr2" draw:text-style-name="P1" draw:layer="layout" svg:x1="7.721cm" svg:y1="3.581cm" svg:x2="7.864cm" svg:y2="3.581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2cm" svg:x="8.005cm" svg:y="3.4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05cm" svg:y="3.5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05cm" svg:y="3.34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05cm" svg:y="3.65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57cm" svg:y="3.4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57cm" svg:y="3.5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57cm" svg:y="3.34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57cm" svg:y="3.65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8.074cm 3.5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7.936cm 3.5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4cm" draw:transform="rotate (1.5707963267949) translate (8.152cm 3.5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7.86cm 3.5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071cm 3.5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936cm 3.5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15cm 3.5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1cm" draw:transform="rotate (1.5707963267949) translate (7.858cm 3.5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001cm" svg:y1="3.349cm" svg:x2="8.001cm" svg:y2="3.497cm">
                    <text:p/>
                  </draw:line>
                  <draw:line draw:style-name="gr2" draw:text-style-name="P1" draw:layer="layout" svg:x1="8.002cm" svg:y1="3.496cm" svg:x2="7.86cm" svg:y2="3.496cm">
                    <text:p/>
                  </draw:line>
                </draw:g>
                <draw:g>
                  <draw:line draw:style-name="gr2" draw:text-style-name="P1" draw:layer="layout" svg:x1="8.002cm" svg:y1="3.731cm" svg:x2="8.002cm" svg:y2="3.58cm">
                    <text:p/>
                  </draw:line>
                  <draw:line draw:style-name="gr2" draw:text-style-name="P1" draw:layer="layout" svg:x1="8.004cm" svg:y1="3.581cm" svg:x2="7.861cm" svg:y2="3.581cm">
                    <text:p/>
                  </draw:line>
                </draw:g>
                <draw:g>
                  <draw:line draw:style-name="gr2" draw:text-style-name="P1" draw:layer="layout" svg:x1="8.086cm" svg:y1="3.349cm" svg:x2="8.086cm" svg:y2="3.497cm">
                    <text:p/>
                  </draw:line>
                  <draw:line draw:style-name="gr2" draw:text-style-name="P1" draw:layer="layout" svg:x1="8.085cm" svg:y1="3.496cm" svg:x2="8.227cm" svg:y2="3.496cm">
                    <text:p/>
                  </draw:line>
                </draw:g>
                <draw:g>
                  <draw:line draw:style-name="gr2" draw:text-style-name="P1" draw:layer="layout" svg:x1="8.085cm" svg:y1="3.731cm" svg:x2="8.085cm" svg:y2="3.58cm">
                    <text:p/>
                  </draw:line>
                  <draw:line draw:style-name="gr2" draw:text-style-name="P1" draw:layer="layout" svg:x1="8.083cm" svg:y1="3.581cm" svg:x2="8.226cm" svg:y2="3.581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8.365cm" svg:y="3.4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365cm" svg:y="3.5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365cm" svg:y="3.34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365cm" svg:y="3.65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416cm" svg:y="3.4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416cm" svg:y="3.5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416cm" svg:y="3.34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416cm" svg:y="3.65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8.436cm 3.5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8.299cm 3.5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8.512cm 3.5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4cm" draw:transform="rotate (1.5707963267949) translate (8.222cm 3.5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436cm 3.5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299cm 3.5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516cm 3.5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22cm 3.57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363cm" svg:y1="3.349cm" svg:x2="8.363cm" svg:y2="3.497cm">
                    <text:p/>
                  </draw:line>
                  <draw:line draw:style-name="gr2" draw:text-style-name="P1" draw:layer="layout" svg:x1="8.365cm" svg:y1="3.496cm" svg:x2="8.223cm" svg:y2="3.496cm">
                    <text:p/>
                  </draw:line>
                </draw:g>
                <draw:g>
                  <draw:line draw:style-name="gr2" draw:text-style-name="P1" draw:layer="layout" svg:x1="8.365cm" svg:y1="3.731cm" svg:x2="8.365cm" svg:y2="3.58cm">
                    <text:p/>
                  </draw:line>
                  <draw:line draw:style-name="gr2" draw:text-style-name="P1" draw:layer="layout" svg:x1="8.366cm" svg:y1="3.581cm" svg:x2="8.223cm" svg:y2="3.581cm">
                    <text:p/>
                  </draw:line>
                </draw:g>
                <draw:g>
                  <draw:line draw:style-name="gr2" draw:text-style-name="P1" draw:layer="layout" svg:x1="8.448cm" svg:y1="3.349cm" svg:x2="8.448cm" svg:y2="3.497cm">
                    <text:p/>
                  </draw:line>
                  <draw:line draw:style-name="gr2" draw:text-style-name="P1" draw:layer="layout" svg:x1="8.447cm" svg:y1="3.496cm" svg:x2="8.589cm" svg:y2="3.496cm">
                    <text:p/>
                  </draw:line>
                </draw:g>
                <draw:g>
                  <draw:line draw:style-name="gr2" draw:text-style-name="P1" draw:layer="layout" svg:x1="8.447cm" svg:y1="3.731cm" svg:x2="8.447cm" svg:y2="3.58cm">
                    <text:p/>
                  </draw:line>
                  <draw:line draw:style-name="gr2" draw:text-style-name="P1" draw:layer="layout" svg:x1="8.446cm" svg:y1="3.581cm" svg:x2="8.589cm" svg:y2="3.581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3cm" svg:x="7.278cm" svg:y="3.81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4cm" svg:x="7.278cm" svg:y="3.96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278cm" svg:y="3.73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278cm" svg:y="4.04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33cm" svg:y="3.81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4cm" svg:x="7.33cm" svg:y="3.96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33cm" svg:y="3.73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33cm" svg:y="4.04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349cm 3.9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4cm" draw:transform="rotate (1.5707963267949) translate (7.213cm 3.9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428cm 3.9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132cm 3.9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3cm" draw:transform="rotate (1.5707963267949) translate (7.346cm 3.9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3cm" draw:transform="rotate (1.5707963267949) translate (7.211cm 3.9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1cm" draw:transform="rotate (1.5707963267949) translate (7.426cm 3.9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3cm" draw:transform="rotate (1.5707963267949) translate (7.132cm 3.9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7.276cm" svg:y1="3.732cm" svg:x2="7.276cm" svg:y2="3.88cm">
                    <text:p/>
                  </draw:line>
                  <draw:line draw:style-name="gr2" draw:text-style-name="P1" draw:layer="layout" svg:x1="7.278cm" svg:y1="3.879cm" svg:x2="7.136cm" svg:y2="3.879cm">
                    <text:p/>
                  </draw:line>
                </draw:g>
                <draw:g>
                  <draw:line draw:style-name="gr2" draw:text-style-name="P1" draw:layer="layout" svg:x1="7.277cm" svg:y1="4.114cm" svg:x2="7.277cm" svg:y2="3.963cm">
                    <text:p/>
                  </draw:line>
                  <draw:line draw:style-name="gr2" draw:text-style-name="P1" draw:layer="layout" svg:x1="7.279cm" svg:y1="3.964cm" svg:x2="7.136cm" svg:y2="3.964cm">
                    <text:p/>
                  </draw:line>
                </draw:g>
                <draw:g>
                  <draw:line draw:style-name="gr2" draw:text-style-name="P1" draw:layer="layout" svg:x1="7.361cm" svg:y1="3.732cm" svg:x2="7.361cm" svg:y2="3.88cm">
                    <text:p/>
                  </draw:line>
                  <draw:line draw:style-name="gr2" draw:text-style-name="P1" draw:layer="layout" svg:x1="7.36cm" svg:y1="3.879cm" svg:x2="7.502cm" svg:y2="3.879cm">
                    <text:p/>
                  </draw:line>
                </draw:g>
                <draw:g>
                  <draw:line draw:style-name="gr2" draw:text-style-name="P1" draw:layer="layout" svg:x1="7.36cm" svg:y1="4.114cm" svg:x2="7.36cm" svg:y2="3.963cm">
                    <text:p/>
                  </draw:line>
                  <draw:line draw:style-name="gr2" draw:text-style-name="P1" draw:layer="layout" svg:x1="7.359cm" svg:y1="3.964cm" svg:x2="7.502cm" svg:y2="3.964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3cm" svg:x="7.64cm" svg:y="3.81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4cm" svg:x="7.64cm" svg:y="3.96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64cm" svg:y="3.73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64cm" svg:y="4.04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7.695cm" svg:y="3.81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7.695cm" svg:y="3.96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7.695cm" svg:y="3.73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7.695cm" svg:y="4.04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712cm 3.9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577cm 3.9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4cm" draw:transform="rotate (1.5707963267949) translate (7.79cm 3.9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494cm 3.9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3cm" draw:transform="rotate (1.5707963267949) translate (7.709cm 3.9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2cm" draw:transform="rotate (1.5707963267949) translate (7.577cm 3.9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3cm" draw:transform="rotate (1.5707963267949) translate (7.788cm 3.9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2cm" draw:transform="rotate (1.5707963267949) translate (7.498cm 3.9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7.639cm" svg:y1="3.732cm" svg:x2="7.639cm" svg:y2="3.88cm">
                    <text:p/>
                  </draw:line>
                  <draw:line draw:style-name="gr2" draw:text-style-name="P1" draw:layer="layout" svg:x1="7.64cm" svg:y1="3.879cm" svg:x2="7.498cm" svg:y2="3.879cm">
                    <text:p/>
                  </draw:line>
                </draw:g>
                <draw:g>
                  <draw:line draw:style-name="gr2" draw:text-style-name="P1" draw:layer="layout" svg:x1="7.64cm" svg:y1="4.114cm" svg:x2="7.64cm" svg:y2="3.963cm">
                    <text:p/>
                  </draw:line>
                  <draw:line draw:style-name="gr2" draw:text-style-name="P1" draw:layer="layout" svg:x1="7.641cm" svg:y1="3.964cm" svg:x2="7.498cm" svg:y2="3.964cm">
                    <text:p/>
                  </draw:line>
                </draw:g>
                <draw:g>
                  <draw:line draw:style-name="gr2" draw:text-style-name="P1" draw:layer="layout" svg:x1="7.723cm" svg:y1="3.732cm" svg:x2="7.723cm" svg:y2="3.88cm">
                    <text:p/>
                  </draw:line>
                  <draw:line draw:style-name="gr2" draw:text-style-name="P1" draw:layer="layout" svg:x1="7.722cm" svg:y1="3.879cm" svg:x2="7.864cm" svg:y2="3.879cm">
                    <text:p/>
                  </draw:line>
                </draw:g>
                <draw:g>
                  <draw:line draw:style-name="gr2" draw:text-style-name="P1" draw:layer="layout" svg:x1="7.722cm" svg:y1="4.114cm" svg:x2="7.722cm" svg:y2="3.963cm">
                    <text:p/>
                  </draw:line>
                  <draw:line draw:style-name="gr2" draw:text-style-name="P1" draw:layer="layout" svg:x1="7.721cm" svg:y1="3.964cm" svg:x2="7.864cm" svg:y2="3.964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3cm" svg:x="8.005cm" svg:y="3.81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8.005cm" svg:y="3.96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05cm" svg:y="3.73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05cm" svg:y="4.04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57cm" svg:y="3.81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8.057cm" svg:y="3.96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57cm" svg:y="3.73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57cm" svg:y="4.04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074cm 3.9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936cm 3.9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4cm" draw:transform="rotate (1.5707963267949) translate (8.152cm 3.9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86cm 3.9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3cm" draw:transform="rotate (1.5707963267949) translate (8.071cm 3.9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3cm" draw:transform="rotate (1.5707963267949) translate (7.936cm 3.9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3cm" draw:transform="rotate (1.5707963267949) translate (8.15cm 3.9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1cm" draw:transform="rotate (1.5707963267949) translate (7.858cm 3.9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001cm" svg:y1="3.732cm" svg:x2="8.001cm" svg:y2="3.88cm">
                    <text:p/>
                  </draw:line>
                  <draw:line draw:style-name="gr2" draw:text-style-name="P1" draw:layer="layout" svg:x1="8.002cm" svg:y1="3.879cm" svg:x2="7.86cm" svg:y2="3.879cm">
                    <text:p/>
                  </draw:line>
                </draw:g>
                <draw:g>
                  <draw:line draw:style-name="gr2" draw:text-style-name="P1" draw:layer="layout" svg:x1="8.002cm" svg:y1="4.114cm" svg:x2="8.002cm" svg:y2="3.963cm">
                    <text:p/>
                  </draw:line>
                  <draw:line draw:style-name="gr2" draw:text-style-name="P1" draw:layer="layout" svg:x1="8.004cm" svg:y1="3.964cm" svg:x2="7.861cm" svg:y2="3.964cm">
                    <text:p/>
                  </draw:line>
                </draw:g>
                <draw:g>
                  <draw:line draw:style-name="gr2" draw:text-style-name="P1" draw:layer="layout" svg:x1="8.086cm" svg:y1="3.732cm" svg:x2="8.086cm" svg:y2="3.88cm">
                    <text:p/>
                  </draw:line>
                  <draw:line draw:style-name="gr2" draw:text-style-name="P1" draw:layer="layout" svg:x1="8.085cm" svg:y1="3.879cm" svg:x2="8.227cm" svg:y2="3.879cm">
                    <text:p/>
                  </draw:line>
                </draw:g>
                <draw:g>
                  <draw:line draw:style-name="gr2" draw:text-style-name="P1" draw:layer="layout" svg:x1="8.085cm" svg:y1="4.114cm" svg:x2="8.085cm" svg:y2="3.963cm">
                    <text:p/>
                  </draw:line>
                  <draw:line draw:style-name="gr2" draw:text-style-name="P1" draw:layer="layout" svg:x1="8.083cm" svg:y1="3.964cm" svg:x2="8.226cm" svg:y2="3.964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3cm" svg:x="8.365cm" svg:y="3.81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4cm" svg:x="8.365cm" svg:y="3.96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365cm" svg:y="3.73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365cm" svg:y="4.04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416cm" svg:y="3.81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4cm" svg:x="8.416cm" svg:y="3.96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416cm" svg:y="3.73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416cm" svg:y="4.04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436cm 3.9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299cm 3.9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512cm 3.9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4cm" draw:transform="rotate (1.5707963267949) translate (8.222cm 3.9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2cm" draw:transform="rotate (1.5707963267949) translate (8.436cm 3.9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3cm" draw:transform="rotate (1.5707963267949) translate (8.299cm 3.9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2cm" draw:transform="rotate (1.5707963267949) translate (8.516cm 3.9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3cm" draw:transform="rotate (1.5707963267949) translate (8.22cm 3.96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363cm" svg:y1="3.732cm" svg:x2="8.363cm" svg:y2="3.88cm">
                    <text:p/>
                  </draw:line>
                  <draw:line draw:style-name="gr2" draw:text-style-name="P1" draw:layer="layout" svg:x1="8.365cm" svg:y1="3.879cm" svg:x2="8.223cm" svg:y2="3.879cm">
                    <text:p/>
                  </draw:line>
                </draw:g>
                <draw:g>
                  <draw:line draw:style-name="gr2" draw:text-style-name="P1" draw:layer="layout" svg:x1="8.365cm" svg:y1="4.114cm" svg:x2="8.365cm" svg:y2="3.963cm">
                    <text:p/>
                  </draw:line>
                  <draw:line draw:style-name="gr2" draw:text-style-name="P1" draw:layer="layout" svg:x1="8.366cm" svg:y1="3.964cm" svg:x2="8.223cm" svg:y2="3.964cm">
                    <text:p/>
                  </draw:line>
                </draw:g>
                <draw:g>
                  <draw:line draw:style-name="gr2" draw:text-style-name="P1" draw:layer="layout" svg:x1="8.448cm" svg:y1="3.732cm" svg:x2="8.448cm" svg:y2="3.88cm">
                    <text:p/>
                  </draw:line>
                  <draw:line draw:style-name="gr2" draw:text-style-name="P1" draw:layer="layout" svg:x1="8.447cm" svg:y1="3.879cm" svg:x2="8.589cm" svg:y2="3.879cm">
                    <text:p/>
                  </draw:line>
                </draw:g>
                <draw:g>
                  <draw:line draw:style-name="gr2" draw:text-style-name="P1" draw:layer="layout" svg:x1="8.447cm" svg:y1="4.114cm" svg:x2="8.447cm" svg:y2="3.963cm">
                    <text:p/>
                  </draw:line>
                  <draw:line draw:style-name="gr2" draw:text-style-name="P1" draw:layer="layout" svg:x1="8.446cm" svg:y1="3.964cm" svg:x2="8.589cm" svg:y2="3.964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7.278cm" svg:y="2.66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278cm" svg:y="2.8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278cm" svg:y="2.58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278cm" svg:y="2.89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33cm" svg:y="2.66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33cm" svg:y="2.8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33cm" svg:y="2.58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33cm" svg:y="2.89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6cm" svg:height="0.072cm" draw:transform="rotate (1.5707963267949) translate (7.349cm 2.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4cm" draw:transform="rotate (1.5707963267949) translate (7.213cm 2.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2cm" draw:transform="rotate (1.5707963267949) translate (7.428cm 2.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3cm" draw:transform="rotate (1.5707963267949) translate (7.132cm 2.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346cm 2.81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211cm 2.81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1cm" draw:transform="rotate (1.5707963267949) translate (7.426cm 2.81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132cm 2.81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7.276cm" svg:y1="2.583cm" svg:x2="7.276cm" svg:y2="2.731cm">
                    <text:p/>
                  </draw:line>
                  <draw:line draw:style-name="gr2" draw:text-style-name="P1" draw:layer="layout" svg:x1="7.278cm" svg:y1="2.73cm" svg:x2="7.136cm" svg:y2="2.73cm">
                    <text:p/>
                  </draw:line>
                </draw:g>
                <draw:g>
                  <draw:line draw:style-name="gr2" draw:text-style-name="P1" draw:layer="layout" svg:x1="7.277cm" svg:y1="2.965cm" svg:x2="7.277cm" svg:y2="2.814cm">
                    <text:p/>
                  </draw:line>
                  <draw:line draw:style-name="gr2" draw:text-style-name="P1" draw:layer="layout" svg:x1="7.279cm" svg:y1="2.815cm" svg:x2="7.136cm" svg:y2="2.815cm">
                    <text:p/>
                  </draw:line>
                </draw:g>
                <draw:g>
                  <draw:line draw:style-name="gr2" draw:text-style-name="P1" draw:layer="layout" svg:x1="7.361cm" svg:y1="2.583cm" svg:x2="7.361cm" svg:y2="2.731cm">
                    <text:p/>
                  </draw:line>
                  <draw:line draw:style-name="gr2" draw:text-style-name="P1" draw:layer="layout" svg:x1="7.36cm" svg:y1="2.729cm" svg:x2="7.502cm" svg:y2="2.729cm">
                    <text:p/>
                  </draw:line>
                </draw:g>
                <draw:g>
                  <draw:line draw:style-name="gr2" draw:text-style-name="P1" draw:layer="layout" svg:x1="7.36cm" svg:y1="2.965cm" svg:x2="7.36cm" svg:y2="2.814cm">
                    <text:p/>
                  </draw:line>
                  <draw:line draw:style-name="gr2" draw:text-style-name="P1" draw:layer="layout" svg:x1="7.359cm" svg:y1="2.815cm" svg:x2="7.502cm" svg:y2="2.815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7.64cm" svg:y="2.66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64cm" svg:y="2.8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64cm" svg:y="2.58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64cm" svg:y="2.89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7.695cm" svg:y="2.66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7.695cm" svg:y="2.8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7.695cm" svg:y="2.58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7.695cm" svg:y="2.89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6cm" svg:height="0.072cm" draw:transform="rotate (1.5707963267949) translate (7.712cm 2.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2cm" draw:transform="rotate (1.5707963267949) translate (7.577cm 2.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4cm" draw:transform="rotate (1.5707963267949) translate (7.79cm 2.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3cm" draw:transform="rotate (1.5707963267949) translate (7.494cm 2.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709cm 2.81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577cm 2.81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788cm 2.81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498cm 2.81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7.639cm" svg:y1="2.583cm" svg:x2="7.639cm" svg:y2="2.731cm">
                    <text:p/>
                  </draw:line>
                  <draw:line draw:style-name="gr2" draw:text-style-name="P1" draw:layer="layout" svg:x1="7.64cm" svg:y1="2.73cm" svg:x2="7.498cm" svg:y2="2.73cm">
                    <text:p/>
                  </draw:line>
                </draw:g>
                <draw:g>
                  <draw:line draw:style-name="gr2" draw:text-style-name="P1" draw:layer="layout" svg:x1="7.64cm" svg:y1="2.965cm" svg:x2="7.64cm" svg:y2="2.814cm">
                    <text:p/>
                  </draw:line>
                  <draw:line draw:style-name="gr2" draw:text-style-name="P1" draw:layer="layout" svg:x1="7.641cm" svg:y1="2.815cm" svg:x2="7.498cm" svg:y2="2.815cm">
                    <text:p/>
                  </draw:line>
                </draw:g>
                <draw:g>
                  <draw:line draw:style-name="gr2" draw:text-style-name="P1" draw:layer="layout" svg:x1="7.723cm" svg:y1="2.583cm" svg:x2="7.723cm" svg:y2="2.731cm">
                    <text:p/>
                  </draw:line>
                  <draw:line draw:style-name="gr2" draw:text-style-name="P1" draw:layer="layout" svg:x1="7.722cm" svg:y1="2.729cm" svg:x2="7.864cm" svg:y2="2.729cm">
                    <text:p/>
                  </draw:line>
                </draw:g>
                <draw:g>
                  <draw:line draw:style-name="gr2" draw:text-style-name="P1" draw:layer="layout" svg:x1="7.722cm" svg:y1="2.965cm" svg:x2="7.722cm" svg:y2="2.814cm">
                    <text:p/>
                  </draw:line>
                  <draw:line draw:style-name="gr2" draw:text-style-name="P1" draw:layer="layout" svg:x1="7.721cm" svg:y1="2.815cm" svg:x2="7.864cm" svg:y2="2.815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2cm" svg:x="8.005cm" svg:y="2.66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05cm" svg:y="2.8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05cm" svg:y="2.58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05cm" svg:y="2.89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57cm" svg:y="2.66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57cm" svg:y="2.8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57cm" svg:y="2.58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57cm" svg:y="2.89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6cm" svg:height="0.072cm" draw:transform="rotate (1.5707963267949) translate (8.074cm 2.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3cm" draw:transform="rotate (1.5707963267949) translate (7.936cm 2.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4cm" draw:transform="rotate (1.5707963267949) translate (8.152cm 2.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2cm" draw:transform="rotate (1.5707963267949) translate (7.86cm 2.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071cm 2.81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936cm 2.81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15cm 2.81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1cm" draw:transform="rotate (1.5707963267949) translate (7.858cm 2.81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001cm" svg:y1="2.583cm" svg:x2="8.001cm" svg:y2="2.731cm">
                    <text:p/>
                  </draw:line>
                  <draw:line draw:style-name="gr2" draw:text-style-name="P1" draw:layer="layout" svg:x1="8.002cm" svg:y1="2.73cm" svg:x2="7.86cm" svg:y2="2.73cm">
                    <text:p/>
                  </draw:line>
                </draw:g>
                <draw:g>
                  <draw:line draw:style-name="gr2" draw:text-style-name="P1" draw:layer="layout" svg:x1="8.002cm" svg:y1="2.965cm" svg:x2="8.002cm" svg:y2="2.814cm">
                    <text:p/>
                  </draw:line>
                  <draw:line draw:style-name="gr2" draw:text-style-name="P1" draw:layer="layout" svg:x1="8.004cm" svg:y1="2.815cm" svg:x2="7.861cm" svg:y2="2.815cm">
                    <text:p/>
                  </draw:line>
                </draw:g>
                <draw:g>
                  <draw:line draw:style-name="gr2" draw:text-style-name="P1" draw:layer="layout" svg:x1="8.086cm" svg:y1="2.583cm" svg:x2="8.086cm" svg:y2="2.731cm">
                    <text:p/>
                  </draw:line>
                  <draw:line draw:style-name="gr2" draw:text-style-name="P1" draw:layer="layout" svg:x1="8.085cm" svg:y1="2.729cm" svg:x2="8.227cm" svg:y2="2.729cm">
                    <text:p/>
                  </draw:line>
                </draw:g>
                <draw:g>
                  <draw:line draw:style-name="gr2" draw:text-style-name="P1" draw:layer="layout" svg:x1="8.085cm" svg:y1="2.965cm" svg:x2="8.085cm" svg:y2="2.814cm">
                    <text:p/>
                  </draw:line>
                  <draw:line draw:style-name="gr2" draw:text-style-name="P1" draw:layer="layout" svg:x1="8.083cm" svg:y1="2.815cm" svg:x2="8.226cm" svg:y2="2.815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8.365cm" svg:y="2.66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365cm" svg:y="2.8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365cm" svg:y="2.58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365cm" svg:y="2.89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416cm" svg:y="2.66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416cm" svg:y="2.81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416cm" svg:y="2.58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416cm" svg:y="2.89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6cm" svg:height="0.072cm" draw:transform="rotate (1.5707963267949) translate (8.436cm 2.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3cm" draw:transform="rotate (1.5707963267949) translate (8.299cm 2.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3cm" draw:transform="rotate (1.5707963267949) translate (8.512cm 2.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6cm" svg:height="0.074cm" draw:transform="rotate (1.5707963267949) translate (8.222cm 2.7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436cm 2.81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299cm 2.81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516cm 2.81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22cm 2.81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363cm" svg:y1="2.583cm" svg:x2="8.363cm" svg:y2="2.731cm">
                    <text:p/>
                  </draw:line>
                  <draw:line draw:style-name="gr2" draw:text-style-name="P1" draw:layer="layout" svg:x1="8.365cm" svg:y1="2.73cm" svg:x2="8.223cm" svg:y2="2.73cm">
                    <text:p/>
                  </draw:line>
                </draw:g>
                <draw:g>
                  <draw:line draw:style-name="gr2" draw:text-style-name="P1" draw:layer="layout" svg:x1="8.365cm" svg:y1="2.965cm" svg:x2="8.365cm" svg:y2="2.814cm">
                    <text:p/>
                  </draw:line>
                  <draw:line draw:style-name="gr2" draw:text-style-name="P1" draw:layer="layout" svg:x1="8.366cm" svg:y1="2.815cm" svg:x2="8.223cm" svg:y2="2.815cm">
                    <text:p/>
                  </draw:line>
                </draw:g>
                <draw:g>
                  <draw:line draw:style-name="gr2" draw:text-style-name="P1" draw:layer="layout" svg:x1="8.448cm" svg:y1="2.583cm" svg:x2="8.448cm" svg:y2="2.731cm">
                    <text:p/>
                  </draw:line>
                  <draw:line draw:style-name="gr2" draw:text-style-name="P1" draw:layer="layout" svg:x1="8.447cm" svg:y1="2.729cm" svg:x2="8.589cm" svg:y2="2.729cm">
                    <text:p/>
                  </draw:line>
                </draw:g>
                <draw:g>
                  <draw:line draw:style-name="gr2" draw:text-style-name="P1" draw:layer="layout" svg:x1="8.447cm" svg:y1="2.965cm" svg:x2="8.447cm" svg:y2="2.814cm">
                    <text:p/>
                  </draw:line>
                  <draw:line draw:style-name="gr2" draw:text-style-name="P1" draw:layer="layout" svg:x1="8.446cm" svg:y1="2.815cm" svg:x2="8.589cm" svg:y2="2.815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7.278cm" svg:y="3.04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278cm" svg:y="3.1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278cm" svg:y="2.96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278cm" svg:y="3.27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33cm" svg:y="3.04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33cm" svg:y="3.1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33cm" svg:y="2.96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33cm" svg:y="3.27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349cm 3.14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4cm" draw:transform="rotate (1.5707963267949) translate (7.213cm 3.14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428cm 3.14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132cm 3.14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346cm 3.1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211cm 3.1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1cm" draw:transform="rotate (1.5707963267949) translate (7.426cm 3.1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132cm 3.1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7.276cm" svg:y1="2.966cm" svg:x2="7.276cm" svg:y2="3.114cm">
                    <text:p/>
                  </draw:line>
                  <draw:line draw:style-name="gr2" draw:text-style-name="P1" draw:layer="layout" svg:x1="7.278cm" svg:y1="3.113cm" svg:x2="7.136cm" svg:y2="3.113cm">
                    <text:p/>
                  </draw:line>
                </draw:g>
                <draw:g>
                  <draw:line draw:style-name="gr2" draw:text-style-name="P1" draw:layer="layout" svg:x1="7.277cm" svg:y1="3.348cm" svg:x2="7.277cm" svg:y2="3.197cm">
                    <text:p/>
                  </draw:line>
                  <draw:line draw:style-name="gr2" draw:text-style-name="P1" draw:layer="layout" svg:x1="7.279cm" svg:y1="3.198cm" svg:x2="7.136cm" svg:y2="3.198cm">
                    <text:p/>
                  </draw:line>
                </draw:g>
                <draw:g>
                  <draw:line draw:style-name="gr2" draw:text-style-name="P1" draw:layer="layout" svg:x1="7.361cm" svg:y1="2.966cm" svg:x2="7.361cm" svg:y2="3.114cm">
                    <text:p/>
                  </draw:line>
                  <draw:line draw:style-name="gr2" draw:text-style-name="P1" draw:layer="layout" svg:x1="7.36cm" svg:y1="3.112cm" svg:x2="7.502cm" svg:y2="3.112cm">
                    <text:p/>
                  </draw:line>
                </draw:g>
                <draw:g>
                  <draw:line draw:style-name="gr2" draw:text-style-name="P1" draw:layer="layout" svg:x1="7.36cm" svg:y1="3.348cm" svg:x2="7.36cm" svg:y2="3.197cm">
                    <text:p/>
                  </draw:line>
                  <draw:line draw:style-name="gr2" draw:text-style-name="P1" draw:layer="layout" svg:x1="7.359cm" svg:y1="3.198cm" svg:x2="7.502cm" svg:y2="3.198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7.64cm" svg:y="3.04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7.64cm" svg:y="3.1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64cm" svg:y="2.96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7.64cm" svg:y="3.27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7.695cm" svg:y="3.04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7.695cm" svg:y="3.1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7.695cm" svg:y="2.96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7.695cm" svg:y="3.27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712cm 3.14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577cm 3.14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4cm" draw:transform="rotate (1.5707963267949) translate (7.79cm 3.14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494cm 3.14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709cm 3.1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577cm 3.1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788cm 3.1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7.498cm 3.1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7.639cm" svg:y1="2.966cm" svg:x2="7.639cm" svg:y2="3.114cm">
                    <text:p/>
                  </draw:line>
                  <draw:line draw:style-name="gr2" draw:text-style-name="P1" draw:layer="layout" svg:x1="7.64cm" svg:y1="3.113cm" svg:x2="7.498cm" svg:y2="3.113cm">
                    <text:p/>
                  </draw:line>
                </draw:g>
                <draw:g>
                  <draw:line draw:style-name="gr2" draw:text-style-name="P1" draw:layer="layout" svg:x1="7.64cm" svg:y1="3.348cm" svg:x2="7.64cm" svg:y2="3.197cm">
                    <text:p/>
                  </draw:line>
                  <draw:line draw:style-name="gr2" draw:text-style-name="P1" draw:layer="layout" svg:x1="7.641cm" svg:y1="3.198cm" svg:x2="7.498cm" svg:y2="3.198cm">
                    <text:p/>
                  </draw:line>
                </draw:g>
                <draw:g>
                  <draw:line draw:style-name="gr2" draw:text-style-name="P1" draw:layer="layout" svg:x1="7.723cm" svg:y1="2.966cm" svg:x2="7.723cm" svg:y2="3.114cm">
                    <text:p/>
                  </draw:line>
                  <draw:line draw:style-name="gr2" draw:text-style-name="P1" draw:layer="layout" svg:x1="7.722cm" svg:y1="3.112cm" svg:x2="7.864cm" svg:y2="3.112cm">
                    <text:p/>
                  </draw:line>
                </draw:g>
                <draw:g>
                  <draw:line draw:style-name="gr2" draw:text-style-name="P1" draw:layer="layout" svg:x1="7.722cm" svg:y1="3.348cm" svg:x2="7.722cm" svg:y2="3.197cm">
                    <text:p/>
                  </draw:line>
                  <draw:line draw:style-name="gr2" draw:text-style-name="P1" draw:layer="layout" svg:x1="7.721cm" svg:y1="3.198cm" svg:x2="7.864cm" svg:y2="3.198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2cm" svg:x="8.005cm" svg:y="3.04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05cm" svg:y="3.1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05cm" svg:y="2.96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05cm" svg:y="3.27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57cm" svg:y="3.04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8.057cm" svg:y="3.1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57cm" svg:y="2.96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8.057cm" svg:y="3.27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074cm 3.14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7.936cm 3.14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4cm" draw:transform="rotate (1.5707963267949) translate (8.152cm 3.14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7.86cm 3.14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071cm 3.1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7.936cm 3.1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15cm 3.1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1cm" draw:transform="rotate (1.5707963267949) translate (7.858cm 3.1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001cm" svg:y1="2.966cm" svg:x2="8.001cm" svg:y2="3.114cm">
                    <text:p/>
                  </draw:line>
                  <draw:line draw:style-name="gr2" draw:text-style-name="P1" draw:layer="layout" svg:x1="8.002cm" svg:y1="3.113cm" svg:x2="7.86cm" svg:y2="3.113cm">
                    <text:p/>
                  </draw:line>
                </draw:g>
                <draw:g>
                  <draw:line draw:style-name="gr2" draw:text-style-name="P1" draw:layer="layout" svg:x1="8.002cm" svg:y1="3.348cm" svg:x2="8.002cm" svg:y2="3.197cm">
                    <text:p/>
                  </draw:line>
                  <draw:line draw:style-name="gr2" draw:text-style-name="P1" draw:layer="layout" svg:x1="8.004cm" svg:y1="3.198cm" svg:x2="7.861cm" svg:y2="3.198cm">
                    <text:p/>
                  </draw:line>
                </draw:g>
                <draw:g>
                  <draw:line draw:style-name="gr2" draw:text-style-name="P1" draw:layer="layout" svg:x1="8.086cm" svg:y1="2.966cm" svg:x2="8.086cm" svg:y2="3.114cm">
                    <text:p/>
                  </draw:line>
                  <draw:line draw:style-name="gr2" draw:text-style-name="P1" draw:layer="layout" svg:x1="8.085cm" svg:y1="3.112cm" svg:x2="8.227cm" svg:y2="3.112cm">
                    <text:p/>
                  </draw:line>
                </draw:g>
                <draw:g>
                  <draw:line draw:style-name="gr2" draw:text-style-name="P1" draw:layer="layout" svg:x1="8.085cm" svg:y1="3.348cm" svg:x2="8.085cm" svg:y2="3.197cm">
                    <text:p/>
                  </draw:line>
                  <draw:line draw:style-name="gr2" draw:text-style-name="P1" draw:layer="layout" svg:x1="8.083cm" svg:y1="3.198cm" svg:x2="8.226cm" svg:y2="3.198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8.365cm" svg:y="3.04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365cm" svg:y="3.1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365cm" svg:y="2.96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365cm" svg:y="3.27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416cm" svg:y="3.04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416cm" svg:y="3.1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416cm" svg:y="2.96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416cm" svg:y="3.27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436cm 3.14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299cm 3.14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512cm 3.14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4cm" draw:transform="rotate (1.5707963267949) translate (8.222cm 3.14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436cm 3.1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299cm 3.1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516cm 3.1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22cm 3.19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363cm" svg:y1="2.966cm" svg:x2="8.363cm" svg:y2="3.114cm">
                    <text:p/>
                  </draw:line>
                  <draw:line draw:style-name="gr2" draw:text-style-name="P1" draw:layer="layout" svg:x1="8.365cm" svg:y1="3.113cm" svg:x2="8.223cm" svg:y2="3.113cm">
                    <text:p/>
                  </draw:line>
                </draw:g>
                <draw:g>
                  <draw:line draw:style-name="gr2" draw:text-style-name="P1" draw:layer="layout" svg:x1="8.365cm" svg:y1="3.348cm" svg:x2="8.365cm" svg:y2="3.197cm">
                    <text:p/>
                  </draw:line>
                  <draw:line draw:style-name="gr2" draw:text-style-name="P1" draw:layer="layout" svg:x1="8.366cm" svg:y1="3.198cm" svg:x2="8.223cm" svg:y2="3.198cm">
                    <text:p/>
                  </draw:line>
                </draw:g>
                <draw:g>
                  <draw:line draw:style-name="gr2" draw:text-style-name="P1" draw:layer="layout" svg:x1="8.448cm" svg:y1="2.966cm" svg:x2="8.448cm" svg:y2="3.114cm">
                    <text:p/>
                  </draw:line>
                  <draw:line draw:style-name="gr2" draw:text-style-name="P1" draw:layer="layout" svg:x1="8.447cm" svg:y1="3.112cm" svg:x2="8.589cm" svg:y2="3.112cm">
                    <text:p/>
                  </draw:line>
                </draw:g>
                <draw:g>
                  <draw:line draw:style-name="gr2" draw:text-style-name="P1" draw:layer="layout" svg:x1="8.447cm" svg:y1="3.348cm" svg:x2="8.447cm" svg:y2="3.197cm">
                    <text:p/>
                  </draw:line>
                  <draw:line draw:style-name="gr2" draw:text-style-name="P1" draw:layer="layout" svg:x1="8.446cm" svg:y1="3.198cm" svg:x2="8.589cm" svg:y2="3.198cm">
                    <text:p/>
                  </draw:line>
                </draw:g>
              </draw:g>
            </draw:g>
          </draw:g>
          <draw:g>
            <draw:g>
              <draw:custom-shape draw:style-name="gr1" draw:text-style-name="P1" draw:layer="layout" svg:width="0.025cm" svg:height="0.073cm" svg:x="8.731cm" svg:y="3.42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731cm" svg:y="3.57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731cm" svg:y="3.34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731cm" svg:y="3.65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783cm" svg:y="3.42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783cm" svg:y="3.57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783cm" svg:y="3.34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783cm" svg:y="3.65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8cm 3.52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665cm 3.52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879cm 3.52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59cm 3.52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4cm" draw:transform="rotate (1.5707963267949) translate (8.803cm 3.57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669cm 3.57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883cm 3.57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59cm 3.57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73cm" svg:y1="3.347cm" svg:x2="8.73cm" svg:y2="3.495cm">
                    <text:p/>
                  </draw:line>
                  <draw:line draw:style-name="gr2" draw:text-style-name="P1" draw:layer="layout" svg:x1="8.732cm" svg:y1="3.494cm" svg:x2="8.59cm" svg:y2="3.494cm">
                    <text:p/>
                  </draw:line>
                </draw:g>
                <draw:g>
                  <draw:line draw:style-name="gr2" draw:text-style-name="P1" draw:layer="layout" svg:x1="8.732cm" svg:y1="3.729cm" svg:x2="8.732cm" svg:y2="3.578cm">
                    <text:p/>
                  </draw:line>
                  <draw:line draw:style-name="gr2" draw:text-style-name="P1" draw:layer="layout" svg:x1="8.733cm" svg:y1="3.579cm" svg:x2="8.59cm" svg:y2="3.579cm">
                    <text:p/>
                  </draw:line>
                </draw:g>
                <draw:g>
                  <draw:line draw:style-name="gr2" draw:text-style-name="P1" draw:layer="layout" svg:x1="8.815cm" svg:y1="3.346cm" svg:x2="8.815cm" svg:y2="3.494cm">
                    <text:p/>
                  </draw:line>
                  <draw:line draw:style-name="gr2" draw:text-style-name="P1" draw:layer="layout" svg:x1="8.814cm" svg:y1="3.493cm" svg:x2="8.956cm" svg:y2="3.493cm">
                    <text:p/>
                  </draw:line>
                </draw:g>
                <draw:g>
                  <draw:line draw:style-name="gr2" draw:text-style-name="P1" draw:layer="layout" svg:x1="8.814cm" svg:y1="3.728cm" svg:x2="8.814cm" svg:y2="3.577cm">
                    <text:p/>
                  </draw:line>
                  <draw:line draw:style-name="gr2" draw:text-style-name="P1" draw:layer="layout" svg:x1="8.813cm" svg:y1="3.578cm" svg:x2="8.956cm" svg:y2="3.578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3cm" svg:x="9.097cm" svg:y="3.42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097cm" svg:y="3.57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097cm" svg:y="3.34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097cm" svg:y="3.65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9.145cm" svg:y="3.42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9.145cm" svg:y="3.57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9.145cm" svg:y="3.34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9.145cm" svg:y="3.65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162cm 3.52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027cm 3.52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241cm 3.52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8.949cm 3.52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4cm" draw:transform="rotate (1.5707963267949) translate (9.165cm 3.57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9.031cm 3.57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9.245cm 3.57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953cm 3.57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093cm" svg:y1="3.347cm" svg:x2="9.093cm" svg:y2="3.495cm">
                    <text:p/>
                  </draw:line>
                  <draw:line draw:style-name="gr2" draw:text-style-name="P1" draw:layer="layout" svg:x1="9.094cm" svg:y1="3.494cm" svg:x2="8.952cm" svg:y2="3.494cm">
                    <text:p/>
                  </draw:line>
                </draw:g>
                <draw:g>
                  <draw:line draw:style-name="gr2" draw:text-style-name="P1" draw:layer="layout" svg:x1="9.094cm" svg:y1="3.729cm" svg:x2="9.094cm" svg:y2="3.578cm">
                    <text:p/>
                  </draw:line>
                  <draw:line draw:style-name="gr2" draw:text-style-name="P1" draw:layer="layout" svg:x1="9.095cm" svg:y1="3.579cm" svg:x2="8.952cm" svg:y2="3.579cm">
                    <text:p/>
                  </draw:line>
                </draw:g>
                <draw:g>
                  <draw:line draw:style-name="gr2" draw:text-style-name="P1" draw:layer="layout" svg:x1="9.178cm" svg:y1="3.346cm" svg:x2="9.178cm" svg:y2="3.494cm">
                    <text:p/>
                  </draw:line>
                  <draw:line draw:style-name="gr2" draw:text-style-name="P1" draw:layer="layout" svg:x1="9.176cm" svg:y1="3.493cm" svg:x2="9.318cm" svg:y2="3.493cm">
                    <text:p/>
                  </draw:line>
                </draw:g>
                <draw:g>
                  <draw:line draw:style-name="gr2" draw:text-style-name="P1" draw:layer="layout" svg:x1="9.176cm" svg:y1="3.728cm" svg:x2="9.176cm" svg:y2="3.577cm">
                    <text:p/>
                  </draw:line>
                  <draw:line draw:style-name="gr2" draw:text-style-name="P1" draw:layer="layout" svg:x1="9.175cm" svg:y1="3.578cm" svg:x2="9.318cm" svg:y2="3.578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3cm" svg:x="9.459cm" svg:y="3.42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459cm" svg:y="3.57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459cm" svg:y="3.34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459cm" svg:y="3.65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511cm" svg:y="3.42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511cm" svg:y="3.57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511cm" svg:y="3.34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511cm" svg:y="3.65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524cm 3.52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389cm 3.52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604cm 3.52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311cm 3.52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4cm" draw:transform="rotate (1.5707963267949) translate (9.527cm 3.57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9.393cm 3.57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9.608cm 3.57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9.315cm 3.57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455cm" svg:y1="3.347cm" svg:x2="9.455cm" svg:y2="3.495cm">
                    <text:p/>
                  </draw:line>
                  <draw:line draw:style-name="gr2" draw:text-style-name="P1" draw:layer="layout" svg:x1="9.456cm" svg:y1="3.494cm" svg:x2="9.314cm" svg:y2="3.494cm">
                    <text:p/>
                  </draw:line>
                </draw:g>
                <draw:g>
                  <draw:line draw:style-name="gr2" draw:text-style-name="P1" draw:layer="layout" svg:x1="9.456cm" svg:y1="3.729cm" svg:x2="9.456cm" svg:y2="3.578cm">
                    <text:p/>
                  </draw:line>
                  <draw:line draw:style-name="gr2" draw:text-style-name="P1" draw:layer="layout" svg:x1="9.458cm" svg:y1="3.579cm" svg:x2="9.315cm" svg:y2="3.579cm">
                    <text:p/>
                  </draw:line>
                </draw:g>
                <draw:g>
                  <draw:line draw:style-name="gr2" draw:text-style-name="P1" draw:layer="layout" svg:x1="9.54cm" svg:y1="3.346cm" svg:x2="9.54cm" svg:y2="3.494cm">
                    <text:p/>
                  </draw:line>
                  <draw:line draw:style-name="gr2" draw:text-style-name="P1" draw:layer="layout" svg:x1="9.539cm" svg:y1="3.493cm" svg:x2="9.681cm" svg:y2="3.493cm">
                    <text:p/>
                  </draw:line>
                </draw:g>
                <draw:g>
                  <draw:line draw:style-name="gr2" draw:text-style-name="P1" draw:layer="layout" svg:x1="9.539cm" svg:y1="3.728cm" svg:x2="9.539cm" svg:y2="3.577cm">
                    <text:p/>
                  </draw:line>
                  <draw:line draw:style-name="gr2" draw:text-style-name="P1" draw:layer="layout" svg:x1="9.537cm" svg:y1="3.578cm" svg:x2="9.68cm" svg:y2="3.578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3cm" svg:x="9.819cm" svg:y="3.42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9.819cm" svg:y="3.57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9.819cm" svg:y="3.34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9.819cm" svg:y="3.65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73cm" svg:y="3.42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73cm" svg:y="3.57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73cm" svg:y="3.34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73cm" svg:y="3.65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891cm 3.52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753cm 3.52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966cm 3.52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673cm 3.52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9.891cm 3.57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753cm 3.57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9.97cm 3.57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9.677cm 3.57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817cm" svg:y1="3.347cm" svg:x2="9.817cm" svg:y2="3.495cm">
                    <text:p/>
                  </draw:line>
                  <draw:line draw:style-name="gr2" draw:text-style-name="P1" draw:layer="layout" svg:x1="9.819cm" svg:y1="3.494cm" svg:x2="9.677cm" svg:y2="3.494cm">
                    <text:p/>
                  </draw:line>
                </draw:g>
                <draw:g>
                  <draw:line draw:style-name="gr2" draw:text-style-name="P1" draw:layer="layout" svg:x1="9.819cm" svg:y1="3.729cm" svg:x2="9.819cm" svg:y2="3.578cm">
                    <text:p/>
                  </draw:line>
                  <draw:line draw:style-name="gr2" draw:text-style-name="P1" draw:layer="layout" svg:x1="9.82cm" svg:y1="3.579cm" svg:x2="9.677cm" svg:y2="3.579cm">
                    <text:p/>
                  </draw:line>
                </draw:g>
                <draw:g>
                  <draw:line draw:style-name="gr2" draw:text-style-name="P1" draw:layer="layout" svg:x1="9.902cm" svg:y1="3.346cm" svg:x2="9.902cm" svg:y2="3.494cm">
                    <text:p/>
                  </draw:line>
                  <draw:line draw:style-name="gr2" draw:text-style-name="P1" draw:layer="layout" svg:x1="9.901cm" svg:y1="3.493cm" svg:x2="10.043cm" svg:y2="3.493cm">
                    <text:p/>
                  </draw:line>
                </draw:g>
                <draw:g>
                  <draw:line draw:style-name="gr2" draw:text-style-name="P1" draw:layer="layout" svg:x1="9.901cm" svg:y1="3.728cm" svg:x2="9.901cm" svg:y2="3.577cm">
                    <text:p/>
                  </draw:line>
                  <draw:line draw:style-name="gr2" draw:text-style-name="P1" draw:layer="layout" svg:x1="9.9cm" svg:y1="3.578cm" svg:x2="10.043cm" svg:y2="3.578cm">
                    <text:p/>
                  </draw:line>
                </draw:g>
              </draw:g>
            </draw:g>
            <draw:g>
              <draw:custom-shape draw:style-name="gr1" draw:text-style-name="P1" draw:layer="layout" svg:width="0.025cm" svg:height="0.072cm" svg:x="8.731cm" svg:y="3.80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731cm" svg:y="3.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1cm" svg:x="8.731cm" svg:y="3.7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731cm" svg:y="4.03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783cm" svg:y="3.80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783cm" svg:y="3.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1cm" svg:x="8.783cm" svg:y="3.7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783cm" svg:y="4.03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8cm 3.90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665cm 3.90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879cm 3.90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59cm 3.90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4cm" draw:transform="rotate (1.5707963267949) translate (8.803cm 3.95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8.669cm 3.95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8.883cm 3.95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8.59cm 3.95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73cm" svg:y1="3.73cm" svg:x2="8.73cm" svg:y2="3.878cm">
                    <text:p/>
                  </draw:line>
                  <draw:line draw:style-name="gr2" draw:text-style-name="P1" draw:layer="layout" svg:x1="8.732cm" svg:y1="3.876cm" svg:x2="8.59cm" svg:y2="3.876cm">
                    <text:p/>
                  </draw:line>
                </draw:g>
                <draw:g>
                  <draw:line draw:style-name="gr2" draw:text-style-name="P1" draw:layer="layout" svg:x1="8.732cm" svg:y1="4.112cm" svg:x2="8.732cm" svg:y2="3.961cm">
                    <text:p/>
                  </draw:line>
                  <draw:line draw:style-name="gr2" draw:text-style-name="P1" draw:layer="layout" svg:x1="8.733cm" svg:y1="3.962cm" svg:x2="8.59cm" svg:y2="3.962cm">
                    <text:p/>
                  </draw:line>
                </draw:g>
                <draw:g>
                  <draw:line draw:style-name="gr2" draw:text-style-name="P1" draw:layer="layout" svg:x1="8.815cm" svg:y1="3.729cm" svg:x2="8.815cm" svg:y2="3.877cm">
                    <text:p/>
                  </draw:line>
                  <draw:line draw:style-name="gr2" draw:text-style-name="P1" draw:layer="layout" svg:x1="8.814cm" svg:y1="3.876cm" svg:x2="8.956cm" svg:y2="3.876cm">
                    <text:p/>
                  </draw:line>
                </draw:g>
                <draw:g>
                  <draw:line draw:style-name="gr2" draw:text-style-name="P1" draw:layer="layout" svg:x1="8.814cm" svg:y1="4.111cm" svg:x2="8.814cm" svg:y2="3.96cm">
                    <text:p/>
                  </draw:line>
                  <draw:line draw:style-name="gr2" draw:text-style-name="P1" draw:layer="layout" svg:x1="8.813cm" svg:y1="3.961cm" svg:x2="8.956cm" svg:y2="3.961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2cm" svg:x="9.097cm" svg:y="3.80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097cm" svg:y="3.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1cm" svg:x="9.097cm" svg:y="3.7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097cm" svg:y="4.03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9.145cm" svg:y="3.80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9.145cm" svg:y="3.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1cm" svg:x="9.145cm" svg:y="3.7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9.145cm" svg:y="4.03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162cm 3.90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027cm 3.90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241cm 3.90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949cm 3.90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4cm" draw:transform="rotate (1.5707963267949) translate (9.165cm 3.95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9.031cm 3.95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9.245cm 3.95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8.953cm 3.95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093cm" svg:y1="3.73cm" svg:x2="9.093cm" svg:y2="3.878cm">
                    <text:p/>
                  </draw:line>
                  <draw:line draw:style-name="gr2" draw:text-style-name="P1" draw:layer="layout" svg:x1="9.094cm" svg:y1="3.876cm" svg:x2="8.952cm" svg:y2="3.876cm">
                    <text:p/>
                  </draw:line>
                </draw:g>
                <draw:g>
                  <draw:line draw:style-name="gr2" draw:text-style-name="P1" draw:layer="layout" svg:x1="9.094cm" svg:y1="4.112cm" svg:x2="9.094cm" svg:y2="3.961cm">
                    <text:p/>
                  </draw:line>
                  <draw:line draw:style-name="gr2" draw:text-style-name="P1" draw:layer="layout" svg:x1="9.095cm" svg:y1="3.962cm" svg:x2="8.952cm" svg:y2="3.962cm">
                    <text:p/>
                  </draw:line>
                </draw:g>
                <draw:g>
                  <draw:line draw:style-name="gr2" draw:text-style-name="P1" draw:layer="layout" svg:x1="9.178cm" svg:y1="3.729cm" svg:x2="9.178cm" svg:y2="3.877cm">
                    <text:p/>
                  </draw:line>
                  <draw:line draw:style-name="gr2" draw:text-style-name="P1" draw:layer="layout" svg:x1="9.176cm" svg:y1="3.876cm" svg:x2="9.318cm" svg:y2="3.876cm">
                    <text:p/>
                  </draw:line>
                </draw:g>
                <draw:g>
                  <draw:line draw:style-name="gr2" draw:text-style-name="P1" draw:layer="layout" svg:x1="9.176cm" svg:y1="4.111cm" svg:x2="9.176cm" svg:y2="3.96cm">
                    <text:p/>
                  </draw:line>
                  <draw:line draw:style-name="gr2" draw:text-style-name="P1" draw:layer="layout" svg:x1="9.175cm" svg:y1="3.961cm" svg:x2="9.318cm" svg:y2="3.961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2cm" svg:x="9.459cm" svg:y="3.80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459cm" svg:y="3.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1cm" svg:x="9.459cm" svg:y="3.7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459cm" svg:y="4.03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511cm" svg:y="3.80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511cm" svg:y="3.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1cm" svg:x="9.511cm" svg:y="3.7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511cm" svg:y="4.03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524cm 3.90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389cm 3.90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604cm 3.90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311cm 3.90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4cm" draw:transform="rotate (1.5707963267949) translate (9.527cm 3.95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9.393cm 3.95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9.608cm 3.95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9.315cm 3.95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455cm" svg:y1="3.73cm" svg:x2="9.455cm" svg:y2="3.878cm">
                    <text:p/>
                  </draw:line>
                  <draw:line draw:style-name="gr2" draw:text-style-name="P1" draw:layer="layout" svg:x1="9.456cm" svg:y1="3.876cm" svg:x2="9.314cm" svg:y2="3.876cm">
                    <text:p/>
                  </draw:line>
                </draw:g>
                <draw:g>
                  <draw:line draw:style-name="gr2" draw:text-style-name="P1" draw:layer="layout" svg:x1="9.456cm" svg:y1="4.112cm" svg:x2="9.456cm" svg:y2="3.961cm">
                    <text:p/>
                  </draw:line>
                  <draw:line draw:style-name="gr2" draw:text-style-name="P1" draw:layer="layout" svg:x1="9.458cm" svg:y1="3.962cm" svg:x2="9.315cm" svg:y2="3.962cm">
                    <text:p/>
                  </draw:line>
                </draw:g>
                <draw:g>
                  <draw:line draw:style-name="gr2" draw:text-style-name="P1" draw:layer="layout" svg:x1="9.54cm" svg:y1="3.729cm" svg:x2="9.54cm" svg:y2="3.877cm">
                    <text:p/>
                  </draw:line>
                  <draw:line draw:style-name="gr2" draw:text-style-name="P1" draw:layer="layout" svg:x1="9.539cm" svg:y1="3.876cm" svg:x2="9.681cm" svg:y2="3.876cm">
                    <text:p/>
                  </draw:line>
                </draw:g>
                <draw:g>
                  <draw:line draw:style-name="gr2" draw:text-style-name="P1" draw:layer="layout" svg:x1="9.539cm" svg:y1="4.111cm" svg:x2="9.539cm" svg:y2="3.96cm">
                    <text:p/>
                  </draw:line>
                  <draw:line draw:style-name="gr2" draw:text-style-name="P1" draw:layer="layout" svg:x1="9.537cm" svg:y1="3.961cm" svg:x2="9.68cm" svg:y2="3.961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9.819cm" svg:y="3.80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9.819cm" svg:y="3.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1cm" svg:x="9.819cm" svg:y="3.7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9.819cm" svg:y="4.03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73cm" svg:y="3.80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73cm" svg:y="3.96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1cm" svg:x="9.873cm" svg:y="3.7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73cm" svg:y="4.03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9.891cm 3.90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753cm 3.90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966cm 3.90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673cm 3.90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9.891cm 3.95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9.753cm 3.95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9.97cm 3.95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9.677cm 3.95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817cm" svg:y1="3.73cm" svg:x2="9.817cm" svg:y2="3.878cm">
                    <text:p/>
                  </draw:line>
                  <draw:line draw:style-name="gr2" draw:text-style-name="P1" draw:layer="layout" svg:x1="9.819cm" svg:y1="3.876cm" svg:x2="9.677cm" svg:y2="3.876cm">
                    <text:p/>
                  </draw:line>
                </draw:g>
                <draw:g>
                  <draw:line draw:style-name="gr2" draw:text-style-name="P1" draw:layer="layout" svg:x1="9.819cm" svg:y1="4.112cm" svg:x2="9.819cm" svg:y2="3.961cm">
                    <text:p/>
                  </draw:line>
                  <draw:line draw:style-name="gr2" draw:text-style-name="P1" draw:layer="layout" svg:x1="9.82cm" svg:y1="3.962cm" svg:x2="9.677cm" svg:y2="3.962cm">
                    <text:p/>
                  </draw:line>
                </draw:g>
                <draw:g>
                  <draw:line draw:style-name="gr2" draw:text-style-name="P1" draw:layer="layout" svg:x1="9.902cm" svg:y1="3.729cm" svg:x2="9.902cm" svg:y2="3.877cm">
                    <text:p/>
                  </draw:line>
                  <draw:line draw:style-name="gr2" draw:text-style-name="P1" draw:layer="layout" svg:x1="9.901cm" svg:y1="3.876cm" svg:x2="10.043cm" svg:y2="3.876cm">
                    <text:p/>
                  </draw:line>
                </draw:g>
                <draw:g>
                  <draw:line draw:style-name="gr2" draw:text-style-name="P1" draw:layer="layout" svg:x1="9.901cm" svg:y1="4.111cm" svg:x2="9.901cm" svg:y2="3.96cm">
                    <text:p/>
                  </draw:line>
                  <draw:line draw:style-name="gr2" draw:text-style-name="P1" draw:layer="layout" svg:x1="9.9cm" svg:y1="3.961cm" svg:x2="10.043cm" svg:y2="3.961cm">
                    <text:p/>
                  </draw:line>
                </draw:g>
              </draw:g>
            </draw:g>
            <draw:g>
              <draw:custom-shape draw:style-name="gr1" draw:text-style-name="P1" draw:layer="layout" svg:width="0.025cm" svg:height="0.072cm" svg:x="8.731cm" svg:y="2.65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4cm" svg:x="8.731cm" svg:y="2.80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4cm" svg:x="8.731cm" svg:y="2.57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8.731cm" svg:y="2.8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783cm" svg:y="2.65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4cm" svg:x="8.783cm" svg:y="2.80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4cm" svg:x="8.783cm" svg:y="2.57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8.783cm" svg:y="2.8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8.8cm 2.75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8.665cm 2.75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8.879cm 2.75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8.59cm 2.75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8.803cm 2.8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669cm 2.8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883cm 2.8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59cm 2.8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73cm" svg:y1="2.58cm" svg:x2="8.73cm" svg:y2="2.728cm">
                    <text:p/>
                  </draw:line>
                  <draw:line draw:style-name="gr2" draw:text-style-name="P1" draw:layer="layout" svg:x1="8.732cm" svg:y1="2.727cm" svg:x2="8.59cm" svg:y2="2.727cm">
                    <text:p/>
                  </draw:line>
                </draw:g>
                <draw:g>
                  <draw:line draw:style-name="gr2" draw:text-style-name="P1" draw:layer="layout" svg:x1="8.732cm" svg:y1="2.962cm" svg:x2="8.732cm" svg:y2="2.811cm">
                    <text:p/>
                  </draw:line>
                  <draw:line draw:style-name="gr2" draw:text-style-name="P1" draw:layer="layout" svg:x1="8.733cm" svg:y1="2.812cm" svg:x2="8.59cm" svg:y2="2.812cm">
                    <text:p/>
                  </draw:line>
                </draw:g>
                <draw:g>
                  <draw:line draw:style-name="gr2" draw:text-style-name="P1" draw:layer="layout" svg:x1="8.815cm" svg:y1="2.58cm" svg:x2="8.815cm" svg:y2="2.728cm">
                    <text:p/>
                  </draw:line>
                  <draw:line draw:style-name="gr2" draw:text-style-name="P1" draw:layer="layout" svg:x1="8.814cm" svg:y1="2.727cm" svg:x2="8.956cm" svg:y2="2.727cm">
                    <text:p/>
                  </draw:line>
                </draw:g>
                <draw:g>
                  <draw:line draw:style-name="gr2" draw:text-style-name="P1" draw:layer="layout" svg:x1="8.814cm" svg:y1="2.962cm" svg:x2="8.814cm" svg:y2="2.811cm">
                    <text:p/>
                  </draw:line>
                  <draw:line draw:style-name="gr2" draw:text-style-name="P1" draw:layer="layout" svg:x1="8.813cm" svg:y1="2.812cm" svg:x2="8.956cm" svg:y2="2.812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2cm" svg:x="9.097cm" svg:y="2.65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9.097cm" svg:y="2.80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9.097cm" svg:y="2.57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097cm" svg:y="2.8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9.145cm" svg:y="2.65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4cm" svg:x="9.145cm" svg:y="2.80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4cm" svg:x="9.145cm" svg:y="2.57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svg:x="9.145cm" svg:y="2.8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9.162cm 2.75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9.027cm 2.75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9.241cm 2.75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8.949cm 2.75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9.165cm 2.8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031cm 2.8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245cm 2.8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953cm 2.8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093cm" svg:y1="2.58cm" svg:x2="9.093cm" svg:y2="2.728cm">
                    <text:p/>
                  </draw:line>
                  <draw:line draw:style-name="gr2" draw:text-style-name="P1" draw:layer="layout" svg:x1="9.094cm" svg:y1="2.727cm" svg:x2="8.952cm" svg:y2="2.727cm">
                    <text:p/>
                  </draw:line>
                </draw:g>
                <draw:g>
                  <draw:line draw:style-name="gr2" draw:text-style-name="P1" draw:layer="layout" svg:x1="9.094cm" svg:y1="2.962cm" svg:x2="9.094cm" svg:y2="2.811cm">
                    <text:p/>
                  </draw:line>
                  <draw:line draw:style-name="gr2" draw:text-style-name="P1" draw:layer="layout" svg:x1="9.095cm" svg:y1="2.812cm" svg:x2="8.952cm" svg:y2="2.812cm">
                    <text:p/>
                  </draw:line>
                </draw:g>
                <draw:g>
                  <draw:line draw:style-name="gr2" draw:text-style-name="P1" draw:layer="layout" svg:x1="9.178cm" svg:y1="2.58cm" svg:x2="9.178cm" svg:y2="2.728cm">
                    <text:p/>
                  </draw:line>
                  <draw:line draw:style-name="gr2" draw:text-style-name="P1" draw:layer="layout" svg:x1="9.176cm" svg:y1="2.727cm" svg:x2="9.318cm" svg:y2="2.727cm">
                    <text:p/>
                  </draw:line>
                </draw:g>
                <draw:g>
                  <draw:line draw:style-name="gr2" draw:text-style-name="P1" draw:layer="layout" svg:x1="9.176cm" svg:y1="2.962cm" svg:x2="9.176cm" svg:y2="2.811cm">
                    <text:p/>
                  </draw:line>
                  <draw:line draw:style-name="gr2" draw:text-style-name="P1" draw:layer="layout" svg:x1="9.175cm" svg:y1="2.812cm" svg:x2="9.318cm" svg:y2="2.812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2cm" svg:x="9.459cm" svg:y="2.65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9.459cm" svg:y="2.80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9.459cm" svg:y="2.57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459cm" svg:y="2.8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511cm" svg:y="2.65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9.511cm" svg:y="2.80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9.511cm" svg:y="2.57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511cm" svg:y="2.8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9.524cm 2.75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9.389cm 2.75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9.604cm 2.75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9.311cm 2.75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9.527cm 2.8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393cm 2.8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608cm 2.8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315cm 2.8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455cm" svg:y1="2.58cm" svg:x2="9.455cm" svg:y2="2.728cm">
                    <text:p/>
                  </draw:line>
                  <draw:line draw:style-name="gr2" draw:text-style-name="P1" draw:layer="layout" svg:x1="9.456cm" svg:y1="2.727cm" svg:x2="9.314cm" svg:y2="2.727cm">
                    <text:p/>
                  </draw:line>
                </draw:g>
                <draw:g>
                  <draw:line draw:style-name="gr2" draw:text-style-name="P1" draw:layer="layout" svg:x1="9.456cm" svg:y1="2.962cm" svg:x2="9.456cm" svg:y2="2.811cm">
                    <text:p/>
                  </draw:line>
                  <draw:line draw:style-name="gr2" draw:text-style-name="P1" draw:layer="layout" svg:x1="9.458cm" svg:y1="2.812cm" svg:x2="9.315cm" svg:y2="2.812cm">
                    <text:p/>
                  </draw:line>
                </draw:g>
                <draw:g>
                  <draw:line draw:style-name="gr2" draw:text-style-name="P1" draw:layer="layout" svg:x1="9.54cm" svg:y1="2.58cm" svg:x2="9.54cm" svg:y2="2.728cm">
                    <text:p/>
                  </draw:line>
                  <draw:line draw:style-name="gr2" draw:text-style-name="P1" draw:layer="layout" svg:x1="9.539cm" svg:y1="2.727cm" svg:x2="9.681cm" svg:y2="2.727cm">
                    <text:p/>
                  </draw:line>
                </draw:g>
                <draw:g>
                  <draw:line draw:style-name="gr2" draw:text-style-name="P1" draw:layer="layout" svg:x1="9.539cm" svg:y1="2.962cm" svg:x2="9.539cm" svg:y2="2.811cm">
                    <text:p/>
                  </draw:line>
                  <draw:line draw:style-name="gr2" draw:text-style-name="P1" draw:layer="layout" svg:x1="9.537cm" svg:y1="2.812cm" svg:x2="9.68cm" svg:y2="2.812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2cm" svg:x="9.819cm" svg:y="2.65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4cm" svg:x="9.819cm" svg:y="2.80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4cm" svg:x="9.819cm" svg:y="2.57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svg:x="9.819cm" svg:y="2.8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73cm" svg:y="2.65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9.873cm" svg:y="2.80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4cm" svg:x="9.873cm" svg:y="2.57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2cm" svg:x="9.873cm" svg:y="2.89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2cm" draw:transform="rotate (1.5707963267949) translate (9.891cm 2.75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9.753cm 2.75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9.966cm 2.75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5cm" svg:height="0.073cm" draw:transform="rotate (1.5707963267949) translate (9.673cm 2.75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891cm 2.8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753cm 2.8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97cm 2.8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677cm 2.80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817cm" svg:y1="2.58cm" svg:x2="9.817cm" svg:y2="2.728cm">
                    <text:p/>
                  </draw:line>
                  <draw:line draw:style-name="gr2" draw:text-style-name="P1" draw:layer="layout" svg:x1="9.819cm" svg:y1="2.727cm" svg:x2="9.677cm" svg:y2="2.727cm">
                    <text:p/>
                  </draw:line>
                </draw:g>
                <draw:g>
                  <draw:line draw:style-name="gr2" draw:text-style-name="P1" draw:layer="layout" svg:x1="9.819cm" svg:y1="2.962cm" svg:x2="9.819cm" svg:y2="2.811cm">
                    <text:p/>
                  </draw:line>
                  <draw:line draw:style-name="gr2" draw:text-style-name="P1" draw:layer="layout" svg:x1="9.82cm" svg:y1="2.812cm" svg:x2="9.677cm" svg:y2="2.812cm">
                    <text:p/>
                  </draw:line>
                </draw:g>
                <draw:g>
                  <draw:line draw:style-name="gr2" draw:text-style-name="P1" draw:layer="layout" svg:x1="9.902cm" svg:y1="2.58cm" svg:x2="9.902cm" svg:y2="2.728cm">
                    <text:p/>
                  </draw:line>
                  <draw:line draw:style-name="gr2" draw:text-style-name="P1" draw:layer="layout" svg:x1="9.901cm" svg:y1="2.727cm" svg:x2="10.043cm" svg:y2="2.727cm">
                    <text:p/>
                  </draw:line>
                </draw:g>
                <draw:g>
                  <draw:line draw:style-name="gr2" draw:text-style-name="P1" draw:layer="layout" svg:x1="9.901cm" svg:y1="2.962cm" svg:x2="9.901cm" svg:y2="2.811cm">
                    <text:p/>
                  </draw:line>
                  <draw:line draw:style-name="gr2" draw:text-style-name="P1" draw:layer="layout" svg:x1="9.9cm" svg:y1="2.812cm" svg:x2="10.043cm" svg:y2="2.812cm">
                    <text:p/>
                  </draw:line>
                </draw:g>
              </draw:g>
            </draw:g>
            <draw:g>
              <draw:custom-shape draw:style-name="gr1" draw:text-style-name="P1" draw:layer="layout" svg:width="0.025cm" svg:height="0.073cm" svg:x="8.731cm" svg:y="3.04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731cm" svg:y="3.19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1cm" svg:x="8.731cm" svg:y="2.96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8.731cm" svg:y="3.27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783cm" svg:y="3.04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783cm" svg:y="3.19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1cm" svg:x="8.783cm" svg:y="2.96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8.783cm" svg:y="3.27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8cm 3.13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665cm 3.13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879cm 3.13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8.59cm 3.13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8.803cm 3.1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669cm 3.1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883cm 3.1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59cm 3.1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8.73cm" svg:y1="2.963cm" svg:x2="8.73cm" svg:y2="3.111cm">
                    <text:p/>
                  </draw:line>
                  <draw:line draw:style-name="gr2" draw:text-style-name="P1" draw:layer="layout" svg:x1="8.732cm" svg:y1="3.11cm" svg:x2="8.59cm" svg:y2="3.11cm">
                    <text:p/>
                  </draw:line>
                </draw:g>
                <draw:g>
                  <draw:line draw:style-name="gr2" draw:text-style-name="P1" draw:layer="layout" svg:x1="8.732cm" svg:y1="3.345cm" svg:x2="8.732cm" svg:y2="3.194cm">
                    <text:p/>
                  </draw:line>
                  <draw:line draw:style-name="gr2" draw:text-style-name="P1" draw:layer="layout" svg:x1="8.733cm" svg:y1="3.195cm" svg:x2="8.59cm" svg:y2="3.195cm">
                    <text:p/>
                  </draw:line>
                </draw:g>
                <draw:g>
                  <draw:line draw:style-name="gr2" draw:text-style-name="P1" draw:layer="layout" svg:x1="8.815cm" svg:y1="2.963cm" svg:x2="8.815cm" svg:y2="3.111cm">
                    <text:p/>
                  </draw:line>
                  <draw:line draw:style-name="gr2" draw:text-style-name="P1" draw:layer="layout" svg:x1="8.814cm" svg:y1="3.11cm" svg:x2="8.956cm" svg:y2="3.11cm">
                    <text:p/>
                  </draw:line>
                </draw:g>
                <draw:g>
                  <draw:line draw:style-name="gr2" draw:text-style-name="P1" draw:layer="layout" svg:x1="8.814cm" svg:y1="3.345cm" svg:x2="8.814cm" svg:y2="3.194cm">
                    <text:p/>
                  </draw:line>
                  <draw:line draw:style-name="gr2" draw:text-style-name="P1" draw:layer="layout" svg:x1="8.813cm" svg:y1="3.195cm" svg:x2="8.956cm" svg:y2="3.195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3cm" svg:x="9.097cm" svg:y="3.04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097cm" svg:y="3.19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1cm" svg:x="9.097cm" svg:y="2.96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097cm" svg:y="3.27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9.145cm" svg:y="3.04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9.145cm" svg:y="3.19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1cm" svg:x="9.145cm" svg:y="2.96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5cm" svg:height="0.073cm" svg:x="9.145cm" svg:y="3.27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162cm 3.13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027cm 3.13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241cm 3.13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8.949cm 3.13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9.165cm 3.1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031cm 3.1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245cm 3.1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8.953cm 3.1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093cm" svg:y1="2.963cm" svg:x2="9.093cm" svg:y2="3.111cm">
                    <text:p/>
                  </draw:line>
                  <draw:line draw:style-name="gr2" draw:text-style-name="P1" draw:layer="layout" svg:x1="9.094cm" svg:y1="3.11cm" svg:x2="8.952cm" svg:y2="3.11cm">
                    <text:p/>
                  </draw:line>
                </draw:g>
                <draw:g>
                  <draw:line draw:style-name="gr2" draw:text-style-name="P1" draw:layer="layout" svg:x1="9.094cm" svg:y1="3.345cm" svg:x2="9.094cm" svg:y2="3.194cm">
                    <text:p/>
                  </draw:line>
                  <draw:line draw:style-name="gr2" draw:text-style-name="P1" draw:layer="layout" svg:x1="9.095cm" svg:y1="3.195cm" svg:x2="8.952cm" svg:y2="3.195cm">
                    <text:p/>
                  </draw:line>
                </draw:g>
                <draw:g>
                  <draw:line draw:style-name="gr2" draw:text-style-name="P1" draw:layer="layout" svg:x1="9.178cm" svg:y1="2.963cm" svg:x2="9.178cm" svg:y2="3.111cm">
                    <text:p/>
                  </draw:line>
                  <draw:line draw:style-name="gr2" draw:text-style-name="P1" draw:layer="layout" svg:x1="9.176cm" svg:y1="3.11cm" svg:x2="9.318cm" svg:y2="3.11cm">
                    <text:p/>
                  </draw:line>
                </draw:g>
                <draw:g>
                  <draw:line draw:style-name="gr2" draw:text-style-name="P1" draw:layer="layout" svg:x1="9.176cm" svg:y1="3.345cm" svg:x2="9.176cm" svg:y2="3.194cm">
                    <text:p/>
                  </draw:line>
                  <draw:line draw:style-name="gr2" draw:text-style-name="P1" draw:layer="layout" svg:x1="9.175cm" svg:y1="3.195cm" svg:x2="9.318cm" svg:y2="3.195cm">
                    <text:p/>
                  </draw:line>
                </draw:g>
              </draw:g>
            </draw:g>
            <draw:g>
              <draw:custom-shape draw:style-name="gr1" draw:text-style-name="P1" draw:layer="layout" svg:width="0.024cm" svg:height="0.073cm" svg:x="9.459cm" svg:y="3.04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459cm" svg:y="3.19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1cm" svg:x="9.459cm" svg:y="2.96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459cm" svg:y="3.27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511cm" svg:y="3.04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511cm" svg:y="3.19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1cm" svg:x="9.511cm" svg:y="2.96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511cm" svg:y="3.27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524cm 3.13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389cm 3.13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604cm 3.13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311cm 3.13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4cm" draw:transform="rotate (1.5707963267949) translate (9.527cm 3.1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393cm 3.1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608cm 3.1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315cm 3.1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455cm" svg:y1="2.963cm" svg:x2="9.455cm" svg:y2="3.111cm">
                    <text:p/>
                  </draw:line>
                  <draw:line draw:style-name="gr2" draw:text-style-name="P1" draw:layer="layout" svg:x1="9.456cm" svg:y1="3.11cm" svg:x2="9.314cm" svg:y2="3.11cm">
                    <text:p/>
                  </draw:line>
                </draw:g>
                <draw:g>
                  <draw:line draw:style-name="gr2" draw:text-style-name="P1" draw:layer="layout" svg:x1="9.456cm" svg:y1="3.345cm" svg:x2="9.456cm" svg:y2="3.194cm">
                    <text:p/>
                  </draw:line>
                  <draw:line draw:style-name="gr2" draw:text-style-name="P1" draw:layer="layout" svg:x1="9.458cm" svg:y1="3.195cm" svg:x2="9.315cm" svg:y2="3.195cm">
                    <text:p/>
                  </draw:line>
                </draw:g>
                <draw:g>
                  <draw:line draw:style-name="gr2" draw:text-style-name="P1" draw:layer="layout" svg:x1="9.54cm" svg:y1="2.963cm" svg:x2="9.54cm" svg:y2="3.111cm">
                    <text:p/>
                  </draw:line>
                  <draw:line draw:style-name="gr2" draw:text-style-name="P1" draw:layer="layout" svg:x1="9.539cm" svg:y1="3.11cm" svg:x2="9.681cm" svg:y2="3.11cm">
                    <text:p/>
                  </draw:line>
                </draw:g>
                <draw:g>
                  <draw:line draw:style-name="gr2" draw:text-style-name="P1" draw:layer="layout" svg:x1="9.539cm" svg:y1="3.345cm" svg:x2="9.539cm" svg:y2="3.194cm">
                    <text:p/>
                  </draw:line>
                  <draw:line draw:style-name="gr2" draw:text-style-name="P1" draw:layer="layout" svg:x1="9.537cm" svg:y1="3.195cm" svg:x2="9.68cm" svg:y2="3.195cm">
                    <text:p/>
                  </draw:line>
                </draw:g>
              </draw:g>
            </draw:g>
            <draw:g>
              <draw:custom-shape draw:style-name="gr1" draw:text-style-name="P1" draw:layer="layout" svg:width="0.023cm" svg:height="0.073cm" svg:x="9.819cm" svg:y="3.04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9.819cm" svg:y="3.19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1cm" svg:x="9.819cm" svg:y="2.96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3cm" svg:x="9.819cm" svg:y="3.27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73cm" svg:y="3.04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73cm" svg:y="3.19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1cm" svg:x="9.873cm" svg:y="2.96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4cm" svg:height="0.073cm" svg:x="9.873cm" svg:y="3.27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" draw:text-style-name="P1" draw:layer="layout" svg:width="0.023cm" svg:height="0.072cm" draw:transform="rotate (1.5707963267949) translate (9.891cm 3.13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753cm 3.13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966cm 3.13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3cm" svg:height="0.073cm" draw:transform="rotate (1.5707963267949) translate (9.673cm 3.13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891cm 3.1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3cm" draw:transform="rotate (1.5707963267949) translate (9.753cm 3.1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97cm 3.1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" draw:text-style-name="P1" draw:layer="layout" svg:width="0.024cm" svg:height="0.072cm" draw:transform="rotate (1.5707963267949) translate (9.677cm 3.19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g>
                <draw:g>
                  <draw:line draw:style-name="gr2" draw:text-style-name="P1" draw:layer="layout" svg:x1="9.817cm" svg:y1="2.963cm" svg:x2="9.817cm" svg:y2="3.111cm">
                    <text:p/>
                  </draw:line>
                  <draw:line draw:style-name="gr2" draw:text-style-name="P1" draw:layer="layout" svg:x1="9.819cm" svg:y1="3.11cm" svg:x2="9.677cm" svg:y2="3.11cm">
                    <text:p/>
                  </draw:line>
                </draw:g>
                <draw:g>
                  <draw:line draw:style-name="gr2" draw:text-style-name="P1" draw:layer="layout" svg:x1="9.819cm" svg:y1="3.345cm" svg:x2="9.819cm" svg:y2="3.194cm">
                    <text:p/>
                  </draw:line>
                  <draw:line draw:style-name="gr2" draw:text-style-name="P1" draw:layer="layout" svg:x1="9.82cm" svg:y1="3.195cm" svg:x2="9.677cm" svg:y2="3.195cm">
                    <text:p/>
                  </draw:line>
                </draw:g>
                <draw:g>
                  <draw:line draw:style-name="gr2" draw:text-style-name="P1" draw:layer="layout" svg:x1="9.902cm" svg:y1="2.963cm" svg:x2="9.902cm" svg:y2="3.111cm">
                    <text:p/>
                  </draw:line>
                  <draw:line draw:style-name="gr2" draw:text-style-name="P1" draw:layer="layout" svg:x1="9.901cm" svg:y1="3.11cm" svg:x2="10.043cm" svg:y2="3.11cm">
                    <text:p/>
                  </draw:line>
                </draw:g>
                <draw:g>
                  <draw:line draw:style-name="gr2" draw:text-style-name="P1" draw:layer="layout" svg:x1="9.901cm" svg:y1="3.345cm" svg:x2="9.901cm" svg:y2="3.194cm">
                    <text:p/>
                  </draw:line>
                  <draw:line draw:style-name="gr2" draw:text-style-name="P1" draw:layer="layout" svg:x1="9.9cm" svg:y1="3.195cm" svg:x2="10.043cm" svg:y2="3.195cm">
                    <text:p/>
                  </draw:line>
                </draw:g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ffffff" draw:end-color="#000000" draw:start-intensity="100%" draw:end-intensity="100%" draw:angle="900" draw:border="0%"/>
    <draw:gradient draw:name="Gradient_20_1v" draw:display-name="Gradient 1v" draw:style="linear" draw:start-color="#ffffff" draw:end-color="#000000" draw:start-intensity="100%" draw:end-intensity="100%" draw:angle="0" draw:border="0%"/>
    <draw:gradient draw:name="Gradient_20_1vi" draw:display-name="Gradient 1vi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</meta:initial-creator>
    <meta:creation-date>2013-07-16T00:55:49</meta:creation-date>
    <dc:date>2013-07-16T02:21:24</dc:date>
    <dc:creator>peter </dc:creator>
    <meta:editing-duration>PT20M11S</meta:editing-duration>
    <meta:editing-cycles>5</meta:editing-cycles>
    <meta:generator>LibreOffice/3.5$Linux_X86_64 LibreOffice_project/350m1$Build-2</meta:generator>
    <meta:document-statistic meta:object-count="6184"/>
  </office:meta>
</office:document-meta>
</file>